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swiss" style:font-pitch="variable"/>
    <style:font-face style:name="Tahoma" svg:font-family="Tahoma" style:font-family-generic="system" style:font-pitch="variable"/>
    <style:font-face style:name="Tahoma1" svg:font-family="Tahoma" style:font-pitch="variable" style:font-charset="x-symbol"/>
    <style:font-face style:name="Tahoma2" svg:font-family="Tahoma" style:font-family-generic="swiss" style:font-pitch="variable"/>
    <style:font-face style:name="Tahoma3" svg:font-family="Tahoma" style:font-family-generic="system" style:font-pitch="variable" style:font-charset="x-symbol"/>
  </office:font-face-decls>
  <office:automatic-styles>
    <style:style style:name="dp1" style:family="drawing-page"/>
    <style:style style:name="gr1" style:family="graphic" style:parent-style-name="standard">
      <style:graphic-properties draw:stroke="solid" draw:stroke-dash="Dot" svg:stroke-color="#000000" svg:stroke-linecap="butt" draw:fill="solid" draw:fill-color="#ffffff" loext:fill-use-slide-background="false" draw:textarea-horizontal-align="justify" draw:textarea-vertical-align="middle" draw:auto-grow-height="false" fo:min-height="0cm" fo:min-width="2.5cm" style:protect="position size" style:writing-mode="lr-tb" loext:decorative="false"/>
      <style:paragraph-properties style:writing-mode="lr-tb"/>
    </style:style>
    <style:style style:name="gr2" style:family="graphic" style:parent-style-name="objectwithoutfill">
      <style:graphic-properties svg:stroke-width="0.035cm" svg:stroke-color="#cccccc" draw:marker-start="Extrems_20_de_20_fletxa_20_9" draw:marker-start-width="0.352cm" draw:marker-end="" draw:marker-end-width="0.352cm" draw:fill="none" draw:textarea-vertical-align="middle" fo:padding-top="0.142cm" fo:padding-bottom="0.142cm" fo:padding-left="0.267cm" fo:padding-right="0.267cm" loext:decorative="false"/>
    </style:style>
    <style:style style:name="gr3" style:family="graphic" style:parent-style-name="standard">
      <style:graphic-properties draw:stroke="dash" draw:stroke-dash="Dot" svg:stroke-color="#000000" svg:stroke-linecap="butt" draw:fill="solid" draw:fill-color="#ffffff" loext:fill-use-slide-background="false" draw:textarea-horizontal-align="justify" draw:textarea-vertical-align="middle" draw:auto-grow-height="false" fo:min-height="0cm" fo:min-width="2.476cm" style:writing-mode="lr-tb" loext:decorative="false"/>
      <style:paragraph-properties style:writing-mode="lr-tb"/>
    </style:style>
    <style:style style:name="gr4" style:family="graphic" style:parent-style-name="standard">
      <style:graphic-properties svg:stroke-color="#000000" draw:fill="solid" draw:fill-color="#ffffff" loext:fill-use-slide-background="false" draw:textarea-horizontal-align="justify" draw:textarea-vertical-align="middle" draw:auto-grow-height="false" fo:min-height="0.654cm" fo:min-width="3.404cm" style:writing-mode="lr-tb" loext:decorative="false"/>
      <style:paragraph-properties style:writing-mode="lr-tb"/>
    </style:style>
    <style:style style:name="gr5"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style>
    <style:style style:name="gr6"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paragraph-properties style:writing-mode="lr-tb"/>
    </style:style>
    <style:style style:name="gr7" style:family="graphic" style:parent-style-name="objectwithoutfill">
      <style:graphic-properties draw:stroke="solid"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style>
    <style:style style:name="gr8" style:family="graphic" style:parent-style-name="standard">
      <style:graphic-properties svg:stroke-color="#000000" draw:fill="solid" draw:fill-color="#ffffff" loext:fill-use-slide-background="false" draw:textarea-horizontal-align="justify" draw:textarea-vertical-align="middle" draw:auto-grow-height="false" fo:min-height="1.104cm" fo:min-width="3.354cm" style:writing-mode="lr-tb" loext:decorative="false"/>
      <style:paragraph-properties style:writing-mode="lr-tb"/>
    </style:style>
    <style:style style:name="gr9" style:family="graphic" style:parent-style-name="objectwithoutfill">
      <style:graphic-properties draw:stroke="solid" draw:stroke-dash="Long_20_Dash" svg:stroke-width="0.035cm" svg:stroke-color="#000000" draw:marker-start="" draw:marker-start-width="0.352cm" draw:marker-end="Extrems_20_de_20_fletxa_20_9" draw:marker-end-width="0.352cm" svg:stroke-linecap="butt" draw:fill="none" draw:textarea-vertical-align="middle" fo:padding-top="0.142cm" fo:padding-bottom="0.142cm" fo:padding-left="0.267cm" fo:padding-right="0.267cm" loext:decorative="false"/>
      <style:paragraph-properties style:writing-mode="lr-tb"/>
    </style:style>
    <style:style style:name="gr10" style:family="graphic" style:parent-style-name="objectwithoutfill">
      <style:graphic-properties draw:stroke="dash" draw:stroke-dash="Long_20_Dash" svg:stroke-width="0.035cm" svg:stroke-color="#000000" draw:marker-start="" draw:marker-start-width="0.352cm" draw:marker-end="Extrems_20_de_20_fletxa_20_9" draw:marker-end-width="0.352cm" svg:stroke-linecap="butt" draw:fill="none" draw:textarea-vertical-align="bottom" fo:padding-top="0.142cm" fo:padding-bottom="0.142cm" fo:padding-left="0.267cm" fo:padding-right="0.267cm" loext:decorative="false"/>
      <style:paragraph-properties style:writing-mode="lr-tb"/>
    </style:style>
    <style:style style:name="gr11" style:family="graphic">
      <style:graphic-properties style:writing-mode="lr-tb" loext:decorative="false"/>
    </style:style>
    <style:style style:name="gr12" style:family="graphic" style:parent-style-name="standard">
      <style:graphic-properties svg:stroke-color="#000000" draw:fill-color="#ffffff" draw:textarea-horizontal-align="justify" draw:textarea-vertical-align="middle" draw:auto-grow-height="false" fo:min-height="9.522cm" fo:min-width="9.308cm" loext:decorative="false"/>
    </style:style>
    <style:style style:name="gr13" style:family="graphic" style:parent-style-name="objectwithoutfill">
      <style:graphic-properties svg:stroke-color="#000000" draw:marker-end="" draw:marker-end-width="0.3cm" draw:fill="none" draw:fill-color="#ffffff" draw:textarea-vertical-align="middle" loext:decorative="false"/>
    </style:style>
    <style:style style:name="gr14" style:family="graphic" style:parent-style-name="standard">
      <style:graphic-properties svg:stroke-color="#000000" draw:fill="solid" draw:fill-color="#ffffff" draw:textarea-horizontal-align="justify" draw:textarea-vertical-align="middle" draw:auto-grow-height="false" fo:min-height="7.462cm" fo:min-width="7.212cm" loext:decorative="false"/>
    </style:style>
    <style:style style:name="gr15" style:family="graphic" style:parent-style-name="objectwithoutfill">
      <style:graphic-properties svg:stroke-color="#000000" draw:marker-end="" draw:marker-end-width="0.3cm" draw:fill="solid" draw:fill-color="#ffffff" draw:textarea-vertical-align="middle" loext:decorative="false"/>
    </style:style>
    <style:style style:name="gr16" style:family="graphic" style:parent-style-name="standard">
      <style:graphic-properties svg:stroke-color="#000000" draw:fill="solid" draw:fill-color="#ffffff" draw:textarea-horizontal-align="justify" draw:textarea-vertical-align="middle" draw:auto-grow-height="false" fo:min-height="5.484cm" fo:min-width="5.234cm" loext:decorative="false"/>
    </style:style>
    <style:style style:name="gr17" style:family="graphic" style:parent-style-name="standard" style:list-style-name="L1">
      <style:graphic-properties draw:stroke="none" svg:stroke-color="#000000" draw:fill="none" draw:fill-color="#ffffff" fo:min-height="0.476cm" loext:decorative="false"/>
      <style:paragraph-properties style:writing-mode="lr-tb"/>
    </style:style>
    <style:style style:name="gr18" style:family="graphic" style:parent-style-name="standard">
      <style:graphic-properties draw:stroke="none" svg:stroke-color="#000000" draw:fill="none" draw:fill-color="#ffffff" fo:min-height="0.538cm" loext:decorative="false"/>
      <style:paragraph-properties style:writing-mode="lr-tb"/>
    </style:style>
    <style:style style:name="gr19" style:family="graphic" style:parent-style-name="standard">
      <style:graphic-properties draw:stroke="none" svg:stroke-color="#000000" draw:fill="none" draw:fill-color="#ffffff" fo:min-height="0.543cm" loext:decorative="false"/>
      <style:paragraph-properties style:writing-mode="lr-tb"/>
    </style:style>
    <style:style style:name="gr20" style:family="graphic" style:parent-style-name="standard" style:list-style-name="L1">
      <style:graphic-properties svg:stroke-color="#000000" draw:fill="solid" draw:fill-color="#ffffff" draw:textarea-horizontal-align="justify" draw:textarea-vertical-align="bottom" draw:auto-grow-height="false" fo:min-height="3.546cm" fo:min-width="3.278cm" style:writing-mode="lr-tb" loext:decorative="false"/>
      <style:paragraph-properties style:writing-mode="lr-tb"/>
    </style:style>
    <style:style style:name="gr21" style:family="graphic" style:parent-style-name="standard">
      <style:graphic-properties svg:stroke-color="#000000" svg:stroke-opacity="0%" draw:fill-color="#ffffff" draw:opacity="50%" draw:textarea-horizontal-align="justify" draw:textarea-vertical-align="middle" draw:auto-grow-height="false" fo:min-height="0.428cm" fo:min-width="2.235cm" style:writing-mode="lr-tb" loext:decorative="false"/>
      <style:paragraph-properties style:writing-mode="lr-tb"/>
    </style:style>
    <style:style style:name="gr22" style:family="graphic" style:parent-style-name="standard">
      <style:graphic-properties svg:stroke-color="#000000" svg:stroke-opacity="0%" draw:fill-color="#ffffff" draw:opacity="50%" draw:textarea-horizontal-align="justify" draw:textarea-vertical-align="middle" draw:auto-grow-height="false" fo:min-height="0.429cm" fo:min-width="2.236cm" style:writing-mode="lr-tb" loext:decorative="false"/>
      <style:paragraph-properties style:writing-mode="lr-tb"/>
    </style:style>
    <style:style style:name="gr23" style:family="graphic" style:parent-style-name="standard">
      <style:graphic-properties draw:stroke="none" svg:stroke-color="#000000" draw:fill="none" draw:fill-color="#ffffff" fo:min-height="0.476cm" loext:decorative="false"/>
      <style:paragraph-properties style:writing-mode="lr-tb"/>
    </style:style>
    <style:style style:name="gr24" style:family="graphic" style:parent-style-name="standard">
      <style:graphic-properties svg:stroke-color="#000000" draw:fill="solid" draw:fill-color="#ffffff" draw:textarea-horizontal-align="justify" draw:textarea-vertical-align="middle" draw:auto-grow-height="false" fo:min-height="1.607cm" fo:min-width="1.357cm" style:writing-mode="lr-tb" loext:decorative="false"/>
      <style:paragraph-properties style:writing-mode="lr-tb"/>
    </style:style>
    <style:style style:name="gr25" style:family="graphic" style:parent-style-name="standard">
      <style:graphic-properties draw:stroke="none" svg:stroke-color="#000000" draw:fill="none" draw:fill-color="#ffffff" fo:min-height="0.509cm" loext:decorative="false"/>
      <style:paragraph-properties style:writing-mode="lr-tb"/>
    </style:style>
    <style:style style:name="gr26" style:family="graphic" style:parent-style-name="standard">
      <style:graphic-properties draw:stroke="none" svg:stroke-color="#000000" draw:fill="none" draw:fill-color="#ffffff" fo:min-height="0.545cm" loext:decorative="false"/>
      <style:paragraph-properties style:writing-mode="lr-tb"/>
    </style:style>
    <style:style style:name="gr27" style:family="graphic" style:parent-style-name="standard">
      <style:graphic-properties draw:stroke="none" svg:stroke-color="#000000" draw:fill="none" draw:fill-color="#ffffff" fo:min-height="0.682cm" loext:decorative="false"/>
      <style:paragraph-properties style:writing-mode="lr-tb"/>
    </style:style>
    <style:style style:name="gr28"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54cm" fo:min-width="2.404cm" fo:padding-top="0.142cm" fo:padding-bottom="0.142cm" fo:padding-left="0.267cm" fo:padding-right="0.267cm" style:writing-mode="lr-tb" loext:decorative="false"/>
      <style:paragraph-properties style:writing-mode="lr-tb"/>
    </style:style>
    <style:style style:name="gr29" style:family="graphic" style:parent-style-name="standard">
      <style:graphic-properties svg:stroke-color="#000000"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30" style:family="graphic" style:parent-style-name="objectwithoutfill">
      <style:graphic-properties svg:stroke-color="#000000" draw:marker-end="Extrems_20_de_20_fletxa_20_13" draw:marker-end-width="0.3cm" draw:fill="none" draw:fill-color="#ffffff" draw:textarea-vertical-align="middle" loext:decorative="false"/>
    </style:style>
    <style:style style:name="gr31" style:family="graphic" style:parent-style-name="objectwithoutfill">
      <style:graphic-properties draw:stroke="solid" draw:stroke-dash="Long_20_Dash" svg:stroke-color="#000000" draw:marker-end="Extrems_20_de_20_fletxa_20_13" draw:marker-end-width="0.3cm" svg:stroke-linecap="butt" draw:fill="none" draw:fill-color="#ffffff" draw:textarea-vertical-align="middle" loext:decorative="false"/>
    </style:style>
    <style:style style:name="gr32"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bottom" draw:auto-grow-height="false" fo:min-height="10.278cm" fo:min-width="3.5cm" style:writing-mode="lr-tb" loext:decorative="false"/>
      <style:paragraph-properties style:writing-mode="lr-tb"/>
    </style:style>
    <style:style style:name="gr33"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bottom" draw:auto-grow-height="false" fo:min-height="10.278cm" fo:min-width="3.564cm" style:writing-mode="lr-tb" loext:decorative="false"/>
      <style:paragraph-properties style:writing-mode="lr-tb"/>
    </style:style>
    <style:style style:name="gr34"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top" draw:auto-grow-height="false" fo:min-height="1.75cm" fo:min-width="15cm" style:writing-mode="lr-tb" loext:decorative="false"/>
      <style:paragraph-properties style:writing-mode="lr-tb"/>
    </style:style>
    <style:style style:name="gr35" style:family="graphic" style:parent-style-name="objectwithoutfill">
      <style:graphic-properties draw:stroke="dash" draw:stroke-dash="Double_20_Dash" svg:stroke-color="#000000" draw:marker-end="Extrems_20_de_20_fletxa_20_13" draw:marker-end-width="0.3cm" svg:stroke-linecap="butt" draw:fill="none" draw:fill-color="#ffffff" draw:textarea-vertical-align="middle" loext:decorative="false"/>
    </style:style>
    <style:style style:name="gr36" style:family="graphic" style:parent-style-name="standard">
      <style:graphic-properties draw:stroke="dash" draw:stroke-dash="Long_20_Dash" svg:stroke-color="#000000" svg:stroke-linecap="butt" draw:fill="none" draw:fill-color="#ffffff" loext:fill-use-slide-background="false" draw:textarea-horizontal-align="justify" draw:textarea-vertical-align="top" draw:auto-grow-height="false" fo:min-height="1.768cm" fo:min-width="15cm" style:writing-mode="lr-tb" loext:decorative="false"/>
      <style:paragraph-properties style:writing-mode="lr-tb"/>
    </style:style>
    <style:style style:name="gr37" style:family="graphic" style:parent-style-name="standard" style:list-style-name="L1">
      <style:graphic-properties draw:stroke="solid" svg:stroke-width="0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54cm" fo:min-width="2.404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38" style:family="graphic" style:parent-style-name="objectwithoutfill">
      <style:graphic-properties svg:stroke-width="0.028cm" svg:stroke-color="#000000" draw:marker-start="Extrems_20_de_20_fletxa_20_5" draw:marker-start-width="0.19cm" draw:marker-end="Extrems_20_de_20_fletxa_20_4" draw:marker-end-width="0.19cm" svg:stroke-linecap="round" draw:fill="none" draw:textarea-vertical-align="bottom" fo:padding-top="0.139cm" fo:padding-bottom="0.139cm" fo:padding-left="0.264cm" fo:padding-right="0.264cm" loext:decorative="false"/>
    </style:style>
    <style:style style:name="gr39" style:family="graphic" style:parent-style-name="standard">
      <style:graphic-properties draw:stroke="none" svg:stroke-width="0.035cm" svg:stroke-color="#000000" draw:marker-start-width="0.252cm" draw:marker-end-width="0.252cm" draw:fill="none" draw:fill-color="#ffffff" fo:min-height="0.32cm" loext:decorative="false"/>
      <style:paragraph-properties style:writing-mode="lr-tb"/>
    </style:style>
    <style:style style:name="gr40" style:family="graphic" style:parent-style-name="objectwithoutfill">
      <style:graphic-properties svg:stroke-width="0.035cm" svg:stroke-color="#808080" draw:marker-start="Extrems_20_de_20_fletxa_20_14"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1" style:family="graphic" style:parent-style-name="standard">
      <style:graphic-properties draw:stroke="none" svg:stroke-width="0.035cm" svg:stroke-color="#808080" draw:marker-start-width="0.252cm" draw:marker-end-width="0.252cm" draw:fill="none" draw:fill-color="#ffffff" fo:min-height="0.319cm" loext:decorative="false"/>
      <style:paragraph-properties style:writing-mode="lr-tb"/>
    </style:style>
    <style:style style:name="gr42" style:family="graphic" style:parent-style-name="objectwithoutfill">
      <style:graphic-properties svg:stroke-width="0.035cm" svg:stroke-color="#000000"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3" style:family="graphic" style:parent-style-name="standard">
      <style:graphic-properties draw:stroke="none" svg:stroke-width="0.035cm" svg:stroke-color="#000000" draw:marker-start-width="0.252cm" draw:marker-end-width="0.252cm" draw:fill="none" draw:fill-color="#ffffff" fo:min-height="0.319cm" loext:decorative="false"/>
      <style:paragraph-properties style:writing-mode="lr-tb"/>
    </style:style>
    <style:style style:name="gr44" style:family="graphic" style:parent-style-name="standard">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45" style:family="graphic" style:parent-style-name="objectwithoutfill">
      <style:graphic-properties svg:stroke-width="0.035cm" svg:stroke-color="#808080"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46" style:family="graphic" style:parent-style-name="standard">
      <style:graphic-properties draw:stroke="none" svg:stroke-width="0.035cm" svg:stroke-color="#808080" draw:marker-start-width="0.2cm" draw:marker-end-width="0.2cm" draw:fill="none" draw:fill-color="#ffffff" fo:min-height="0.319cm" loext:decorative="false"/>
      <style:paragraph-properties style:writing-mode="lr-tb"/>
    </style:style>
    <style:style style:name="gr47" style:family="graphic" style:parent-style-name="objectwithoutfill">
      <style:graphic-properties svg:stroke-width="0.035cm" svg:stroke-color="#808080" draw:marker-start="Extrems_20_de_20_fletxa_20_5" draw:marker-start-width="0.252cm" draw:marker-end="Extrems_20_de_20_fletxa_20_4" draw:marker-end-width="0.352cm" svg:stroke-linecap="round" draw:fill="none" draw:textarea-vertical-align="bottom" fo:padding-top="0.142cm" fo:padding-bottom="0.142cm" fo:padding-left="0.267cm" fo:padding-right="0.267cm" loext:decorative="false"/>
    </style:style>
    <style:style style:name="gr48" style:family="graphic" style:parent-style-name="standard">
      <style:graphic-properties draw:stroke="none" svg:stroke-width="0.035cm" svg:stroke-color="#000000" draw:marker-start-width="0.2cm" draw:marker-end-width="0.2cm" draw:fill="none" draw:fill-color="#ffffff" fo:min-height="0.319cm" loext:decorative="false"/>
      <style:paragraph-properties style:writing-mode="lr-tb"/>
    </style:style>
    <style:style style:name="gr49" style:family="graphic" style:parent-style-name="objectwithoutfill">
      <style:graphic-properties svg:stroke-width="0.028cm" svg:stroke-color="#808080"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50" style:family="graphic" style:parent-style-name="standard">
      <style:graphic-properties draw:stroke="dash" draw:stroke-dash="Long_20_Dash" svg:stroke-width="0.035cm" svg:stroke-color="#808080"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1" style:family="graphic" style:parent-style-name="objectwithoutfill">
      <style:graphic-properties svg:stroke-width="0.035cm" svg:stroke-color="#000000"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52" style:family="graphic" style:parent-style-name="standard">
      <style:graphic-properties draw:stroke="none" draw:fill="none" fo:min-height="0.319cm" loext:decorative="false"/>
      <style:paragraph-properties style:writing-mode="lr-tb"/>
    </style:style>
    <style:style style:name="gr53" style:family="graphic" style:parent-style-name="standard">
      <style:graphic-properties svg:stroke-width="0.035cm" svg:stroke-color="#999999"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4" style:family="graphic" style:parent-style-name="objectwithoutfill">
      <style:graphic-properties svg:stroke-width="0.035cm" svg:stroke-color="#000000" draw:marker-start="Extrems_20_de_20_fletxa_20_14"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55" style:family="graphic" style:parent-style-name="objectwithoutfill">
      <style:graphic-properties svg:stroke-width="0.035cm" svg:stroke-color="#999999" draw:marker-start="Extrems_20_de_20_fletxa_20_5" draw:marker-start-width="0.2cm" draw:marker-end="Extrems_20_de_20_fletxa_20_4" draw:marker-end-width="0.2cm" svg:stroke-linecap="round" draw:fill="none" draw:textarea-vertical-align="bottom" fo:padding-top="0.142cm" fo:padding-bottom="0.142cm" fo:padding-left="0.267cm" fo:padding-right="0.267cm" loext:decorative="false"/>
    </style:style>
    <style:style style:name="gr56" style:family="graphic" style:parent-style-name="standard">
      <style:graphic-properties draw:stroke="none" svg:stroke-width="0.035cm" svg:stroke-color="#999999" draw:marker-start-width="0.252cm" draw:marker-end-width="0.252cm" draw:fill="none" draw:fill-color="#ffffff" fo:min-height="0.319cm" loext:decorative="false"/>
      <style:paragraph-properties style:writing-mode="lr-tb"/>
    </style:style>
    <style:style style:name="gr57"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58" style:family="graphic" style:parent-style-name="objectwithoutfill">
      <style:graphic-properties svg:stroke-width="0.035cm" svg:stroke-color="#000000" draw:marker-start="Extrems_20_de_20_fletxa_20_5" draw:marker-start-width="0.252cm" draw:marker-end="Extrems_20_de_20_fletxa_20_4" draw:marker-end-width="0.352cm" svg:stroke-linecap="round" draw:fill="none" draw:textarea-vertical-align="bottom" fo:padding-top="0.142cm" fo:padding-bottom="0.142cm" fo:padding-left="0.267cm" fo:padding-right="0.267cm" loext:decorative="false"/>
    </style:style>
    <style:style style:name="gr59" style:family="graphic" style:parent-style-name="standard">
      <style:graphic-properties draw:stroke="dash"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0" style:family="graphic" style:parent-style-name="standard">
      <style:graphic-properties draw:stroke="dash"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61" style:family="graphic" style:parent-style-name="standard">
      <style:graphic-properties draw:stroke="solid" draw:stroke-dash="Long_20_Dash" svg:stroke-width="0.035cm" svg:stroke-color="#999999" draw:marker-start-width="0.252cm" draw:marker-end-width="0.25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2" style:family="graphic" style:parent-style-name="objectwithoutfill">
      <style:graphic-properties svg:stroke-width="0.018cm" svg:stroke-color="#999999" draw:marker-start="Extrems_20_de_20_fletxa_20_17" draw:marker-start-width="0.2cm" draw:marker-end="Extrems_20_de_20_fletxa_20_16" draw:marker-end-width="0.2cm" draw:fill="none" draw:fill-color="#ffffff" draw:textarea-vertical-align="middle" fo:padding-top="0.134cm" fo:padding-bottom="0.134cm" fo:padding-left="0.259cm" fo:padding-right="0.259cm" loext:decorative="false"/>
    </style:style>
    <style:style style:name="gr63" style:family="graphic" style:parent-style-name="standard">
      <style:graphic-properties svg:stroke-color="#ffffff" draw:fill-color="#ffffff" draw:opacity="0%" draw:textarea-horizontal-align="justify" draw:textarea-vertical-align="middle" draw:auto-grow-height="false" fo:min-height="0cm" fo:min-width="1.414cm" style:writing-mode="lr-tb" loext:decorative="false"/>
      <style:paragraph-properties style:writing-mode="lr-tb"/>
    </style:style>
    <style:style style:name="gr64" style:family="graphic" style:parent-style-name="standard">
      <style:graphic-properties draw:stroke="none" draw:fill="none" fo:min-height="0.333cm" loext:decorative="false"/>
      <style:paragraph-properties style:writing-mode="lr-tb"/>
    </style:style>
    <style:style style:name="gr65" style:family="graphic" style:parent-style-name="standard">
      <style:graphic-properties draw:stroke="none" draw:fill="none" fo:min-height="0.422cm" loext:decorative="false"/>
      <style:paragraph-properties style:writing-mode="lr-tb"/>
    </style:style>
    <style:style style:name="gr66" style:family="graphic" style:parent-style-name="objectwithoutfill">
      <style:graphic-properties svg:stroke-width="0.028cm" svg:stroke-color="#000000" draw:marker-start="Extrems_20_de_20_fletxa_20_76" draw:marker-start-width="0.2cm" draw:marker-end="Extrems_20_de_20_fletxa_20_77" draw:marker-end-width="0.2cm" draw:fill="none" draw:fill-color="#ffffff" draw:textarea-vertical-align="middle" fo:padding-top="0.139cm" fo:padding-bottom="0.139cm" fo:padding-left="0.264cm" fo:padding-right="0.264cm" loext:decorative="false"/>
    </style:style>
    <style:style style:name="gr67" style:family="graphic" style:parent-style-name="standard" style:list-style-name="L1">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8" style:family="graphic" style:parent-style-name="standard" style:list-style-name="L1">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69" style:family="graphic" style:parent-style-name="objectwithoutfill">
      <style:graphic-properties svg:stroke-width="0.035cm" svg:stroke-color="#000000" draw:marker-start="Extrems_20_de_20_fletxa_20_17"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7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33cm" fo:min-width="1.517cm" fo:padding-top="0.142cm" fo:padding-bottom="0.142cm" fo:padding-left="0.267cm" fo:padding-right="0.267cm" loext:decorative="false"/>
    </style:style>
    <style:style style:name="gr71" style:family="graphic" style:parent-style-name="objectwithoutfill">
      <style:graphic-properties svg:stroke-width="0.035cm" svg:stroke-color="#000000" draw:marker-start="Extrems_20_de_20_fletxa_20_17" draw:marker-start-width="0.2cm" draw:marker-end="Concave" draw:marker-end-width="0.2cm" draw:fill="none" draw:fill-color="#ffffff" draw:textarea-vertical-align="middle" fo:padding-top="0.142cm" fo:padding-bottom="0.142cm" fo:padding-left="0.267cm" fo:padding-right="0.267cm" loext:decorative="false"/>
    </style:style>
    <style:style style:name="gr72" style:family="graphic" style:parent-style-name="objectwithoutfill">
      <style:graphic-properties svg:stroke-width="0.035cm" svg:stroke-color="#808080" draw:marker-start="Extrems_20_de_20_fletxa_20_5" draw:marker-start-width="0.2cm" draw:marker-end="Concave" draw:marker-end-width="0.2cm" svg:stroke-linecap="round" draw:fill="none" draw:textarea-vertical-align="bottom" fo:padding-top="0.142cm" fo:padding-bottom="0.142cm" fo:padding-left="0.267cm" fo:padding-right="0.267cm" loext:decorative="false"/>
    </style:style>
    <style:style style:name="gr73" style:family="graphic" style:parent-style-name="standard">
      <style:graphic-properties draw:stroke="none" svg:stroke-width="0.035cm" svg:stroke-color="#999999" draw:marker-start-width="0.252cm" draw:marker-end-width="0.252cm" draw:fill="none" draw:fill-color="#ffffff" draw:textarea-horizontal-align="right" draw:textarea-vertical-align="middle" fo:min-height="0.637cm" loext:decorative="false"/>
      <style:paragraph-properties style:writing-mode="lr-tb"/>
    </style:style>
    <style:style style:name="gr74" style:family="graphic" style:parent-style-name="standard" style:list-style-name="L1">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75" style:family="graphic" style:parent-style-name="standard" style:list-style-name="L1">
      <style:graphic-properties svg:stroke-width="0.035cm" svg:stroke-color="#808080" draw:marker-start-width="0.252cm" draw:marker-end-width="0.25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76" style:family="graphic" style:parent-style-name="objectwithoutfill">
      <style:graphic-properties svg:stroke-width="0.035cm" svg:stroke-color="#808080" draw:marker-start="Extrems_20_de_20_fletxa_20_17"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77" style:family="graphic" style:parent-style-name="objectwithoutfill">
      <style:graphic-properties svg:stroke-width="0.035cm" svg:stroke-color="#808080" draw:marker-start="Extrems_20_de_20_fletxa_20_17" draw:marker-start-width="0.2cm" draw:marker-end="Extrems_20_de_20_fletxa_20_25" draw:marker-end-width="0.2cm" draw:fill="none" draw:fill-color="#ffffff" draw:textarea-vertical-align="middle" fo:padding-top="0.142cm" fo:padding-bottom="0.142cm" fo:padding-left="0.267cm" fo:padding-right="0.267cm" loext:decorative="false"/>
    </style:style>
    <style:style style:name="gr78" style:family="graphic" style:parent-style-name="standard">
      <style:graphic-properties draw:stroke="none" svg:stroke-width="0.035cm" svg:stroke-color="#000000" draw:marker-start-width="0.252cm" draw:marker-end-width="0.252cm" draw:fill="none" draw:fill-color="#ffffff" fo:min-height="0.637cm" loext:decorative="false"/>
      <style:paragraph-properties style:writing-mode="lr-tb"/>
    </style:style>
    <style:style style:name="gr79" style:family="graphic" style:parent-style-name="objectwithoutfill">
      <style:graphic-properties svg:stroke-width="0.035cm" svg:stroke-color="#808080"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80" style:family="graphic" style:parent-style-name="objectwithoutfill">
      <style:graphic-properties svg:stroke-width="0.035cm" svg:stroke-color="#000000" draw:marker-start="Extrems_20_de_20_fletxa_20_100" draw:marker-start-width="0.2cm" draw:marker-end="Extrems_20_de_20_fletxa_20_101" draw:marker-end-width="0.2cm" draw:fill="none" draw:fill-color="#ffffff" draw:textarea-vertical-align="middle" fo:padding-top="0.142cm" fo:padding-bottom="0.142cm" fo:padding-left="0.267cm" fo:padding-right="0.267cm" loext:decorative="false"/>
    </style:style>
    <style:style style:name="gr81" style:family="graphic" style:parent-style-name="standard">
      <style:graphic-properties draw:stroke="none" draw:fill="none" fo:min-height="0.355cm" loext:decorative="false"/>
      <style:paragraph-properties style:writing-mode="lr-tb"/>
    </style:style>
    <style:style style:name="gr82" style:family="graphic" style:parent-style-name="standard">
      <style:graphic-properties draw:stroke="dash" draw:stroke-dash="Double_20_Dash" svg:stroke-color="#000000" svg:stroke-linecap="butt"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83" style:family="graphic" style:parent-style-name="objectwithoutfill">
      <style:graphic-properties svg:stroke-width="0.028cm" svg:stroke-color="#000000" draw:marker-start="Extrems_20_de_20_fletxa_20_62" draw:marker-start-width="0.2cm" draw:marker-end="Extrems_20_de_20_fletxa_20_63" draw:marker-end-width="0.2cm" svg:stroke-linecap="round" draw:fill="none" draw:textarea-vertical-align="bottom" fo:padding-top="0.139cm" fo:padding-bottom="0.139cm" fo:padding-left="0.264cm" fo:padding-right="0.264cm" loext:decorative="false"/>
    </style:style>
    <style:style style:name="gr84" style:family="graphic" style:parent-style-name="objectwithoutfill">
      <style:graphic-properties svg:stroke-width="0.028cm" svg:stroke-color="#000000" draw:marker-start="Extrems_20_de_20_fletxa_20_52" draw:marker-start-width="0.2cm" draw:marker-end="Extrems_20_de_20_fletxa_20_53" draw:marker-end-width="0.2cm" svg:stroke-linecap="round" draw:fill="none" draw:textarea-vertical-align="bottom" fo:padding-top="0.139cm" fo:padding-bottom="0.139cm" fo:padding-left="0.264cm" fo:padding-right="0.264cm" loext:decorative="false"/>
    </style:style>
    <style:style style:name="gr85" style:family="graphic" style:parent-style-name="objectwithoutfill">
      <style:graphic-properties svg:stroke-width="0.028cm" svg:stroke-color="#000000" draw:marker-start="Extrems_20_de_20_fletxa_20_56" draw:marker-start-width="0.2cm" draw:marker-end="Extrems_20_de_20_fletxa_20_57" draw:marker-end-width="0.2cm" svg:stroke-linecap="round" draw:fill="none" draw:textarea-vertical-align="bottom" fo:padding-top="0.139cm" fo:padding-bottom="0.139cm" fo:padding-left="0.264cm" fo:padding-right="0.264cm" loext:decorative="false"/>
    </style:style>
    <style:style style:name="gr86" style:family="graphic" style:parent-style-name="standard">
      <style:graphic-properties svg:stroke-color="#ffffff" draw:fill-color="#ffffff" draw:opacity="0%" draw:textarea-horizontal-align="justify" draw:textarea-vertical-align="middle" draw:auto-grow-height="false" fo:min-height="0cm" fo:min-width="1cm" style:writing-mode="lr-tb" loext:decorative="false"/>
      <style:paragraph-properties style:writing-mode="lr-tb"/>
    </style:style>
    <style:style style:name="gr87" style:family="graphic" style:parent-style-name="standard">
      <style:graphic-properties svg:stroke-color="#ffffff" draw:fill-color="#ffffff" draw:opacity="0%" draw:textarea-horizontal-align="justify" draw:textarea-vertical-align="middle" draw:auto-grow-height="false" fo:min-height="0cm" fo:min-width="1.338cm" style:writing-mode="lr-tb" loext:decorative="false"/>
      <style:paragraph-properties style:writing-mode="lr-tb"/>
    </style:style>
    <style:style style:name="gr88" style:family="graphic" style:parent-style-name="objectwithoutfill">
      <style:graphic-properties svg:stroke-width="0.035cm" svg:stroke-color="#000000" draw:marker-start="Extrems_20_de_20_fletxa_20_22" draw:marker-start-width="0.2cm" draw:marker-end="Extrems_20_de_20_fletxa_20_21" draw:marker-end-width="0.2cm" draw:fill="none" draw:fill-color="#ffffff" draw:textarea-vertical-align="middle" fo:padding-top="0.142cm" fo:padding-bottom="0.142cm" fo:padding-left="0.267cm" fo:padding-right="0.267cm" loext:decorative="false"/>
    </style:style>
    <style:style style:name="gr89" style:family="graphic" style:parent-style-name="standard">
      <style:graphic-properties svg:stroke-color="#808080" draw:fill="solid" draw:fill-color="#ffffff" loext:fill-use-slide-background="false" draw:textarea-horizontal-align="justify" draw:textarea-vertical-align="middle" draw:auto-grow-height="false" fo:min-height="0.654cm" fo:min-width="2.404cm" style:writing-mode="lr-tb" loext:decorative="false"/>
      <style:paragraph-properties style:writing-mode="lr-tb"/>
    </style:style>
    <style:style style:name="gr90" style:family="graphic" style:parent-style-name="standard">
      <style:graphic-properties draw:stroke="none" svg:stroke-color="#808080" draw:fill-color="#ffffff" draw:opacity="0%" draw:textarea-horizontal-align="justify" draw:textarea-vertical-align="middle" draw:auto-grow-height="false" fo:min-height="0cm" fo:min-width="1.622cm" style:writing-mode="lr-tb" loext:decorative="false"/>
      <style:paragraph-properties style:writing-mode="lr-tb"/>
    </style:style>
    <style:style style:name="gr91" style:family="graphic" style:parent-style-name="objectwithoutfill">
      <style:graphic-properties svg:stroke-width="0.018cm" svg:stroke-color="#808080" draw:marker-start="Extrems_20_de_20_fletxa_20_70" draw:marker-start-width="0.2cm" draw:marker-end="Extrems_20_de_20_fletxa_20_71" draw:marker-end-width="0.2cm" draw:fill="none" draw:fill-color="#ffffff" draw:textarea-vertical-align="middle" fo:padding-top="0.134cm" fo:padding-bottom="0.134cm" fo:padding-left="0.259cm" fo:padding-right="0.259cm" loext:decorative="false"/>
    </style:style>
    <style:style style:name="gr92" style:family="graphic" style:parent-style-name="objectwithoutfill">
      <style:graphic-properties svg:stroke-width="0.018cm" svg:stroke-color="#808080" draw:marker-start="Extrems_20_de_20_fletxa_20_72" draw:marker-start-width="0.2cm" draw:marker-end="Extrems_20_de_20_fletxa_20_73" draw:marker-end-width="0.2cm" draw:fill="none" draw:fill-color="#ffffff" draw:textarea-vertical-align="middle" fo:padding-top="0.134cm" fo:padding-bottom="0.134cm" fo:padding-left="0.259cm" fo:padding-right="0.259cm" loext:decorative="false"/>
    </style:style>
    <style:style style:name="gr93" style:family="graphic" style:parent-style-name="standard">
      <style:graphic-properties draw:stroke="none" svg:stroke-color="#808080" draw:fill-color="#ffffff" draw:opacity="0%" draw:textarea-horizontal-align="justify" draw:textarea-vertical-align="middle" draw:auto-grow-height="false" fo:min-height="0cm" fo:min-width="1.414cm" style:writing-mode="lr-tb" loext:decorative="false"/>
      <style:paragraph-properties style:writing-mode="lr-tb"/>
    </style:style>
    <style:style style:name="gr94" style:family="graphic" style:parent-style-name="objectwithoutfill">
      <style:graphic-properties svg:stroke-width="0.028cm" svg:stroke-color="#000000" draw:marker-start="Extrems_20_de_20_fletxa_20_64" draw:marker-start-width="0.2cm" draw:marker-end="Extrems_20_de_20_fletxa_20_65" draw:marker-end-width="0.2cm" svg:stroke-linecap="round" draw:fill="none" draw:textarea-vertical-align="bottom" fo:padding-top="0.139cm" fo:padding-bottom="0.139cm" fo:padding-left="0.264cm" fo:padding-right="0.264cm" loext:decorative="false"/>
    </style:style>
    <style:style style:name="gr95" style:family="graphic" style:parent-style-name="standard">
      <style:graphic-properties svg:stroke-color="#ffffff" draw:fill-color="#ffffff" draw:opacity="0%" draw:textarea-horizontal-align="justify" draw:textarea-vertical-align="middle" draw:auto-grow-height="false" fo:min-height="0cm" fo:min-width="1.518cm" style:writing-mode="lr-tb" loext:decorative="false"/>
      <style:paragraph-properties style:writing-mode="lr-tb"/>
    </style:style>
    <style:style style:name="gr96" style:family="graphic" style:parent-style-name="standard">
      <style:graphic-properties draw:stroke="dash" draw:stroke-dash="Long_20_Dash" svg:stroke-width="0.035cm" svg:stroke-color="#808080" draw:marker-start-width="0.2cm" draw:marker-end-width="0.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97" style:family="graphic" style:parent-style-name="standard">
      <style:graphic-properties draw:stroke="dash" draw:stroke-dash="Long_20_Dash" svg:stroke-width="0.035cm" svg:stroke-color="#808080" draw:marker-start-width="0.2cm" draw:marker-end-width="0.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98"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99" style:family="graphic" style:parent-style-name="standard">
      <style:graphic-properties draw:stroke="dash" draw:stroke-dash="Long_20_Dash" svg:stroke-width="0.035cm" svg:stroke-color="#999999" draw:marker-start-width="0.2cm" draw:marker-end-width="0.2cm" svg:stroke-linecap="butt"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00" style:family="graphic" style:parent-style-name="standard">
      <style:graphic-properties draw:stroke="dash" draw:stroke-dash="Long_20_Dash" svg:stroke-width="0.035cm" svg:stroke-color="#999999" draw:marker-start-width="0.2cm" draw:marker-end-width="0.2cm" svg:stroke-linecap="butt" draw:fill="solid" draw:fill-color="#ffffff" loext:fill-use-slide-background="false" draw:textarea-horizontal-align="justify" draw:textarea-vertical-align="middle" draw:auto-grow-height="false" fo:min-height="0.62cm" fo:min-width="2.392cm" fo:padding-top="0.142cm" fo:padding-bottom="0.142cm" fo:padding-left="0.267cm" fo:padding-right="0.267cm" style:writing-mode="lr-tb" loext:decorative="false"/>
      <style:paragraph-properties style:writing-mode="lr-tb"/>
    </style:style>
    <style:style style:name="gr101"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2" style:family="graphic" style:parent-style-name="standard">
      <style:graphic-properties draw:stroke="none" svg:stroke-width="0.035cm" svg:stroke-color="#000000" draw:marker-start-width="0.2cm" draw:marker-end-width="0.2cm" draw:fill="none" draw:fill-color="#ffffff" fo:min-height="0.637cm" loext:decorative="false"/>
      <style:paragraph-properties style:writing-mode="lr-tb"/>
    </style:style>
    <style:style style:name="gr103" style:family="graphic" style:parent-style-name="standard">
      <style:graphic-properties svg:stroke-width="0.035cm" svg:stroke-color="#808080" draw:marker-start-width="0.2cm" draw:marker-end-width="0.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04" style:family="graphic" style:parent-style-name="objectwithoutfill">
      <style:graphic-properties svg:stroke-width="0.035cm" svg:stroke-color="#000000" draw:marker-start="Extrems_20_de_20_fletxa_20_17" draw:marker-start-width="0.2cm" draw:marker-end="Extrems_20_de_20_fletxa_20_28" draw:marker-end-width="0.2cm" draw:fill="none" draw:fill-color="#ffffff" draw:textarea-vertical-align="middle" fo:padding-top="0.142cm" fo:padding-bottom="0.142cm" fo:padding-left="0.267cm" fo:padding-right="0.267cm" loext:decorative="false"/>
    </style:style>
    <style:style style:name="gr105"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6" style:family="graphic" style:parent-style-name="objectwithoutfill">
      <style:graphic-properties svg:stroke-width="0.035cm" svg:stroke-color="#000000" draw:marker-start="Extrems_20_de_20_fletxa_20_98" draw:marker-start-width="0.2cm" draw:marker-end="Extrems_20_de_20_fletxa_20_99" draw:marker-end-width="0.2cm" draw:fill="none" draw:fill-color="#ffffff" draw:textarea-vertical-align="middle" fo:padding-top="0.142cm" fo:padding-bottom="0.142cm" fo:padding-left="0.267cm" fo:padding-right="0.267cm" loext:decorative="false"/>
    </style:style>
    <style:style style:name="gr107" style:family="graphic" style:parent-style-name="standard" style:list-style-name="L1">
      <style:graphic-properties draw:stroke="solid" svg:stroke-width="0.035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8"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09" style:family="graphic" style:parent-style-name="standard">
      <style:graphic-properties svg:stroke-width="0.028cm" svg:stroke-color="#808080" draw:marker-start-width="0.19cm" draw:marker-end-width="0.19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0" style:family="graphic" style:parent-style-name="standard">
      <style:graphic-properties draw:stroke="none" svg:stroke-width="0.028cm" svg:stroke-color="#808080" draw:marker-start-width="0.19cm" draw:marker-end-width="0.19cm" draw:fill="none" draw:fill-color="#ffffff" fo:min-height="0.319cm" loext:decorative="false"/>
      <style:paragraph-properties style:writing-mode="lr-tb"/>
    </style:style>
    <style:style style:name="gr111" style:family="graphic" style:parent-style-name="standard">
      <style:graphic-properties svg:stroke-width="0.028cm" svg:stroke-color="#808080" draw:marker-start-width="0.242cm" draw:marker-end-width="0.242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2" style:family="graphic" style:parent-style-name="standard">
      <style:graphic-properties draw:stroke="none" svg:stroke-width="0.028cm" svg:stroke-color="#808080" draw:marker-start-width="0.242cm" draw:marker-end-width="0.242cm" draw:fill="none" draw:fill-color="#ffffff" fo:min-height="0.412cm" loext:decorative="false"/>
      <style:paragraph-properties style:writing-mode="lr-tb"/>
    </style:style>
    <style:style style:name="gr113" style:family="graphic" style:parent-style-name="objectwithoutfill">
      <style:graphic-properties svg:stroke-width="0.028cm" svg:stroke-color="#808080" draw:marker-start="Extrems_20_de_20_fletxa_20_82" draw:marker-start-width="0.182cm" draw:marker-end="Extrems_20_de_20_fletxa_20_83" draw:marker-end-width="0.182cm" draw:fill="none" draw:fill-color="#ffffff" draw:textarea-vertical-align="middle" fo:padding-top="0.139cm" fo:padding-bottom="0.139cm" fo:padding-left="0.264cm" fo:padding-right="0.264cm" loext:decorative="false"/>
    </style:style>
    <style:style style:name="gr114" style:family="graphic" style:parent-style-name="standard">
      <style:graphic-properties draw:stroke="dash" draw:stroke-dash="Long_20_Dash" svg:stroke-width="0.028cm" svg:stroke-color="#999999" draw:marker-start-width="0.19cm" draw:marker-end-width="0.19cm" svg:stroke-linecap="butt"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15" style:family="graphic" style:parent-style-name="objectwithoutfill">
      <style:graphic-properties svg:stroke-width="0.028cm" svg:stroke-color="#000000"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116" style:family="graphic" style:parent-style-name="standard" style:list-style-name="L1">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2cm" fo:min-width="2.37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17" style:family="graphic" style:parent-style-name="objectwithoutfill">
      <style:graphic-properties svg:stroke-width="0.028cm" svg:stroke-color="#808080" draw:marker-start="Extrems_20_de_20_fletxa_20_84" draw:marker-start-width="0.182cm" draw:marker-end="Extrems_20_de_20_fletxa_20_85" draw:marker-end-width="0.182cm" draw:fill="none" draw:fill-color="#ffffff" draw:textarea-vertical-align="middle" fo:padding-top="0.139cm" fo:padding-bottom="0.139cm" fo:padding-left="0.264cm" fo:padding-right="0.264cm" loext:decorative="false"/>
    </style:style>
    <style:style style:name="gr118" style:family="graphic" style:parent-style-name="objectwithoutfill">
      <style:graphic-properties svg:stroke-width="0.028cm" svg:stroke-color="#808080" draw:marker-start="Extrems_20_de_20_fletxa_20_19" draw:marker-start-width="0.19cm" draw:marker-end="Extrems_20_de_20_fletxa_20_18" draw:marker-end-width="0.19cm" draw:fill="none" draw:fill-color="#ffffff" draw:textarea-vertical-align="middle" fo:padding-top="0.139cm" fo:padding-bottom="0.139cm" fo:padding-left="0.264cm" fo:padding-right="0.264cm" loext:decorative="false"/>
    </style:style>
    <style:style style:name="gr119" style:family="graphic" style:parent-style-name="standard">
      <style:graphic-properties svg:stroke-width="0.028cm" svg:stroke-color="#000000" draw:marker-start-width="0.19cm" draw:marker-end-width="0.19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20" style:family="graphic" style:parent-style-name="standard">
      <style:graphic-properties draw:stroke="none" svg:stroke-width="0.028cm" svg:stroke-color="#000000" draw:marker-start-width="0.19cm" draw:marker-end-width="0.19cm" draw:fill="none" draw:fill-color="#ffffff" fo:min-height="0.412cm" loext:decorative="false"/>
      <style:paragraph-properties style:writing-mode="lr-tb"/>
    </style:style>
    <style:style style:name="gr121" style:family="graphic" style:parent-style-name="standard">
      <style:graphic-properties draw:stroke="none" svg:stroke-width="0.028cm" svg:stroke-color="#000000" draw:marker-start-width="0.19cm" draw:marker-end-width="0.19cm" draw:fill="none" draw:fill-color="#ffffff" fo:min-height="0.353cm" loext:decorative="false"/>
      <style:paragraph-properties style:writing-mode="lr-tb"/>
    </style:style>
    <style:style style:name="gr122" style:family="graphic" style:parent-style-name="standard" style:list-style-name="L1">
      <style:graphic-properties draw:stroke="solid" svg:stroke-width="0.028cm" svg:stroke-color="#80808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23" style:family="graphic" style:parent-style-name="standard" style:list-style-name="L1">
      <style:graphic-properties draw:stroke="solid" svg:stroke-width="0.028cm" svg:stroke-color="#000000" draw:marker-start="Extrems_20_de_20_fletxa_20_17" draw:marker-start-width="0.19cm" draw:marker-start-center="false" draw:marker-end="Extrems_20_de_20_fletxa_20_16" draw:marker-end-width="0.19cm" draw:marker-end-center="false" draw:fill="none" draw:fill-color="#fffff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24" style:family="graphic" style:parent-style-name="standard" style:list-style-name="L1">
      <style:graphic-properties draw:stroke="none" svg:stroke-width="0.028cm" svg:stroke-color="#000000"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5" style:family="graphic" style:parent-style-name="standard">
      <style:graphic-properties draw:stroke="none" svg:stroke-width="0.028cm" draw:marker-start-width="0.242cm" draw:marker-end-width="0.242cm" draw:fill="none" fo:min-height="0.32cm" loext:decorative="false"/>
      <style:paragraph-properties style:writing-mode="lr-tb"/>
    </style:style>
    <style:style style:name="gr126" style:family="graphic" style:parent-style-name="standard" style:list-style-name="L1">
      <style:graphic-properties draw:stroke="none" svg:stroke-width="0.028cm" svg:stroke-color="#000000"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7" style:family="graphic" style:parent-style-name="objectwithoutfill">
      <style:graphic-properties svg:stroke-width="0.028cm" svg:stroke-color="#808080" draw:marker-start="Extrems_20_de_20_fletxa_20_17" draw:marker-start-width="0.19cm" draw:marker-end="Extrems_20_de_20_fletxa_20_27" draw:marker-end-width="0.19cm" draw:fill="none" draw:fill-color="#ffffff" draw:textarea-vertical-align="middle" fo:padding-top="0.139cm" fo:padding-bottom="0.139cm" fo:padding-left="0.264cm" fo:padding-right="0.264cm" loext:decorative="false"/>
    </style:style>
    <style:style style:name="gr128" style:family="graphic" style:parent-style-name="standard" style:list-style-name="L1">
      <style:graphic-properties draw:stroke="none" svg:stroke-width="0.028cm" svg:stroke-color="#999999" draw:marker-start="" draw:marker-start-width="0.19cm" draw:marker-start-center="false" draw:marker-end="" draw:marker-end-width="0.19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29" style:family="graphic" style:parent-style-name="standard">
      <style:graphic-properties draw:stroke="dash" draw:stroke-dash="Long_20_Dash" svg:stroke-width="0.028cm" svg:stroke-color="#808080" draw:marker-start-width="0.242cm" draw:marker-end-width="0.242cm" svg:stroke-linecap="butt"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30" style:family="graphic" style:parent-style-name="standard">
      <style:graphic-properties draw:stroke="none" svg:stroke-width="0.028cm" svg:stroke-color="#808080" draw:marker-start-width="0.242cm" draw:marker-end-width="0.242cm" draw:fill="none" draw:fill-color="#ffffff" fo:min-height="0.387cm" loext:decorative="false"/>
      <style:paragraph-properties style:writing-mode="lr-tb"/>
    </style:style>
    <style:style style:name="gr131" style:family="graphic" style:parent-style-name="objectwithoutfill">
      <style:graphic-properties svg:stroke-width="0.028cm" svg:stroke-color="#000000" draw:marker-start="Extrems_20_de_20_fletxa_20_17" draw:marker-start-width="0.19cm" draw:marker-end="Extrems_20_de_20_fletxa_20_27" draw:marker-end-width="0.19cm" draw:fill="none" draw:fill-color="#ffffff" draw:textarea-vertical-align="middle" fo:padding-top="0.139cm" fo:padding-bottom="0.139cm" fo:padding-left="0.264cm" fo:padding-right="0.264cm" loext:decorative="false"/>
    </style:style>
    <style:style style:name="gr132" style:family="graphic" style:parent-style-name="standard">
      <style:graphic-properties draw:stroke="none" svg:stroke-width="0.028cm" draw:marker-start-width="0.242cm" draw:marker-end-width="0.242cm" draw:fill="none" fo:min-height="0.476cm" loext:decorative="false"/>
      <style:paragraph-properties style:writing-mode="lr-tb"/>
    </style:style>
    <style:style style:name="gr133" style:family="graphic" style:parent-style-name="standard">
      <style:graphic-properties draw:stroke="none" svg:stroke-width="0.028cm" svg:stroke-color="#000000" draw:marker-start-width="0.242cm" draw:marker-end-width="0.242cm" draw:fill="none" draw:fill-color="#ffffff" fo:min-height="0.319cm" loext:decorative="false"/>
      <style:paragraph-properties style:writing-mode="lr-tb"/>
    </style:style>
    <style:style style:name="gr134" style:family="graphic" style:parent-style-name="standard">
      <style:graphic-properties svg:stroke-width="0.028cm" svg:stroke-color="#000000" draw:marker-start-width="0.242cm" draw:marker-end-width="0.242cm" draw:fill="solid" draw:fill-color="#ffffff" loext:fill-use-slide-background="false" draw:textarea-horizontal-align="justify" draw:textarea-vertical-align="middle" draw:auto-grow-height="false" fo:min-height="0.654cm" fo:min-width="2.404cm" fo:padding-top="0.139cm" fo:padding-bottom="0.139cm" fo:padding-left="0.264cm" fo:padding-right="0.264cm" style:writing-mode="lr-tb" loext:decorative="false"/>
      <style:paragraph-properties style:writing-mode="lr-tb"/>
    </style:style>
    <style:style style:name="gr135" style:family="graphic" style:parent-style-name="standard">
      <style:graphic-properties draw:stroke="none" svg:stroke-width="0.028cm" svg:stroke-color="#000000" draw:marker-start-width="0.242cm" draw:marker-end-width="0.242cm" draw:fill="none" draw:fill-color="#ffffff" fo:min-height="0.412cm" loext:decorative="false"/>
      <style:paragraph-properties style:writing-mode="lr-tb"/>
    </style:style>
    <style:style style:name="gr136" style:family="graphic" style:parent-style-name="objectwithoutfill">
      <style:graphic-properties svg:stroke-width="0.028cm" svg:stroke-color="#000000" draw:marker-start="Extrems_20_de_20_fletxa_20_17" draw:marker-start-width="0.242cm" draw:marker-end="Extrems_20_de_20_fletxa_20_16" draw:marker-end-width="0.342cm" draw:fill="none" draw:fill-color="#ffffff" draw:textarea-vertical-align="middle" fo:padding-top="0.139cm" fo:padding-bottom="0.139cm" fo:padding-left="0.264cm" fo:padding-right="0.264cm" loext:decorative="false"/>
    </style:style>
    <style:style style:name="gr13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38" style:family="graphic" style:parent-style-name="objectwithoutfill">
      <style:graphic-properties svg:stroke-width="0.028cm" svg:stroke-color="#000000" draw:marker-start="Extrems_20_de_20_fletxa_20_17" draw:marker-start-width="0.2cm" draw:marker-end="Extrems_20_de_20_fletxa_20_16" draw:marker-end-width="0.2cm" draw:fill="none" draw:fill-color="#ffffff" draw:textarea-vertical-align="middle" fo:padding-top="0.139cm" fo:padding-bottom="0.139cm" fo:padding-left="0.264cm" fo:padding-right="0.264cm" loext:decorative="false"/>
    </style:style>
    <style:style style:name="gr139" style:family="graphic" style:parent-style-name="standard">
      <style:graphic-properties svg:stroke-width="0.028cm" svg:stroke-color="#999999" draw:marker-start-width="0.242cm" draw:marker-end-width="0.242cm" draw:fill="solid" draw:fill-color="#ffffff" loext:fill-use-slide-background="false" draw:textarea-horizontal-align="justify" draw:textarea-vertical-align="middle" draw:auto-grow-height="false" fo:min-height="0.62cm" fo:min-width="2.37cm" fo:padding-top="0.139cm" fo:padding-bottom="0.139cm" fo:padding-left="0.264cm" fo:padding-right="0.264cm" style:writing-mode="lr-tb" loext:decorative="false"/>
      <style:paragraph-properties style:writing-mode="lr-tb"/>
    </style:style>
    <style:style style:name="gr140" style:family="graphic" style:parent-style-name="objectwithoutfill">
      <style:graphic-properties svg:stroke-width="0.028cm" svg:stroke-color="#000000" draw:marker-start="Extrems_20_de_20_fletxa_20_19" draw:marker-start-width="0.19cm" draw:marker-end="Extrems_20_de_20_fletxa_20_18" draw:marker-end-width="0.19cm" draw:fill="none" draw:fill-color="#ffffff" draw:textarea-vertical-align="middle" fo:padding-top="0.139cm" fo:padding-bottom="0.139cm" fo:padding-left="0.264cm" fo:padding-right="0.264cm" loext:decorative="false"/>
    </style:style>
    <style:style style:name="gr141" style:family="graphic" style:parent-style-name="standard">
      <style:graphic-properties draw:stroke="none" svg:stroke-width="0.028cm" svg:stroke-color="#808080" draw:marker-start-width="0.242cm" draw:marker-end-width="0.242cm" draw:fill="none" draw:fill-color="#ffffff" fo:min-height="0.353cm" loext:decorative="false"/>
      <style:paragraph-properties style:writing-mode="lr-tb"/>
    </style:style>
    <style:style style:name="gr142" style:family="graphic" style:parent-style-name="objectwithoutfill">
      <style:graphic-properties svg:stroke-width="0.028cm" svg:stroke-color="#999999" draw:marker-start="Extrems_20_de_20_fletxa_20_17" draw:marker-start-width="0.19cm" draw:marker-end="Extrems_20_de_20_fletxa_20_16" draw:marker-end-width="0.19cm" draw:fill="none" draw:fill-color="#ffffff" draw:textarea-vertical-align="middle" fo:padding-top="0.139cm" fo:padding-bottom="0.139cm" fo:padding-left="0.264cm" fo:padding-right="0.264cm" loext:decorative="false"/>
    </style:style>
    <style:style style:name="gr143" style:family="graphic" style:parent-style-name="standard">
      <style:graphic-properties draw:stroke="none" svg:stroke-width="0.028cm" svg:stroke-color="#999999" draw:marker-start-width="0.19cm" draw:marker-end-width="0.19cm" draw:fill="none" draw:fill-color="#ffffff" fo:min-height="0.319cm" loext:decorative="false"/>
      <style:paragraph-properties style:writing-mode="lr-tb"/>
    </style:style>
    <style:style style:name="gr14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solid" draw:fill-color="#ffffff" loext:fill-use-slide-background="false" draw:textarea-horizontal-align="justify" draw:textarea-vertical-align="middle" draw:auto-grow-height="false" fo:min-height="0.654cm" fo:min-width="2.404cm" fo:padding-top="0.139cm" fo:padding-bottom="0.139cm" fo:padding-left="0.264cm" fo:padding-right="0.264cm" fo:wrap-option="wrap" draw:shadow="hidden" draw:shadow-offset-x="0.2cm" draw:shadow-offset-y="0.2cm" draw:shadow-color="#808080" style:writing-mode="lr-tb" loext:decorative="false"/>
      <style:paragraph-properties style:writing-mode="lr-tb"/>
    </style:style>
    <style:style style:name="gr145" style:family="graphic" style:parent-style-name="standard" style:list-style-name="L1">
      <style:graphic-properties draw:stroke="solid" svg:stroke-width="0.028cm" svg:stroke-color="#808080" draw:marker-start="Extrems_20_de_20_fletxa_20_74" draw:marker-start-width="0.19cm" draw:marker-start-center="false" draw:marker-end="Extrems_20_de_20_fletxa_20_75" draw:marker-end-width="0.19cm" draw:marker-end-center="false" draw:fill="none" draw:fill-color="#fffff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146"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47" style:family="graphic" style:parent-style-name="standard">
      <style:graphic-properties draw:stroke="none" svg:stroke-width="0.028cm" svg:stroke-color="#808080" draw:marker-start-width="0.242cm" draw:marker-end-width="0.242cm" draw:fill="none" fo:min-height="0.32cm" loext:decorative="false"/>
      <style:paragraph-properties style:writing-mode="lr-tb"/>
    </style:style>
    <style:style style:name="gr148"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49" style:family="graphic" style:parent-style-name="objectwithoutfill">
      <style:graphic-properties svg:stroke-width="0.028cm" svg:stroke-color="#000000" draw:marker-start="Extrems_20_de_20_fletxa_20_17" draw:marker-start-width="0.2cm" draw:marker-end="Extrems_20_de_20_fletxa_20_27" draw:marker-end-width="0.2cm" draw:fill="none" draw:fill-color="#ffffff" draw:textarea-vertical-align="middle" fo:padding-top="0.139cm" fo:padding-bottom="0.139cm" fo:padding-left="0.264cm" fo:padding-right="0.264cm" loext:decorative="false"/>
    </style:style>
    <style:style style:name="gr150" style:family="graphic" style:parent-style-name="standard" style:list-style-name="L1">
      <style:graphic-properties draw:stroke="none" svg:stroke-width="0.028cm" svg:stroke-color="#999999"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1" style:family="graphic" style:parent-style-name="standard" style:list-style-name="L1">
      <style:graphic-properties draw:stroke="none" svg:stroke-width="0.028cm" svg:stroke-color="#808080" draw:marker-start="" draw:marker-start-width="0.242cm" draw:marker-start-center="false" draw:marker-end="" draw:marker-end-width="0.242cm" draw:marker-end-center="false" draw:fill="none" draw:fill-color="#ffffff" draw:textarea-horizontal-align="justify" fo:min-height="0.319cm" fo:padding-top="0.125cm" fo:padding-bottom="0.125cm" fo:padding-left="0.25cm" fo:padding-right="0.25cm" fo:wrap-option="wrap" draw:shadow="hidden" draw:shadow-offset-x="0.2cm" draw:shadow-offset-y="0.2cm" draw:shadow-color="#808080" loext:decorative="false"/>
      <style:paragraph-properties style:writing-mode="lr-tb"/>
    </style:style>
    <style:style style:name="gr152" style:family="graphic" style:parent-style-name="standard">
      <style:graphic-properties draw:stroke="none" svg:stroke-width="0.028cm" svg:stroke-color="#000000" draw:marker-start-width="0.242cm" draw:marker-end-width="0.242cm" draw:fill="none" draw:fill-color="#ffffff" fo:min-height="0.387cm" loext:decorative="false"/>
      <style:paragraph-properties style:writing-mode="lr-tb"/>
    </style:style>
    <style:style style:name="gr153" style:family="graphic" style:parent-style-name="standard">
      <style:graphic-properties draw:stroke="none" svg:stroke-width="0.028cm" svg:stroke-color="#808080" draw:marker-start-width="0.242cm" draw:marker-end-width="0.242cm" draw:fill="none" fo:min-height="0.476cm" loext:decorative="false"/>
      <style:paragraph-properties style:writing-mode="lr-tb"/>
    </style:style>
    <style:style style:name="gr154" style:family="graphic" style:parent-style-name="standard">
      <style:graphic-properties draw:stroke="none" svg:stroke-width="0.035cm" svg:stroke-color="#808080" draw:marker-start-width="0.2cm" draw:marker-end-width="0.2cm" draw:fill="none" draw:fill-color="#ffffff" fo:min-height="0.637cm" loext:decorative="false"/>
      <style:paragraph-properties style:writing-mode="lr-tb"/>
    </style:style>
    <style:style style:name="gr155" style:family="graphic" style:parent-style-name="standard">
      <style:graphic-properties draw:stroke="none" svg:stroke-width="0.035cm" svg:stroke-color="#808080" draw:marker-start-width="0.252cm" draw:marker-end-width="0.252cm" draw:fill="none" draw:fill-color="#ffffff" fo:min-height="0.404cm" loext:decorative="false"/>
      <style:paragraph-properties style:writing-mode="lr-tb"/>
    </style:style>
    <style:style style:name="gr156" style:family="graphic" style:parent-style-name="objectwithoutfill">
      <style:graphic-properties svg:stroke-width="0.035cm" svg:stroke-color="#808080" draw:marker-start="Extrems_20_de_20_fletxa_20_48" draw:marker-start-width="0.2cm" draw:marker-end="Extrems_20_de_20_fletxa_20_49" draw:marker-end-width="0.2cm" draw:fill="none" draw:fill-color="#ffffff" draw:textarea-vertical-align="middle" fo:padding-top="0.142cm" fo:padding-bottom="0.142cm" fo:padding-left="0.267cm" fo:padding-right="0.267cm" loext:decorative="false"/>
    </style:style>
    <style:style style:name="gr157"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58" style:family="graphic" style:parent-style-name="standard">
      <style:graphic-properties draw:stroke="none" svg:stroke-width="0.035cm" svg:stroke-color="#808080" draw:marker-start-width="0.252cm" draw:marker-end-width="0.252cm" draw:fill="none" draw:fill-color="#ffffff" fo:min-height="0.412cm" loext:decorative="false"/>
      <style:paragraph-properties style:writing-mode="lr-tb"/>
    </style:style>
    <style:style style:name="gr159" style:family="graphic" style:parent-style-name="objectwithoutfill">
      <style:graphic-properties svg:stroke-width="0.035cm" svg:stroke-color="#999999"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60" style:family="graphic" style:parent-style-name="objectwithoutfill">
      <style:graphic-properties svg:stroke-width="0.035cm" svg:stroke-color="#808080" draw:marker-start="Extrems_20_de_20_fletxa_20_50" draw:marker-start-width="0.2cm" draw:marker-end="Extrems_20_de_20_fletxa_20_51" draw:marker-end-width="0.2cm" draw:fill="none" draw:fill-color="#ffffff" draw:textarea-vertical-align="middle" fo:padding-top="0.142cm" fo:padding-bottom="0.142cm" fo:padding-left="0.267cm" fo:padding-right="0.267cm" loext:decorative="false"/>
    </style:style>
    <style:style style:name="gr161" style:family="graphic" style:parent-style-name="standard">
      <style:graphic-properties draw:stroke="none" svg:stroke-width="0.035cm" svg:stroke-color="#808080" draw:marker-start-width="0.252cm" draw:marker-end-width="0.252cm" draw:fill="none" draw:fill-color="#ffffff" fo:min-height="0.327cm" loext:decorative="false"/>
      <style:paragraph-properties style:writing-mode="lr-tb"/>
    </style:style>
    <style:style style:name="gr16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63" style:family="graphic" style:parent-style-name="standard">
      <style:graphic-properties draw:stroke="none" svg:stroke-width="0.035cm" svg:stroke-color="#000000" draw:marker-start-width="0.252cm" draw:marker-end-width="0.252cm" draw:fill="none" draw:fill-color="#ffffff" fo:min-height="0.412cm" loext:decorative="false"/>
      <style:paragraph-properties style:writing-mode="lr-tb"/>
    </style:style>
    <style:style style:name="gr164" style:family="graphic" style:parent-style-name="standard">
      <style:graphic-properties draw:stroke="none" svg:stroke-width="0.035cm" svg:stroke-color="#000000" draw:marker-start-width="0.2cm" draw:marker-end-width="0.2cm" draw:fill="none" draw:fill-color="#ffffff" fo:min-height="0.351cm" loext:decorative="false"/>
      <style:paragraph-properties style:writing-mode="lr-tb"/>
    </style:style>
    <style:style style:name="gr165" style:family="graphic" style:parent-style-name="objectwithoutfill">
      <style:graphic-properties svg:stroke-width="0.035cm" svg:stroke-color="#000000" draw:marker-start="Extrems_20_de_20_fletxa_20_88" draw:marker-start-width="0.2cm" draw:marker-end="Extrems_20_de_20_fletxa_20_89" draw:marker-end-width="0.2cm" draw:fill="none" draw:fill-color="#ffffff" draw:textarea-vertical-align="middle" fo:padding-top="0.142cm" fo:padding-bottom="0.142cm" fo:padding-left="0.267cm" fo:padding-right="0.267cm" loext:decorative="false"/>
    </style:style>
    <style:style style:name="gr166" style:family="graphic" style:parent-style-name="standard">
      <style:graphic-properties draw:stroke="none" svg:stroke-width="0.035cm" svg:stroke-color="#000000" draw:marker-start-width="0.252cm" draw:marker-end-width="0.252cm" draw:fill="none" draw:fill-color="#ffffff" fo:min-height="0.354cm" loext:decorative="false"/>
      <style:paragraph-properties style:writing-mode="lr-tb"/>
    </style:style>
    <style:style style:name="gr167" style:family="graphic" style:parent-style-name="standard" style:list-style-name="L1">
      <style:graphic-properties draw:stroke="none" svg:stroke-width="0.035cm" svg:stroke-color="#808080" draw:marker-start-width="0.252cm" draw:marker-end-width="0.252cm" draw:fill="none" draw:fill-color="#ffffff" fo:min-height="0.319cm" loext:decorative="false"/>
      <style:paragraph-properties style:writing-mode="lr-tb"/>
    </style:style>
    <style:style style:name="gr168" style:family="graphic" style:parent-style-name="objectwithoutfill">
      <style:graphic-properties svg:stroke-width="0.035cm" svg:stroke-color="#808080" draw:marker-start="Extrems_20_de_20_fletxa_20_40" draw:marker-start-width="0.2cm" draw:marker-end="Extrems_20_de_20_fletxa_20_41" draw:marker-end-width="0.2cm" draw:fill="none" draw:fill-color="#ffffff" draw:textarea-vertical-align="middle" fo:padding-top="0.142cm" fo:padding-bottom="0.142cm" fo:padding-left="0.267cm" fo:padding-right="0.267cm" loext:decorative="false"/>
    </style:style>
    <style:style style:name="gr169" style:family="graphic" style:parent-style-name="standard">
      <style:graphic-properties draw:stroke="none" svg:stroke-width="0.035cm" svg:stroke-color="#999999" draw:marker-start-width="0.252cm" draw:marker-end-width="0.252cm" draw:fill="none" draw:fill-color="#ffffff" fo:min-height="0.637cm" loext:decorative="false"/>
      <style:paragraph-properties style:writing-mode="lr-tb"/>
    </style:style>
    <style:style style:name="gr170" style:family="graphic" style:parent-style-name="standard">
      <style:graphic-properties draw:stroke="none" svg:stroke-width="0.035cm" svg:stroke-color="#000000" draw:marker-start-width="0.252cm" draw:marker-end-width="0.252cm" draw:fill="none" draw:fill-color="#ffffff" fo:min-height="0.404cm" loext:decorative="false"/>
      <style:paragraph-properties style:writing-mode="lr-tb"/>
    </style:style>
    <style:style style:name="gr171" style:family="graphic" style:parent-style-name="objectwithoutfill">
      <style:graphic-properties svg:stroke-width="0.035cm" svg:stroke-color="#000000" draw:marker-start="Extrems_20_de_20_fletxa_20_48" draw:marker-start-width="0.2cm" draw:marker-end="Extrems_20_de_20_fletxa_20_49" draw:marker-end-width="0.2cm" draw:fill="none" draw:fill-color="#ffffff" draw:textarea-vertical-align="middle" fo:padding-top="0.142cm" fo:padding-bottom="0.142cm" fo:padding-left="0.267cm" fo:padding-right="0.267cm" loext:decorative="false"/>
    </style:style>
    <style:style style:name="gr17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73" style:family="graphic" style:parent-style-name="objectwithoutfill">
      <style:graphic-properties svg:stroke-width="0.035cm" svg:stroke-color="#000000"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74" style:family="graphic" style:parent-style-name="objectwithoutfill">
      <style:graphic-properties svg:stroke-width="0.035cm" svg:stroke-color="#000000" draw:marker-start="Extrems_20_de_20_fletxa_20_50" draw:marker-start-width="0.2cm" draw:marker-end="Extrems_20_de_20_fletxa_20_51" draw:marker-end-width="0.2cm" draw:fill="none" draw:fill-color="#ffffff" draw:textarea-vertical-align="middle" fo:padding-top="0.142cm" fo:padding-bottom="0.142cm" fo:padding-left="0.267cm" fo:padding-right="0.267cm" loext:decorative="false"/>
    </style:style>
    <style:style style:name="gr175" style:family="graphic" style:parent-style-name="standard">
      <style:graphic-properties draw:stroke="none" svg:stroke-width="0.035cm" svg:stroke-color="#000000" draw:marker-start-width="0.252cm" draw:marker-end-width="0.252cm" draw:fill="none" draw:fill-color="#ffffff" fo:min-height="0.327cm" loext:decorative="false"/>
      <style:paragraph-properties style:writing-mode="lr-tb"/>
    </style:style>
    <style:style style:name="gr176"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77" style:family="graphic" style:parent-style-name="objectwithoutfill">
      <style:graphic-properties svg:stroke-width="0.035cm" svg:stroke-color="#808080" draw:marker-start="Extrems_20_de_20_fletxa_20_17" draw:marker-start-width="0.252cm" draw:marker-end="Extrems_20_de_20_fletxa_20_16" draw:marker-end-width="0.352cm" draw:fill="none" draw:fill-color="#ffffff" draw:textarea-vertical-align="middle" fo:padding-top="0.142cm" fo:padding-bottom="0.142cm" fo:padding-left="0.267cm" fo:padding-right="0.267cm" loext:decorative="false"/>
    </style:style>
    <style:style style:name="gr178" style:family="graphic" style:parent-style-name="standard">
      <style:graphic-properties draw:stroke="none" svg:stroke-width="0.035cm" svg:stroke-color="#999999" draw:marker-start-width="0.252cm" draw:marker-end-width="0.252cm" draw:fill="none" draw:fill-color="#ffffff" fo:min-height="0.412cm" loext:decorative="false"/>
      <style:paragraph-properties style:writing-mode="lr-tb"/>
    </style:style>
    <style:style style:name="gr179" style:family="graphic" style:parent-style-name="objectwithoutfill">
      <style:graphic-properties svg:stroke-width="0.035cm" svg:stroke-color="#999999" draw:marker-start="Extrems_20_de_20_fletxa_20_17" draw:marker-start-width="0.2cm" draw:marker-end="Extrems_20_de_20_fletxa_20_16" draw:marker-end-width="0.2cm" draw:fill="none" draw:fill-color="#ffffff" draw:textarea-vertical-align="middle" fo:padding-top="0.142cm" fo:padding-bottom="0.142cm" fo:padding-left="0.267cm" fo:padding-right="0.267cm" loext:decorative="false"/>
    </style:style>
    <style:style style:name="gr180" style:family="graphic" style:parent-style-name="standard">
      <style:graphic-properties draw:stroke="none" svg:stroke-width="0.035cm" svg:stroke-color="#808080" draw:marker-start-width="0.2cm" draw:marker-end-width="0.2cm" draw:fill="none" draw:fill-color="#ffffff" fo:min-height="0.351cm" loext:decorative="false"/>
      <style:paragraph-properties style:writing-mode="lr-tb"/>
    </style:style>
    <style:style style:name="gr181" style:family="graphic" style:parent-style-name="objectwithoutfill">
      <style:graphic-properties svg:stroke-width="0.035cm" svg:stroke-color="#808080" draw:marker-start="Extrems_20_de_20_fletxa_20_88" draw:marker-start-width="0.2cm" draw:marker-end="Extrems_20_de_20_fletxa_20_89" draw:marker-end-width="0.2cm" draw:fill="none" draw:fill-color="#ffffff" draw:textarea-vertical-align="middle" fo:padding-top="0.142cm" fo:padding-bottom="0.142cm" fo:padding-left="0.267cm" fo:padding-right="0.267cm" loext:decorative="false"/>
    </style:style>
    <style:style style:name="gr182" style:family="graphic" style:parent-style-name="standard">
      <style:graphic-properties draw:stroke="none" svg:stroke-width="0.035cm" svg:stroke-color="#999999" draw:marker-start-width="0.252cm" draw:marker-end-width="0.252cm" draw:fill="none" draw:fill-color="#ffffff" fo:min-height="0.354cm" loext:decorative="false"/>
      <style:paragraph-properties style:writing-mode="lr-tb"/>
    </style:style>
    <style:style style:name="gr183" style:family="graphic" style:parent-style-name="standard" style:list-style-name="L1">
      <style:graphic-properties draw:stroke="none" svg:stroke-width="0.035cm" svg:stroke-color="#999999" draw:marker-start-width="0.252cm" draw:marker-end-width="0.252cm" draw:fill="none" draw:fill-color="#ffffff" fo:min-height="0.319cm" loext:decorative="false"/>
      <style:paragraph-properties style:writing-mode="lr-tb"/>
    </style:style>
    <style:style style:name="gr184" style:family="graphic" style:parent-style-name="objectwithoutfill">
      <style:graphic-properties svg:stroke-width="0.035cm" svg:stroke-color="#000000" draw:marker-start="Extrems_20_de_20_fletxa_20_40" draw:marker-start-width="0.2cm" draw:marker-end="Extrems_20_de_20_fletxa_20_41" draw:marker-end-width="0.2cm" draw:fill="none" draw:fill-color="#ffffff" draw:textarea-vertical-align="middle" fo:padding-top="0.142cm" fo:padding-bottom="0.142cm" fo:padding-left="0.267cm" fo:padding-right="0.267cm" loext:decorative="false"/>
    </style:style>
    <style:style style:name="gr185" style:family="graphic" style:parent-style-name="standard">
      <style:graphic-properties draw:stroke="none" svg:stroke-width="0.035cm" svg:stroke-color="#000000" draw:marker-start-width="0.252cm" draw:marker-end-width="0.252cm" draw:fill="none" draw:fill-color="#ffffff" fo:min-height="0.452cm" loext:decorative="false"/>
      <style:paragraph-properties style:writing-mode="lr-tb"/>
    </style:style>
    <style:style style:name="gr186"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87" style:family="graphic" style:parent-style-name="standard">
      <style:graphic-properties svg:stroke-width="0.035cm" svg:stroke-color="#000000" draw:marker-start-width="0.2cm" draw:marker-end-width="0.2cm" draw:fill="solid" draw:fill-color="#ffffff" loext:fill-use-slide-background="false" draw:textarea-horizontal-align="justify" draw:textarea-vertical-align="middle" draw:auto-grow-height="false" fo:min-height="0.62cm" fo:min-width="2.37cm" fo:padding-top="0.142cm" fo:padding-bottom="0.142cm" fo:padding-left="0.267cm" fo:padding-right="0.267cm" style:writing-mode="lr-tb" loext:decorative="false"/>
      <style:paragraph-properties style:writing-mode="lr-tb"/>
    </style:style>
    <style:style style:name="gr188" style:family="graphic" style:parent-style-name="objectwithoutfill">
      <style:graphic-properties svg:stroke-width="0.035cm" svg:stroke-color="#808080" draw:marker-start="Extrems_20_de_20_fletxa_20_19" draw:marker-start-width="0.2cm" draw:marker-end="Extrems_20_de_20_fletxa_20_18" draw:marker-end-width="0.2cm" draw:fill="none" draw:fill-color="#ffffff" draw:textarea-vertical-align="middle" fo:padding-top="0.142cm" fo:padding-bottom="0.142cm" fo:padding-left="0.267cm" fo:padding-right="0.267cm" loext:decorative="false"/>
    </style:style>
    <style:style style:name="gr189" style:family="graphic" style:parent-style-name="standard">
      <style:graphic-properties draw:stroke="none" svg:stroke-width="0.035cm" svg:stroke-color="#999999" draw:marker-start-width="0.2cm" draw:marker-end-width="0.2cm" draw:fill="none" draw:fill-color="#ffffff" fo:min-height="0.319cm" loext:decorative="false"/>
      <style:paragraph-properties style:writing-mode="lr-tb"/>
    </style:style>
    <style:style style:name="gr190"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1" style:family="graphic" style:parent-style-name="objectwithoutfill">
      <style:graphic-properties svg:stroke-width="0.035cm" svg:stroke-color="#808080" draw:marker-start="Extrems_20_de_20_fletxa_20_30" draw:marker-start-width="0.2cm" draw:marker-end="Extrems_20_de_20_fletxa_20_29" draw:marker-end-width="0.2cm" draw:fill="none" draw:fill-color="#ffffff" draw:textarea-vertical-align="middle" fo:padding-top="0.142cm" fo:padding-bottom="0.142cm" fo:padding-left="0.267cm" fo:padding-right="0.267cm" loext:decorative="false"/>
    </style:style>
    <style:style style:name="gr192"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3"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4" style:family="graphic" style:parent-style-name="objectwithoutfill">
      <style:graphic-properties svg:stroke-width="0.035cm" svg:stroke-color="#999999" draw:marker-start="Extrems_20_de_20_fletxa_20_36" draw:marker-start-width="0.2cm" draw:marker-end="Extrems_20_de_20_fletxa_20_37" draw:marker-end-width="0.2cm" draw:fill="none" draw:fill-color="#ffffff" draw:textarea-vertical-align="middle" fo:padding-top="0.142cm" fo:padding-bottom="0.142cm" fo:padding-left="0.267cm" fo:padding-right="0.267cm" loext:decorative="false"/>
    </style:style>
    <style:style style:name="gr195" style:family="graphic" style:parent-style-name="standard" style:list-style-name="L1">
      <style:graphic-properties draw:stroke="solid" svg:stroke-width="0.035cm" svg:stroke-color="#80808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196" style:family="graphic" style:parent-style-name="objectwithoutfill">
      <style:graphic-properties svg:stroke-width="0.035cm" svg:stroke-color="#000000" draw:marker-start="Extrems_20_de_20_fletxa_20_86" draw:marker-start-width="0.2cm" draw:marker-end="Extrems_20_de_20_fletxa_20_87" draw:marker-end-width="0.2cm" draw:fill="none" draw:fill-color="#ffffff" draw:textarea-vertical-align="middle" fo:padding-top="0.142cm" fo:padding-bottom="0.142cm" fo:padding-left="0.267cm" fo:padding-right="0.267cm" loext:decorative="false"/>
    </style:style>
    <style:style style:name="gr197" style:family="graphic" style:parent-style-name="objectwithoutfill">
      <style:graphic-properties svg:stroke-width="0.035cm" svg:stroke-color="#000000" draw:marker-start="Extrems_20_de_20_fletxa_20_34" draw:marker-start-width="0.2cm" draw:marker-end="Extrems_20_de_20_fletxa_20_35" draw:marker-end-width="0.2cm" draw:fill="none" draw:fill-color="#ffffff" draw:textarea-vertical-align="middle" fo:padding-top="0.142cm" fo:padding-bottom="0.142cm" fo:padding-left="0.267cm" fo:padding-right="0.267cm" loext:decorative="false"/>
    </style:style>
    <style:style style:name="gr198" style:family="graphic" style:parent-style-name="standard" style:list-style-name="L1">
      <style:graphic-properties draw:stroke="none" svg:stroke-width="0.035cm" svg:stroke-color="#999999" draw:marker-start-width="0.2cm" draw:marker-end-width="0.2cm" draw:fill="none" draw:fill-color="#ffffff" fo:min-height="0.319cm" loext:decorative="false"/>
      <style:paragraph-properties style:writing-mode="lr-tb"/>
    </style:style>
    <style:style style:name="gr199" style:family="graphic" style:parent-style-name="objectwithoutfill">
      <style:graphic-properties svg:stroke-width="0.035cm" svg:stroke-color="#808080" draw:marker-start="Extrems_20_de_20_fletxa_20_31" draw:marker-start-width="0.2cm" draw:marker-end="Extrems_20_de_20_fletxa_20_32" draw:marker-end-width="0.2cm" draw:fill="none" draw:fill-color="#ffffff" draw:textarea-vertical-align="middle" fo:padding-top="0.142cm" fo:padding-bottom="0.142cm" fo:padding-left="0.267cm" fo:padding-right="0.267cm" loext:decorative="false"/>
    </style:style>
    <style:style style:name="gr200" style:family="graphic" style:parent-style-name="objectwithoutfill">
      <style:graphic-properties svg:stroke-width="0.035cm" svg:stroke-color="#808080" draw:marker-start="Extrems_20_de_20_fletxa_20_94" draw:marker-start-width="0.2cm" draw:marker-end="Extrems_20_de_20_fletxa_20_95" draw:marker-end-width="0.2cm" draw:fill="none" draw:fill-color="#ffffff" draw:textarea-vertical-align="middle" fo:padding-top="0.142cm" fo:padding-bottom="0.142cm" fo:padding-left="0.267cm" fo:padding-right="0.267cm" loext:decorative="false"/>
    </style:style>
    <style:style style:name="gr2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02" style:family="graphic" style:parent-style-name="objectwithoutfill">
      <style:graphic-properties svg:stroke-width="0.035cm" svg:stroke-color="#000000" draw:marker-start="Extrems_20_de_20_fletxa_20_78" draw:marker-start-width="0.2cm" draw:marker-end="Extrems_20_de_20_fletxa_20_79" draw:marker-end-width="0.2cm" draw:fill="none" draw:fill-color="#ffffff" draw:textarea-vertical-align="middle" fo:padding-top="0.142cm" fo:padding-bottom="0.142cm" fo:padding-left="0.267cm" fo:padding-right="0.267cm" loext:decorative="false"/>
    </style:style>
    <style:style style:name="gr203" style:family="graphic" style:parent-style-name="objectwithoutfill">
      <style:graphic-properties svg:stroke-width="0.035cm" svg:stroke-color="#000000" draw:marker-start="Extrems_20_de_20_fletxa_20_80" draw:marker-start-width="0.2cm" draw:marker-end="Extrems_20_de_20_fletxa_20_81" draw:marker-end-width="0.2cm" draw:fill="none" draw:fill-color="#ffffff" draw:textarea-vertical-align="middle" fo:padding-top="0.142cm" fo:padding-bottom="0.142cm" fo:padding-left="0.267cm" fo:padding-right="0.267cm" loext:decorative="false"/>
    </style:style>
    <style:style style:name="gr204" style:family="graphic" style:parent-style-name="objectwithoutfill">
      <style:graphic-properties svg:stroke-width="0.035cm" svg:stroke-color="#000000" draw:marker-start="Extrems_20_de_20_fletxa_20_38" draw:marker-start-width="0.2cm" draw:marker-end="Extrems_20_de_20_fletxa_20_39" draw:marker-end-width="0.2cm" draw:fill="none" draw:fill-color="#ffffff" draw:textarea-vertical-align="middle" fo:padding-top="0.142cm" fo:padding-bottom="0.142cm" fo:padding-left="0.267cm" fo:padding-right="0.267cm" loext:decorative="false"/>
    </style:style>
    <style:style style:name="gr205" style:family="graphic" style:parent-style-name="objectwithoutfill">
      <style:graphic-properties svg:stroke-width="0.035cm" svg:stroke-color="#000000" draw:marker-start="Extrems_20_de_20_fletxa_20_90" draw:marker-start-width="0.2cm" draw:marker-end="Extrems_20_de_20_fletxa_20_91" draw:marker-end-width="0.2cm" draw:fill="none" draw:fill-color="#ffffff" draw:textarea-vertical-align="middle" fo:padding-top="0.142cm" fo:padding-bottom="0.142cm" fo:padding-left="0.267cm" fo:padding-right="0.267cm" loext:decorative="false"/>
    </style:style>
    <style:style style:name="gr206" style:family="graphic" style:parent-style-name="standard" style:list-style-name="L1">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2cm" fo:min-width="2.37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07" style:family="graphic" style:parent-style-name="standard">
      <style:graphic-properties draw:stroke="none" svg:stroke-width="0.035cm" svg:stroke-color="#808080" draw:marker-start-width="0.2cm" draw:marker-end-width="0.2cm" draw:fill="none" draw:fill-color="#ffffff" fo:min-height="0.419cm" loext:decorative="false"/>
      <style:paragraph-properties style:writing-mode="lr-tb"/>
    </style:style>
    <style:style style:name="gr208" style:family="graphic" style:parent-style-name="objectwithoutfill">
      <style:graphic-properties svg:stroke-width="0.035cm" svg:stroke-color="#000000" draw:marker-start="Extrems_20_de_20_fletxa_20_17" draw:marker-start-width="0.252cm" draw:marker-end="Extrems_20_de_20_fletxa_20_16" draw:marker-end-width="0.352cm" draw:fill="none" draw:fill-color="#ffffff" draw:textarea-vertical-align="middle" fo:padding-top="0.142cm" fo:padding-bottom="0.142cm" fo:padding-left="0.267cm" fo:padding-right="0.267cm" loext:decorative="false"/>
    </style:style>
    <style:style style:name="gr209" style:family="graphic" style:parent-style-name="objectwithoutfill">
      <style:graphic-properties svg:stroke-width="0.035cm" svg:stroke-color="#000000" draw:marker-start="Extrems_20_de_20_fletxa_20_31" draw:marker-start-width="0.252cm" draw:marker-end="Extrems_20_de_20_fletxa_20_32" draw:marker-end-width="0.352cm" draw:fill="none" draw:fill-color="#ffffff" draw:textarea-vertical-align="middle" fo:padding-top="0.142cm" fo:padding-bottom="0.142cm" fo:padding-left="0.267cm" fo:padding-right="0.267cm" loext:decorative="false"/>
    </style:style>
    <style:style style:name="gr210" style:family="graphic" style:parent-style-name="standard">
      <style:graphic-properties svg:stroke-color="#000000" draw:marker-start-width="0.2cm" draw:marker-end-width="0.2cm" draw:fill="solid" draw:fill-color="#ffffff" loext:fill-use-slide-background="false" draw:textarea-horizontal-align="justify" draw:textarea-vertical-align="middle" draw:auto-grow-height="false" fo:min-height="0.49cm" fo:min-width="2.23cm" style:writing-mode="lr-tb" loext:decorative="false"/>
      <style:paragraph-properties style:writing-mode="lr-tb"/>
    </style:style>
    <style:style style:name="gr211" style:family="graphic" style:parent-style-name="objectwithoutfill">
      <style:graphic-properties svg:stroke-width="0.028cm" svg:stroke-color="#000000" draw:marker-start="CF_20_Zero_20_Many" draw:marker-start-width="0.2cm" draw:marker-end="CF_20_One" draw:marker-end-width="0.2cm" svg:stroke-linecap="round" draw:fill="none" draw:textarea-vertical-align="bottom" fo:padding-top="0.139cm" fo:padding-bottom="0.139cm" fo:padding-left="0.264cm" fo:padding-right="0.264cm" loext:decorative="false"/>
    </style:style>
    <style:style style:name="gr212" style:family="graphic" style:parent-style-name="objectwithoutfill">
      <style:graphic-properties svg:stroke-width="0.04cm" svg:stroke-color="#000000" draw:marker-start="Extrems_20_de_20_fletxa_20_22" draw:marker-start-width="0.2cm" draw:marker-end="Extrems_20_de_20_fletxa_20_21" draw:marker-end-width="0.2cm" draw:fill="none" draw:fill-color="#ffffff" draw:textarea-vertical-align="middle" fo:padding-top="0.144cm" fo:padding-bottom="0.144cm" fo:padding-left="0.269cm" fo:padding-right="0.269cm" loext:decorative="false"/>
    </style:style>
    <style:style style:name="gr213" style:family="graphic" style:parent-style-name="standard">
      <style:graphic-properties draw:stroke="dash" draw:stroke-dash="Double_20_Dash" svg:stroke-width="0.04cm" svg:stroke-color="#000000" draw:marker-start-width="0.2cm" draw:marker-end-width="0.2cm" svg:stroke-linecap="butt"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4" style:family="graphic" style:parent-style-name="standard" style:list-style-name="L1">
      <style:graphic-properties draw:stroke="dash" draw:stroke-dash="Double_20_Dash" svg:stroke-width="0.04cm" svg:stroke-color="#000000" draw:marker-start-width="0.2cm" draw:marker-end-width="0.2cm" svg:stroke-linecap="butt"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5" style:family="graphic" style:parent-style-name="standard">
      <style:graphic-properties svg:stroke-width="0.04cm" svg:stroke-color="#000000" draw:marker-start-width="0.2cm" draw:marker-end-width="0.2cm" draw:fill="solid" draw:fill-color="#ffffff" loext:fill-use-slide-background="false" draw:textarea-horizontal-align="justify" draw:textarea-vertical-align="middle" draw:auto-grow-height="false" fo:min-height="0.49cm" fo:min-width="2.23cm" fo:padding-top="0.145cm" fo:padding-bottom="0.145cm" fo:padding-left="0.27cm" fo:padding-right="0.27cm" style:writing-mode="lr-tb" loext:decorative="false"/>
      <style:paragraph-properties style:writing-mode="lr-tb"/>
    </style:style>
    <style:style style:name="gr216" style:family="graphic" style:parent-style-name="objectwithoutfill">
      <style:graphic-properties svg:stroke-width="0.04cm" svg:stroke-color="#000000" draw:marker-start="CF_20_Zero_20_Many" draw:marker-start-width="0.2cm" draw:marker-end="CF_20_One" draw:marker-end-width="0.2cm" draw:fill="none" draw:fill-color="#ffffff" draw:textarea-vertical-align="middle" fo:padding-top="0.145cm" fo:padding-bottom="0.145cm" fo:padding-left="0.27cm" fo:padding-right="0.27cm" loext:decorative="false"/>
    </style:style>
    <style:style style:name="gr217" style:family="graphic" style:parent-style-name="objectwithoutfill">
      <style:graphic-properties svg:stroke-width="0.04cm" svg:stroke-color="#000000" draw:marker-start="CF_20_Zero_20_Many" draw:marker-start-width="0.2cm" draw:marker-end="CF_20_One" draw:marker-end-width="0.2cm" svg:stroke-linecap="round" draw:fill="none" draw:textarea-vertical-align="bottom" fo:padding-top="0.145cm" fo:padding-bottom="0.145cm" fo:padding-left="0.27cm" fo:padding-right="0.27cm" loext:decorative="false"/>
    </style:style>
    <style:style style:name="gr2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06cm" fo:min-width="0cm" fo:padding-top="0.142cm" fo:padding-bottom="0.142cm" fo:padding-left="0.267cm" fo:padding-right="0.267cm" style:writing-mode="lr-tb" loext:decorative="false"/>
      <style:paragraph-properties style:writing-mode="lr-tb"/>
    </style:style>
    <style:style style:name="gr219"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456cm" fo:min-width="2.197cm" fo:padding-top="0.142cm" fo:padding-bottom="0.142cm" fo:padding-left="0.267cm" fo:padding-right="0.267cm" style:writing-mode="lr-tb" loext:decorative="false"/>
      <style:paragraph-properties style:writing-mode="lr-tb"/>
    </style:style>
    <style:style style:name="gr220"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0.456cm" fo:min-width="2.196cm" fo:padding-top="0.142cm" fo:padding-bottom="0.142cm" fo:padding-left="0.267cm" fo:padding-right="0.267cm" style:writing-mode="lr-tb" loext:decorative="false"/>
      <style:paragraph-properties style:writing-mode="lr-tb"/>
    </style:style>
    <style:style style:name="gr2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207cm" fo:min-width="0cm" fo:padding-top="0.142cm" fo:padding-bottom="0.142cm" fo:padding-left="0.267cm" fo:padding-right="0.267cm" style:writing-mode="lr-tb" loext:decorative="false"/>
      <style:paragraph-properties style:writing-mode="lr-tb"/>
    </style:style>
    <style:style style:name="gr22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456cm" fo:min-width="2.386cm" fo:padding-top="0.142cm" fo:padding-bottom="0.142cm" fo:padding-left="0.267cm" fo:padding-right="0.267cm" fo:wrap-option="wrap" draw:shadow="hidden" draw:shadow-offset-x="0.2cm" draw:shadow-offset-y="0.2cm" draw:shadow-color="#808080" style:writing-mode="lr-tb" loext:decorative="false"/>
      <style:paragraph-properties style:writing-mode="lr-tb"/>
    </style:style>
    <style:style style:name="gr223" style:family="graphic" style:parent-style-name="standard">
      <style:graphic-properties svg:stroke-width="0.035cm" svg:stroke-color="#000000" draw:marker-start-width="0.2cm" draw:marker-end-width="0.2cm" draw:fill="solid" draw:fill-color="#ffffff" loext:fill-use-slide-background="false" draw:textarea-horizontal-align="justify" draw:textarea-vertical-align="middle" draw:auto-grow-height="false" fo:min-height="0.456cm" fo:min-width="2.196cm" fo:padding-top="0.142cm" fo:padding-bottom="0.142cm" fo:padding-left="0.267cm" fo:padding-right="0.267cm" style:writing-mode="lr-tb" loext:decorative="false"/>
      <style:paragraph-properties style:writing-mode="lr-tb"/>
    </style:style>
    <style:style style:name="gr224" style:family="graphic" style:parent-style-name="objectwithoutfill">
      <style:graphic-properties svg:stroke-width="0.035cm" svg:stroke-color="#000000" draw:marker-start="CF_20_Many_20_One" draw:marker-start-width="0.2cm" draw:marker-end="CF_20_One" draw:marker-end-width="0.2cm" svg:stroke-linecap="round" draw:fill="none" draw:textarea-vertical-align="bottom" fo:padding-top="0.142cm" fo:padding-bottom="0.142cm" fo:padding-left="0.267cm" fo:padding-right="0.267cm" loext:decorative="false"/>
    </style:style>
    <style:style style:name="gr225" style:family="graphic" style:parent-style-name="objectwithoutfill">
      <style:graphic-properties svg:stroke-width="0.035cm" svg:stroke-color="#000000" draw:marker-start="CF_20_Zero_20_Many" draw:marker-start-width="0.2cm" draw:marker-end="CF_20_One" draw:marker-end-width="0.2cm" svg:stroke-linecap="round" draw:fill="none" draw:textarea-vertical-align="bottom" fo:padding-top="0.142cm" fo:padding-bottom="0.142cm" fo:padding-left="0.267cm" fo:padding-right="0.267cm" loext:decorative="false"/>
    </style:style>
    <style:style style:name="gr226" style:family="graphic" style:parent-style-name="objectwithoutfill">
      <style:graphic-properties svg:stroke-width="0.035cm" svg:stroke-color="#000000" draw:marker-start="CF_20_Zero_20_Many" draw:marker-start-width="0.2cm" draw:marker-end="CF_20_One" draw:marker-end-width="0.2cm" draw:fill="none" draw:fill-color="#ffffff" draw:textarea-vertical-align="middle" fo:padding-top="0.142cm" fo:padding-bottom="0.142cm" fo:padding-left="0.267cm" fo:padding-right="0.267cm" loext:decorative="false"/>
    </style:style>
    <style:style style:name="gr227" style:family="graphic" style:parent-style-name="standard" style:list-style-name="L1">
      <style:graphic-properties draw:stroke="solid" svg:stroke-width="0.04cm" svg:stroke-color="#000000" draw:marker-start="" draw:marker-start-width="0.2cm" draw:marker-start-center="false" draw:marker-end="" draw:marker-end-width="0.2cm" draw:marker-end-center="false" draw:fill="solid" draw:fill-color="#ffffff" loext:fill-use-slide-background="false" draw:textarea-horizontal-align="justify" draw:textarea-vertical-align="middle" draw:auto-grow-height="false" fo:min-height="0.49cm" fo:min-width="2.23cm" fo:padding-top="0.145cm" fo:padding-bottom="0.145cm" fo:padding-left="0.27cm" fo:padding-right="0.27cm" fo:wrap-option="wrap" draw:shadow="hidden" draw:shadow-offset-x="0.2cm" draw:shadow-offset-y="0.2cm" draw:shadow-color="#808080" style:writing-mode="lr-tb" loext:decorative="false"/>
      <style:paragraph-properties style:writing-mode="lr-tb"/>
    </style:style>
    <style:style style:name="gr228" style:family="graphic" style:parent-style-name="objectwithoutfill">
      <style:graphic-properties svg:stroke-width="0.035cm" svg:stroke-color="#000000" draw:marker-start="Extrems_20_de_20_fletxa_20_33" draw:marker-start-width="0.2cm" draw:marker-end="Extrems_20_de_20_fletxa_20_33" draw:marker-end-width="0.2cm" draw:fill="none" draw:fill-color="#ffffff" draw:textarea-vertical-align="middle" fo:padding-top="0.142cm" fo:padding-bottom="0.142cm" fo:padding-left="0.267cm" fo:padding-right="0.267cm" loext:decorative="false"/>
    </style:style>
    <style:style style:name="gr229" style:family="graphic" style:parent-style-name="objectwithoutfill">
      <style:graphic-properties svg:stroke-width="0.04cm" svg:stroke-color="#000000" draw:marker-start="CF_20_Zero_20_Many" draw:marker-start-width="0.2cm" draw:marker-end="CF_20_Zero_20_One" draw:marker-end-width="0.2cm" draw:fill="none" draw:fill-color="#ffffff" draw:textarea-vertical-align="middle" fo:padding-top="0.145cm" fo:padding-bottom="0.145cm" fo:padding-left="0.27cm" fo:padding-right="0.27cm" loext:decorative="false"/>
      <style:paragraph-properties style:writing-mode="lr-tb"/>
    </style:style>
    <style:style style:name="gr230"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top" draw:auto-grow-height="false" fo:min-height="6.034cm" fo:min-width="10.734cm" fo:padding-top="0.142cm" fo:padding-bottom="0.142cm" fo:padding-left="0.267cm" fo:padding-right="0.267cm" style:protect="position size" style:writing-mode="lr-tb" loext:decorative="false"/>
      <style:paragraph-properties style:writing-mode="lr-tb"/>
    </style:style>
    <style:style style:name="gr231"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top" draw:auto-grow-height="false" fo:min-height="6.034cm" fo:min-width="10.784cm" fo:padding-top="0.142cm" fo:padding-bottom="0.142cm" fo:padding-left="0.267cm" fo:padding-right="0.267cm" style:protect="position size" style:writing-mode="lr-tb" loext:decorative="false"/>
      <style:paragraph-properties style:writing-mode="lr-tb"/>
    </style:style>
    <style:style style:name="gr232" style:family="graphic" style:parent-style-name="standard">
      <style:graphic-properties svg:stroke-width="0.035cm" svg:stroke-color="#000000" draw:marker-start-width="0.252cm" draw:marker-end-width="0.252cm" draw:fill="none" draw:fill-color="#ffffff" loext:fill-use-slide-background="false" draw:textarea-horizontal-align="justify" draw:textarea-vertical-align="top" draw:auto-grow-height="false" fo:min-height="7.838cm" fo:min-width="10.338cm" fo:padding-top="0.142cm" fo:padding-bottom="0.142cm" fo:padding-left="0.267cm" fo:padding-right="0.267cm" style:protect="position size" style:writing-mode="lr-tb" loext:decorative="false"/>
      <style:paragraph-properties style:writing-mode="lr-tb"/>
    </style:style>
    <style:style style:name="gr233"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748cm" fo:min-width="2.248cm" fo:padding-top="0.142cm" fo:padding-bottom="0.142cm" fo:padding-left="0.267cm" fo:padding-right="0.267cm" style:protect="position size" style:writing-mode="lr-tb" loext:decorative="false"/>
      <style:paragraph-properties style:writing-mode="lr-tb"/>
    </style:style>
    <style:style style:name="gr234"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4.174cm" fo:min-width="2.174cm" fo:padding-top="0.142cm" fo:padding-bottom="0.142cm" fo:padding-left="0.267cm" fo:padding-right="0.267cm" style:protect="position size" style:writing-mode="lr-tb" loext:decorative="false"/>
      <style:paragraph-properties style:writing-mode="lr-tb"/>
    </style:style>
    <style:style style:name="gr235"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4.174cm" fo:min-width="2.174cm" fo:padding-top="0.142cm" fo:padding-bottom="0.142cm" fo:padding-left="0.267cm" fo:padding-right="0.267cm" style:writing-mode="lr-tb" loext:decorative="false"/>
      <style:paragraph-properties style:writing-mode="lr-tb"/>
    </style:style>
    <style:style style:name="gr236" style:family="graphic" style:parent-style-name="objectwithoutfill">
      <style:graphic-properties svg:stroke-width="0.06cm" svg:stroke-color="#000000" draw:marker-start="Extrems_20_de_20_fletxa_20_102" draw:marker-start-width="0.3cm" draw:marker-end="Extrems_20_de_20_fletxa_20_103" draw:marker-end-width="0.3cm" draw:fill="none" draw:textarea-vertical-align="middle" fo:padding-top="0.155cm" fo:padding-bottom="0.155cm" fo:padding-left="0.28cm" fo:padding-right="0.28cm" style:protect="position size" loext:decorative="false"/>
    </style:style>
    <style:style style:name="gr237" style:family="graphic" style:parent-style-name="objectwithoutfill">
      <style:graphic-properties svg:stroke-width="0.06cm" svg:stroke-color="#000000" draw:marker-start="Extrems_20_de_20_fletxa_20_102" draw:marker-start-width="0.3cm" draw:marker-end="Extrems_20_de_20_fletxa_20_103" draw:marker-end-width="0.3cm" draw:fill="none" draw:textarea-vertical-align="middle" fo:padding-top="0.155cm" fo:padding-bottom="0.155cm" fo:padding-left="0.28cm" fo:padding-right="0.28cm" loext:decorative="false"/>
    </style:style>
    <style:style style:name="gr238"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top" draw:auto-grow-height="false" fo:min-height="8.234cm" fo:min-width="6.234cm" fo:padding-top="0.142cm" fo:padding-bottom="0.142cm" fo:padding-left="0.267cm" fo:padding-right="0.267cm" style:protect="position size" style:writing-mode="lr-tb" loext:decorative="false"/>
      <style:paragraph-properties style:writing-mode="lr-tb"/>
    </style:style>
    <style:style style:name="gr239" style:family="graphic" style:parent-style-name="standard">
      <style:graphic-properties svg:stroke-width="0.035cm" svg:stroke-color="#000000" draw:marker-start-width="0.252cm" draw:marker-end-width="0.252cm" draw:fill="none" draw:fill-color="#ffffff" loext:fill-use-slide-background="false" draw:textarea-horizontal-align="justify" draw:textarea-vertical-align="top" draw:auto-grow-height="false" fo:min-height="9.734cm" fo:min-width="6.234cm" fo:padding-top="0.142cm" fo:padding-bottom="0.142cm" fo:padding-left="0.267cm" fo:padding-right="0.267cm" style:protect="position size" style:writing-mode="lr-tb" loext:decorative="false"/>
      <style:paragraph-properties style:writing-mode="lr-tb"/>
    </style:style>
    <style:style style:name="gr240"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053cm" fo:min-width="2.822cm" fo:padding-top="0.142cm" fo:padding-bottom="0.142cm" fo:padding-left="0.267cm" fo:padding-right="0.267cm" style:protect="position size" style:writing-mode="lr-tb" loext:decorative="false"/>
      <style:paragraph-properties style:writing-mode="lr-tb"/>
    </style:style>
    <style:style style:name="gr241"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07cm" fo:min-width="2.82cm" fo:padding-top="0.142cm" fo:padding-bottom="0.142cm" fo:padding-left="0.267cm" fo:padding-right="0.267cm" style:protect="position size" style:writing-mode="lr-tb" loext:decorative="false"/>
      <style:paragraph-properties style:writing-mode="lr-tb"/>
    </style:style>
    <style:style style:name="gr242"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07cm" fo:min-width="6.26cm" fo:padding-top="0.142cm" fo:padding-bottom="0.142cm" fo:padding-left="0.267cm" fo:padding-right="0.267cm" style:protect="position size" style:writing-mode="lr-tb" loext:decorative="false"/>
      <style:paragraph-properties style:writing-mode="lr-tb"/>
    </style:style>
    <style:style style:name="gr243"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07cm" fo:min-width="6.35cm" fo:padding-top="0.142cm" fo:padding-bottom="0.142cm" fo:padding-left="0.267cm" fo:padding-right="0.267cm" style:protect="position size" style:writing-mode="lr-tb" loext:decorative="false"/>
      <style:paragraph-properties style:writing-mode="lr-tb"/>
    </style:style>
    <style:style style:name="gr244" style:family="graphic" style:parent-style-name="standard">
      <style:graphic-properties svg:stroke-width="0.035cm" svg:stroke-color="#000000" draw:marker-start-width="0.252cm" draw:marker-end-width="0.252cm" draw:fill="solid" draw:fill-color="#ffffff" loext:fill-use-slide-background="false" draw:textarea-horizontal-align="justify" draw:textarea-vertical-align="middle" draw:auto-grow-height="false" fo:min-height="1.069cm" fo:min-width="6.35cm" fo:padding-top="0.142cm" fo:padding-bottom="0.142cm" fo:padding-left="0.267cm" fo:padding-right="0.267cm" style:protect="position size" style:writing-mode="lr-tb" loext:decorative="false"/>
      <style:paragraph-properties style:writing-mode="lr-tb"/>
    </style:style>
    <style:style style:name="P1" style:family="paragraph">
      <style:paragraph-properties fo:text-align="center"/>
      <style:text-properties style:font-name="Arial" fo:font-size="9pt" style:font-size-asian="9pt" style:font-size-complex="9pt"/>
    </style:style>
    <style:style style:name="P2" style:family="paragraph">
      <loext:graphic-properties draw:fill="solid" draw:fill-color="#ffffff"/>
      <style:paragraph-properties fo:text-align="center" style:writing-mode="lr-tb"/>
      <style:text-properties style:font-name="Arial" fo:font-size="9pt" style:font-size-asian="9pt" style:font-size-complex="9pt"/>
    </style:style>
    <style:style style:name="P3" style:family="paragraph">
      <loext:graphic-properties draw:fill="none"/>
      <style:paragraph-properties fo:text-align="center"/>
    </style:style>
    <style:style style:name="P4" style:family="paragraph">
      <style:paragraph-properties fo:text-align="start"/>
      <style:text-properties style:font-name="Arial" fo:font-size="8pt" style:font-size-asian="8pt" style:font-size-complex="8pt"/>
    </style:style>
    <style:style style:name="P5" style:family="paragraph">
      <loext:graphic-properties draw:fill="solid" draw:fill-color="#ffffff"/>
      <style:paragraph-properties fo:text-align="start" style:writing-mode="lr-tb"/>
      <style:text-properties style:font-name="Arial" fo:font-size="8pt" style:font-size-asian="8pt" style:font-size-complex="8pt"/>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text-align="center"/>
      <style:text-properties style:font-name="Arial" fo:font-size="8pt" style:font-size-asian="8pt" style:font-size-complex="8pt"/>
    </style:style>
    <style:style style:name="P9" style:family="paragraph">
      <loext:graphic-properties draw:fill="none"/>
      <style:paragraph-properties fo:text-align="center"/>
      <style:text-properties style:font-name="Arial" fo:font-size="7pt" style:font-size-asian="7pt" style:font-size-complex="7pt"/>
    </style:style>
    <style:style style:name="P10" style:family="paragraph">
      <loext:graphic-properties draw:fill="none"/>
      <style:paragraph-properties fo:text-align="center"/>
      <style:text-properties fo:font-size="8pt" style:font-size-asian="8pt" style:font-size-complex="8pt"/>
    </style:style>
    <style:style style:name="P11" style:family="paragraph">
      <loext:graphic-properties draw:fill-color="#ffffff"/>
      <style:paragraph-properties fo:text-align="center"/>
    </style:style>
    <style:style style:name="P12" style:family="paragraph">
      <loext:graphic-properties draw:fill="none" draw:fill-color="#ffffff"/>
      <style:paragraph-properties fo:text-align="center"/>
    </style:style>
    <style:style style:name="P13" style:family="paragraph">
      <loext:graphic-properties draw:fill="solid" draw:fill-color="#ffffff"/>
      <style:paragraph-properties fo:text-align="cente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style>
    <style:style style:name="P16" style:family="paragraph">
      <loext:graphic-properties draw:fill="none" draw:fill-color="#ffffff"/>
    </style:style>
    <style:style style:name="P17" style:family="paragraph">
      <style:paragraph-properties fo:margin-left="0cm" fo:margin-right="0cm" fo:margin-top="0cm" fo:margin-bottom="0cm" fo:line-height="100%" fo:text-align="center" fo:text-indent="0cm"/>
      <style:text-properties fo:font-size="12pt" fo:font-weight="bold"/>
    </style:style>
    <style:style style:name="P18" style:family="paragraph">
      <loext:graphic-properties draw:fill="solid" draw:fill-color="#ffffff"/>
      <style:paragraph-properties fo:margin-left="0cm" fo:margin-right="0cm" fo:margin-top="0cm" fo:margin-bottom="0cm" fo:line-height="100%" fo:text-align="center" fo:text-indent="0cm" style:writing-mode="lr-tb"/>
      <style:text-properties fo:font-size="12pt" fo:font-weight="bold"/>
    </style:style>
    <style:style style:name="P19" style:family="paragraph">
      <loext:graphic-properties draw:fill="solid" draw:fill-color="#ffffff"/>
      <style:paragraph-properties fo:text-align="center"/>
      <style:text-properties fo:font-size="12pt" fo:font-weight="bold"/>
    </style:style>
    <style:style style:name="P20" style:family="paragraph">
      <style:paragraph-properties fo:text-align="center"/>
      <style:text-properties fo:font-size="12pt" fo:font-weight="bold"/>
    </style:style>
    <style:style style:name="P21" style:family="paragraph">
      <loext:graphic-properties draw:fill-color="#ffffff" draw:opacity="50%"/>
      <style:paragraph-properties fo:text-align="center" style:writing-mode="lr-tb"/>
      <style:text-properties fo:font-size="12pt" fo:font-weight="bold"/>
    </style:style>
    <style:style style:name="P22" style:family="paragraph">
      <style:paragraph-properties fo:text-align="center"/>
      <style:text-properties fo:font-size="12pt" fo:font-weight="bold" style:font-size-asian="12pt" style:font-weight-asian="bold" style:font-size-complex="12pt" style:font-weight-complex="bold"/>
    </style:style>
    <style:style style:name="P23" style:family="paragraph">
      <loext:graphic-properties draw:fill="solid" draw:fill-color="#ffffff"/>
      <style:paragraph-properties fo:text-align="center" style:writing-mode="lr-tb"/>
      <style:text-properties fo:font-size="12pt" fo:font-weight="bold" style:font-size-asian="12pt" style:font-weight-asian="bold" style:font-size-complex="12pt" style:font-weight-complex="bold"/>
    </style:style>
    <style:style style:name="P24" style:family="paragraph">
      <style:paragraph-properties fo:text-align="center"/>
      <style:text-properties style:font-name="Arial" fo:font-size="12pt"/>
    </style:style>
    <style:style style:name="P25" style:family="paragraph">
      <loext:graphic-properties draw:fill="solid" draw:fill-color="#ffffff"/>
      <style:paragraph-properties fo:text-align="center" style:writing-mode="lr-tb"/>
      <style:text-properties style:font-name="Arial" fo:font-size="12pt"/>
    </style:style>
    <style:style style:name="P26" style:family="paragraph">
      <style:paragraph-properties fo:text-align="center"/>
      <style:text-properties fo:font-size="12pt" style:font-size-asian="12pt" style:font-size-complex="12pt"/>
    </style:style>
    <style:style style:name="P27" style:family="paragraph">
      <loext:graphic-properties draw:fill="none" draw:fill-color="#ffffff"/>
      <style:paragraph-properties fo:text-align="center" style:writing-mode="lr-tb"/>
      <style:text-properties fo:font-size="12pt" style:font-size-asian="12pt" style:font-size-complex="12pt"/>
    </style:style>
    <style:style style:name="P2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text-properties fo:font-size="9pt"/>
    </style:style>
    <style:style style:name="P31" style:family="paragraph">
      <loext:graphic-properties draw:fill="none"/>
      <style:paragraph-properties fo:text-align="center"/>
      <style:text-properties fo:color="#808080" loext:opacity="100%" fo:font-size="9pt"/>
    </style:style>
    <style:style style:name="P32" style:family="paragraph">
      <loext:graphic-properties draw:fill="none" draw:fill-color="#ffffff"/>
      <style:text-properties fo:color="#808080" loext:opacity="100%"/>
    </style:style>
    <style:style style:name="P33" style:family="paragraph">
      <style:paragraph-properties fo:text-align="center"/>
      <style:text-properties fo:color="#808080" loext:opacity="100%" style:font-name="Arial" fo:font-size="12pt"/>
    </style:style>
    <style:style style:name="P34" style:family="paragraph">
      <loext:graphic-properties draw:fill="solid" draw:fill-color="#ffffff"/>
      <style:paragraph-properties fo:text-align="center" style:writing-mode="lr-tb"/>
      <style:text-properties fo:color="#808080" loext:opacity="100%" style:font-name="Arial" fo:font-size="12pt"/>
    </style:style>
    <style:style style:name="P35" style:family="paragraph">
      <style:paragraph-properties fo:text-align="center"/>
      <style:text-properties fo:color="#808080" loext:opacity="100%" style:font-name="Arial" fo:font-size="10pt" style:font-size-asian="10pt" style:font-size-complex="10pt"/>
    </style:style>
    <style:style style:name="P36" style:family="paragraph">
      <loext:graphic-properties draw:fill="solid" draw:fill-color="#ffffff"/>
      <style:paragraph-properties fo:text-align="center" style:writing-mode="lr-tb"/>
      <style:text-properties fo:color="#808080" loext:opacity="100%" style:font-name="Arial" fo:font-size="10pt" style:font-size-asian="10pt" style:font-size-complex="10pt"/>
    </style:style>
    <style:style style:name="P37" style:family="paragraph">
      <loext:graphic-properties draw:fill="none" draw:fill-color="#ffffff"/>
      <style:text-properties fo:color="#999999" loext:opacity="100%"/>
    </style:style>
    <style:style style:name="P38" style:family="paragraph">
      <style:paragraph-properties fo:text-align="center"/>
      <style:text-properties fo:color="#808080" loext:opacity="100%" style:font-name="Arial" fo:font-size="11pt" style:font-size-asian="11pt" style:font-size-complex="11pt"/>
    </style:style>
    <style:style style:name="P39" style:family="paragraph">
      <loext:graphic-properties draw:fill="solid" draw:fill-color="#ffffff"/>
      <style:paragraph-properties fo:text-align="center" style:writing-mode="lr-tb"/>
      <style:text-properties fo:color="#808080" loext:opacity="100%" style:font-name="Arial" fo:font-size="11pt" style:font-size-asian="11pt" style:font-size-complex="11pt"/>
    </style:style>
    <style:style style:name="P40" style:family="paragraph">
      <loext:graphic-properties draw:fill="none" draw:fill-color="#ffffff"/>
      <style:paragraph-properties fo:text-align="center"/>
      <style:text-properties fo:color="#808080" loext:opacity="100%"/>
    </style:style>
    <style:style style:name="P41" style:family="paragraph">
      <loext:graphic-properties draw:fill="none"/>
    </style:style>
    <style:style style:name="P42" style:family="paragraph">
      <style:paragraph-properties fo:text-align="center"/>
      <style:text-properties fo:color="#999999" loext:opacity="100%" style:font-name="Arial" fo:font-size="12pt"/>
    </style:style>
    <style:style style:name="P43" style:family="paragraph">
      <loext:graphic-properties draw:fill="solid" draw:fill-color="#ffffff"/>
      <style:paragraph-properties fo:text-align="center" style:writing-mode="lr-tb"/>
      <style:text-properties fo:color="#999999" loext:opacity="100%" style:font-name="Arial" fo:font-size="12pt"/>
    </style:style>
    <style:style style:name="P44" style:family="paragraph">
      <loext:graphic-properties draw:fill="none"/>
      <style:paragraph-properties fo:text-align="center"/>
      <style:text-properties fo:color="#000000" loext:opacity="100%" fo:font-size="9pt"/>
    </style:style>
    <style:style style:name="P45" style:family="paragraph">
      <loext:graphic-properties draw:fill="none" draw:fill-color="#ffffff"/>
      <style:text-properties fo:color="#000000" loext:opacity="100%"/>
    </style:style>
    <style:style style:name="P46" style:family="paragraph">
      <loext:graphic-properties draw:fill="none"/>
      <style:paragraph-properties fo:text-align="center"/>
      <style:text-properties fo:color="#999999" loext:opacity="100%" fo:font-size="9pt"/>
    </style:style>
    <style:style style:name="P47" style:family="paragraph">
      <style:paragraph-properties fo:text-align="center"/>
      <style:text-properties fo:color="#000000" loext:opacity="100%" style:font-name="Arial" fo:font-size="12pt"/>
    </style:style>
    <style:style style:name="P48" style:family="paragraph">
      <loext:graphic-properties draw:fill="solid" draw:fill-color="#ffffff"/>
      <style:paragraph-properties fo:text-align="center" style:writing-mode="lr-tb"/>
      <style:text-properties fo:color="#000000" loext:opacity="100%" style:font-name="Arial" fo:font-size="12pt"/>
    </style:style>
    <style:style style:name="P49" style:family="paragraph">
      <style:paragraph-properties fo:text-align="center"/>
      <style:text-properties fo:color="#000000" loext:opacity="100%" style:font-name="Arial" fo:font-size="9pt" style:font-size-asian="9pt" style:font-size-complex="9pt"/>
    </style:style>
    <style:style style:name="P50" style:family="paragraph">
      <loext:graphic-properties draw:fill="solid" draw:fill-color="#ffffff"/>
      <style:paragraph-properties fo:text-align="center" style:writing-mode="lr-tb"/>
      <style:text-properties fo:color="#000000" loext:opacity="100%" style:font-name="Arial" fo:font-size="9pt" style:font-size-asian="9pt" style:font-size-complex="9pt"/>
    </style:style>
    <style:style style:name="P51" style:family="paragraph">
      <style:paragraph-properties fo:text-align="center"/>
      <style:text-properties fo:color="#999999" loext:opacity="100%" style:font-name="Arial" fo:font-size="11pt" style:font-size-asian="11pt" style:font-size-complex="11pt"/>
    </style:style>
    <style:style style:name="P52" style:family="paragraph">
      <loext:graphic-properties draw:fill="solid" draw:fill-color="#ffffff"/>
      <style:paragraph-properties fo:text-align="center" style:writing-mode="lr-tb"/>
      <style:text-properties fo:color="#999999" loext:opacity="100%" style:font-name="Arial" fo:font-size="11pt" style:font-size-asian="11pt" style:font-size-complex="11pt"/>
    </style:style>
    <style:style style:name="P53" style:family="paragraph">
      <loext:graphic-properties draw:fill="none" draw:fill-color="#ffffff"/>
      <style:paragraph-properties fo:text-align="center"/>
      <style:text-properties fo:color="#999999" loext:opacity="100%"/>
    </style:style>
    <style:style style:name="P54" style:family="paragraph">
      <style:paragraph-properties fo:text-align="center"/>
      <style:text-properties fo:color="#999999" loext:opacity="100%" style:font-name="Arial" fo:font-size="8pt"/>
    </style:style>
    <style:style style:name="P55" style:family="paragraph">
      <loext:graphic-properties draw:fill-color="#ffffff" draw:opacity="0%"/>
      <style:paragraph-properties fo:text-align="center" style:writing-mode="lr-tb"/>
      <style:text-properties fo:color="#999999" loext:opacity="100%" style:font-name="Arial" fo:font-size="8pt"/>
    </style:style>
    <style:style style:name="P56" style:family="paragraph">
      <style:paragraph-properties fo:margin-left="0cm" fo:margin-right="0cm" fo:margin-top="0cm" fo:margin-bottom="0cm" fo:line-height="100%" fo:text-align="center" fo:text-indent="0cm"/>
      <style:text-properties fo:color="#000000" loext:opacity="100%" style:font-name="Arial" fo:font-size="12pt"/>
    </style:style>
    <style:style style:name="P57"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font-name="Arial" fo:font-size="12pt"/>
    </style:style>
    <style:style style:name="P58" style:family="paragraph">
      <style:paragraph-properties fo:margin-left="0cm" fo:margin-right="0cm" fo:margin-top="0cm" fo:margin-bottom="0cm" fo:line-height="100%" fo:text-align="center" fo:text-indent="0cm"/>
      <style:text-properties fo:color="#000000" loext:opacity="100%" style:font-name="Arial" fo:font-size="11pt" style:font-size-asian="11pt" style:font-size-complex="11pt"/>
    </style:style>
    <style:style style:name="P59" style:family="paragraph">
      <loext:graphic-properties draw:fill="solid" draw:fill-color="#ffffff"/>
      <style:paragraph-properties fo:margin-left="0cm" fo:margin-right="0cm" fo:margin-top="0cm" fo:margin-bottom="0cm" fo:line-height="100%" fo:text-align="center" fo:text-indent="0cm" style:writing-mode="lr-tb"/>
      <style:text-properties fo:color="#000000" loext:opacity="100%" style:font-name="Arial" fo:font-size="11pt" style:font-size-asian="11pt" style:font-size-complex="11pt"/>
    </style:style>
    <style:style style:name="P60" style:family="paragraph">
      <loext:graphic-properties draw:fill="none" draw:fill-color="#ffffff"/>
      <style:paragraph-properties fo:text-align="center"/>
      <style:text-properties fo:color="#000000" loext:opacity="100%"/>
    </style:style>
    <style:style style:name="P61" style:family="paragraph">
      <style:paragraph-properties fo:margin-left="0cm" fo:margin-right="0cm" fo:margin-top="0cm" fo:margin-bottom="0cm" fo:line-height="100%" fo:text-align="center" fo:text-indent="0cm"/>
      <style:text-properties fo:color="#808080" loext:opacity="100%" style:font-name="Arial" fo:font-size="12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text-properties fo:color="#808080" loext:opacity="100%" style:font-name="Arial" fo:font-size="12pt"/>
    </style:style>
    <style:style style:name="P63" style:family="paragraph">
      <loext:graphic-properties draw:fill="none"/>
      <style:text-properties fo:color="#808080" loext:opacity="100%"/>
    </style:style>
    <style:style style:name="P64" style:family="paragraph">
      <style:paragraph-properties fo:text-align="center"/>
      <style:text-properties style:font-name="Arial" fo:font-size="10pt" style:font-size-asian="10pt" style:font-size-complex="10pt"/>
    </style:style>
    <style:style style:name="P65" style:family="paragraph">
      <loext:graphic-properties draw:fill="solid" draw:fill-color="#ffffff"/>
      <style:paragraph-properties fo:text-align="center" style:writing-mode="lr-tb"/>
      <style:text-properties style:font-name="Arial" fo:font-size="10pt" style:font-size-asian="10pt" style:font-size-complex="10pt"/>
    </style:style>
    <style:style style:name="P66" style:family="paragraph">
      <style:paragraph-properties fo:text-align="center"/>
      <style:text-properties style:font-name="Arial" fo:font-size="8pt"/>
    </style:style>
    <style:style style:name="P67" style:family="paragraph">
      <loext:graphic-properties draw:fill-color="#ffffff" draw:opacity="0%"/>
      <style:paragraph-properties fo:text-align="center" style:writing-mode="lr-tb"/>
      <style:text-properties style:font-name="Arial" fo:font-size="8pt"/>
    </style:style>
    <style:style style:name="P68" style:family="paragraph">
      <loext:graphic-properties draw:fill="none" draw:fill-color="#ffffff"/>
      <style:text-properties fo:color="#000000" loext:opacity="100%" fo:font-weight="bold" style:font-weight-asian="bold" style:font-weight-complex="bold"/>
    </style:style>
    <style:style style:name="P69" style:family="paragraph">
      <style:paragraph-properties fo:text-align="center"/>
      <style:text-properties fo:color="#808080" loext:opacity="100%" style:font-name="Arial" fo:font-size="8pt"/>
    </style:style>
    <style:style style:name="P70" style:family="paragraph">
      <loext:graphic-properties draw:fill-color="#ffffff" draw:opacity="0%"/>
      <style:paragraph-properties fo:text-align="center" style:writing-mode="lr-tb"/>
      <style:text-properties fo:color="#808080" loext:opacity="100%" style:font-name="Arial" fo:font-size="8pt"/>
    </style:style>
    <style:style style:name="P71"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P7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fo:color="#000000" loext:opacity="100%"/>
    </style:style>
    <style:style style:name="P7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cm" fo:margin-right="0cm" fo:margin-top="0cm" fo:margin-bottom="0cm" fo:line-height="100%" fo:text-indent="0cm"/>
      <style:text-properties fo:color="#808080" loext:opacity="100%"/>
    </style:style>
    <style:style style:name="P8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3" fo:font-size="1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 fo:font-size="10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 fo:font-size="10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6" style:family="paragraph">
      <style:paragraph-properties fo:text-align="center"/>
      <style:text-properties fo:color="#000000" loext:opacity="100%" style:font-name="Arial" fo:font-size="12pt" fo:font-style="normal" fo:font-weight="normal"/>
    </style:style>
    <style:style style:name="P87" style:family="paragraph">
      <loext:graphic-properties draw:fill="solid" draw:fill-color="#ffffff"/>
      <style:paragraph-properties fo:text-align="center" style:writing-mode="lr-tb"/>
      <style:text-properties fo:color="#000000" loext:opacity="100%" style:font-name="Arial" fo:font-size="12pt" fo:font-style="normal" fo:font-weight="normal"/>
    </style:style>
    <style:style style:name="P88" style:family="paragraph">
      <style:paragraph-properties fo:text-align="center"/>
      <style:text-properties fo:color="#808080" loext:opacity="100%" style:font-name="Arial" fo:font-size="12pt" fo:font-style="normal" fo:font-weight="normal"/>
    </style:style>
    <style:style style:name="P89" style:family="paragraph">
      <loext:graphic-properties draw:fill="solid" draw:fill-color="#ffffff"/>
      <style:paragraph-properties fo:text-align="center" style:writing-mode="lr-tb"/>
      <style:text-properties fo:color="#808080" loext:opacity="100%" style:font-name="Arial" fo:font-size="12pt" fo:font-style="normal" fo:font-weight="normal"/>
    </style:style>
    <style:style style:name="P90" style:family="paragraph">
      <style:paragraph-properties fo:text-align="center"/>
      <style:text-properties style:font-name="Arial" fo:font-size="9pt"/>
    </style:style>
    <style:style style:name="P91" style:family="paragraph">
      <loext:graphic-properties draw:fill="solid" draw:fill-color="#ffffff"/>
      <style:paragraph-properties fo:text-align="center" style:writing-mode="lr-tb"/>
      <style:text-properties style:font-name="Arial" fo:font-size="9pt"/>
    </style:style>
    <style:style style:name="P92" style:family="paragraph">
      <style:paragraph-properties fo:margin-left="0cm" fo:margin-right="0cm" fo:margin-top="0cm" fo:margin-bottom="0cm" fo:line-height="100%" fo:text-align="center" fo:text-indent="0cm"/>
      <style:text-properties style:font-name="Arial" fo:font-size="9pt"/>
    </style:style>
    <style:style style:name="P93" style:family="paragraph">
      <loext:graphic-properties draw:fill="solid" draw:fill-color="#ffffff"/>
      <style:paragraph-properties fo:margin-left="0cm" fo:margin-right="0cm" fo:margin-top="0cm" fo:margin-bottom="0cm" fo:line-height="100%" fo:text-align="center" fo:text-indent="0cm" style:writing-mode="lr-tb"/>
      <style:text-properties style:font-name="Arial" fo:font-size="9pt"/>
    </style:style>
    <style:style style:name="P94" style:family="paragraph">
      <style:paragraph-properties fo:text-align="center"/>
      <style:text-properties fo:color="#000000" loext:opacity="100%" style:font-name="Arial" fo:font-size="9pt"/>
    </style:style>
    <style:style style:name="P95" style:family="paragraph">
      <loext:graphic-properties draw:fill="solid" draw:fill-color="#ffffff"/>
      <style:paragraph-properties fo:text-align="center" style:writing-mode="lr-tb"/>
      <style:text-properties fo:color="#000000" loext:opacity="100%" style:font-name="Arial" fo:font-size="9pt"/>
    </style:style>
    <style:style style:name="P96" style:family="paragraph">
      <style:paragraph-properties fo:text-align="center"/>
      <style:text-properties fo:font-size="8pt" style:font-size-asian="8pt" style:font-size-complex="8pt"/>
    </style:style>
    <style:style style:name="P97" style:family="paragraph">
      <loext:graphic-properties draw:fill-color="#ffffff"/>
      <style:paragraph-properties fo:text-align="center" style:writing-mode="lr-tb"/>
      <style:text-properties fo:font-size="8pt" style:font-size-asian="8pt" style:font-size-complex="8pt"/>
    </style:style>
    <style:style style:name="P98" style:family="paragraph">
      <style:paragraph-properties fo:text-align="center"/>
      <style:text-properties fo:font-size="9pt" style:font-size-asian="9pt" style:font-size-complex="9pt"/>
    </style:style>
    <style:style style:name="P99" style:family="paragraph">
      <loext:graphic-properties draw:fill-color="#ffffff"/>
      <style:paragraph-properties fo:text-align="center" style:writing-mode="lr-tb"/>
      <style:text-properties fo:font-size="9pt" style:font-size-asian="9pt" style:font-size-complex="9pt"/>
    </style:style>
    <style:style style:name="P100" style:family="paragraph">
      <style:paragraph-properties fo:text-align="center"/>
      <style:text-properties fo:color="#000000" loext:opacity="100%" style:font-name="Arial" fo:font-size="8pt" style:font-size-asian="8pt" style:font-size-complex="8pt"/>
    </style:style>
    <style:style style:name="P101" style:family="paragraph">
      <loext:graphic-properties draw:fill="solid" draw:fill-color="#ffffff"/>
      <style:paragraph-properties fo:text-align="center" style:writing-mode="lr-tb"/>
      <style:text-properties fo:color="#000000" loext:opacity="100%" style:font-name="Arial" fo:font-size="8pt" style:font-size-asian="8pt" style:font-size-complex="8pt"/>
    </style:style>
    <style:style style:name="P10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4" style:family="paragraph">
      <style:paragraph-properties fo:text-align="center"/>
      <style:text-properties style:font-name="Arial" fo:font-size="14pt" fo:font-weight="bold"/>
    </style:style>
    <style:style style:name="P105" style:family="paragraph">
      <loext:graphic-properties draw:fill="solid" draw:fill-color="#ffffff"/>
      <style:paragraph-properties fo:text-align="center" style:writing-mode="lr-tb"/>
      <style:text-properties style:font-name="Arial" fo:font-size="14pt" fo:font-weight="bold"/>
    </style:style>
    <style:style style:name="P106" style:family="paragraph">
      <style:paragraph-properties fo:text-align="center"/>
      <style:text-properties style:font-name="Arial" fo:font-size="14pt" fo:font-weight="bold" style:font-weight-asian="bold" style:font-weight-complex="bold"/>
    </style:style>
    <style:style style:name="P107" style:family="paragraph">
      <loext:graphic-properties draw:fill="solid" draw:fill-color="#ffffff"/>
      <style:paragraph-properties fo:text-align="center" style:writing-mode="lr-tb"/>
      <style:text-properties style:font-name="Arial" fo:font-size="14pt" fo:font-weight="bold" style:font-weight-asian="bold" style:font-weight-complex="bold"/>
    </style:style>
    <style:style style:name="P108" style:family="paragraph">
      <loext:graphic-properties draw:fill="none" draw:fill-color="#ffffff"/>
      <style:paragraph-properties fo:text-align="center" style:writing-mode="lr-tb"/>
      <style:text-properties style:font-name="Arial" fo:font-size="14pt" fo:font-weight="bold"/>
    </style:style>
    <style:style style:name="P109" style:family="paragraph">
      <loext:graphic-properties draw:fill="none"/>
      <style:paragraph-properties fo:text-align="center"/>
      <style:text-properties style:font-name="Arial" fo:font-size="12pt"/>
    </style:style>
    <style:style style:name="P110" style:family="paragraph">
      <style:paragraph-properties fo:text-align="start"/>
      <style:text-properties style:font-name="Arial" fo:font-size="14pt" fo:font-weight="bold"/>
    </style:style>
    <style:style style:name="P111" style:family="paragraph">
      <loext:graphic-properties draw:fill="solid" draw:fill-color="#ffffff"/>
      <style:paragraph-properties fo:text-align="start" style:writing-mode="lr-tb"/>
      <style:text-properties style:font-name="Arial" fo:font-size="14pt" fo:font-weight="bold"/>
    </style:style>
    <style:style style:name="P112" style:family="paragraph">
      <style:paragraph-properties fo:text-align="end"/>
      <style:text-properties style:font-name="Arial" fo:font-size="14pt" fo:font-weight="bold" style:font-weight-asian="bold" style:font-weight-complex="bold"/>
    </style:style>
    <style:style style:name="P113" style:family="paragraph">
      <loext:graphic-properties draw:fill="solid" draw:fill-color="#ffffff"/>
      <style:paragraph-properties fo:text-align="end" style:writing-mode="lr-tb"/>
      <style:text-properties style:font-name="Arial" fo:font-size="14pt" fo:font-weight="bold" style:font-weight-asian="bold" style:font-weight-complex="bold"/>
    </style:style>
    <style:style style:name="P114" style:family="paragraph">
      <style:paragraph-properties fo:text-align="center"/>
      <style:text-properties style:font-name="Arial" fo:font-size="11pt"/>
    </style:style>
    <style:style style:name="P115" style:family="paragraph">
      <loext:graphic-properties draw:fill="solid" draw:fill-color="#ffffff"/>
      <style:paragraph-properties fo:text-align="center" style:writing-mode="lr-tb"/>
      <style:text-properties style:font-name="Arial" fo:font-size="11pt"/>
    </style:style>
    <style:style style:name="P116" style:family="paragraph">
      <loext:graphic-properties draw:fill="none"/>
      <style:paragraph-properties fo:text-align="center"/>
      <style:text-properties style:font-name="Arial" fo:font-size="11pt"/>
    </style:style>
    <style:style style:name="T1" style:family="text">
      <style:text-properties style:font-name="Arial" fo:font-size="9pt" style:font-size-asian="9pt" style:font-size-complex="9pt"/>
    </style:style>
    <style:style style:name="T2" style:family="text">
      <style:text-properties style:font-name="Arial" fo:font-size="8pt" style:font-size-asian="8pt" style:font-size-complex="8pt"/>
    </style:style>
    <style:style style:name="T3" style:family="text">
      <style:text-properties style:font-name="Arial" fo:font-size="8pt" fo:font-style="italic" style:font-size-asian="8pt" style:font-style-asian="italic" style:font-size-complex="8pt" style:font-style-complex="italic"/>
    </style:style>
    <style:style style:name="T4" style:family="text">
      <style:text-properties style:font-name="Arial" fo:font-size="7pt" style:font-size-asian="7pt" style:font-size-complex="7pt"/>
    </style:style>
    <style:style style:name="T5" style:family="text">
      <style:text-properties style:font-name="Arial" fo:font-size="8pt" fo:font-style="normal" style:font-size-asian="8pt" style:font-style-asian="normal" style:font-size-complex="8pt" style:font-style-complex="normal"/>
    </style:style>
    <style:style style:name="T6" style:family="text">
      <style:text-properties fo:font-size="8pt" style:font-size-asian="8pt" style:font-size-complex="8pt"/>
    </style:style>
    <style:style style:name="T7" style:family="text">
      <style:text-properties style:font-name="Liberation Sans" fo:font-size="8pt" style:font-name-asian="Liberation Sans" style:font-size-asian="8pt" style:font-name-complex="Liberation Sans" style:font-size-complex="8pt"/>
    </style:style>
    <style:style style:name="T8" style:family="text">
      <style:text-properties style:font-name="Liberation Sans3" fo:font-size="8pt" style:font-name-asian="Liberation Sans" style:font-size-asian="8pt" style:font-name-complex="Liberation Sans" style:font-size-complex="8pt"/>
    </style:style>
    <style:style style:name="T9" style:family="text">
      <style:text-properties fo:font-size="12pt" fo:font-weight="bold" style:font-size-asian="12pt" style:font-size-complex="12pt"/>
    </style:style>
    <style:style style:name="T10" style:family="text">
      <style:text-properties fo:font-size="12pt" fo:font-weight="bold"/>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Arial" fo:font-size="12pt"/>
    </style:style>
    <style:style style:name="T13" style:family="text">
      <style:text-properties fo:font-size="12pt" style:font-size-asian="12pt" style:font-size-complex="12pt"/>
    </style:style>
    <style:style style:name="T14"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5" style:family="text">
      <style:text-properties style:font-name="Arial" fo:font-size="8pt"/>
    </style:style>
    <style:style style:name="T16" style:family="text">
      <style:text-properties fo:color="#808080" loext:opacity="100%" style:font-name="Arial" fo:font-size="8pt"/>
    </style:style>
    <style:style style:name="T17" style:family="text">
      <style:text-properties fo:color="#808080" loext:opacity="100%" style:font-name="Arial" fo:font-size="12pt"/>
    </style:style>
    <style:style style:name="T18" style:family="text">
      <style:text-properties fo:color="#808080" loext:opacity="100%" style:font-name="Arial" fo:font-size="9pt" style:font-size-asian="9pt" style:font-size-complex="9pt"/>
    </style:style>
    <style:style style:name="T19" style:family="text">
      <style:text-properties fo:color="#999999" loext:opacity="100%" style:font-name="Arial" fo:font-size="8pt"/>
    </style:style>
    <style:style style:name="T20" style:family="text">
      <style:text-properties fo:color="#808080" loext:opacity="100%" style:font-name="Arial" fo:font-size="11pt" style:font-size-asian="11pt" style:font-size-complex="11pt"/>
    </style:style>
    <style:style style:name="T21" style:family="text">
      <style:text-properties fo:color="#999999" loext:opacity="100%" style:font-name="Arial" fo:font-size="12pt"/>
    </style:style>
    <style:style style:name="T22" style:family="text">
      <style:text-properties fo:color="#000000" loext:opacity="100%" style:font-name="Arial" fo:font-size="8pt"/>
    </style:style>
    <style:style style:name="T23" style:family="text">
      <style:text-properties fo:color="#000000" loext:opacity="100%" style:font-name="Arial" fo:font-size="12pt"/>
    </style:style>
    <style:style style:name="T24" style:family="text">
      <style:text-properties fo:color="#000000" loext:opacity="100%" style:font-name="Arial" fo:font-size="9pt" style:font-size-asian="9pt" style:font-size-complex="9pt"/>
    </style:style>
    <style:style style:name="T25" style:family="text">
      <style:text-properties fo:color="#999999" loext:opacity="100%" style:font-name="Arial" fo:font-size="11pt" style:font-size-asian="11pt" style:font-size-complex="11pt"/>
    </style:style>
    <style:style style:name="T26" style:family="text">
      <style:text-properties fo:font-variant="normal" fo:text-transform="none" fo:color="#00000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7" style:family="text">
      <style:text-properties fo:color="#000000" loext:opacity="100%" style:font-name="Arial" fo:font-size="11pt" style:font-size-asian="11pt" style:font-size-complex="11pt"/>
    </style:style>
    <style:style style:name="T28" style:family="text">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9" style:family="text">
      <style:text-properties style:font-name="Arial" fo:font-size="10pt" style:font-size-asian="10pt" style:font-size-complex="10pt"/>
    </style:style>
    <style:style style:name="T30" style:family="text">
      <style:text-properties fo:color="#000000" loext:opacity="100%" style:font-name="Arial" fo:font-size="8pt" fo:font-weight="bold" style:font-weight-asian="bold" style:font-weight-complex="bold"/>
    </style:style>
    <style:style style:name="T31" style:family="text">
      <style:text-properties fo:font-variant="normal" fo:text-transform="none" fo:color="#000000" loext:opacity="100%" style:text-outline="false" style:text-line-through-style="none" style:text-line-through-type="none" style:font-name="Arial" fo:font-size="9pt" fo:font-style="normal" fo:text-shadow="none" style:text-underline-style="none" fo:font-weight="normal" style:letter-kerning="true" style:font-name-asian="Microsoft YaHei2"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999999"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808080" loext:opacity="100%" style:text-outline="false" style:text-line-through-style="none" style:text-line-through-type="none" style:font-name="Arial" fo:font-size="8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808080" loext:opacity="100%" style:text-outline="false" style:text-line-through-style="none" style:text-line-through-type="none" style:font-name="Arial" fo:font-size="12pt" fo:font-style="normal" fo:text-shadow="none" style:text-underline-style="none" fo:font-weight="normal" style:letter-kerning="true" style:font-name-asian="Microsoft YaHei2"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36" style:family="text">
      <style:text-properties fo:color="#000000" loext:opacity="100%" style:font-name="Arial" fo:font-size="12pt" fo:font-style="normal" fo:font-weight="normal"/>
    </style:style>
    <style:style style:name="T37" style:family="text">
      <style:text-properties fo:color="#808080" loext:opacity="100%" style:font-name="Arial" fo:font-size="12pt" fo:font-style="normal" fo:font-weight="normal"/>
    </style:style>
    <style:style style:name="T38" style:family="text">
      <style:text-properties style:font-name="Arial" fo:font-size="9pt"/>
    </style:style>
    <style:style style:name="T39" style:family="text">
      <style:text-properties fo:color="#000000" loext:opacity="100%" style:font-name="Arial" fo:font-size="9pt"/>
    </style:style>
    <style:style style:name="T40" style:family="text">
      <style:text-properties fo:font-size="9pt" style:font-size-asian="9pt" style:font-size-complex="9pt"/>
    </style:style>
    <style:style style:name="T41" style:family="text">
      <style:text-properties fo:color="#000000" loext:opacity="100%" style:font-name="Arial" fo:font-size="8pt" style:font-size-asian="8pt" style:font-size-complex="8pt"/>
    </style:style>
    <style:style style:name="T4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Microsoft YaHei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3" style:family="text">
      <style:text-properties fo:color="#999999" loext:opacity="100%"/>
    </style:style>
    <style:style style:name="T44" style:family="text">
      <style:text-properties style:font-name="Arial"/>
    </style:style>
    <style:style style:name="T45" style:family="text">
      <style:text-properties style:font-name="Arial"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Model Entitats Administració" draw:style-name="dp1" draw:master-page-name="Per_20_defecte"/>
      <draw:page draw:name="UC_ADM_NEW_USER" draw:style-name="dp1" draw:master-page-name="Per_20_defecte">
        <draw:custom-shape draw:style-name="gr1" draw:text-style-name="P2" xml:id="id2" draw:id="id2" draw:layer="layout" svg:width="3cm" svg:height="0.001cm" svg:x="2.001cm" svg:y="4cm">
          <draw:glue-point draw:id="4" svg:x="0cm" svg:y="-5cm"/>
          <draw:glue-point draw:id="5" svg:x="0cm" svg:y="5cm"/>
          <draw:glue-point draw:id="6" svg:x="5cm" svg:y="0cm"/>
          <draw:glue-point draw:id="7" svg:x="-5cm" svg:y="0cm"/>
          <text:p text:style-name="P1"><text:span text:style-name="T1">Adm/Terapèuta</text:span></text:p>
          <text:p text:style-name="P1"><text:span text:style-name="T1">(Sabina App)</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cm" svg:height="0.002cm" svg:x="6.667cm" svg:y="4cm">
          <draw:glue-point draw:id="4" svg:x="0cm" svg:y="-5cm"/>
          <draw:glue-point draw:id="5" svg:x="0cm" svg:y="5cm"/>
          <draw:glue-point draw:id="6" svg:x="5cm" svg:y="0cm"/>
          <draw:glue-point draw:id="7" svg:x="-5cm" svg:y="0cm"/>
          <text:p text:style-name="P1"><text:span text:style-name="T1">Servidor Sabina</text:span></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3cm" svg:height="0.002cm" svg:x="11.334cm" svg:y="4cm">
          <draw:glue-point draw:id="4" svg:x="0cm" svg:y="-5cm"/>
          <draw:glue-point draw:id="5" svg:x="0cm" svg:y="5cm"/>
          <draw:glue-point draw:id="6" svg:x="5cm" svg:y="0cm"/>
          <draw:glue-point draw:id="7" svg:x="-5cm" svg:y="0cm"/>
          <text:p text:style-name="P1"><text:span text:style-name="T1">Nou Usuari</text:span></text:p>
          <text:p text:style-name="P1"><text:span text:style-name="T1">(Sabina App)</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3cm" svg:height="0.003cm" svg:x="16cm" svg:y="4cm">
          <draw:glue-point draw:id="4" svg:x="0cm" svg:y="-5cm"/>
          <draw:glue-point draw:id="5" svg:x="0cm" svg:y="5cm"/>
          <draw:glue-point draw:id="6" svg:x="5cm" svg:y="0cm"/>
          <draw:glue-point draw:id="7" svg:x="-5cm" svg:y="0cm"/>
          <text:p text:style-name="P1"><text:span text:style-name="T1">Firebase</text:span></text:p>
          <text:p text:style-name="P1"><text:span text:style-name="T1">(servei extern)</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3.502cm" svg:y1="19.8cm" svg:x2="3.501cm" svg:y2="4cm" draw:start-shape="id1" draw:start-glue-point="4" draw:end-shape="id2" draw:end-glue-point="5" svg:d="M3502 19800v-7899h-1v-7901" svg:viewBox="0 0 2 15801">
          <text:p/>
        </draw:connector>
        <draw:custom-shape draw:style-name="gr3" draw:text-style-name="P2" xml:id="id1" draw:id="id1" draw:layer="layout" svg:width="3cm" svg:height="0.25cm" svg:x="2.002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8.17cm" svg:y1="19.8cm" svg:x2="8.167cm" svg:y2="4.002cm" draw:start-shape="id3" draw:start-glue-point="4" draw:end-shape="id4" draw:end-glue-point="5" svg:d="M8170 19800v-7898h-3v-7900" svg:viewBox="0 0 4 15799">
          <text:p/>
        </draw:connector>
        <draw:custom-shape draw:style-name="gr3" draw:text-style-name="P2" xml:id="id3" draw:id="id3" draw:layer="layout" svg:width="3cm" svg:height="0.25cm" svg:x="6.67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12.83cm" svg:y1="19.8cm" svg:x2="12.834cm" svg:y2="4.002cm" draw:start-shape="id5" draw:start-glue-point="4" draw:end-shape="id6" draw:end-glue-point="5" svg:d="M12830 19800v-7898h4v-7900" svg:viewBox="0 0 5 15799">
          <text:p/>
        </draw:connector>
        <draw:custom-shape draw:style-name="gr3" draw:text-style-name="P2" xml:id="id5" draw:id="id5" draw:layer="layout" svg:width="3cm" svg:height="0.25cm" svg:x="11.33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svg:x1="17.5cm" svg:y1="19.8cm" svg:x2="17.5cm" svg:y2="4.002cm" draw:start-shape="id7" draw:start-glue-point="4" draw:end-shape="id8" draw:end-glue-point="5" svg:d="M17500 19800v-15798" svg:viewBox="0 0 1 15799">
          <text:p/>
        </draw:connector>
        <draw:custom-shape draw:style-name="gr3" draw:text-style-name="P2" xml:id="id7" draw:id="id7" draw:layer="layout" svg:width="3cm" svg:height="0.25cm" svg:x="16cm" svg:y="19.8cm">
          <draw:glue-point draw:id="4" svg:x="0cm" svg:y="-5cm"/>
          <draw:glue-point draw:id="5" svg:x="0cm" svg:y="5cm"/>
          <draw:glue-point draw:id="6" svg:x="5cm" svg:y="0cm"/>
          <draw:glue-point draw:id="7" svg:x="-5cm" svg:y="0cm"/>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9" draw:id="id9" draw:layer="layout" svg:width="4cm" svg:height="1cm" svg:x="10.834cm" svg:y="4.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 </text:span><text:span text:style-name="T3">Formulari</text:span></text:p>
          <text:p text:style-name="P4"><text:span text:style-name="T2">Acceptació de condic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3" draw:id="id13" draw:layer="layout" svg:width="4cm" svg:height="1cm" svg:x="1.501cm" svg:y="7.5cm">
          <draw:glue-point draw:id="4" svg:x="0cm" svg:y="-5cm"/>
          <draw:glue-point draw:id="5" svg:x="0cm" svg:y="5cm"/>
          <draw:glue-point draw:id="6" svg:x="5cm" svg:y="0cm"/>
          <draw:glue-point draw:id="7" svg:x="-5cm" svg:y="0cm"/>
          <text:p text:style-name="P4"><text:span text:style-name="T2">02. </text:span><text:span text:style-name="T3">Formulari</text:span></text:p>
          <text:p text:style-name="P4"><text:span text:style-name="T2">Introducció de dades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0" draw:id="id10" draw:layer="layout" svg:width="4cm" svg:height="1cm" svg:x="15.5cm" svg:y="5.5cm">
          <draw:glue-point draw:id="4" svg:x="0cm" svg:y="-5cm"/>
          <draw:glue-point draw:id="5" svg:x="0cm" svg:y="5cm"/>
          <draw:glue-point draw:id="6" svg:x="5cm" svg:y="0cm"/>
          <draw:glue-point draw:id="7" svg:x="-5cm" svg:y="0cm"/>
          <draw:glue-point draw:id="8" svg:x="-2.142cm" svg:y="5cm"/>
          <draw:glue-point draw:id="9" svg:x="2.857cm" svg:y="5cm"/>
          <draw:glue-point draw:id="10" svg:x="-5cm" svg:y="-2.22cm"/>
          <draw:glue-point draw:id="11" svg:x="-5cm" svg:y="2.06cm"/>
          <text:p text:style-name="P4"><text:span text:style-name="T2">01b. </text:span><text:span text:style-name="T3">Notificació</text:span></text:p>
          <text:p text:style-name="P4"><text:span text:style-name="T2">Registre/retorn de Tok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2.834cm" svg:y1="5.5cm" svg:x2="15.5cm" svg:y2="6cm" draw:start-shape="id9" draw:start-glue-point="5" draw:end-shape="id10" draw:end-glue-point="7" svg:d="M12834 5500v500h2666" svg:viewBox="0 0 2667 501">
          <text:p/>
        </draw:connector>
        <draw:custom-shape draw:style-name="gr4" draw:text-style-name="P5" xml:id="id11" draw:id="id11" draw:layer="layout" svg:width="4cm" svg:height="1cm" svg:x="10.834cm" svg:y="7.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d. </text:span><text:span text:style-name="T3">Segon pla</text:span></text:p>
          <text:p text:style-name="P4"><text:span text:style-name="T2">Emmg. de token FB i preparació per a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svg:x1="17.5cm" svg:y1="6.5cm" svg:x2="14.834cm" svg:y2="8cm" draw:start-shape="id10" draw:start-glue-point="5" draw:end-shape="id11" draw:end-glue-point="6" svg:d="M17500 6500v1500h-2666" svg:viewBox="0 0 2667 1501">
          <text:p text:style-name="P6"><text:span text:style-name="T2"/></text:p>
          <text:p text:style-name="P6"><text:span text:style-name="T2"/></text:p>
          <text:p text:style-name="P7"><text:span text:style-name="T4">Notoficació Push</text:span></text:p>
        </draw:connector>
        <draw:custom-shape draw:style-name="gr4" draw:text-style-name="P5" xml:id="id12" draw:id="id12" draw:layer="layout" svg:width="4cm" svg:height="1cm" svg:x="6.167cm" svg:y="6.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1c. </text:span><text:span text:style-name="T3">API Firebase</text:span></text:p>
          <text:p text:style-name="P4"><text:span text:style-name="T2">Notificació de nou dispositi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9" draw:layer="layout" svg:x1="17.5cm" svg:y1="6.5cm" svg:x2="10.167cm" svg:y2="7cm" draw:start-shape="id10" draw:start-glue-point="5" draw:end-shape="id12" draw:end-glue-point="6" svg:d="M17500 6500v502h-4666v-2h-2667" svg:viewBox="0 0 7334 503">
          <text:p text:style-name="P6"><text:span text:style-name="T4">API Firebase</text:span></text:p>
        </draw:connector>
        <draw:custom-shape draw:style-name="gr4" draw:text-style-name="P5" xml:id="id14" draw:id="id14" draw:layer="layout" svg:width="4cm" svg:height="1cm" svg:x="1.5cm" svg:y="9.5cm">
          <draw:glue-point draw:id="4" svg:x="0cm" svg:y="-5cm"/>
          <draw:glue-point draw:id="5" svg:x="0cm" svg:y="5cm"/>
          <draw:glue-point draw:id="6" svg:x="5cm" svg:y="0cm"/>
          <draw:glue-point draw:id="7" svg:x="-5cm" svg:y="0cm"/>
          <text:p text:style-name="P4"><text:span text:style-name="T2">02b. Client </text:span><text:span text:style-name="T3">gRPC</text:span></text:p>
          <text:p text:style-name="P4"><text:span text:style-name="T2">Petició de registre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3.501cm" svg:y1="8.5cm" svg:x2="3.5cm" svg:y2="9.5cm" draw:start-shape="id13" draw:start-glue-point="5" draw:end-shape="id14" draw:end-glue-point="4" svg:d="M3501 8500v501h-1v499" svg:viewBox="0 0 2 1001">
          <text:p/>
        </draw:connector>
        <draw:custom-shape draw:style-name="gr8" draw:text-style-name="P5" xml:id="id15" draw:id="id15" draw:layer="layout" svg:width="4cm" svg:height="1.5cm" svg:x="6.167cm" svg:y="10.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2c. </text:span><text:span text:style-name="T3">Servidor gRPC</text:span><text:span text:style-name="T3"><text:line-break/></text:span><text:span text:style-name="T5">Registre de nou usuari i retorn de la clau de confirma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8.167cm" svg:y1="7.5cm" svg:x2="8.167cm" svg:y2="10.5cm" draw:start-shape="id12" draw:start-glue-point="5" draw:end-shape="id15" draw:end-glue-point="4" svg:d="M8167 7500v3000" svg:viewBox="0 0 1 3001">
          <text:p/>
        </draw:connector>
        <draw:connector draw:style-name="gr9" draw:text-style-name="P9" draw:layer="layout" svg:x1="3.5cm" svg:y1="10.5cm" svg:x2="6.167cm" svg:y2="11.25cm" draw:start-shape="id14" draw:end-shape="id15" draw:end-glue-point="7" svg:d="M3500 10500v750h2667" svg:viewBox="0 0 2668 751">
          <text:p text:style-name="P6"><text:span text:style-name="T4">gRPC</text:span></text:p>
        </draw:connector>
        <draw:custom-shape draw:style-name="gr4" draw:text-style-name="P5" xml:id="id16" draw:id="id16" draw:layer="layout" svg:width="4cm" svg:height="1cm" svg:x="1.501cm" svg:y="12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2d. </text:span><text:span text:style-name="T3">Formulari</text:span></text:p>
          <text:p text:style-name="P4"><text:span text:style-name="T2">Creació i mostra de Q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8.167cm" svg:y1="12cm" svg:x2="5.501cm" svg:y2="12.5cm" draw:start-shape="id15" draw:start-glue-point="5" draw:end-shape="id16" draw:end-glue-point="6" svg:d="M8167 12000v500h-2666" svg:viewBox="0 0 2667 501">
          <text:p/>
        </draw:connector>
        <draw:custom-shape draw:style-name="gr4" draw:text-style-name="P5" xml:id="id17" draw:id="id17" draw:layer="layout" svg:width="4cm" svg:height="1cm" svg:x="10.835cm" svg:y="13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 </text:span><text:span text:style-name="T3">Formulari</text:span></text:p>
          <text:p text:style-name="P4"><text:span text:style-name="T2">Captura QR i connexió de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0" draw:layer="layout" svg:x1="3.501cm" svg:y1="13cm" svg:x2="10.835cm" svg:y2="13.5cm" draw:start-shape="id16" draw:start-glue-point="5" draw:end-shape="id17" draw:end-glue-point="7" svg:d="M3501 13000v502h4668v-2h2666" svg:viewBox="0 0 7335 503">
          <text:p text:style-name="P6"><text:span text:style-name="T6">pantalla </text:span><text:span text:style-name="T7">⇔</text:span><text:span text:style-name="T8">càmara</text:span></text:p>
        </draw:connector>
        <draw:connector draw:style-name="gr7" draw:text-style-name="P3" draw:layer="layout" svg:x1="12.834cm" svg:y1="8.5cm" svg:x2="12.835cm" svg:y2="13cm" draw:start-shape="id11" draw:start-glue-point="5" draw:end-shape="id17" draw:end-glue-point="4" svg:d="M12834 8500v2251h1v2249" svg:viewBox="0 0 2 4501">
          <text:p/>
        </draw:connector>
        <draw:custom-shape draw:style-name="gr4" draw:text-style-name="P5" xml:id="id18" draw:id="id18" draw:layer="layout" svg:width="4cm" svg:height="1cm" svg:x="6.167cm" svg:y="14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b. </text:span><text:span text:style-name="T3">Servidor gRPC</text:span></text:p>
          <text:p text:style-name="P4"><text:span text:style-name="T2">Validació i finalització de regis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svg:x1="12.835cm" svg:y1="14cm" svg:x2="10.167cm" svg:y2="14.5cm" draw:start-shape="id17" draw:start-glue-point="5" draw:end-shape="id18" draw:end-glue-point="6" svg:d="M12835 14000v500h-2668" svg:viewBox="0 0 2669 501">
          <text:p text:style-name="P6"><text:span text:style-name="T4">gRPC</text:span></text:p>
        </draw:connector>
        <draw:custom-shape draw:style-name="gr4" draw:text-style-name="P5" xml:id="id19" draw:id="id19" draw:layer="layout" svg:width="4cm" svg:height="1cm" svg:x="10.836cm" svg:y="15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c. </text:span><text:span text:style-name="T3">Formulari</text:span></text:p>
          <text:p text:style-name="P4"><text:span text:style-name="T2">Confirmació i canvi d’est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svg:x1="8.167cm" svg:y1="15cm" svg:x2="10.836cm" svg:y2="15.5cm" draw:start-shape="id18" draw:start-glue-point="5" draw:end-shape="id19" draw:end-glue-point="7" svg:d="M8167 15000v500h2669" svg:viewBox="0 0 2670 501">
          <text:p text:style-name="P6"><text:span text:style-name="T4">gRPC</text:span></text:p>
        </draw:connector>
        <draw:custom-shape draw:style-name="gr4" draw:text-style-name="P5" draw:layer="layout" svg:width="4cm" svg:height="1cm" svg:x="1.617cm" svg:y="17.15cm">
          <draw:glue-point draw:id="4" svg:x="0cm" svg:y="-5cm"/>
          <draw:glue-point draw:id="5" svg:x="0cm" svg:y="5cm"/>
          <draw:glue-point draw:id="6" svg:x="5cm" svg:y="0cm"/>
          <draw:glue-point draw:id="7" svg:x="-5cm" svg:y="0cm"/>
          <draw:glue-point draw:id="8" svg:x="2.571cm" svg:y="5cm"/>
          <draw:glue-point draw:id="9" svg:x="-2.428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21" draw:id="id21" draw:layer="layout" svg:width="4cm" svg:height="1cm" svg:x="1.501cm" svg:y="17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3e. </text:span><text:span text:style-name="T3">Segon Pla</text:span></text:p>
          <text:p text:style-name="P4"><text:span text:style-name="T2">Sincronització de nou 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20" draw:id="id20" draw:layer="layout" svg:width="4cm" svg:height="1cm" svg:x="15.501cm" svg:y="16cm">
          <draw:glue-point draw:id="4" svg:x="0cm" svg:y="-5cm"/>
          <draw:glue-point draw:id="5" svg:x="0cm" svg:y="5cm"/>
          <draw:glue-point draw:id="6" svg:x="5cm" svg:y="0cm"/>
          <draw:glue-point draw:id="7" svg:x="-5cm" svg:y="0cm"/>
          <draw:glue-point draw:id="8" svg:x="-2.142cm" svg:y="5cm"/>
          <draw:glue-point draw:id="9" svg:x="2.857cm" svg:y="5cm"/>
          <draw:glue-point draw:id="10" svg:x="-5cm" svg:y="-2.22cm"/>
          <draw:glue-point draw:id="11" svg:x="-5cm" svg:y="2.06cm"/>
          <text:p text:style-name="P4"><text:span text:style-name="T2">03d. </text:span><text:span text:style-name="T3">Notificació</text:span></text:p>
          <text:p text:style-name="P4"><text:span text:style-name="T2">Notificació a creador i terapèu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9" draw:layer="layout" svg:x1="8.167cm" svg:y1="15cm" svg:x2="15.501cm" svg:y2="16.5cm" draw:start-shape="id18" draw:start-glue-point="5" draw:end-shape="id20" draw:end-glue-point="7" svg:d="M8167 15000v1500h7334" svg:viewBox="0 0 7335 1501">
          <text:p text:style-name="P6"><text:span text:style-name="T4">API Firebase</text:span></text:p>
        </draw:connector>
        <draw:connector draw:style-name="gr10" draw:text-style-name="P9" draw:layer="layout" svg:x1="17.501cm" svg:y1="17cm" svg:x2="5.501cm" svg:y2="17.5cm" draw:start-shape="id20" draw:start-glue-point="5" draw:end-shape="id21" draw:end-glue-point="6" svg:d="M17501 17000v502h-6999v-2h-5001" svg:viewBox="0 0 12001 503">
          <text:p text:style-name="P6"><text:span text:style-name="T4">Notoficacions Push</text:span></text:p>
        </draw:connector>
        <draw:custom-shape draw:style-name="gr4" draw:text-style-name="P5" xml:id="id22" draw:id="id22" draw:layer="layout" svg:width="4cm" svg:height="1cm" svg:x="10.837cm" svg:y="18cm">
          <draw:glue-point draw:id="4" svg:x="0cm" svg:y="-5cm"/>
          <draw:glue-point draw:id="5" svg:x="0cm" svg:y="5cm"/>
          <draw:glue-point draw:id="6" svg:x="5cm" svg:y="0cm"/>
          <draw:glue-point draw:id="7" svg:x="-5cm" svg:y="0cm"/>
          <draw:glue-point draw:id="8" svg:x="2.571cm" svg:y="5cm"/>
          <draw:glue-point draw:id="9" svg:x="-2.428cm" svg:y="5cm"/>
          <text:p text:style-name="P4"><text:span text:style-name="T2">04. </text:span><text:span text:style-name="T3">Login</text:span></text:p>
          <text:p text:style-name="P4"><text:span text:style-name="T2">Primer accés d’usu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2.836cm" svg:y1="16cm" svg:x2="12.837cm" svg:y2="18cm" draw:start-shape="id19" draw:start-glue-point="5" draw:end-shape="id22" draw:end-glue-point="4" svg:d="M12836 16000v1001h1v999" svg:viewBox="0 0 2 2001">
          <text:p/>
        </draw:connector>
      </draw:page>
      <draw:page draw:name="page3" draw:style-name="dp1" draw:master-page-name="Per_20_defecte">
        <draw:g draw:style-name="gr11">
          <draw:custom-shape draw:style-name="gr12" draw:text-style-name="P11" xml:id="id23" draw:id="id23" draw:layer="layout" svg:width="13.87cm" svg:height="13.818cm" draw:transform="skewX (1.55476845240717E-016) rotate (-0.785398163397449) translate (17.097cm -0.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2" draw:layer="layout" draw:type="line" svg:x1="22cm" svg:y1="4.24cm" svg:x2="12.229cm" svg:y2="14.011cm" draw:start-shape="id23" draw:start-glue-point="4" draw:end-shape="id23" draw:end-glue-point="8" svg:d="M22000 4240l-9771 9771" svg:viewBox="0 0 9772 9772">
            <text:p/>
          </draw:connector>
          <draw:connector draw:style-name="gr13" draw:text-style-name="P12" draw:layer="layout" draw:type="line" svg:x1="12.211cm" svg:y1="4.221cm" svg:x2="22.019cm" svg:y2="14.029cm" draw:start-shape="id23" draw:start-glue-point="6" draw:end-shape="id23" draw:end-glue-point="10" svg:d="M12211 4221l9808 9808" svg:viewBox="0 0 9809 9809">
            <text:p/>
          </draw:connector>
          <draw:custom-shape draw:style-name="gr14" draw:text-style-name="P13" xml:id="id24" draw:id="id24" draw:layer="layout" svg:width="10.904cm" svg:height="10.904cm" svg:x="11.664cm" svg:y="3.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3" draw:layer="layout" draw:type="line" svg:x1="13.26cm" svg:y1="5.269cm" svg:x2="20.972cm" svg:y2="12.981cm" draw:start-shape="id24" draw:start-glue-point="5" draw:end-shape="id24" draw:end-glue-point="9" svg:d="M13260 5269l7712 7712" svg:viewBox="0 0 7713 7713">
            <text:p/>
          </draw:connector>
          <draw:connector draw:style-name="gr15" draw:text-style-name="P13" draw:layer="layout" draw:type="line" svg:x1="13.26cm" svg:y1="12.981cm" svg:x2="20.972cm" svg:y2="5.269cm" draw:start-shape="id24" draw:start-glue-point="7" draw:end-shape="id24" draw:end-glue-point="11" svg:d="M13260 12981l7712-7712" svg:viewBox="0 0 7713 7713">
            <text:p/>
          </draw:connector>
          <draw:g draw:style-name="gr11">
            <draw:custom-shape draw:style-name="gr16" draw:text-style-name="P13" xml:id="id25" draw:id="id25" draw:layer="layout" svg:width="8.108cm" svg:height="8.108cm" svg:x="13.062cm" svg:y="5.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3" draw:layer="layout" draw:type="line" svg:x1="19.983cm" svg:y1="6.258cm" svg:x2="14.249cm" svg:y2="11.992cm" draw:start-shape="id25" draw:start-glue-point="11" draw:end-shape="id25" draw:end-glue-point="7" svg:d="M19983 6258l-5734 5734" svg:viewBox="0 0 5735 5735">
              <text:p/>
            </draw:connector>
            <draw:connector draw:style-name="gr15" draw:text-style-name="P13" draw:layer="layout" draw:type="line" svg:x1="14.249cm" svg:y1="6.258cm" svg:x2="19.983cm" svg:y2="11.992cm" draw:start-shape="id25" draw:start-glue-point="5" draw:end-shape="id25" draw:end-glue-point="9" svg:d="M14249 6258l5734 5734" svg:viewBox="0 0 5735 5735">
              <text:p/>
            </draw:connector>
            <draw:frame draw:style-name="gr17" draw:text-style-name="P15" draw:layer="layout" svg:width="2.151cm" svg:height="0.726cm" svg:x="16.056cm" svg:y="12.082cm">
              <draw:text-box>
                <text:p text:style-name="P14"><text:span text:style-name="T9">Material</text:span></text:p>
              </draw:text-box>
            </draw:frame>
            <draw:frame draw:style-name="gr18" draw:text-style-name="P16" draw:layer="layout" svg:width="2.241cm" svg:height="0.788cm" draw:transform="rotate (1.5707963267949) translate (13.493cm 10.246cm)">
              <draw:text-box>
                <text:p><text:span text:style-name="T9">Register</text:span></text:p>
              </draw:text-box>
            </draw:frame>
            <draw:frame draw:style-name="gr19" draw:text-style-name="P16" draw:layer="layout" svg:width="2.53cm" svg:height="0.793cm" draw:transform="rotate (-1.5707963267949) translate (20.779cm 7.86cm)">
              <draw:text-box>
                <text:p><text:span text:style-name="T9">Diagnosis</text:span></text:p>
              </draw:text-box>
            </draw:frame>
            <draw:frame draw:style-name="gr18" draw:text-style-name="P16" draw:layer="layout" svg:width="2.034cm" svg:height="0.788cm" svg:x="16.114cm" svg:y="5.399cm">
              <draw:text-box>
                <text:p><text:span text:style-name="T9">Results</text:span></text:p>
              </draw:text-box>
            </draw:frame>
            <draw:g draw:style-name="gr11">
              <draw:g draw:style-name="gr11">
                <draw:custom-shape draw:style-name="gr20" draw:text-style-name="P18" xml:id="id26" draw:id="id26" draw:layer="layout" svg:width="5.342cm" svg:height="5.366cm" svg:x="14.459cm" svg:y="6.442cm">
                  <draw:glue-point draw:id="12" svg:x="-0.091cm" svg:y="-5cm"/>
                  <draw:glue-point draw:id="13" svg:x="-0.087cm" svg:y="0.05cm"/>
                  <draw:glue-point draw:id="14" svg:x="4.037cm" svg:y="2.955cm"/>
                  <draw:glue-point draw:id="15" svg:x="-4.09cm" svg:y="2.877cm"/>
                  <text:p text:style-name="P17"><text:span text:style-name="T9"/></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19" draw:layer="layout" draw:type="line" svg:x1="17.082cm" svg:y1="6.442cm" svg:x2="17.084cm" svg:y2="9.151cm" draw:start-shape="id26" draw:start-glue-point="12" draw:end-shape="id26" draw:end-glue-point="13" svg:d="M17082 6442l2 2709" svg:viewBox="0 0 3 2710">
                  <text:p/>
                </draw:connector>
                <draw:connector draw:style-name="gr15" draw:text-style-name="P19" draw:layer="layout" draw:type="line" svg:x1="14.946cm" svg:y1="10.668cm" svg:x2="17.084cm" svg:y2="9.151cm" draw:start-shape="id26" draw:start-glue-point="15" draw:end-shape="id26" draw:end-glue-point="13" svg:d="M14946 10668l2138-1517" svg:viewBox="0 0 2139 1518">
                  <text:p/>
                </draw:connector>
                <draw:connector draw:style-name="gr15" draw:text-style-name="P19" draw:layer="layout" draw:type="line" svg:x1="19.286cm" svg:y1="10.71cm" svg:x2="17.084cm" svg:y2="9.151cm" draw:start-shape="id26" draw:start-glue-point="14" draw:end-shape="id26" draw:end-glue-point="13" svg:d="M19286 10710l-2202-1559" svg:viewBox="0 0 2203 1560">
                  <text:p/>
                </draw:connector>
                <draw:custom-shape draw:style-name="gr21" draw:text-style-name="P21" draw:layer="layout" svg:width="2.735cm" svg:height="0.678cm" draw:transform="rotate (-0.99134701513278) translate (18.272cm 6.627cm)">
                  <text:p text:style-name="P20"><text:span text:style-name="T10">Visits</text:span></text:p>
                  <draw:enhanced-geometry svg:viewBox="0 0 21600 21600" draw:mirror-horizontal="false" draw:mirror-vertical="false" draw:type="rectangle" draw:enhanced-path="M 0 0 L 21600 0 21600 21600 0 21600 0 0 Z N"/>
                </draw:custom-shape>
                <draw:custom-shape draw:style-name="gr22" draw:text-style-name="P21" draw:layer="layout" svg:width="2.736cm" svg:height="0.679cm" draw:transform="skewX (-0.00139626340159548) rotate (1.0471975511966) translate (14.471cm 9.066cm)">
                  <text:p text:style-name="P20"><text:span text:style-name="T10">Tasks</text:span></text:p>
                  <draw:enhanced-geometry svg:viewBox="0 0 21600 21600" draw:mirror-horizontal="false" draw:mirror-vertical="false" draw:type="rectangle" draw:enhanced-path="M 0 0 L 21600 0 21600 21600 0 21600 0 0 Z N"/>
                </draw:custom-shape>
                <draw:frame draw:style-name="gr23" draw:text-style-name="P16" draw:layer="layout" svg:width="3.067cm" svg:height="0.726cm" svg:x="15.597cm" svg:y="10.576cm">
                  <draw:text-box>
                    <text:p><text:span text:style-name="T9">Notifications</text:span></text:p>
                  </draw:text-box>
                </draw:frame>
              </draw:g>
              <draw:custom-shape draw:style-name="gr24" draw:text-style-name="P23" draw:layer="layout" svg:width="2.625cm" svg:height="2.625cm" svg:x="15.818cm" svg:y="7.813cm">
                <text:p text:style-name="P22"><text:span text:style-name="T11">Use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25" draw:text-style-name="P16" draw:layer="layout" svg:width="2.694cm" svg:height="0.759cm" svg:x="15.769cm" svg:y="13.477cm">
            <draw:text-box>
              <text:p><text:span text:style-name="T9">Resources</text:span></text:p>
            </draw:text-box>
          </draw:frame>
          <draw:frame draw:style-name="gr25" draw:text-style-name="P16" draw:layer="layout" svg:width="1.582cm" svg:height="0.759cm" svg:x="16.325cm" svg:y="4.019cm">
            <draw:text-box>
              <text:p><text:span text:style-name="T9">Tests</text:span></text:p>
            </draw:text-box>
          </draw:frame>
          <draw:frame draw:style-name="gr23" draw:text-style-name="P16" draw:layer="layout" svg:width="2.368cm" svg:height="0.726cm" draw:transform="rotate (1.5707963267949) translate (12.068cm 10.309cm)">
            <draw:text-box>
              <text:p><text:span text:style-name="T9">Tracking</text:span></text:p>
            </draw:text-box>
          </draw:frame>
          <draw:frame draw:style-name="gr23" draw:text-style-name="P16" draw:layer="layout" svg:width="2.368cm" svg:height="0.726cm" draw:transform="rotate (-1.5707963267949) translate (22.194cm 7.941cm)">
            <draw:text-box>
              <text:p><text:span text:style-name="T9">Diseases</text:span></text:p>
            </draw:text-box>
          </draw:frame>
          <draw:frame draw:style-name="gr26" draw:text-style-name="P16" draw:layer="layout" svg:width="3.021cm" svg:height="0.795cm" svg:x="15.605cm" svg:y="14.865cm">
            <draw:text-box>
              <text:p><text:span text:style-name="T9">Localization</text:span></text:p>
            </draw:text-box>
          </draw:frame>
          <draw:frame draw:style-name="gr26" draw:text-style-name="P16" draw:layer="layout" svg:width="3.021cm" svg:height="0.795cm" svg:x="15.605cm" svg:y="2.576cm">
            <draw:text-box>
              <text:p><text:span text:style-name="T9">Option Lists</text:span></text:p>
            </draw:text-box>
          </draw:frame>
          <draw:frame draw:style-name="gr27" draw:text-style-name="P16" draw:layer="layout" svg:width="3.809cm" svg:height="0.932cm" draw:transform="rotate (1.5707963267949) translate (10.668cm 10.909cm)">
            <draw:text-box>
              <text:p><text:span text:style-name="T9">Estats d’Ànim</text:span></text:p>
            </draw:text-box>
          </draw:frame>
          <draw:frame draw:style-name="gr27" draw:text-style-name="P16" draw:layer="layout" svg:width="2.65cm" svg:height="0.932cm" draw:transform="rotate (-1.5707963267949) translate (23.7cm 7.9cm)">
            <draw:text-box>
              <text:p><text:span text:style-name="T9">Emocions</text:span></text:p>
            </draw:text-box>
          </draw:frame>
        </draw:g>
      </draw:page>
      <draw:page draw:name="page4" draw:style-name="dp1" draw:master-page-name="Per_20_defecte">
        <draw:custom-shape draw:style-name="gr28" draw:text-style-name="P25" xml:id="id27" draw:id="id27" draw:layer="layout" svg:width="3cm" svg:height="1cm" svg:x="15.264cm" svg:y="5.518cm">
          <draw:glue-point draw:id="4" svg:x="0cm" svg:y="-5cm"/>
          <draw:glue-point draw:id="5" svg:x="0cm" svg:y="5cm"/>
          <draw:glue-point draw:id="6" svg:x="5cm" svg:y="0cm"/>
          <draw:glue-point draw:id="7" svg:x="-5cm" svg:y="0cm"/>
          <draw:glue-point draw:id="8" svg:x="-2.013cm" svg:y="4.96cm"/>
          <draw:glue-point draw:id="9" svg:x="1.976cm" svg:y="5.02cm"/>
          <text:p text:style-name="P24"><text:span text:style-name="T12">User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29" draw:id="id29" draw:layer="layout" svg:width="3cm" svg:height="1cm" svg:x="12.016cm" svg:y="10cm">
          <draw:glue-point draw:id="4" svg:x="0cm" svg:y="-5cm"/>
          <draw:glue-point draw:id="5" svg:x="0cm" svg:y="5cm"/>
          <draw:glue-point draw:id="6" svg:x="5cm" svg:y="0cm"/>
          <draw:glue-point draw:id="7" svg:x="-5cm" svg:y="0cm"/>
          <text:p text:style-name="P24"><text:span text:style-name="T12">Material</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0" draw:id="id30" draw:layer="layout" svg:width="3cm" svg:height="1cm" svg:x="12.016cm" svg:y="12cm">
          <draw:glue-point draw:id="4" svg:x="0cm" svg:y="-5cm"/>
          <draw:glue-point draw:id="5" svg:x="0cm" svg:y="5cm"/>
          <draw:glue-point draw:id="6" svg:x="5cm" svg:y="0cm"/>
          <draw:glue-point draw:id="7" svg:x="-5cm" svg:y="0cm"/>
          <text:p text:style-name="P24"><text:span text:style-name="T12">Register</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1" draw:id="id31" draw:layer="layout" svg:width="3cm" svg:height="1cm" svg:x="12.016cm" svg:y="14cm">
          <draw:glue-point draw:id="4" svg:x="0cm" svg:y="-5cm"/>
          <draw:glue-point draw:id="5" svg:x="0cm" svg:y="5cm"/>
          <draw:glue-point draw:id="6" svg:x="5cm" svg:y="0cm"/>
          <draw:glue-point draw:id="7" svg:x="-5cm" svg:y="0cm"/>
          <text:p text:style-name="P24"><text:span text:style-name="T12">Resul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7" draw:id="id37" draw:layer="layout" svg:width="3cm" svg:height="1cm" svg:x="18.5cm" svg:y="10cm">
          <draw:glue-point draw:id="4" svg:x="0cm" svg:y="-5cm"/>
          <draw:glue-point draw:id="5" svg:x="0cm" svg:y="5cm"/>
          <draw:glue-point draw:id="6" svg:x="5cm" svg:y="0cm"/>
          <draw:glue-point draw:id="7" svg:x="-5cm" svg:y="0cm"/>
          <text:p text:style-name="P24"><text:span text:style-name="T12">Visi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8" draw:id="id38" draw:layer="layout" svg:width="3cm" svg:height="1cm" svg:x="18.5cm" svg:y="12cm">
          <draw:glue-point draw:id="4" svg:x="0cm" svg:y="-5cm"/>
          <draw:glue-point draw:id="5" svg:x="0cm" svg:y="5cm"/>
          <draw:glue-point draw:id="6" svg:x="5cm" svg:y="0cm"/>
          <draw:glue-point draw:id="7" svg:x="-5cm" svg:y="0cm"/>
          <text:p text:style-name="P24"><text:span text:style-name="T12">Notification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3" draw:id="id33" draw:layer="layout" svg:width="3cm" svg:height="1cm" svg:x="6.982cm" svg:y="10cm">
          <draw:glue-point draw:id="4" svg:x="0cm" svg:y="-5cm"/>
          <draw:glue-point draw:id="5" svg:x="0cm" svg:y="5cm"/>
          <draw:glue-point draw:id="6" svg:x="5cm" svg:y="0cm"/>
          <draw:glue-point draw:id="7" svg:x="-5cm" svg:y="0cm"/>
          <text:p text:style-name="P24"><text:span text:style-name="T12">Resource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4" draw:id="id34" draw:layer="layout" svg:width="3cm" svg:height="1cm" svg:x="6.982cm" svg:y="12cm">
          <draw:glue-point draw:id="4" svg:x="0cm" svg:y="-5cm"/>
          <draw:glue-point draw:id="5" svg:x="0cm" svg:y="5cm"/>
          <draw:glue-point draw:id="6" svg:x="5cm" svg:y="0cm"/>
          <draw:glue-point draw:id="7" svg:x="-5cm" svg:y="0cm"/>
          <text:p text:style-name="P24"><text:span text:style-name="T12">Tracking</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5" draw:id="id35" draw:layer="layout" svg:width="3cm" svg:height="1cm" svg:x="6.982cm" svg:y="14cm">
          <draw:glue-point draw:id="4" svg:x="0cm" svg:y="-5cm"/>
          <draw:glue-point draw:id="5" svg:x="0cm" svg:y="5cm"/>
          <draw:glue-point draw:id="6" svg:x="5cm" svg:y="0cm"/>
          <draw:glue-point draw:id="7" svg:x="-5cm" svg:y="0cm"/>
          <text:p text:style-name="P24"><text:span text:style-name="T12">Test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43" draw:id="id43" draw:layer="layout" svg:width="3cm" svg:height="1cm" svg:x="6.982cm" svg:y="3.015cm">
          <draw:glue-point draw:id="4" svg:x="0cm" svg:y="-5cm"/>
          <draw:glue-point draw:id="5" svg:x="0cm" svg:y="5cm"/>
          <draw:glue-point draw:id="6" svg:x="5cm" svg:y="0cm"/>
          <draw:glue-point draw:id="7" svg:x="-5cm" svg:y="0cm"/>
          <text:p text:style-name="P24"><text:span text:style-name="T12">Options List</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44" draw:id="id44" draw:layer="layout" svg:width="3cm" svg:height="1cm" svg:x="18.5cm" svg:y="3.013cm">
          <draw:glue-point draw:id="4" svg:x="0cm" svg:y="-5cm"/>
          <draw:glue-point draw:id="5" svg:x="0cm" svg:y="5cm"/>
          <draw:glue-point draw:id="6" svg:x="5cm" svg:y="0cm"/>
          <draw:glue-point draw:id="7" svg:x="-5cm" svg:y="0cm"/>
          <text:p text:style-name="P24"><text:span text:style-name="T12">Localization</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2" draw:layer="layout" svg:x1="16.161cm" svg:y1="6.514cm" svg:x2="15.016cm" svg:y2="8.493cm" draw:start-shape="id27" draw:start-glue-point="8" draw:end-shape="id28" draw:end-glue-point="6" svg:d="M16161 6514v1979h-1145" svg:viewBox="0 0 1146 1980">
          <text:p/>
        </draw:connector>
        <draw:connector draw:style-name="gr30" draw:text-style-name="P12" draw:layer="layout" svg:x1="16.161cm" svg:y1="6.514cm" svg:x2="15.016cm" svg:y2="10.5cm" draw:start-shape="id27" draw:start-glue-point="8" draw:end-shape="id29" draw:end-glue-point="6" svg:d="M16161 6514v3986h-1145" svg:viewBox="0 0 1146 3987">
          <text:p/>
        </draw:connector>
        <draw:connector draw:style-name="gr30" draw:text-style-name="P12" draw:layer="layout" svg:x1="16.161cm" svg:y1="6.514cm" svg:x2="15.016cm" svg:y2="12.5cm" draw:start-shape="id27" draw:start-glue-point="8" draw:end-shape="id30" draw:end-glue-point="6" svg:d="M16161 6514v5986h-1145" svg:viewBox="0 0 1146 5987">
          <text:p/>
        </draw:connector>
        <draw:connector draw:style-name="gr30" draw:text-style-name="P12" draw:layer="layout" svg:x1="16.161cm" svg:y1="6.514cm" svg:x2="15.016cm" svg:y2="14.5cm" draw:start-shape="id27" draw:start-glue-point="8" draw:end-shape="id31" draw:end-glue-point="6" svg:d="M16161 6514v7986h-1145" svg:viewBox="0 0 1146 7987">
          <text:p/>
        </draw:connector>
        <draw:connector draw:style-name="gr30" draw:text-style-name="P12" draw:layer="layout" svg:x1="12.016cm" svg:y1="8.493cm" svg:x2="9.982cm" svg:y2="8.493cm" draw:start-shape="id28" draw:start-glue-point="7" draw:end-shape="id32" draw:end-glue-point="6" svg:d="M12016 8493h-2034" svg:viewBox="0 0 2035 1">
          <text:p/>
        </draw:connector>
        <draw:connector draw:style-name="gr30" draw:text-style-name="P12" draw:layer="layout" svg:x1="12.016cm" svg:y1="10.5cm" svg:x2="9.982cm" svg:y2="10.5cm" draw:start-shape="id29" draw:start-glue-point="7" draw:end-shape="id33" draw:end-glue-point="6" svg:d="M12016 10500h-2034" svg:viewBox="0 0 2035 1">
          <text:p/>
        </draw:connector>
        <draw:connector draw:style-name="gr30" draw:text-style-name="P12" draw:layer="layout" svg:x1="12.016cm" svg:y1="12.5cm" svg:x2="9.982cm" svg:y2="12.5cm" draw:start-shape="id30" draw:start-glue-point="7" draw:end-shape="id34" draw:end-glue-point="6" svg:d="M12016 12500h-2034" svg:viewBox="0 0 2035 1">
          <text:p/>
        </draw:connector>
        <draw:connector draw:style-name="gr30" draw:text-style-name="P12" draw:layer="layout" svg:x1="12.016cm" svg:y1="14.5cm" svg:x2="9.982cm" svg:y2="14.5cm" draw:start-shape="id31" draw:start-glue-point="7" draw:end-shape="id35" draw:end-glue-point="6" svg:d="M12016 14500h-2034" svg:viewBox="0 0 2035 1">
          <text:p/>
        </draw:connector>
        <draw:connector draw:style-name="gr30" draw:text-style-name="P12" draw:layer="layout" svg:x1="17.356cm" svg:y1="6.518cm" svg:x2="18.5cm" svg:y2="8.493cm" draw:start-shape="id27" draw:start-glue-point="9" draw:end-shape="id36" draw:end-glue-point="7" svg:d="M17356 6518v1975h1144" svg:viewBox="0 0 1145 1976">
          <text:p/>
        </draw:connector>
        <draw:connector draw:style-name="gr30" draw:text-style-name="P12" draw:layer="layout" svg:x1="17.356cm" svg:y1="6.518cm" svg:x2="18.5cm" svg:y2="10.5cm" draw:start-shape="id27" draw:start-glue-point="9" draw:end-shape="id37" draw:end-glue-point="7" svg:d="M17356 6518v3982h1144" svg:viewBox="0 0 1145 3983">
          <text:p/>
        </draw:connector>
        <draw:connector draw:style-name="gr30" draw:text-style-name="P12" draw:layer="layout" svg:x1="17.356cm" svg:y1="6.518cm" svg:x2="18.5cm" svg:y2="12.5cm" draw:start-shape="id27" draw:start-glue-point="9" draw:end-shape="id38" draw:end-glue-point="7" svg:d="M17356 6518v5982h1144" svg:viewBox="0 0 1145 5983">
          <text:p/>
        </draw:connector>
        <draw:connector draw:style-name="gr31" draw:text-style-name="P12" draw:layer="layout" draw:line-skew="-0.477cm" svg:x1="6.982cm" svg:y1="14.5cm" svg:x2="15.264cm" svg:y2="6.018cm" draw:start-shape="id35" draw:start-glue-point="7" draw:end-shape="id27" draw:end-glue-point="7" svg:d="M6982 14500h-978v-8482h9260" svg:viewBox="0 0 9261 8483">
          <text:p/>
        </draw:connector>
        <draw:connector draw:style-name="gr31" draw:text-style-name="P12" draw:layer="layout" draw:line-skew="-0.477cm" svg:x1="6.982cm" svg:y1="12.5cm" svg:x2="15.264cm" svg:y2="6.018cm" draw:start-shape="id34" draw:start-glue-point="7" draw:end-shape="id27" draw:end-glue-point="7" svg:d="M6982 12500h-978v-6482h9260" svg:viewBox="0 0 9261 6483">
          <text:p/>
        </draw:connector>
        <draw:connector draw:style-name="gr31" draw:text-style-name="P12" draw:layer="layout" draw:line-skew="-0.477cm" svg:x1="6.982cm" svg:y1="10.5cm" svg:x2="15.264cm" svg:y2="6.018cm" draw:start-shape="id33" draw:start-glue-point="7" draw:end-shape="id27" draw:end-glue-point="7" svg:d="M6982 10500h-978v-4482h9260" svg:viewBox="0 0 9261 4483">
          <text:p/>
        </draw:connector>
        <draw:custom-shape draw:style-name="gr32" draw:text-style-name="P27" xml:id="id39" draw:id="id39" draw:layer="layout" svg:width="4cm" svg:height="10.528cm" svg:x="6.5cm" svg:y="7.472cm">
          <draw:glue-point draw:id="4" svg:x="-0.086cm" svg:y="-5.001cm"/>
          <text:p text:style-name="P26"><text:span text:style-name="T13">Definitions Area</text:span></text:p>
          <draw:enhanced-geometry svg:viewBox="0 0 21600 21600" draw:type="rectangle" draw:enhanced-path="M 0 0 L 21600 0 21600 21600 0 21600 0 0 Z N"/>
        </draw:custom-shape>
        <draw:custom-shape draw:style-name="gr33" draw:text-style-name="P27" xml:id="id41" draw:id="id41" draw:layer="layout" svg:width="4.064cm" svg:height="10.528cm" svg:x="11.473cm" svg:y="7.472cm">
          <draw:glue-point draw:id="4" svg:x="-0.076cm" svg:y="-5.001cm"/>
          <draw:glue-point draw:id="5" svg:x="-5cm" svg:y="3.575cm"/>
          <text:p text:style-name="P26"><text:span text:style-name="T13">Working Area</text:span></text:p>
          <draw:enhanced-geometry svg:viewBox="0 0 21600 21600" draw:type="rectangle" draw:enhanced-path="M 0 0 L 21600 0 21600 21600 0 21600 0 0 Z N"/>
        </draw:custom-shape>
        <draw:custom-shape draw:style-name="gr32" draw:text-style-name="P27" xml:id="id42" draw:id="id42" draw:layer="layout" svg:width="4cm" svg:height="10.528cm" svg:x="18cm" svg:y="7.472cm">
          <draw:glue-point draw:id="4" svg:x="-0.007cm" svg:y="-4.994cm"/>
          <text:p text:style-name="P26"><text:span text:style-name="T13">Admin. Area</text:span></text:p>
          <draw:enhanced-geometry svg:viewBox="0 0 21600 21600" draw:type="rectangle" draw:enhanced-path="M 0 0 L 21600 0 21600 21600 0 21600 0 0 Z N"/>
        </draw:custom-shape>
        <draw:custom-shape draw:style-name="gr34" draw:text-style-name="P27" xml:id="id40" draw:id="id40" draw:layer="layout" svg:width="15.5cm" svg:height="2cm" svg:x="6.5cm" svg:y="2.5cm">
          <draw:glue-point draw:id="4" svg:x="1.612cm" svg:y="4.998cm"/>
          <draw:glue-point draw:id="5" svg:x="-3.731cm" svg:y="4.951cm"/>
          <draw:glue-point draw:id="6" svg:x="-0.5cm" svg:y="4.998cm"/>
          <draw:glue-point draw:id="7" svg:x="3.708cm" svg:y="4.948cm"/>
          <text:p text:style-name="P26"><text:span text:style-name="T13">Localization Area</text:span></text:p>
          <draw:enhanced-geometry svg:viewBox="0 0 21600 21600" draw:mirror-horizontal="false" draw:mirror-vertical="false" draw:type="rectangle" draw:enhanced-path="M 0 0 L 21600 0 21600 21600 0 21600 0 0 Z N"/>
        </draw:custom-shape>
        <draw:connector draw:style-name="gr35" draw:text-style-name="P12" draw:layer="layout" svg:x1="8.466cm" svg:y1="7.472cm" svg:x2="8.467cm" svg:y2="4.49cm" draw:start-shape="id39" draw:start-glue-point="4" draw:end-shape="id40" draw:end-glue-point="5" svg:d="M8466 7472v-1486h1v-1496" svg:viewBox="0 0 2 2983">
          <text:p/>
        </draw:connector>
        <draw:connector draw:style-name="gr35" draw:text-style-name="P12" draw:layer="layout" svg:x1="13.475cm" svg:y1="7.472cm" svg:x2="13.475cm" svg:y2="4.499cm" draw:start-shape="id41" draw:start-glue-point="4" draw:end-shape="id40" draw:end-glue-point="6" svg:d="M13475 7472v-2973" svg:viewBox="0 0 1 2974">
          <text:p/>
        </draw:connector>
        <draw:connector draw:style-name="gr35" draw:text-style-name="P12" draw:layer="layout" svg:x1="16.764cm" svg:y1="5.518cm" svg:x2="16.748cm" svg:y2="4.499cm" draw:start-shape="id27" draw:start-glue-point="4" draw:end-shape="id40" draw:end-glue-point="4" svg:d="M16764 5518v-517h-16v-502" svg:viewBox="0 0 17 1020">
          <text:p/>
        </draw:connector>
        <draw:connector draw:style-name="gr35" draw:text-style-name="P12" draw:layer="layout" svg:x1="19.998cm" svg:y1="7.479cm" svg:x2="19.997cm" svg:y2="4.489cm" draw:start-shape="id42" draw:start-glue-point="4" draw:end-shape="id40" draw:end-glue-point="7" svg:d="M19998 7479v-1493h-1v-1497" svg:viewBox="0 0 2 2991">
          <text:p/>
        </draw:connector>
        <draw:custom-shape draw:style-name="gr36" draw:text-style-name="P27" draw:layer="layout" svg:width="15.5cm" svg:height="2.018cm" svg:x="6.5cm" svg:y="4.98cm">
          <draw:glue-point draw:id="4" svg:x="1.47cm" svg:y="4.942cm"/>
          <draw:glue-point draw:id="5" svg:x="-3.666cm" svg:y="4.961cm"/>
          <draw:glue-point draw:id="6" svg:x="-0.698cm" svg:y="5.004cm"/>
          <draw:glue-point draw:id="7" svg:x="3.623cm" svg:y="4.961cm"/>
          <text:p text:style-name="P26"><text:span text:style-name="T13">User Area <text:s text:c="52"/></text:span></text:p>
          <draw:enhanced-geometry svg:viewBox="0 0 21600 21600" draw:mirror-horizontal="false" draw:mirror-vertical="false" draw:type="rectangle" draw:enhanced-path="M 0 0 L 21600 0 21600 21600 0 21600 0 0 Z N"/>
        </draw:custom-shape>
        <draw:connector draw:style-name="gr31" draw:text-style-name="P12" draw:layer="layout" svg:x1="9.982cm" svg:y1="3.515cm" svg:x2="18.5cm" svg:y2="3.513cm" draw:start-shape="id43" draw:start-glue-point="6" draw:end-shape="id44" draw:end-glue-point="7" svg:d="M9982 3515h4260v-2h4258" svg:viewBox="0 0 8519 3">
          <text:p/>
        </draw:connector>
        <draw:custom-shape draw:style-name="gr29" draw:text-style-name="P25" xml:id="id45" draw:id="id45" draw:layer="layout" svg:width="3cm" svg:height="1cm" svg:x="6.982cm" svg:y="16cm">
          <draw:glue-point draw:id="4" svg:x="0cm" svg:y="-5cm"/>
          <draw:glue-point draw:id="5" svg:x="0cm" svg:y="5cm"/>
          <draw:glue-point draw:id="6" svg:x="5cm" svg:y="0cm"/>
          <draw:glue-point draw:id="7" svg:x="-5cm" svg:y="0cm"/>
          <text:p text:style-name="P24"><text:span text:style-name="T12">Emotion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12" draw:layer="layout" svg:x1="11.473cm" svg:y1="16.499cm" svg:x2="9.982cm" svg:y2="16.5cm" draw:start-shape="id41" draw:start-glue-point="5" draw:end-shape="id45" draw:end-glue-point="6" svg:d="M11473 16499h-745v1h-746" svg:viewBox="0 0 1492 2">
          <text:p/>
        </draw:connector>
        <draw:connector draw:style-name="gr31" draw:text-style-name="P12" draw:layer="layout" draw:line-skew="-0.477cm" svg:x1="6.982cm" svg:y1="8.493cm" svg:x2="15.264cm" svg:y2="6.018cm" draw:start-shape="id32" draw:start-glue-point="7" draw:end-shape="id27" draw:end-glue-point="7" svg:d="M6982 8493h-978v-2475h9260" svg:viewBox="0 0 9261 2476">
          <text:p/>
        </draw:connector>
        <draw:custom-shape draw:style-name="gr29" draw:text-style-name="P25" xml:id="id28" draw:id="id28" draw:layer="layout" svg:width="3cm" svg:height="1cm" svg:x="12.016cm" svg:y="7.993cm">
          <draw:glue-point draw:id="4" svg:x="0cm" svg:y="-5cm"/>
          <draw:glue-point draw:id="5" svg:x="0cm" svg:y="5cm"/>
          <draw:glue-point draw:id="6" svg:x="5cm" svg:y="0cm"/>
          <draw:glue-point draw:id="7" svg:x="-5cm" svg:y="0cm"/>
          <text:p text:style-name="P24"><text:span text:style-name="T12">Diagnosi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36" draw:id="id36" draw:layer="layout" svg:width="3cm" svg:height="1cm" svg:x="18.5cm" svg:y="7.993cm">
          <draw:glue-point draw:id="4" svg:x="0cm" svg:y="-5cm"/>
          <draw:glue-point draw:id="5" svg:x="0cm" svg:y="5cm"/>
          <draw:glue-point draw:id="6" svg:x="5cm" svg:y="0cm"/>
          <draw:glue-point draw:id="7" svg:x="-5cm" svg:y="0cm"/>
          <text:p text:style-name="P24"><text:span text:style-name="T12">Tasks</text:span><text:span text:style-name="T12"><text:line-break/></text:span><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9" xml:id="id32" draw:id="id32" draw:layer="layout" svg:width="3cm" svg:height="1cm" svg:x="6.982cm" svg:y="7.993cm">
          <draw:glue-point draw:id="4" svg:x="0cm" svg:y="-5cm"/>
          <draw:glue-point draw:id="5" svg:x="0cm" svg:y="5cm"/>
          <draw:glue-point draw:id="6" svg:x="5cm" svg:y="0cm"/>
          <draw:glue-point draw:id="7" svg:x="-5cm" svg:y="0cm"/>
          <text:p text:style-name="P28"><text:span text:style-name="T14">Diseases</text:span><text:span text:style-name="T14"><text:line-break/></text:span><text:span text:style-name="T14">Modu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12" draw:layer="layout" draw:line-skew="-0.477cm" svg:x1="6.982cm" svg:y1="16.5cm" svg:x2="15.264cm" svg:y2="6.018cm" draw:start-shape="id45" draw:start-glue-point="7" draw:end-shape="id27" draw:end-glue-point="7" svg:d="M6982 16500h-978v-10482h9260" svg:viewBox="0 0 9261 10483">
          <text:p/>
        </draw:connector>
      </draw:page>
      <draw:page draw:name="page5" draw:style-name="dp1" draw:master-page-name="Per_20_defecte">
        <draw:custom-shape draw:style-name="gr28" draw:text-style-name="P25" xml:id="id47" draw:id="id47" draw:layer="layout" svg:width="3cm" svg:height="1cm" svg:x="7.03cm" svg:y="1.6cm">
          <draw:glue-point draw:id="4" svg:x="0cm" svg:y="-5cm"/>
          <draw:glue-point draw:id="5" svg:x="0cm" svg:y="5cm"/>
          <draw:glue-point draw:id="6" svg:x="5cm" svg:y="0cm"/>
          <draw:glue-point draw:id="7" svg:x="-5cm" svg:y="0cm"/>
          <text:p text:style-name="P24"><text:span text:style-name="T12">DSM_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46" draw:id="id46" draw:layer="layout" svg:width="3cm" svg:height="1cm" svg:x="7.03cm" svg:y="3.999cm">
          <draw:glue-point draw:id="4" svg:x="0cm" svg:y="-5cm"/>
          <draw:glue-point draw:id="5" svg:x="0cm" svg:y="5cm"/>
          <draw:glue-point draw:id="6" svg:x="5cm" svg:y="0cm"/>
          <draw:glue-point draw:id="7" svg:x="-5cm" svg:y="0cm"/>
          <draw:glue-point draw:id="8" svg:x="2.4cm" svg:y="-5cm"/>
          <draw:glue-point draw:id="9" svg:x="2.4cm" svg:y="5cm"/>
          <draw:glue-point draw:id="10" svg:x="-2.6cm" svg:y="5cm"/>
          <draw:glue-point draw:id="11" svg:x="-2.6cm" svg:y="-5cm"/>
          <draw:glue-point draw:id="12" svg:x="-5cm" svg:y="-2.49cm"/>
          <draw:glue-point draw:id="13" svg:x="-5cm" svg:y="2.51cm"/>
          <draw:glue-point draw:id="14" svg:x="5cm" svg:y="-2.49cm"/>
          <draw:glue-point draw:id="15" svg:x="5cm" svg:y="2.51cm"/>
          <text:p text:style-name="P24"><text:span text:style-name="T12">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51" draw:id="id51" draw:layer="layout" svg:width="3cm" svg:height="1cm" svg:x="7.03cm" svg:y="6.449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text:span text:style-name="T12">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5" xml:id="id50" draw:id="id50" draw:layer="layout" svg:width="3cm" svg:height="1cm" svg:x="7.03cm" svg:y="9.549cm">
          <draw:glue-point draw:id="4" svg:x="0cm" svg:y="-5cm"/>
          <draw:glue-point draw:id="5" svg:x="0cm" svg:y="5cm"/>
          <draw:glue-point draw:id="6" svg:x="5cm" svg:y="0cm"/>
          <draw:glue-point draw:id="7" svg:x="-5cm" svg:y="0cm"/>
          <text:p text:style-name="P24"><text:span text:style-name="T12">GO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30" draw:layer="layout" draw:type="line" svg:x1="8.53cm" svg:y1="3.999cm" svg:x2="8.53cm" svg:y2="2.6cm" draw:start-shape="id46" draw:start-glue-point="4" draw:end-shape="id47" draw:end-glue-point="5" svg:d="M8530 3999v-1399" svg:viewBox="0 0 1 1400">
          <text:p/>
        </draw:connector>
        <draw:frame draw:style-name="gr39" draw:text-style-name="P16" draw:layer="layout" svg:width="1.56cm" svg:height="0.57cm" svg:x="7.019cm" svg:y="3.358cm">
          <draw:text-box>
            <text:p><text:span text:style-name="T15">dsmv_id</text:span></text:p>
          </draw:text-box>
        </draw:frame>
        <draw:connector draw:style-name="gr40" draw:text-style-name="P31" draw:layer="layout" draw:type="line" svg:x1="13.539cm" svg:y1="6.432cm" svg:x2="13.539cm" svg:y2="4.999cm" draw:start-shape="id48" draw:start-glue-point="4" draw:end-shape="id49" draw:end-glue-point="5" svg:d="M13539 6432v-1433" svg:viewBox="0 0 1 1434">
          <text:p/>
        </draw:connector>
        <draw:frame draw:style-name="gr41" draw:text-style-name="P32" draw:layer="layout" svg:width="2.094cm" svg:height="0.569cm" svg:x="13.526cm" svg:y="5.919cm">
          <draw:text-box>
            <text:p><text:span text:style-name="T16">diagnosis_id</text:span></text:p>
          </draw:text-box>
        </draw:frame>
        <draw:connector draw:style-name="gr42" draw:text-style-name="P30" draw:layer="layout" draw:type="line" svg:x1="8.53cm" svg:y1="9.549cm" svg:x2="8.53cm" svg:y2="7.449cm" draw:start-shape="id50" draw:start-glue-point="4" draw:end-shape="id51" draw:end-glue-point="5" svg:d="M8530 9549v-2100" svg:viewBox="0 0 1 2101">
          <text:p/>
        </draw:connector>
        <draw:frame draw:style-name="gr43" draw:text-style-name="P16" draw:layer="layout" svg:width="1.662cm" svg:height="0.569cm" svg:x="8.519cm" svg:y="9.068cm">
          <draw:text-box>
            <text:p><text:span text:style-name="T15">phase_id</text:span></text:p>
          </draw:text-box>
        </draw:frame>
        <draw:custom-shape draw:style-name="gr44" draw:text-style-name="P34" xml:id="id49" draw:id="id49" draw:layer="layout" svg:width="3cm" svg:height="1cm" svg:x="12.039cm" svg:y="3.999cm">
          <draw:glue-point draw:id="4" svg:x="0cm" svg:y="-5cm"/>
          <draw:glue-point draw:id="5" svg:x="0cm" svg:y="5cm"/>
          <draw:glue-point draw:id="6" svg:x="5cm" svg:y="0cm"/>
          <draw:glue-point draw:id="7" svg:x="-5cm" svg:y="0cm"/>
          <text:p text:style-name="P33"><text:span text:style-name="T17">DIAGNO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48" draw:id="id48" draw:layer="layout" svg:width="3cm" svg:height="1cm" svg:x="12.039cm" svg:y="6.432cm">
          <draw:glue-point draw:id="4" svg:x="0cm" svg:y="-5cm"/>
          <draw:glue-point draw:id="5" svg:x="0cm" svg:y="5cm"/>
          <draw:glue-point draw:id="6" svg:x="5cm" svg:y="0cm"/>
          <draw:glue-point draw:id="7" svg:x="-5cm" svg:y="0cm"/>
          <text:p text:style-name="P33"><text:span text:style-name="T17">DIAGNOSIS 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6" xml:id="id52" draw:id="id52" draw:layer="layout" svg:width="3cm" svg:height="1cm" svg:x="12.039cm" svg:y="9.55cm">
          <draw:glue-point draw:id="4" svg:x="0cm" svg:y="-5cm"/>
          <draw:glue-point draw:id="5" svg:x="0cm" svg:y="5cm"/>
          <draw:glue-point draw:id="6" svg:x="5cm" svg:y="0cm"/>
          <draw:glue-point draw:id="7" svg:x="-5cm" svg:y="0cm"/>
          <text:p text:style-name="P35"><text:span text:style-name="T18">ACHIEV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12.039cm" svg:y1="4.499cm" svg:x2="10.03cm" svg:y2="4.499cm" draw:start-shape="id49" draw:start-glue-point="7" draw:end-shape="id46" draw:end-glue-point="6" svg:d="M12039 4499h-2009" svg:viewBox="0 0 2010 1">
          <text:p/>
        </draw:connector>
        <draw:frame draw:style-name="gr46" draw:text-style-name="P32" draw:layer="layout" svg:width="1.926cm" svg:height="0.569cm" svg:x="10.287cm" svg:y="4.561cm">
          <draw:text-box>
            <text:p><text:span text:style-name="T16">disease_id</text:span></text:p>
          </draw:text-box>
        </draw:frame>
        <draw:connector draw:style-name="gr40" draw:text-style-name="P31" draw:layer="layout" draw:type="line" svg:x1="13.539cm" svg:y1="9.55cm" svg:x2="13.539cm" svg:y2="7.432cm" draw:start-shape="id52" draw:start-glue-point="4" draw:end-shape="id48" draw:end-glue-point="5" svg:d="M13539 9550v-2118" svg:viewBox="0 0 1 2119">
          <text:p/>
        </draw:connector>
        <draw:frame draw:style-name="gr41" draw:text-style-name="P32" draw:layer="layout" svg:width="2.444cm" svg:height="0.569cm" svg:x="13.592cm" svg:y="8.981cm">
          <draw:text-box>
            <text:p><text:span text:style-name="T16">diag_phase_id</text:span></text:p>
          </draw:text-box>
        </draw:frame>
        <draw:connector draw:style-name="gr47" draw:text-style-name="P31" draw:layer="layout" draw:type="line" svg:x1="12.039cm" svg:y1="6.932cm" svg:x2="10.03cm" svg:y2="6.949cm" draw:start-shape="id48" draw:start-glue-point="7" draw:end-shape="id51" draw:end-glue-point="6" svg:d="M12039 6932l-2009 17" svg:viewBox="0 0 2010 18">
          <text:p/>
        </draw:connector>
        <draw:frame draw:style-name="gr46" draw:text-style-name="P32" draw:layer="layout" svg:width="1.926cm" svg:height="0.569cm" svg:x="10.53cm" svg:y="6.333cm">
          <draw:text-box>
            <text:p><text:span text:style-name="T16">phase_id</text:span></text:p>
          </draw:text-box>
        </draw:frame>
        <draw:connector draw:style-name="gr47" draw:text-style-name="P31" draw:layer="layout" draw:type="line" svg:x1="12.039cm" svg:y1="10.05cm" svg:x2="10.03cm" svg:y2="10.049cm" draw:start-shape="id52" draw:start-glue-point="7" draw:end-shape="id50" draw:end-glue-point="6" svg:d="M12039 10050l-2009-1" svg:viewBox="0 0 2010 2">
          <text:p/>
        </draw:connector>
        <draw:frame draw:style-name="gr48" draw:text-style-name="P37" draw:layer="layout" svg:width="1.926cm" svg:height="0.569cm" svg:x="10.649cm" svg:y="9.461cm">
          <draw:text-box>
            <text:p><text:span text:style-name="T19">goal_id</text:span></text:p>
          </draw:text-box>
        </draw:frame>
        <draw:connector draw:style-name="gr42" draw:text-style-name="P30" draw:layer="layout" draw:type="line" svg:x1="8.53cm" svg:y1="6.449cm" svg:x2="8.53cm" svg:y2="4.999cm" draw:start-shape="id51" draw:start-glue-point="4" draw:end-shape="id46" draw:end-glue-point="5" svg:d="M8530 6449v-1450" svg:viewBox="0 0 1 1451">
          <text:p/>
        </draw:connector>
        <draw:frame draw:style-name="gr43" draw:text-style-name="P16" draw:layer="layout" svg:width="1.914cm" svg:height="0.569cm" svg:x="8.437cm" svg:y="5.968cm">
          <draw:text-box>
            <text:p><text:span text:style-name="T15">disease_id</text:span></text:p>
          </draw:text-box>
        </draw:frame>
        <draw:frame draw:style-name="gr41" draw:text-style-name="P32" draw:layer="layout" svg:width="1.659cm" svg:height="0.569cm" svg:x="4.865cm" svg:y="8.764cm">
          <draw:text-box>
            <text:p><text:span text:style-name="T16">phase_id</text:span></text:p>
          </draw:text-box>
        </draw:frame>
        <draw:custom-shape draw:style-name="gr44" draw:text-style-name="P39" xml:id="id54" draw:id="id54" draw:layer="layout" svg:width="3cm" svg:height="1cm" svg:x="2.016cm" svg:y="6.449cm">
          <draw:glue-point draw:id="4" svg:x="0cm" svg:y="-5cm"/>
          <draw:glue-point draw:id="5" svg:x="0cm" svg:y="5cm"/>
          <draw:glue-point draw:id="6" svg:x="5cm" svg:y="0cm"/>
          <draw:glue-point draw:id="7" svg:x="-5cm" svg:y="0cm"/>
          <text:p text:style-name="P38"><text:span text:style-name="T20">PHASE</text:span><text:span text:style-name="T20"><text:line-break/></text:span><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53" draw:id="id53" draw:layer="layout" svg:width="3cm" svg:height="1cm" svg:x="2.016cm" svg:y="8.277cm">
          <draw:glue-point draw:id="4" svg:x="0cm" svg:y="-5cm"/>
          <draw:glue-point draw:id="5" svg:x="0cm" svg:y="5cm"/>
          <draw:glue-point draw:id="6" svg:x="5cm" svg:y="0cm"/>
          <draw:glue-point draw:id="7" svg:x="-5cm" svg:y="0cm"/>
          <text:p text:style-name="P33"><text:span text:style-name="T17">PHASE</text:span><text:span text:style-name="T17"><text:line-break/></text:span><text:span text:style-name="T17">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5.016cm" svg:y1="8.777cm" svg:x2="7.75cm" svg:y2="7.449cm" draw:start-shape="id53" draw:start-glue-point="6" draw:end-shape="id51" draw:end-glue-point="11" svg:d="M5016 8777h2734v-1328" svg:viewBox="0 0 2735 1329">
          <text:p/>
        </draw:connector>
        <draw:connector draw:style-name="gr49" draw:text-style-name="P40" draw:layer="layout" svg:x1="5.016cm" svg:y1="6.949cm" svg:x2="7.03cm" svg:y2="6.949cm" draw:start-shape="id54" draw:start-glue-point="6" draw:end-shape="id51" draw:end-glue-point="7" svg:d="M5016 6949h2014" svg:viewBox="0 0 2015 1">
          <text:p/>
        </draw:connector>
        <draw:frame draw:style-name="gr41" draw:text-style-name="P32" draw:layer="layout" svg:width="1.659cm" svg:height="0.569cm" svg:x="4.966cm" svg:y="6.965cm">
          <draw:text-box>
            <text:p><text:span text:style-name="T16">phase_id</text:span></text:p>
          </draw:text-box>
        </draw:frame>
        <draw:custom-shape draw:style-name="gr50" draw:text-style-name="P39" xml:id="id55" draw:id="id55" draw:layer="layout" svg:width="3cm" svg:height="1cm" svg:x="12cm" svg:y="1.6cm">
          <draw:glue-point draw:id="4" svg:x="0cm" svg:y="-5cm"/>
          <draw:glue-point draw:id="5" svg:x="0cm" svg:y="5cm"/>
          <draw:glue-point draw:id="6" svg:x="5cm" svg:y="0cm"/>
          <draw:glue-point draw:id="7" svg:x="-5cm" svg:y="0cm"/>
          <text:p text:style-name="P38"><text:span text:style-name="T20">THERAPIS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9.25cm" svg:y1="3.999cm" svg:x2="13.5cm" svg:y2="2.6cm" draw:start-shape="id46" draw:start-glue-point="8" draw:end-shape="id55" draw:end-glue-point="5" svg:d="M9250 3999v-699h4250v-700" svg:viewBox="0 0 4251 1400">
          <text:p/>
        </draw:connector>
        <draw:frame draw:style-name="gr48" draw:text-style-name="P16" draw:layer="layout" svg:width="2.131cm" svg:height="0.569cm" svg:x="9.219cm" svg:y="3.307cm">
          <draw:text-box>
            <text:p><text:span text:style-name="T15">therapist_id</text:span></text:p>
          </draw:text-box>
        </draw:frame>
        <draw:custom-shape draw:style-name="gr44" draw:text-style-name="P34" xml:id="id56" draw:id="id56" draw:layer="layout" svg:width="3cm" svg:height="1cm" svg:x="2cm" svg:y="3.999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7.03cm" svg:y1="4.499cm" svg:x2="5cm" svg:y2="4.499cm" draw:start-shape="id46" draw:start-glue-point="7" draw:end-shape="id56" draw:end-glue-point="6" svg:d="M7030 4499h-2030" svg:viewBox="0 0 2031 1">
          <text:p/>
        </draw:connector>
        <draw:connector draw:style-name="gr51" draw:text-style-name="P12" draw:layer="layout" svg:x1="7.75cm" svg:y1="6.449cm" svg:x2="3.5cm" svg:y2="4.999cm" draw:start-shape="id51" draw:start-glue-point="10" draw:end-shape="id56" draw:end-glue-point="5" svg:d="M7750 6449v-724h-4250v-726" svg:viewBox="0 0 4251 1451">
          <text:p/>
        </draw:connector>
        <draw:frame draw:style-name="gr52" draw:text-style-name="P41" draw:layer="layout" svg:width="1.507cm" svg:height="0.569cm" svg:x="6.443cm" svg:y="5.916cm">
          <draw:text-box>
            <text:p><text:span text:style-name="T15">key_id</text:span></text:p>
          </draw:text-box>
        </draw:frame>
        <draw:frame draw:style-name="gr52" draw:text-style-name="P41" draw:layer="layout" svg:width="1.507cm" svg:height="0.569cm" svg:x="5.844cm" svg:y="3.917cm">
          <draw:text-box>
            <text:p><text:span text:style-name="T15">key_id</text:span></text:p>
          </draw:text-box>
        </draw:frame>
        <draw:connector draw:style-name="gr51" draw:text-style-name="P12" draw:layer="layout" draw:line-skew="-0.232cm" svg:x1="7.03cm" svg:y1="10.049cm" svg:x2="2cm" svg:y2="4.499cm" draw:start-shape="id50" draw:start-glue-point="7" draw:end-shape="id56" draw:end-glue-point="7" svg:d="M7030 10049h-5780v-5550h750" svg:viewBox="0 0 5781 5551">
          <text:p/>
        </draw:connector>
        <draw:frame draw:style-name="gr52" draw:text-style-name="P41" draw:layer="layout" svg:width="1.507cm" svg:height="0.569cm" svg:x="5.845cm" svg:y="9.418cm">
          <draw:text-box>
            <text:p><text:span text:style-name="T15">key_id</text:span></text:p>
          </draw:text-box>
        </draw:frame>
        <draw:custom-shape draw:style-name="gr53" draw:text-style-name="P43" xml:id="id61" draw:id="id61" draw:layer="layout" svg:width="3cm" svg:height="1cm" svg:x="11cm" svg:y="13.145cm">
          <draw:glue-point draw:id="4" svg:x="0cm" svg:y="-5cm"/>
          <draw:glue-point draw:id="5" svg:x="0cm" svg:y="5cm"/>
          <draw:glue-point draw:id="6" svg:x="5cm" svg:y="0cm"/>
          <draw:glue-point draw:id="7" svg:x="-5cm" svg:y="0cm"/>
          <text:p text:style-name="P42"><text:span text:style-name="T21">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3" xml:id="id60" draw:id="id60" draw:layer="layout" svg:width="3cm" svg:height="1cm" svg:x="11cm" svg:y="15.076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3" xml:id="id59" draw:id="id59" draw:layer="layout" svg:width="3cm" svg:height="1cm" svg:x="11cm" svg:y="17.045cm">
          <draw:glue-point draw:id="4" svg:x="0cm" svg:y="-5cm"/>
          <draw:glue-point draw:id="5" svg:x="0cm" svg:y="5cm"/>
          <draw:glue-point draw:id="6" svg:x="5cm" svg:y="0cm"/>
          <draw:glue-point draw:id="7" svg:x="-5cm" svg:y="0cm"/>
          <text:p text:style-name="P42"><text:span text:style-name="T21">GO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44" draw:layer="layout" draw:type="line" svg:x1="17.5cm" svg:y1="15.059cm" svg:x2="17.5cm" svg:y2="14.184cm" draw:start-shape="id57" draw:start-glue-point="4" draw:end-shape="id58" draw:end-glue-point="5" svg:d="M17500 15059v-875" svg:viewBox="0 0 1 876">
          <text:p/>
        </draw:connector>
        <draw:frame draw:style-name="gr43" draw:text-style-name="P45" draw:layer="layout" svg:width="2.094cm" svg:height="0.569cm" svg:x="15.514cm" svg:y="14.446cm">
          <draw:text-box>
            <text:p><text:span text:style-name="T22">diagnosis_id</text:span></text:p>
          </draw:text-box>
        </draw:frame>
        <draw:connector draw:style-name="gr55" draw:text-style-name="P46" draw:layer="layout" draw:type="line" svg:x1="12.5cm" svg:y1="17.045cm" svg:x2="12.5cm" svg:y2="16.076cm" draw:start-shape="id59" draw:start-glue-point="4" draw:end-shape="id60" draw:end-glue-point="5" svg:d="M12500 17045v-969" svg:viewBox="0 0 1 970">
          <text:p/>
        </draw:connector>
        <draw:frame draw:style-name="gr56" draw:text-style-name="P37" draw:layer="layout" svg:width="1.662cm" svg:height="0.569cm" svg:x="12.489cm" svg:y="16.464cm">
          <draw:text-box>
            <text:p><text:span text:style-name="T19">phase_id</text:span></text:p>
          </draw:text-box>
        </draw:frame>
        <draw:custom-shape draw:style-name="gr57" draw:text-style-name="P48" xml:id="id58" draw:id="id58" draw:layer="layout" svg:width="3cm" svg:height="1cm" svg:x="16cm" svg:y="13.184cm">
          <draw:glue-point draw:id="4" svg:x="0cm" svg:y="-5cm"/>
          <draw:glue-point draw:id="5" svg:x="0cm" svg:y="5cm"/>
          <draw:glue-point draw:id="6" svg:x="5cm" svg:y="0cm"/>
          <draw:glue-point draw:id="7" svg:x="-5cm" svg:y="0cm"/>
          <text:p text:style-name="P47"><text:span text:style-name="T23">DIAGNO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57" draw:id="id57" draw:layer="layout" svg:width="3cm" svg:height="1cm" svg:x="16cm" svg:y="15.059cm">
          <draw:glue-point draw:id="4" svg:x="0cm" svg:y="-5cm"/>
          <draw:glue-point draw:id="5" svg:x="0cm" svg:y="5cm"/>
          <draw:glue-point draw:id="6" svg:x="5cm" svg:y="0cm"/>
          <draw:glue-point draw:id="7" svg:x="-5cm" svg:y="0cm"/>
          <draw:glue-point draw:id="8" svg:x="2.5cm" svg:y="5cm"/>
          <draw:glue-point draw:id="9" svg:x="-2.5cm" svg:y="5cm"/>
          <draw:glue-point draw:id="10" svg:x="5.006cm" svg:y="-2.47cm"/>
          <draw:glue-point draw:id="11" svg:x="5.013cm" svg:y="2.51cm"/>
          <text:p text:style-name="P47"><text:span text:style-name="T23">DIAGNOSIS 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0" xml:id="id62" draw:id="id62" draw:layer="layout" svg:width="3cm" svg:height="1cm" svg:x="16.009cm" svg:y="17.046cm">
          <draw:glue-point draw:id="4" svg:x="0cm" svg:y="-5cm"/>
          <draw:glue-point draw:id="5" svg:x="0cm" svg:y="5cm"/>
          <draw:glue-point draw:id="6" svg:x="5cm" svg:y="0cm"/>
          <draw:glue-point draw:id="7" svg:x="-5cm" svg:y="0cm"/>
          <draw:glue-point draw:id="8" svg:x="-2.53cm" svg:y="5cm"/>
          <draw:glue-point draw:id="9" svg:x="2.47cm" svg:y="5cm"/>
          <draw:glue-point draw:id="10" svg:x="2.47cm" svg:y="-4.86cm"/>
          <draw:glue-point draw:id="11" svg:x="-2.53cm" svg:y="-5.07cm"/>
          <draw:glue-point draw:id="12" svg:x="5.013cm" svg:y="-2.24cm"/>
          <draw:glue-point draw:id="13" svg:x="5.003cm" svg:y="2.21cm"/>
          <text:p text:style-name="P49"><text:span text:style-name="T24">ACHIEV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44" draw:layer="layout" draw:type="line" svg:x1="16cm" svg:y1="13.684cm" svg:x2="14cm" svg:y2="13.645cm" draw:start-shape="id58" draw:start-glue-point="7" draw:end-shape="id61" draw:end-glue-point="6" svg:d="M16000 13684l-2000-39" svg:viewBox="0 0 2001 40">
          <text:p/>
        </draw:connector>
        <draw:frame draw:style-name="gr48" draw:text-style-name="P45" draw:layer="layout" svg:width="1.926cm" svg:height="0.569cm" svg:x="14.257cm" svg:y="13.107cm">
          <draw:text-box>
            <text:p><text:span text:style-name="T22">disease_id</text:span></text:p>
          </draw:text-box>
        </draw:frame>
        <draw:connector draw:style-name="gr54" draw:text-style-name="P44" draw:layer="layout" draw:type="line" svg:x1="16.75cm" svg:y1="17.046cm" svg:x2="16.75cm" svg:y2="16.059cm" draw:start-shape="id62" draw:start-glue-point="11" draw:end-shape="id57" draw:end-glue-point="9" svg:d="M16750 17046v-987" svg:viewBox="0 0 1 988">
          <text:p/>
        </draw:connector>
        <draw:frame draw:style-name="gr43" draw:text-style-name="P45" draw:layer="layout" svg:width="2.444cm" svg:height="0.569cm" svg:x="14.556cm" svg:y="16.431cm">
          <draw:text-box>
            <text:p><text:span text:style-name="T22">diag_phase_id</text:span></text:p>
          </draw:text-box>
        </draw:frame>
        <draw:connector draw:style-name="gr42" draw:text-style-name="P44" draw:layer="layout" draw:type="line" svg:x1="16cm" svg:y1="15.559cm" svg:x2="14cm" svg:y2="15.576cm" draw:start-shape="id57" draw:start-glue-point="7" draw:end-shape="id60" draw:end-glue-point="6" svg:d="M16000 15559l-2000 17" svg:viewBox="0 0 2001 18">
          <text:p/>
        </draw:connector>
        <draw:frame draw:style-name="gr43" draw:text-style-name="P45" draw:layer="layout" svg:width="1.926cm" svg:height="0.569cm" svg:x="14.4cm" svg:y="14.96cm">
          <draw:text-box>
            <text:p><text:span text:style-name="T22">phase_id</text:span></text:p>
          </draw:text-box>
        </draw:frame>
        <draw:connector draw:style-name="gr42" draw:text-style-name="P44" draw:layer="layout" draw:type="line" svg:x1="16.009cm" svg:y1="17.546cm" svg:x2="14cm" svg:y2="17.545cm" draw:start-shape="id62" draw:start-glue-point="7" draw:end-shape="id59" draw:end-glue-point="6" svg:d="M16009 17546l-2009-1" svg:viewBox="0 0 2010 2">
          <text:p/>
        </draw:connector>
        <draw:frame draw:style-name="gr43" draw:text-style-name="P45" draw:layer="layout" svg:width="1.926cm" svg:height="0.569cm" svg:x="14.719cm" svg:y="17.557cm">
          <draw:text-box>
            <text:p><text:span text:style-name="T22">goal_id</text:span></text:p>
          </draw:text-box>
        </draw:frame>
        <draw:connector draw:style-name="gr55" draw:text-style-name="P46" draw:layer="layout" draw:type="line" svg:x1="12.5cm" svg:y1="15.076cm" svg:x2="12.5cm" svg:y2="14.145cm" draw:start-shape="id60" draw:start-glue-point="4" draw:end-shape="id61" draw:end-glue-point="5" svg:d="M12500 15076v-931" svg:viewBox="0 0 1 932">
          <text:p/>
        </draw:connector>
        <draw:frame draw:style-name="gr56" draw:text-style-name="P37" draw:layer="layout" svg:width="1.914cm" svg:height="0.569cm" svg:x="12.407cm" svg:y="14.495cm">
          <draw:text-box>
            <text:p><text:span text:style-name="T19">disease_id</text:span></text:p>
          </draw:text-box>
        </draw:frame>
        <draw:custom-shape draw:style-name="gr59" draw:text-style-name="P52" xml:id="id65" draw:id="id65" draw:layer="layout" svg:width="3cm" svg:height="1cm" svg:x="25cm" svg:y="13.146cm">
          <draw:glue-point draw:id="4" svg:x="0cm" svg:y="-5cm"/>
          <draw:glue-point draw:id="5" svg:x="0cm" svg:y="5cm"/>
          <draw:glue-point draw:id="6" svg:x="5cm" svg:y="0cm"/>
          <draw:glue-point draw:id="7" svg:x="-5cm" svg:y="0cm"/>
          <draw:glue-point draw:id="8" svg:x="-4.98cm" svg:y="-2.83cm"/>
          <draw:glue-point draw:id="9" svg:x="-5.006cm" svg:y="2.72cm"/>
          <text:p text:style-name="P51"><text:span text:style-name="T25">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43" xml:id="id64" draw:id="id64" draw:layer="layout" svg:width="3.022cm" svg:height="1cm" svg:x="21cm" svg:y="13.146cm">
          <draw:glue-point draw:id="4" svg:x="0cm" svg:y="-5cm"/>
          <draw:glue-point draw:id="5" svg:x="0cm" svg:y="5cm"/>
          <draw:glue-point draw:id="6" svg:x="5cm" svg:y="0cm"/>
          <draw:glue-point draw:id="7" svg:x="-5cm" svg:y="0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2" xml:id="id63" draw:id="id63" draw:layer="layout" svg:width="3cm" svg:height="1cm" svg:x="21.022cm" svg:y="15.046cm">
          <draw:glue-point draw:id="4" svg:x="0cm" svg:y="-5cm"/>
          <draw:glue-point draw:id="5" svg:x="0cm" svg:y="5cm"/>
          <draw:glue-point draw:id="6" svg:x="5cm" svg:y="0cm"/>
          <draw:glue-point draw:id="7" svg:x="-5cm" svg:y="0cm"/>
          <draw:glue-point draw:id="8" svg:x="-4.98cm" svg:y="-2.34cm"/>
          <draw:glue-point draw:id="9" svg:x="-5.006cm" svg:y="2.72cm"/>
          <text:p text:style-name="P51"><text:span text:style-name="T25">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2" draw:text-style-name="P53" draw:layer="layout" svg:x1="22.522cm" svg:y1="15.046cm" svg:x2="22.511cm" svg:y2="14.146cm" draw:start-shape="id63" draw:start-glue-point="4" draw:end-shape="id64" draw:end-glue-point="5" svg:d="M22522 15046v-449h-11v-451" svg:viewBox="0 0 12 901">
          <text:p/>
        </draw:connector>
        <draw:custom-shape draw:style-name="gr63" draw:text-style-name="P55" draw:layer="layout" svg:width="1.914cm" svg:height="0.25cm" svg:x="22.409cm" svg:y="14.591cm">
          <text:p text:style-name="P54"><text:span text:style-name="T19">patient_id</text:span></text:p>
          <draw:enhanced-geometry svg:viewBox="0 0 21600 21600" draw:type="rectangle" draw:enhanced-path="M 0 0 L 21600 0 21600 21600 0 21600 0 0 Z N"/>
        </draw:custom-shape>
        <draw:connector draw:style-name="gr62" draw:text-style-name="P53" draw:layer="layout" svg:x1="24.022cm" svg:y1="15.546cm" svg:x2="26.5cm" svg:y2="14.146cm" draw:start-shape="id63" draw:start-glue-point="6" draw:end-shape="id65" draw:end-glue-point="5" svg:d="M24022 15546h2478v-1400" svg:viewBox="0 0 2479 1401">
          <text:p/>
        </draw:connector>
        <draw:frame draw:style-name="gr64" draw:text-style-name="P41" draw:layer="layout" svg:width="2.644cm" svg:height="0.583cm" svg:x="23.936cm" svg:y="15.662cm">
          <draw:text-box>
            <text:p><text:span text:style-name="T19">therapist_id</text:span></text:p>
          </draw:text-box>
        </draw:frame>
        <draw:connector draw:style-name="gr42" draw:text-style-name="P44" draw:layer="layout" draw:type="line" svg:x1="19cm" svg:y1="15.312cm" svg:x2="21.028cm" svg:y2="15.312cm" draw:start-shape="id57" draw:start-glue-point="10" draw:end-shape="id63" draw:end-glue-point="8" svg:d="M19000 15312h2028" svg:viewBox="0 0 2029 1">
          <text:p/>
        </draw:connector>
        <draw:frame draw:style-name="gr48" draw:text-style-name="P45" draw:layer="layout" svg:width="1.597cm" svg:height="0.569cm" svg:x="18.903cm" svg:y="14.753cm">
          <draw:text-box>
            <text:p><text:span text:style-name="T22">visit_id</text:span></text:p>
          </draw:text-box>
        </draw:frame>
        <draw:connector draw:style-name="gr42" draw:text-style-name="P44" draw:layer="layout" draw:type="line" svg:x1="19cm" svg:y1="13.684cm" svg:x2="21cm" svg:y2="13.646cm" draw:start-shape="id58" draw:start-glue-point="6" draw:end-shape="id64" draw:end-glue-point="7" svg:d="M19000 13684l2000-38" svg:viewBox="0 0 2001 39">
          <text:p/>
        </draw:connector>
        <draw:frame draw:style-name="gr43" draw:text-style-name="P45" draw:layer="layout" svg:width="1.926cm" svg:height="0.569cm" svg:x="18.945cm" svg:y="13.738cm">
          <draw:text-box>
            <text:p><text:span text:style-name="T22">patient_id</text:span></text:p>
          </draw:text-box>
        </draw:frame>
        <draw:connector draw:style-name="gr62" draw:text-style-name="P53" draw:layer="layout" draw:line-skew="-0.502cm" svg:x1="17.5cm" svg:y1="13.184cm" svg:x2="26.5cm" svg:y2="13.146cm" draw:start-shape="id58" draw:start-glue-point="4" draw:end-shape="id65" draw:end-glue-point="4" svg:d="M17500 13184v-1058h9000v1020" svg:viewBox="0 0 9001 1059">
          <text:p/>
        </draw:connector>
        <draw:frame draw:style-name="gr65" draw:text-style-name="P41" draw:layer="layout" svg:width="2.107cm" svg:height="0.672cm" svg:x="17.578cm" svg:y="12.578cm">
          <draw:text-box>
            <text:p><text:span text:style-name="T19">therapist_id</text:span></text:p>
          </draw:text-box>
        </draw:frame>
        <draw:connector draw:style-name="gr66" draw:text-style-name="P53" draw:layer="layout" draw:line-skew="0.207cm 0.222cm" svg:x1="17.509cm" svg:y1="18.046cm" svg:x2="19.009cm" svg:y2="17.767cm" draw:start-shape="id62" draw:start-glue-point="5" draw:end-shape="id62" draw:end-glue-point="13" svg:d="M17509 18046v726h2241v-1005h-741" svg:viewBox="0 0 2242 1006">
          <text:p/>
        </draw:connector>
        <draw:frame draw:style-name="gr43" draw:text-style-name="P45" draw:layer="layout" svg:width="1.979cm" svg:height="0.569cm" svg:x="17.421cm" svg:y="18.203cm">
          <draw:text-box>
            <text:p><text:span text:style-name="T22">relapse_id</text:span></text:p>
          </draw:text-box>
        </draw:frame>
        <draw:connector draw:style-name="gr66" draw:text-style-name="P53" draw:layer="layout" draw:line-skew="0.172cm 0.231cm" svg:x1="17.5cm" svg:y1="16.059cm" svg:x2="19cm" svg:y2="15.81cm" draw:start-shape="id57" draw:start-glue-point="5" draw:end-shape="id57" draw:end-glue-point="11" svg:d="M17500 16059v691h2250v-940h-750" svg:viewBox="0 0 2251 941">
          <text:p/>
        </draw:connector>
        <draw:frame draw:style-name="gr43" draw:text-style-name="P45" draw:layer="layout" svg:width="1.979cm" svg:height="0.569cm" svg:x="17.422cm" svg:y="16.204cm">
          <draw:text-box>
            <text:p><text:span text:style-name="T22">relapse_id</text:span></text:p>
          </draw:text-box>
        </draw:frame>
      </draw:page>
      <draw:page draw:name="page6" draw:style-name="dp1" draw:master-page-name="Per_20_defecte">
        <draw:custom-shape draw:style-name="gr53" draw:text-style-name="P43" xml:id="id67" draw:id="id67" draw:layer="layout" svg:width="3cm" svg:height="1cm" svg:x="5.981cm" svg:y="2.00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57" xml:id="id66" draw:id="id66" draw:layer="layout" svg:width="3cm" svg:height="1cm" svg:x="5.981cm" svg:y="4.461cm">
          <draw:glue-point draw:id="4" svg:x="0cm" svg:y="-5cm"/>
          <draw:glue-point draw:id="5" svg:x="0cm" svg:y="5cm"/>
          <draw:glue-point draw:id="6" svg:x="5cm" svg:y="0cm"/>
          <draw:glue-point draw:id="7" svg:x="-5cm" svg:y="0cm"/>
          <draw:glue-point draw:id="8" svg:x="-2.436cm" svg:y="-5cm"/>
          <draw:glue-point draw:id="9" svg:x="-2.436cm" svg:y="5cm"/>
          <draw:glue-point draw:id="10" svg:x="2.563cm" svg:y="-5cm"/>
          <draw:glue-point draw:id="11" svg:x="2.563cm" svg:y="5cm"/>
          <draw:glue-point draw:id="12" svg:x="-5.016cm" svg:y="2.71cm"/>
          <draw:glue-point draw:id="13" svg:x="-4.993cm" svg:y="-2.83cm"/>
          <draw:glue-point draw:id="14" svg:x="-5cm" svg:y="-2.82cm"/>
          <text:p text:style-name="P56"><text:span text:style-name="T26">PHASE</text:span><text:span text:style-name="T26"><text:line-break/></text:span><text:span text:style-name="T27">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6" draw:layer="layout" draw:type="line" svg:x1="7.481cm" svg:y1="4.461cm" svg:x2="7.481cm" svg:y2="3.003cm" draw:start-shape="id66" draw:start-glue-point="4" draw:end-shape="id67" draw:end-glue-point="5" svg:d="M7481 4461v-1458" svg:viewBox="0 0 1 1459">
          <text:p/>
        </draw:connector>
        <draw:frame draw:style-name="gr43" draw:text-style-name="P45" draw:layer="layout" svg:width="1.662cm" svg:height="0.569cm" svg:x="7.47cm" svg:y="3.922cm">
          <draw:text-box>
            <text:p><text:span text:style-name="T22">phase_id</text:span></text:p>
          </draw:text-box>
        </draw:frame>
        <draw:custom-shape draw:style-name="gr68" draw:text-style-name="P59" xml:id="id68" draw:id="id68" draw:layer="layout" svg:width="3cm" svg:height="1cm" svg:x="6.033cm" svg:y="6.94cm">
          <draw:glue-point draw:id="4" svg:x="0cm" svg:y="-5cm"/>
          <draw:glue-point draw:id="5" svg:x="0cm" svg:y="5cm"/>
          <draw:glue-point draw:id="6" svg:x="5cm" svg:y="0cm"/>
          <draw:glue-point draw:id="7" svg:x="-5cm" svg:y="0cm"/>
          <draw:glue-point draw:id="8" svg:x="2.546cm" svg:y="5cm"/>
          <draw:glue-point draw:id="9" svg:x="-2.403cm" svg:y="5cm"/>
          <draw:glue-point draw:id="10" svg:x="-2.53cm" svg:y="-5cm"/>
          <draw:glue-point draw:id="11" svg:x="-4.993cm" svg:y="-2.33cm"/>
          <draw:glue-point draw:id="12" svg:x="5.026cm" svg:y="-2.26cm"/>
          <draw:glue-point draw:id="13" svg:x="-4.993cm" svg:y="2.49cm"/>
          <draw:glue-point draw:id="14" svg:x="5.063cm" svg:y="2.62cm"/>
          <text:p text:style-name="P58"><text:span text:style-name="T27">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5" draw:layer="layout" svg:width="2.078cm" svg:height="0.569cm" svg:x="7.422cm" svg:y="5.519cm">
          <draw:text-box>
            <text:p><text:span text:style-name="T22">resource_id</text:span></text:p>
          </draw:text-box>
        </draw:frame>
        <draw:connector draw:style-name="gr42" draw:text-style-name="P44" draw:layer="layout" draw:type="line" svg:x1="7.481cm" svg:y1="5.461cm" svg:x2="7.533cm" svg:y2="6.94cm" draw:start-shape="id66" draw:start-glue-point="5" draw:end-shape="id68" draw:end-glue-point="4" svg:d="M7481 5461l52 1479" svg:viewBox="0 0 53 1480">
          <text:p/>
        </draw:connector>
        <draw:connector draw:style-name="gr69" draw:text-style-name="P60" draw:layer="layout" draw:line-skew="-0.265cm 0.291cm" svg:x1="6.036cm" svg:y1="7.689cm" svg:x2="6.813cm" svg:y2="7.94cm" draw:start-shape="id68" draw:start-glue-point="13" draw:end-shape="id68" draw:end-glue-point="9" svg:d="M6036 7689h-786v1061h1563v-810" svg:viewBox="0 0 1564 1062">
          <text:p/>
        </draw:connector>
        <draw:frame draw:style-name="gr43" draw:text-style-name="P45" draw:layer="layout" svg:width="1.928cm" svg:height="0.569cm" svg:x="5.072cm" svg:y="7.82cm">
          <draw:text-box>
            <text:p><text:span text:style-name="T22">parent_id</text:span></text:p>
          </draw:text-box>
        </draw:frame>
        <draw:custom-shape draw:style-name="gr53" draw:text-style-name="P43" xml:id="id69" draw:id="id69" draw:layer="layout" svg:width="3cm" svg:height="1cm" svg:x="10.965cm" svg:y="4.461cm">
          <draw:glue-point draw:id="4" svg:x="0cm" svg:y="-5cm"/>
          <draw:glue-point draw:id="5" svg:x="0cm" svg:y="5cm"/>
          <draw:glue-point draw:id="6" svg:x="5cm" svg:y="0cm"/>
          <draw:glue-point draw:id="7" svg:x="-5cm" svg:y="0cm"/>
          <draw:glue-point draw:id="8" svg:x="2.546cm" svg:y="5cm"/>
          <draw:glue-point draw:id="9" svg:x="-2.403cm" svg:y="5cm"/>
          <text:p text:style-name="P42"><text:span text:style-name="T21">PHASE</text:span><text:span text:style-name="T21"><text:line-break/></text:span><text:span text:style-name="T21">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10.965cm" svg:y1="4.961cm" svg:x2="8.981cm" svg:y2="4.961cm" draw:start-shape="id69" draw:start-glue-point="7" draw:end-shape="id66" draw:end-glue-point="6" svg:d="M10965 4961h-1984" svg:viewBox="0 0 1985 1">
          <text:p/>
        </draw:connector>
        <draw:frame draw:style-name="gr41" draw:text-style-name="P32" draw:layer="layout" svg:width="1.928cm" svg:height="0.569cm" svg:x="9.322cm" svg:y="4.392cm">
          <draw:text-box>
            <text:p><text:span text:style-name="T16">ph_res_id</text:span></text:p>
          </draw:text-box>
        </draw:frame>
        <draw:custom-shape draw:style-name="gr50" draw:text-style-name="P34" xml:id="id70" draw:id="id70" draw:layer="layout" svg:width="3cm" svg:height="1cm" svg:x="10.965cm" svg:y="2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46" draw:layer="layout" draw:type="line" svg:x1="12.465cm" svg:y1="4.461cm" svg:x2="12.465cm" svg:y2="3cm" draw:start-shape="id69" draw:start-glue-point="4" draw:end-shape="id70" draw:end-glue-point="5" svg:d="M12465 4461v-1461" svg:viewBox="0 0 1 1462">
          <text:p/>
        </draw:connector>
        <draw:frame draw:style-name="gr56" draw:text-style-name="P32" draw:layer="layout" svg:width="1.928cm" svg:height="0.569cm" svg:x="12.522cm" svg:y="3.921cm">
          <draw:text-box>
            <text:p><text:span text:style-name="T16">patient_id</text:span></text:p>
          </draw:text-box>
        </draw:frame>
        <draw:custom-shape draw:style-name="gr70" draw:text-style-name="P11" xml:id="id72" draw:id="id72" draw:layer="layout" svg:width="2.381cm" svg:height="1.974cm" svg:x="11.275cm" svg:y="8.98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55" draw:text-style-name="P46" draw:layer="layout" draw:type="line" svg:x1="12.465cm" svg:y1="5.461cm" svg:x2="12.465cm" svg:y2="6.94cm" draw:start-shape="id69" draw:start-glue-point="5" draw:end-shape="id71" draw:end-glue-point="4" svg:d="M12465 5461v1479" svg:viewBox="0 0 1 1480">
          <text:p/>
        </draw:connector>
        <draw:frame draw:style-name="gr43" draw:text-style-name="P45" draw:layer="layout" svg:width="1.928cm" svg:height="0.569cm" svg:x="7.569cm" svg:y="7.983cm">
          <draw:text-box>
            <text:p><text:span text:style-name="T22">enllaç</text:span></text:p>
          </draw:text-box>
        </draw:frame>
        <draw:connector draw:style-name="gr71" draw:text-style-name="P60" draw:layer="layout" svg:x1="7.533cm" svg:y1="7.94cm" svg:x2="11.275cm" svg:y2="9.974cm" draw:start-shape="id68" draw:start-glue-point="5" draw:end-shape="id72" draw:end-glue-point="5" svg:d="M7533 7940v2034h3742" svg:viewBox="0 0 3743 2035">
          <text:p/>
        </draw:connector>
        <draw:custom-shape draw:style-name="gr44" draw:text-style-name="P34" xml:id="id71" draw:id="id71" draw:layer="layout" svg:width="3cm" svg:height="1cm" svg:x="10.965cm" svg:y="6.94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2" draw:layer="layout" svg:width="1.928cm" svg:height="0.569cm" svg:x="12.388cm" svg:y="7.871cm">
          <draw:text-box>
            <text:p><text:span text:style-name="T16">enllaç</text:span></text:p>
          </draw:text-box>
        </draw:frame>
        <draw:connector draw:style-name="gr72" draw:text-style-name="P46" draw:layer="layout" draw:type="line" svg:x1="12.465cm" svg:y1="7.94cm" svg:x2="12.466cm" svg:y2="8.987cm" draw:start-shape="id71" draw:start-glue-point="5" draw:end-shape="id72" draw:end-glue-point="4" svg:d="M12465 7940l1 1047" svg:viewBox="0 0 2 1048">
          <text:p/>
        </draw:connector>
        <draw:frame draw:style-name="gr56" draw:text-style-name="P32" draw:layer="layout" svg:width="1.928cm" svg:height="0.569cm" svg:x="12.522cm" svg:y="5.522cm">
          <draw:text-box>
            <text:p><text:span text:style-name="T16">material_id</text:span></text:p>
          </draw:text-box>
        </draw:frame>
        <draw:connector draw:style-name="gr47" draw:text-style-name="P46" draw:layer="layout" draw:type="line" svg:x1="10.965cm" svg:y1="7.44cm" svg:x2="9.033cm" svg:y2="7.44cm" draw:start-shape="id71" draw:start-glue-point="7" draw:end-shape="id68" draw:end-glue-point="6" svg:d="M10965 7440h-1932" svg:viewBox="0 0 1933 1">
          <text:p/>
        </draw:connector>
        <draw:frame draw:style-name="gr73" draw:text-style-name="P32" draw:layer="layout" svg:width="2.058cm" svg:height="0.887cm" svg:x="9.092cm" svg:y="6.609cm">
          <draw:text-box>
            <text:p><text:span text:style-name="T16">resource_id</text:span></text:p>
          </draw:text-box>
        </draw:frame>
        <draw:custom-shape draw:style-name="gr44" draw:text-style-name="P34" xml:id="id73" draw:id="id73" draw:layer="layout" svg:width="3cm" svg:height="1cm" svg:x="1.5cm" svg:y="4.461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5.981cm" svg:y1="4.961cm" svg:x2="4.5cm" svg:y2="4.961cm" draw:start-shape="id66" draw:start-glue-point="7" draw:end-shape="id73" svg:d="M5981 4961h-1481" svg:viewBox="0 0 1482 1">
          <text:p/>
        </draw:connector>
        <draw:connector draw:style-name="gr51" draw:text-style-name="P12" draw:layer="layout" svg:x1="6.774cm" svg:y1="6.94cm" svg:x2="3cm" svg:y2="5.461cm" draw:start-shape="id68" draw:start-glue-point="10" draw:end-shape="id73" draw:end-glue-point="5" svg:d="M6774 6940v-739h-3774v-740" svg:viewBox="0 0 3775 1480">
          <text:p/>
        </draw:connector>
        <draw:frame draw:style-name="gr52" draw:text-style-name="P41" draw:layer="layout" svg:width="1.881cm" svg:height="0.569cm" svg:x="4.5cm" svg:y="4.394cm">
          <draw:text-box>
            <text:p><text:span text:style-name="T15">name_id</text:span></text:p>
          </draw:text-box>
        </draw:frame>
        <draw:frame draw:style-name="gr52" draw:text-style-name="P41" draw:layer="layout" svg:width="1.507cm" svg:height="0.569cm" svg:x="5.537cm" svg:y="6.284cm">
          <draw:text-box>
            <text:p><text:span text:style-name="T15">key_id</text:span></text:p>
          </draw:text-box>
        </draw:frame>
        <draw:custom-shape draw:style-name="gr44" draw:text-style-name="P34" xml:id="id75" draw:id="id75" draw:layer="layout" svg:width="3cm" svg:height="1cm" svg:x="20.031cm" svg:y="2.003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62" xml:id="id74" draw:id="id74" draw:layer="layout" svg:width="3cm" svg:height="1cm" svg:x="20.031cm" svg:y="4.403cm">
          <draw:glue-point draw:id="4" svg:x="0cm" svg:y="-5cm"/>
          <draw:glue-point draw:id="5" svg:x="0cm" svg:y="5cm"/>
          <draw:glue-point draw:id="6" svg:x="5cm" svg:y="0cm"/>
          <draw:glue-point draw:id="7" svg:x="-5cm" svg:y="0cm"/>
          <text:p text:style-name="P61"><text:span text:style-name="T28">PHASE</text:span><text:span text:style-name="T28"><text:line-break/></text:span><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5" draw:text-style-name="P31" draw:layer="layout" draw:type="line" svg:x1="21.531cm" svg:y1="4.403cm" svg:x2="21.531cm" svg:y2="3.003cm" draw:start-shape="id74" draw:start-glue-point="4" draw:end-shape="id75" draw:end-glue-point="5" svg:d="M21531 4403v-1400" svg:viewBox="0 0 1 1401">
          <text:p/>
        </draw:connector>
        <draw:frame draw:style-name="gr41" draw:text-style-name="P32" draw:layer="layout" svg:width="1.662cm" svg:height="0.569cm" svg:x="21.52cm" svg:y="3.822cm">
          <draw:text-box>
            <text:p><text:span text:style-name="T16">phase_id</text:span></text:p>
          </draw:text-box>
        </draw:frame>
        <draw:custom-shape draw:style-name="gr75" draw:text-style-name="P62" xml:id="id76" draw:id="id76" draw:layer="layout" svg:width="3cm" svg:height="1cm" svg:x="20.083cm" svg:y="6.74cm">
          <draw:glue-point draw:id="4" svg:x="0cm" svg:y="-5cm"/>
          <draw:glue-point draw:id="5" svg:x="0cm" svg:y="5cm"/>
          <draw:glue-point draw:id="6" svg:x="5cm" svg:y="0cm"/>
          <draw:glue-point draw:id="7" svg:x="-5cm" svg:y="0cm"/>
          <draw:glue-point draw:id="8" svg:x="2.546cm" svg:y="5cm"/>
          <draw:glue-point draw:id="9" svg:x="-2.403cm" svg:y="5cm"/>
          <draw:glue-point draw:id="10" svg:x="-2.53cm" svg:y="-5cm"/>
          <text:p text:style-name="P61"><text:span text:style-name="T20">RE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2" draw:layer="layout" svg:width="1.928cm" svg:height="0.569cm" svg:x="21.472cm" svg:y="5.419cm">
          <draw:text-box>
            <text:p><text:span text:style-name="T16">material_id</text:span></text:p>
          </draw:text-box>
        </draw:frame>
        <draw:connector draw:style-name="gr45" draw:text-style-name="P31" draw:layer="layout" draw:type="line" svg:x1="21.531cm" svg:y1="5.403cm" svg:x2="21.583cm" svg:y2="6.74cm" draw:start-shape="id74" draw:start-glue-point="5" draw:end-shape="id76" draw:end-glue-point="4" svg:d="M21531 5403l52 1337" svg:viewBox="0 0 53 1338">
          <text:p/>
        </draw:connector>
        <draw:connector draw:style-name="gr76" draw:text-style-name="P40" draw:layer="layout" draw:line-skew="-0.336cm -0.306cm" svg:x1="20.083cm" svg:y1="7.24cm" svg:x2="20.824cm" svg:y2="6.74cm" draw:start-shape="id76" draw:start-glue-point="7" draw:end-shape="id76" draw:end-glue-point="10" svg:d="M20083 7240h-854v-1324h1595v824" svg:viewBox="0 0 1596 1325">
          <text:p/>
        </draw:connector>
        <draw:frame draw:style-name="gr41" draw:text-style-name="P32" draw:layer="layout" svg:width="1.928cm" svg:height="0.569cm" svg:x="18.572cm" svg:y="7.22cm">
          <draw:text-box>
            <text:p><text:span text:style-name="T16">parent_id</text:span></text:p>
          </draw:text-box>
        </draw:frame>
        <draw:custom-shape draw:style-name="gr57" draw:text-style-name="P25" xml:id="id77" draw:id="id77" draw:layer="layout" svg:width="3cm" svg:height="1cm" svg:x="25.015cm" svg:y="4.4cm">
          <draw:glue-point draw:id="4" svg:x="0cm" svg:y="-5cm"/>
          <draw:glue-point draw:id="5" svg:x="0cm" svg:y="5cm"/>
          <draw:glue-point draw:id="6" svg:x="5cm" svg:y="0cm"/>
          <draw:glue-point draw:id="7" svg:x="-5cm" svg:y="0cm"/>
          <draw:glue-point draw:id="8" svg:x="2.546cm" svg:y="5cm"/>
          <draw:glue-point draw:id="9" svg:x="-2.403cm" svg:y="5cm"/>
          <text:p text:style-name="P24"><text:span text:style-name="T12">PHASE</text:span><text:span text:style-name="T12"><text:line-break/></text:span><text:span text:style-name="T1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30" draw:layer="layout" draw:type="line" svg:x1="25.015cm" svg:y1="4.9cm" svg:x2="23.031cm" svg:y2="4.903cm" draw:start-shape="id77" draw:start-glue-point="7" draw:end-shape="id74" draw:end-glue-point="6" svg:d="M25015 4900l-1984 3" svg:viewBox="0 0 1985 4">
          <text:p/>
        </draw:connector>
        <draw:frame draw:style-name="gr43" draw:text-style-name="P16" draw:layer="layout" svg:width="1.928cm" svg:height="0.569cm" svg:x="23.272cm" svg:y="4.32cm">
          <draw:text-box>
            <text:p><text:span text:style-name="T15">ph_res_id</text:span></text:p>
          </draw:text-box>
        </draw:frame>
        <draw:custom-shape draw:style-name="gr50" draw:text-style-name="P34" xml:id="id78" draw:id="id78" draw:layer="layout" svg:width="3cm" svg:height="1cm" svg:x="25.015cm" svg:y="2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44" draw:layer="layout" draw:type="line" svg:x1="26.515cm" svg:y1="4.4cm" svg:x2="26.515cm" svg:y2="3cm" draw:start-shape="id77" draw:start-glue-point="4" draw:end-shape="id78" draw:end-glue-point="5" svg:d="M26515 4400v-1400" svg:viewBox="0 0 1 1401">
          <text:p/>
        </draw:connector>
        <draw:frame draw:style-name="gr43" draw:text-style-name="P16" draw:layer="layout" svg:width="1.928cm" svg:height="0.569cm" svg:x="26.572cm" svg:y="3.821cm">
          <draw:text-box>
            <text:p><text:span text:style-name="T15">patient_id</text:span></text:p>
          </draw:text-box>
        </draw:frame>
        <draw:custom-shape draw:style-name="gr70" draw:text-style-name="P11" xml:id="id80" draw:id="id80" draw:layer="layout" svg:width="2.381cm" svg:height="1.974cm" svg:x="25.325cm" svg:y="8.87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2" draw:text-style-name="P30" draw:layer="layout" draw:type="line" svg:x1="26.515cm" svg:y1="5.4cm" svg:x2="26.515cm" svg:y2="6.74cm" draw:start-shape="id77" draw:start-glue-point="5" draw:end-shape="id79" draw:end-glue-point="4" svg:d="M26515 5400v1340" svg:viewBox="0 0 1 1341">
          <text:p/>
        </draw:connector>
        <draw:frame draw:style-name="gr41" draw:text-style-name="P32" draw:layer="layout" svg:width="1.928cm" svg:height="0.569cm" svg:x="21.619cm" svg:y="7.783cm">
          <draw:text-box>
            <text:p><text:span text:style-name="T16">enllaç</text:span></text:p>
          </draw:text-box>
        </draw:frame>
        <draw:connector draw:style-name="gr77" draw:text-style-name="P40" draw:layer="layout" svg:x1="21.583cm" svg:y1="7.74cm" svg:x2="25.325cm" svg:y2="9.863cm" draw:start-shape="id76" draw:start-glue-point="5" draw:end-shape="id80" draw:end-glue-point="5" svg:d="M21583 7740v2123h3742" svg:viewBox="0 0 3743 2124">
          <text:p/>
        </draw:connector>
        <draw:custom-shape draw:style-name="gr57" draw:text-style-name="P25" xml:id="id79" draw:id="id79" draw:layer="layout" svg:width="3cm" svg:height="1cm" svg:x="25.015cm" svg:y="6.74cm">
          <draw:glue-point draw:id="4" svg:x="0cm" svg:y="-5cm"/>
          <draw:glue-point draw:id="5" svg:x="0cm" svg:y="5cm"/>
          <draw:glue-point draw:id="6" svg:x="5cm" svg:y="0cm"/>
          <draw:glue-point draw:id="7" svg:x="-5cm" svg:y="0cm"/>
          <draw:glue-point draw:id="8" svg:x="2.546cm" svg:y="5cm"/>
          <draw:glue-point draw:id="9" svg:x="-2.403cm" svg:y="5cm"/>
          <text:p text:style-name="P24"><text:span text:style-name="T1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6" draw:layer="layout" svg:width="1.928cm" svg:height="0.569cm" svg:x="26.438cm" svg:y="7.671cm">
          <draw:text-box>
            <text:p><text:span text:style-name="T15">enllaç</text:span></text:p>
          </draw:text-box>
        </draw:frame>
        <draw:connector draw:style-name="gr42" draw:text-style-name="P30" draw:layer="layout" draw:type="line" svg:x1="26.515cm" svg:y1="7.74cm" svg:x2="26.516cm" svg:y2="8.876cm" draw:start-shape="id79" draw:start-glue-point="5" draw:end-shape="id80" draw:end-glue-point="4" svg:d="M26515 7740l1 1136" svg:viewBox="0 0 2 1137">
          <text:p/>
        </draw:connector>
        <draw:frame draw:style-name="gr43" draw:text-style-name="P16" draw:layer="layout" svg:width="1.928cm" svg:height="0.569cm" svg:x="26.572cm" svg:y="5.422cm">
          <draw:text-box>
            <text:p><text:span text:style-name="T15">material_id</text:span></text:p>
          </draw:text-box>
        </draw:frame>
        <draw:connector draw:style-name="gr58" draw:text-style-name="P44" draw:layer="layout" draw:type="line" svg:x1="25.015cm" svg:y1="7.24cm" svg:x2="23.083cm" svg:y2="7.24cm" draw:start-shape="id79" draw:start-glue-point="7" draw:end-shape="id76" svg:d="M25015 7240h-1932" svg:viewBox="0 0 1933 1">
          <text:p/>
        </draw:connector>
        <draw:frame draw:style-name="gr78" draw:text-style-name="P45" draw:layer="layout" svg:width="2.058cm" svg:height="0.887cm" svg:x="23.143cm" svg:y="6.674cm">
          <draw:text-box>
            <text:p><text:span text:style-name="T22">resourcet_id</text:span></text:p>
          </draw:text-box>
        </draw:frame>
        <draw:custom-shape draw:style-name="gr53" draw:text-style-name="P43" xml:id="id81" draw:id="id81" draw:layer="layout" svg:width="3cm" svg:height="1cm" svg:x="1.5cm" svg:y="2.004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5.981cm" svg:y1="2.503cm" svg:x2="4.5cm" svg:y2="2.504cm" draw:start-shape="id67" draw:start-glue-point="7" draw:end-shape="id81" draw:end-glue-point="6" svg:d="M5981 2503h-740v1h-741" svg:viewBox="0 0 1482 2">
          <text:p/>
        </draw:connector>
        <draw:frame draw:style-name="gr52" draw:text-style-name="P63" draw:layer="layout" svg:width="2.757cm" svg:height="0.569cm" svg:x="4.293cm" svg:y="1.831cm">
          <draw:text-box>
            <text:p><text:span text:style-name="T16">disease_id</text:span></text:p>
          </draw:text-box>
        </draw:frame>
        <draw:connector draw:style-name="gr51" draw:text-style-name="P12" draw:layer="layout" svg:x1="6.751cm" svg:y1="4.461cm" svg:x2="3cm" svg:y2="3.004cm" draw:start-shape="id66" draw:start-glue-point="8" draw:end-shape="id81" draw:end-glue-point="5" svg:d="M6751 4461v-728h-3751v-729" svg:viewBox="0 0 3752 1458">
          <text:p/>
        </draw:connector>
        <draw:frame draw:style-name="gr52" draw:text-style-name="P41" draw:layer="layout" svg:width="2.757cm" svg:height="0.569cm" svg:x="5.194cm" svg:y="3.232cm">
          <draw:text-box>
            <text:p><text:span text:style-name="T15">disease_id</text:span></text:p>
          </draw:text-box>
        </draw:frame>
        <draw:connector draw:style-name="gr80" draw:text-style-name="P12" draw:layer="layout" svg:x1="2.25cm" svg:y1="5.461cm" svg:x2="6.036cm" svg:y2="7.207cm" draw:start-shape="id73" draw:start-glue-point="12" draw:end-shape="id68" draw:end-glue-point="11" svg:d="M2250 5461v1746h3786" svg:viewBox="0 0 3787 1747">
          <text:p/>
        </draw:connector>
        <draw:frame draw:style-name="gr81" draw:text-style-name="P41" draw:layer="layout" svg:width="2.3cm" svg:height="0.605cm" svg:x="3.6cm" svg:y="6.695cm">
          <draw:text-box>
            <text:p><text:span text:style-name="T15">description_id</text:span></text:p>
          </draw:text-box>
        </draw:frame>
      </draw:page>
      <draw:page draw:name="page7" draw:style-name="dp1" draw:master-page-name="Per_20_defecte">
        <draw:custom-shape draw:style-name="gr82" draw:text-style-name="P65" xml:id="id82" draw:id="id82" draw:layer="layout" svg:width="3cm" svg:height="1cm" svg:x="6.788cm" svg:y="6cm">
          <draw:glue-point draw:id="4" svg:x="0cm" svg:y="-5cm"/>
          <draw:glue-point draw:id="5" svg:x="0cm" svg:y="5cm"/>
          <draw:glue-point draw:id="6" svg:x="5cm" svg:y="0cm"/>
          <draw:glue-point draw:id="7" svg:x="-5cm" svg:y="0cm"/>
          <text:p text:style-name="P64"><text:span text:style-name="T29">PERMI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5" xml:id="id83" draw:id="id83" draw:layer="layout" svg:width="3cm" svg:height="1cm" svg:x="6.788cm" svg:y="4cm">
          <draw:glue-point draw:id="4" svg:x="0cm" svg:y="-5cm"/>
          <draw:glue-point draw:id="5" svg:x="0cm" svg:y="5cm"/>
          <draw:glue-point draw:id="6" svg:x="5cm" svg:y="0cm"/>
          <draw:glue-point draw:id="7" svg:x="-5cm" svg:y="0cm"/>
          <text:p text:style-name="P24"><text:span text:style-name="T12">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3" draw:text-style-name="P30" draw:layer="layout" draw:type="line" svg:x1="8.288cm" svg:y1="6cm" svg:x2="8.288cm" svg:y2="5cm" draw:start-shape="id82" draw:start-glue-point="4" draw:end-shape="id83" draw:end-glue-point="5" svg:d="M8288 6000v-1000" svg:viewBox="0 0 1 1001">
          <text:p/>
        </draw:connector>
        <draw:custom-shape draw:style-name="gr29" draw:text-style-name="P25" xml:id="id84" draw:id="id84" draw:layer="layout" svg:width="3cm" svg:height="1cm" svg:x="6.788cm" svg:y="2cm">
          <draw:glue-point draw:id="4" svg:x="0cm" svg:y="-5cm"/>
          <draw:glue-point draw:id="5" svg:x="0cm" svg:y="5cm"/>
          <draw:glue-point draw:id="6" svg:x="5cm" svg:y="0cm"/>
          <draw:glue-point draw:id="7" svg:x="-5cm" svg:y="0cm"/>
          <text:p text:style-name="P24"><text:span text:style-name="T12">DE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4" draw:text-style-name="P30" draw:layer="layout" draw:type="line" svg:x1="8.288cm" svg:y1="3cm" svg:x2="8.288cm" svg:y2="4cm" draw:start-shape="id84" draw:start-glue-point="5" draw:end-shape="id83" draw:end-glue-point="4" svg:d="M8288 3000v1000" svg:viewBox="0 0 1 1001">
          <text:p/>
        </draw:connector>
        <draw:custom-shape draw:style-name="gr29" draw:text-style-name="P25" xml:id="id85" draw:id="id85" draw:layer="layout" svg:width="3cm" svg:height="1cm" svg:x="2cm" svg:y="2cm">
          <draw:glue-point draw:id="4" svg:x="0cm" svg:y="-5cm"/>
          <draw:glue-point draw:id="5" svg:x="0cm" svg:y="5cm"/>
          <draw:glue-point draw:id="6" svg:x="5cm" svg:y="0cm"/>
          <draw:glue-point draw:id="7" svg:x="-5cm" svg:y="0cm"/>
          <text:p text:style-name="P24"><text:span text:style-name="T12">FCM HIS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30" draw:layer="layout" draw:type="line" svg:x1="5cm" svg:y1="2.5cm" svg:x2="6.788cm" svg:y2="2.5cm" draw:start-shape="id85" draw:start-glue-point="6" draw:end-shape="id84" draw:end-glue-point="7" svg:d="M5000 2500h1788" svg:viewBox="0 0 1789 1">
          <text:p/>
        </draw:connector>
        <draw:custom-shape draw:style-name="gr86" draw:text-style-name="P67" draw:layer="layout" svg:width="1.5cm" svg:height="0.25cm" svg:x="8.238cm" svg:y="3.165cm">
          <text:p text:style-name="P66"><text:span text:style-name="T15">user_Id</text:span></text:p>
          <draw:enhanced-geometry svg:viewBox="0 0 21600 21600" draw:type="rectangle" draw:enhanced-path="M 0 0 L 21600 0 21600 21600 0 21600 0 0 Z N"/>
        </draw:custom-shape>
        <draw:custom-shape draw:style-name="gr87" draw:text-style-name="P67" draw:layer="layout" svg:width="1.838cm" svg:height="0.25cm" svg:x="4.838cm" svg:y="2.05cm">
          <text:p text:style-name="P66"><text:span text:style-name="T15">device_Id</text:span></text:p>
          <draw:enhanced-geometry svg:viewBox="0 0 21600 21600" draw:type="rectangle" draw:enhanced-path="M 0 0 L 21600 0 21600 21600 0 21600 0 0 Z N"/>
        </draw:custom-shape>
        <draw:custom-shape draw:style-name="gr86" draw:text-style-name="P67" draw:layer="layout" svg:width="1.5cm" svg:height="0.25cm" svg:x="8.238cm" svg:y="5.6cm">
          <text:p text:style-name="P66"><text:span text:style-name="T15">user_Id</text:span></text:p>
          <draw:enhanced-geometry svg:viewBox="0 0 21600 21600" draw:type="rectangle" draw:enhanced-path="M 0 0 L 21600 0 21600 21600 0 21600 0 0 Z N"/>
        </draw:custom-shape>
        <draw:custom-shape draw:style-name="gr82" draw:text-style-name="P25" xml:id="id86" draw:id="id86" draw:layer="layout" svg:width="3cm" svg:height="1cm" svg:x="11.788cm" svg:y="2cm">
          <draw:glue-point draw:id="4" svg:x="0cm" svg:y="-5cm"/>
          <draw:glue-point draw:id="5" svg:x="0cm" svg:y="5cm"/>
          <draw:glue-point draw:id="6" svg:x="5cm" svg:y="0cm"/>
          <draw:glue-point draw:id="7" svg:x="-5cm" svg:y="0cm"/>
          <text:p text:style-name="P24"><text:span text:style-name="T12">ADM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5" xml:id="id88" draw:id="id88" draw:layer="layout" svg:width="3cm" svg:height="1cm" svg:x="11.788cm" svg:y="6cm">
          <draw:glue-point draw:id="4" svg:x="0cm" svg:y="-5cm"/>
          <draw:glue-point draw:id="5" svg:x="0cm" svg:y="5cm"/>
          <draw:glue-point draw:id="6" svg:x="5cm" svg:y="0cm"/>
          <draw:glue-point draw:id="7" svg:x="-5cm" svg:y="0cm"/>
          <text:p text:style-name="P24"><text:span text:style-name="T12">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5" xml:id="id87" draw:id="id87" draw:layer="layout" svg:width="3cm" svg:height="1cm" svg:x="11.789cm" svg:y="4cm">
          <draw:glue-point draw:id="4" svg:x="0cm" svg:y="-5cm"/>
          <draw:glue-point draw:id="5" svg:x="0cm" svg:y="5cm"/>
          <draw:glue-point draw:id="6" svg:x="5cm" svg:y="0cm"/>
          <draw:glue-point draw:id="7" svg:x="-5cm" svg:y="0cm"/>
          <text:p text:style-name="P24"><text:span text:style-name="T12">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8" draw:text-style-name="P12" draw:layer="layout" svg:x1="11.788cm" svg:y1="2.5cm" svg:x2="9.788cm" svg:y2="4.5cm" draw:start-shape="id86" draw:start-glue-point="7" draw:end-shape="id83" draw:end-glue-point="6" svg:d="M11788 2500h-999v2000h-1001" svg:viewBox="0 0 2001 2001">
          <text:p/>
        </draw:connector>
        <draw:connector draw:style-name="gr88" draw:text-style-name="P12" draw:layer="layout" svg:x1="11.789cm" svg:y1="4.5cm" svg:x2="9.788cm" svg:y2="4.5cm" draw:start-shape="id87" draw:start-glue-point="7" draw:end-shape="id83" draw:end-glue-point="6" svg:d="M11789 4500h-2001" svg:viewBox="0 0 2002 1">
          <text:p/>
        </draw:connector>
        <draw:connector draw:style-name="gr88" draw:text-style-name="P12" draw:layer="layout" svg:x1="11.788cm" svg:y1="6.5cm" svg:x2="9.788cm" svg:y2="4.5cm" draw:start-shape="id88" draw:start-glue-point="7" draw:end-shape="id83" draw:end-glue-point="6" svg:d="M11788 6500h-999v-2000h-1001" svg:viewBox="0 0 2001 2001">
          <text:p/>
        </draw:connector>
        <draw:frame draw:style-name="gr43" draw:text-style-name="P68" draw:layer="layout" svg:width="0.589cm" svg:height="0.569cm" svg:x="9.8cm" svg:y="4.019cm">
          <draw:text-box>
            <text:p><text:span text:style-name="T30">C</text:span></text:p>
          </draw:text-box>
        </draw:frame>
        <draw:custom-shape draw:style-name="gr89" draw:text-style-name="P34" xml:id="id89" draw:id="id89" draw:layer="layout" svg:width="3cm" svg:height="1cm" svg:x="16.75cm" svg:y="4cm">
          <draw:glue-point draw:id="4" svg:x="0cm" svg:y="-5cm"/>
          <draw:glue-point draw:id="5" svg:x="0cm" svg:y="5cm"/>
          <draw:glue-point draw:id="6" svg:x="5cm" svg:y="0cm"/>
          <draw:glue-point draw:id="7" svg:x="-5cm" svg:y="0cm"/>
          <text:p text:style-name="P33"><text:span text:style-name="T17">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0" draw:layer="layout" svg:width="2.122cm" svg:height="0.25cm" svg:x="14.89cm" svg:y="4.076cm">
          <text:p text:style-name="P69"><text:span text:style-name="T16">therapist_id</text:span></text:p>
          <draw:enhanced-geometry svg:viewBox="0 0 21600 21600" draw:type="rectangle" draw:enhanced-path="M 0 0 L 21600 0 21600 21600 0 21600 0 0 Z N"/>
        </draw:custom-shape>
        <draw:connector draw:style-name="gr91" draw:text-style-name="P40" draw:layer="layout" svg:x1="16.75cm" svg:y1="4.5cm" svg:x2="14.789cm" svg:y2="4.5cm" draw:start-shape="id89" draw:start-glue-point="7" draw:end-shape="id87" draw:end-glue-point="6" svg:d="M16750 4500h-1961" svg:viewBox="0 0 1962 1">
          <text:p/>
        </draw:connector>
        <draw:connector draw:style-name="gr92" draw:text-style-name="P40" draw:layer="layout" svg:x1="18.25cm" svg:y1="5cm" svg:x2="14.788cm" svg:y2="6.5cm" draw:start-shape="id89" draw:start-glue-point="5" draw:end-shape="id88" draw:end-glue-point="6" svg:d="M18250 5000v1500h-3462" svg:viewBox="0 0 3463 1501">
          <text:p/>
        </draw:connector>
        <draw:custom-shape draw:style-name="gr93" draw:text-style-name="P70" draw:layer="layout" svg:width="1.914cm" svg:height="0.25cm" svg:x="16.498cm" svg:y="5.117cm">
          <text:p text:style-name="P69"><text:span text:style-name="T16">patient_id</text:span></text:p>
          <draw:enhanced-geometry svg:viewBox="0 0 21600 21600" draw:type="rectangle" draw:enhanced-path="M 0 0 L 21600 0 21600 21600 0 21600 0 0 Z N"/>
        </draw:custom-shape>
        <draw:connector draw:style-name="gr94" draw:text-style-name="P30" draw:layer="layout" draw:type="line" svg:x1="13.288cm" svg:y1="6cm" svg:x2="13.289cm" svg:y2="5cm" draw:start-shape="id88" draw:start-glue-point="4" draw:end-shape="id87" draw:end-glue-point="5" svg:d="M13288 6000l1-1000" svg:viewBox="0 0 2 1001">
          <text:p/>
        </draw:connector>
        <draw:custom-shape draw:style-name="gr95" draw:text-style-name="P67" draw:layer="layout" svg:width="2.018cm" svg:height="0.25cm" svg:x="13.206cm" svg:y="5.615cm">
          <text:p text:style-name="P66"><text:span text:style-name="T15">therapist_Id</text:span></text:p>
          <draw:enhanced-geometry svg:viewBox="0 0 21600 21600" draw:type="rectangle" draw:enhanced-path="M 0 0 L 21600 0 21600 21600 0 21600 0 0 Z N"/>
        </draw:custom-shape>
        <draw:custom-shape draw:style-name="gr86" draw:text-style-name="P67" draw:layer="layout" svg:width="1.5cm" svg:height="0.25cm" svg:x="6.838cm" svg:y="3.58cm">
          <text:p text:style-name="P66"><text:span text:style-name="T15">last_Id</text:span></text:p>
          <draw:enhanced-geometry svg:viewBox="0 0 21600 21600" draw:type="rectangle" draw:enhanced-path="M 0 0 L 21600 0 21600 21600 0 21600 0 0 Z N"/>
        </draw:custom-shape>
        <draw:custom-shape draw:style-name="gr96" draw:text-style-name="P39" xml:id="id92" draw:id="id92" draw:layer="layout" svg:width="3cm" svg:height="1cm" svg:x="10.992cm" svg:y="14.019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34" xml:id="id91" draw:id="id91" draw:layer="layout" svg:width="3.022cm" svg:height="1cm" svg:x="0.992cm" svg:y="14.019cm">
          <draw:glue-point draw:id="4" svg:x="0cm" svg:y="-5cm"/>
          <draw:glue-point draw:id="5" svg:x="0cm" svg:y="5cm"/>
          <draw:glue-point draw:id="6" svg:x="5cm" svg:y="0cm"/>
          <draw:glue-point draw:id="7" svg:x="-5cm" svg:y="0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2" xml:id="id90" draw:id="id90" draw:layer="layout" svg:width="3cm" svg:height="1cm" svg:x="5.992cm" svg:y="14.019cm">
          <draw:glue-point draw:id="4" svg:x="0cm" svg:y="-5cm"/>
          <draw:glue-point draw:id="5" svg:x="0cm" svg:y="5cm"/>
          <draw:glue-point draw:id="6" svg:x="5cm" svg:y="0cm"/>
          <draw:glue-point draw:id="7" svg:x="-5cm" svg:y="0cm"/>
          <draw:glue-point draw:id="8" svg:x="-2.47cm" svg:y="4.99cm"/>
          <draw:glue-point draw:id="9" svg:x="2.54cm" svg:y="4.99cm"/>
          <text:p text:style-name="P71"><text:span text:style-name="T26">TAS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5.992cm" svg:y1="14.519cm" svg:x2="4.014cm" svg:y2="14.519cm" draw:start-shape="id90" draw:start-glue-point="7" draw:end-shape="id91" draw:end-glue-point="6" svg:d="M5992 14519h-1978" svg:viewBox="0 0 1979 1">
          <text:p/>
        </draw:connector>
        <draw:connector draw:style-name="gr51" draw:text-style-name="P12" draw:layer="layout" svg:x1="8.992cm" svg:y1="14.519cm" svg:x2="10.992cm" svg:y2="14.519cm" draw:start-shape="id90" draw:start-glue-point="6" draw:end-shape="id92" draw:end-glue-point="7" svg:d="M8992 14519h2000" svg:viewBox="0 0 2001 1">
          <text:p/>
        </draw:connector>
        <draw:custom-shape draw:style-name="gr99" draw:text-style-name="P52" xml:id="id95" draw:id="id95" draw:layer="layout" svg:width="3cm" svg:height="1cm" svg:x="25.742cm" svg:y="16.5cm">
          <draw:glue-point draw:id="4" svg:x="0cm" svg:y="-5cm"/>
          <draw:glue-point draw:id="5" svg:x="0cm" svg:y="5cm"/>
          <draw:glue-point draw:id="6" svg:x="5cm" svg:y="0cm"/>
          <draw:glue-point draw:id="7" svg:x="-5cm" svg:y="0cm"/>
          <draw:glue-point draw:id="8" svg:x="-4.98cm" svg:y="-2.83cm"/>
          <draw:glue-point draw:id="9" svg:x="-5.006cm" svg:y="2.72cm"/>
          <text:p text:style-name="P51"><text:span text:style-name="T25">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3" xml:id="id94" draw:id="id94" draw:layer="layout" svg:width="3.022cm" svg:height="1cm" svg:x="15.742cm" svg:y="16.5cm">
          <draw:glue-point draw:id="4" svg:x="0cm" svg:y="-5cm"/>
          <draw:glue-point draw:id="5" svg:x="0cm" svg:y="5cm"/>
          <draw:glue-point draw:id="6" svg:x="5cm" svg:y="0cm"/>
          <draw:glue-point draw:id="7" svg:x="-5cm" svg:y="0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xml:id="id93" draw:id="id93" draw:layer="layout" svg:width="3cm" svg:height="1cm" svg:x="20.742cm" svg:y="16.5cm">
          <draw:glue-point draw:id="4" svg:x="0cm" svg:y="-5cm"/>
          <draw:glue-point draw:id="5" svg:x="0cm" svg:y="5cm"/>
          <draw:glue-point draw:id="6" svg:x="5cm" svg:y="0cm"/>
          <draw:glue-point draw:id="7" svg:x="-5cm" svg:y="0cm"/>
          <draw:glue-point draw:id="8" svg:x="-2.47cm" svg:y="4.99cm"/>
          <draw:glue-point draw:id="9" svg:x="2.54cm" svg:y="4.99cm"/>
          <text:p text:style-name="P71"><text:span text:style-name="T26">VIS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742cm" svg:y1="17cm" svg:x2="18.764cm" svg:y2="17cm" draw:start-shape="id93" draw:start-glue-point="7" draw:end-shape="id94" draw:end-glue-point="6" svg:d="M20742 17000h-1978" svg:viewBox="0 0 1979 1">
          <text:p/>
        </draw:connector>
        <draw:connector draw:style-name="gr51" draw:text-style-name="P12" draw:layer="layout" svg:x1="23.742cm" svg:y1="17cm" svg:x2="25.742cm" svg:y2="17cm" draw:start-shape="id93" draw:start-glue-point="6" draw:end-shape="id95" draw:end-glue-point="7" svg:d="M23742 17000h2000" svg:viewBox="0 0 2001 1">
          <text:p/>
        </draw:connector>
        <draw:frame draw:style-name="gr48" draw:text-style-name="P45" draw:layer="layout" svg:width="1.78cm" svg:height="0.569cm" svg:x="4.38cm" svg:y="13.922cm">
          <draw:text-box>
            <text:p><text:span text:style-name="T22">patient_id</text:span></text:p>
          </draw:text-box>
        </draw:frame>
        <draw:frame draw:style-name="gr48" draw:text-style-name="P45" draw:layer="layout" svg:width="1.78cm" svg:height="0.569cm" svg:x="19.13cm" svg:y="16.323cm">
          <draw:text-box>
            <text:p><text:span text:style-name="T22">patient_id</text:span></text:p>
          </draw:text-box>
        </draw:frame>
        <draw:frame draw:style-name="gr102" draw:text-style-name="P45" draw:layer="layout" svg:width="2.052cm" svg:height="0.887cm" svg:x="8.943cm" svg:y="13.857cm">
          <draw:text-box>
            <text:p><text:span text:style-name="T22">therapist_id</text:span></text:p>
          </draw:text-box>
        </draw:frame>
        <draw:frame draw:style-name="gr48" draw:text-style-name="P45" draw:layer="layout" svg:width="2.052cm" svg:height="0.569cm" svg:x="23.693cm" svg:y="16.358cm">
          <draw:text-box>
            <text:p><text:span text:style-name="T22">therapist_id</text:span></text:p>
          </draw:text-box>
        </draw:frame>
        <draw:custom-shape draw:style-name="gr103" draw:text-style-name="P34" xml:id="id96" draw:id="id96" draw:layer="layout" svg:width="3cm" svg:height="1cm" svg:x="0.992cm" svg:y="16.5cm">
          <draw:glue-point draw:id="4" svg:x="0cm" svg:y="-5cm"/>
          <draw:glue-point draw:id="5" svg:x="0cm" svg:y="5cm"/>
          <draw:glue-point draw:id="6" svg:x="5cm" svg:y="0cm"/>
          <draw:glue-point draw:id="7" svg:x="-5cm" svg:y="0cm"/>
          <draw:glue-point draw:id="8" svg:x="-2.236cm" svg:y="4.94cm"/>
          <draw:glue-point draw:id="9" svg:x="2.676cm" svg:y="5.01cm"/>
          <text:p text:style-name="P33"><text:span text:style-name="T17">PATIEN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6.751cm" svg:y1="15.018cm" svg:x2="2.492cm" svg:y2="16.5cm" draw:start-shape="id90" draw:start-glue-point="8" draw:end-shape="id96" draw:end-glue-point="4" svg:d="M6751 15018v742h-4259v740" svg:viewBox="0 0 4260 1483">
          <text:p/>
        </draw:connector>
        <draw:custom-shape draw:style-name="gr105" draw:text-style-name="P74" xml:id="id97" draw:id="id97" draw:layer="layout" svg:width="3cm" svg:height="1cm" svg:x="5.992cm" svg:y="16.5cm">
          <draw:glue-point draw:id="4" svg:x="0cm" svg:y="-5cm"/>
          <draw:glue-point draw:id="5" svg:x="0cm" svg:y="5cm"/>
          <draw:glue-point draw:id="6" svg:x="5cm" svg:y="0cm"/>
          <draw:glue-point draw:id="7" svg:x="-5cm" svg:y="0cm"/>
          <draw:glue-point draw:id="8" svg:x="-5.003cm" svg:y="-2.33cm"/>
          <draw:glue-point draw:id="9" svg:x="-5.01cm" svg:y="2.39cm"/>
          <draw:glue-point draw:id="10" svg:x="-2.463cm" svg:y="5.03cm"/>
          <draw:glue-point draw:id="11" svg:x="2.66cm" svg:y="5.01cm"/>
          <text:p text:style-name="P73"><text:span text:style-name="T28">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7.492cm" svg:y1="15.019cm" svg:x2="7.492cm" svg:y2="16.5cm" draw:start-shape="id90" draw:start-glue-point="5" draw:end-shape="id97" draw:end-glue-point="4" svg:d="M7492 15019v1481" svg:viewBox="0 0 1 1482">
          <text:p/>
        </draw:connector>
        <draw:custom-shape draw:style-name="gr103" draw:text-style-name="P34" xml:id="id98" draw:id="id98" draw:layer="layout" svg:width="3cm" svg:height="1cm" svg:x="10.992cm" svg:y="16.5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8.254cm" svg:y1="15.018cm" svg:x2="12.492cm" svg:y2="16.5cm" draw:start-shape="id90" draw:start-glue-point="9" draw:end-shape="id98" draw:end-glue-point="4" svg:d="M8254 15018v742h4238v740" svg:viewBox="0 0 4239 1483">
          <text:p/>
        </draw:connector>
        <draw:custom-shape draw:style-name="gr44" draw:text-style-name="P34" xml:id="id99" draw:id="id99" draw:layer="layout" svg:width="3cm" svg:height="1cm" svg:x="6cm" svg:y="11.5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6" draw:text-style-name="P12" draw:layer="layout" svg:x1="7.492cm" svg:y1="14.019cm" svg:x2="7.5cm" svg:y2="12.5cm" draw:start-shape="id90" draw:start-glue-point="4" draw:end-shape="id99" draw:end-glue-point="5" svg:d="M7492 14019v-759h8v-760" svg:viewBox="0 0 9 1520">
          <text:p/>
        </draw:connector>
        <draw:frame draw:style-name="gr48" draw:text-style-name="P45" draw:layer="layout" svg:width="1.78cm" svg:height="0.569cm" svg:x="7.47cm" svg:y="13.374cm">
          <draw:text-box>
            <text:p><text:span text:style-name="T22">user_id</text:span></text:p>
          </draw:text-box>
        </draw:frame>
        <draw:custom-shape draw:style-name="gr96" draw:text-style-name="P39" xml:id="id102" draw:id="id102" draw:layer="layout" svg:width="3cm" svg:height="1cm" svg:x="25cm" svg:y="9.019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34" xml:id="id101" draw:id="id101" draw:layer="layout" svg:width="3.022cm" svg:height="1cm" svg:x="15cm" svg:y="9.019cm">
          <draw:glue-point draw:id="4" svg:x="0cm" svg:y="-5cm"/>
          <draw:glue-point draw:id="5" svg:x="0cm" svg:y="5cm"/>
          <draw:glue-point draw:id="6" svg:x="5cm" svg:y="0cm"/>
          <draw:glue-point draw:id="7" svg:x="-5cm" svg:y="0cm"/>
          <text:p text:style-name="P33"><text:span text:style-name="T17">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6" xml:id="id100" draw:id="id100" draw:layer="layout" svg:width="3cm" svg:height="1cm" svg:x="20cm" svg:y="9.019cm">
          <draw:glue-point draw:id="4" svg:x="0cm" svg:y="-5cm"/>
          <draw:glue-point draw:id="5" svg:x="0cm" svg:y="5cm"/>
          <draw:glue-point draw:id="6" svg:x="5cm" svg:y="0cm"/>
          <draw:glue-point draw:id="7" svg:x="-5cm" svg:y="0cm"/>
          <draw:glue-point draw:id="8" svg:x="-2.47cm" svg:y="4.99cm"/>
          <draw:glue-point draw:id="9" svg:x="2.54cm" svg:y="4.99cm"/>
          <text:p text:style-name="P75"><text:span text:style-name="T31">NO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cm" svg:y1="9.519cm" svg:x2="18.022cm" svg:y2="9.519cm" draw:start-shape="id100" draw:start-glue-point="7" draw:end-shape="id101" draw:end-glue-point="6" svg:d="M20000 9519h-1978" svg:viewBox="0 0 1979 1">
          <text:p/>
        </draw:connector>
        <draw:connector draw:style-name="gr51" draw:text-style-name="P12" draw:layer="layout" svg:x1="23cm" svg:y1="9.519cm" svg:x2="25cm" svg:y2="9.519cm" draw:start-shape="id100" draw:start-glue-point="6" draw:end-shape="id102" draw:end-glue-point="7" svg:d="M23000 9519h2000" svg:viewBox="0 0 2001 1">
          <text:p/>
        </draw:connector>
        <draw:frame draw:style-name="gr48" draw:text-style-name="P45" draw:layer="layout" svg:width="1.78cm" svg:height="0.569cm" svg:x="18.388cm" svg:y="8.922cm">
          <draw:text-box>
            <text:p><text:span text:style-name="T22">patient_id</text:span></text:p>
          </draw:text-box>
        </draw:frame>
        <draw:frame draw:style-name="gr102" draw:text-style-name="P45" draw:layer="layout" svg:width="2.052cm" svg:height="0.887cm" svg:x="22.951cm" svg:y="8.857cm">
          <draw:text-box>
            <text:p><text:span text:style-name="T22">therapist_id</text:span></text:p>
          </draw:text-box>
        </draw:frame>
        <draw:custom-shape draw:style-name="gr103" draw:text-style-name="P34" xml:id="id103" draw:id="id103" draw:layer="layout" svg:width="3cm" svg:height="1cm" svg:x="15cm" svg:y="11.5cm">
          <draw:glue-point draw:id="4" svg:x="0cm" svg:y="-5cm"/>
          <draw:glue-point draw:id="5" svg:x="0cm" svg:y="5cm"/>
          <draw:glue-point draw:id="6" svg:x="5cm" svg:y="0cm"/>
          <draw:glue-point draw:id="7" svg:x="-5cm" svg:y="0cm"/>
          <draw:glue-point draw:id="8" svg:x="-2.236cm" svg:y="4.94cm"/>
          <draw:glue-point draw:id="9" svg:x="2.676cm" svg:y="5.01cm"/>
          <text:p text:style-name="P33"><text:span text:style-name="T17">PATIENT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0.759cm" svg:y1="10.018cm" svg:x2="16.5cm" svg:y2="11.5cm" draw:start-shape="id100" draw:start-glue-point="8" draw:end-shape="id103" draw:end-glue-point="4" svg:d="M20759 10018v742h-4259v740" svg:viewBox="0 0 4260 1483">
          <text:p/>
        </draw:connector>
        <draw:custom-shape draw:style-name="gr108" draw:text-style-name="P74" xml:id="id104" draw:id="id104" draw:layer="layout" svg:width="3cm" svg:height="1cm" svg:x="20cm" svg:y="11.5cm">
          <draw:glue-point draw:id="4" svg:x="0cm" svg:y="-5cm"/>
          <draw:glue-point draw:id="5" svg:x="0cm" svg:y="5cm"/>
          <draw:glue-point draw:id="6" svg:x="5cm" svg:y="0cm"/>
          <draw:glue-point draw:id="7" svg:x="-5cm" svg:y="0cm"/>
          <draw:glue-point draw:id="8" svg:x="-5.003cm" svg:y="-2.33cm"/>
          <draw:glue-point draw:id="9" svg:x="-5.01cm" svg:y="2.39cm"/>
          <draw:glue-point draw:id="10" svg:x="-2.463cm" svg:y="5.03cm"/>
          <draw:glue-point draw:id="11" svg:x="2.66cm" svg:y="5.01cm"/>
          <text:p text:style-name="P73"><text:span text:style-name="T28">PATIENT 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1.5cm" svg:y1="10.019cm" svg:x2="21.5cm" svg:y2="11.5cm" draw:start-shape="id100" draw:start-glue-point="5" draw:end-shape="id104" draw:end-glue-point="4" svg:d="M21500 10019v1481" svg:viewBox="0 0 1 1482">
          <text:p/>
        </draw:connector>
        <draw:custom-shape draw:style-name="gr103" draw:text-style-name="P34" xml:id="id105" draw:id="id105" draw:layer="layout" svg:width="3cm" svg:height="1cm" svg:x="25cm" svg:y="11.5cm">
          <draw:glue-point draw:id="4" svg:x="0cm" svg:y="-5cm"/>
          <draw:glue-point draw:id="5" svg:x="0cm" svg:y="5cm"/>
          <draw:glue-point draw:id="6" svg:x="5cm" svg:y="0cm"/>
          <draw:glue-point draw:id="7" svg:x="-5cm" svg:y="0cm"/>
          <draw:glue-point draw:id="8" svg:x="2.546cm" svg:y="5cm"/>
          <draw:glue-point draw:id="9" svg:x="-2.403cm" svg:y="5cm"/>
          <text:p text:style-name="P33"><text:span text:style-name="T17">AUXILIAR</text:span><text:span text:style-name="T17"><text:line-break/></text:span><text:span text:style-name="T17">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4" draw:text-style-name="P12" draw:layer="layout" svg:x1="22.262cm" svg:y1="10.018cm" svg:x2="26.5cm" svg:y2="11.5cm" draw:start-shape="id100" draw:start-glue-point="9" draw:end-shape="id105" draw:end-glue-point="4" svg:d="M22262 10018v742h4238v740" svg:viewBox="0 0 4239 1483">
          <text:p/>
        </draw:connector>
        <draw:custom-shape draw:style-name="gr44" draw:text-style-name="P34" xml:id="id106" draw:id="id106" draw:layer="layout" svg:width="3cm" svg:height="1cm" svg:x="20.008cm" svg:y="6.5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6" draw:text-style-name="P12" draw:layer="layout" svg:x1="21.5cm" svg:y1="9.019cm" svg:x2="21.508cm" svg:y2="7.5cm" draw:start-shape="id100" draw:start-glue-point="4" draw:end-shape="id106" draw:end-glue-point="5" svg:d="M21500 9019v-759h8v-760" svg:viewBox="0 0 9 1520">
          <text:p/>
        </draw:connector>
        <draw:frame draw:style-name="gr48" draw:text-style-name="P45" draw:layer="layout" svg:width="1.78cm" svg:height="0.569cm" svg:x="21.478cm" svg:y="8.374cm">
          <draw:text-box>
            <text:p><text:span text:style-name="T22">user_id</text:span></text:p>
          </draw:text-box>
        </draw:frame>
      </draw:page>
      <draw:page draw:name="page8" draw:style-name="dp1" draw:master-page-name="Per_20_defecte">
        <draw:custom-shape draw:style-name="gr109" draw:text-style-name="P34" xml:id="id108" draw:id="id108" draw:layer="layout" svg:width="3cm" svg:height="1cm" svg:x="15.714cm" svg:y="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2" draw:layer="layout" svg:width="1.659cm" svg:height="0.569cm" svg:x="15.5cm" svg:y="2.95cm">
          <draw:text-box>
            <text:p><text:span text:style-name="T16">phase_id</text:span></text:p>
          </draw:text-box>
        </draw:frame>
        <draw:custom-shape draw:style-name="gr111" draw:text-style-name="P34" xml:id="id107" draw:id="id107" draw:layer="layout" svg:width="3cm" svg:height="1cm" svg:x="15.714cm" svg:y="3.488cm">
          <draw:glue-point draw:id="4" svg:x="0cm" svg:y="-5cm"/>
          <draw:glue-point draw:id="5" svg:x="0cm" svg:y="5cm"/>
          <draw:glue-point draw:id="6" svg:x="5cm" svg:y="0cm"/>
          <draw:glue-point draw:id="7" svg:x="-5cm" svg:y="0cm"/>
          <draw:glue-point draw:id="8" svg:x="5cm" svg:y="2.62cm"/>
          <text:p text:style-name="P33"><text:span text:style-name="T17">PHASE</text:span><text:span text:style-name="T17"><text:line-break/></text:span><text:span text:style-name="T17">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7.214cm" svg:y1="3.488cm" svg:x2="17.214cm" svg:y2="2cm" draw:start-shape="id107" draw:start-glue-point="4" draw:end-shape="id108" draw:end-glue-point="5" svg:d="M17214 3488v-1488" svg:viewBox="0 0 1 1489">
          <text:p/>
        </draw:connector>
        <draw:frame draw:style-name="gr112" draw:text-style-name="P32" draw:layer="layout" svg:width="1.955cm" svg:height="0.662cm" svg:x="18.645cm" svg:y="4.25cm">
          <draw:text-box>
            <text:p><text:span text:style-name="T16">tracking_id</text:span></text:p>
          </draw:text-box>
        </draw:frame>
        <draw:connector draw:style-name="gr113" draw:text-style-name="P40" draw:layer="layout" svg:x1="18.714cm" svg:y1="4.25cm" svg:x2="20.707cm" svg:y2="4.25cm" draw:start-shape="id107" draw:start-glue-point="8" draw:end-shape="id109" draw:end-glue-point="10" svg:d="M18714 4250h1993" svg:viewBox="0 0 1994 1">
          <text:p/>
        </draw:connector>
        <draw:custom-shape draw:style-name="gr114" draw:text-style-name="P43" xml:id="id110" draw:id="id110" draw:layer="layout" svg:width="3cm" svg:height="1cm" svg:x="25.714cm" svg:y="1cm">
          <draw:glue-point draw:id="4" svg:x="0cm" svg:y="-5cm"/>
          <draw:glue-point draw:id="5" svg:x="0cm" svg:y="5cm"/>
          <draw:glue-point draw:id="6" svg:x="5cm" svg:y="0cm"/>
          <draw:glue-point draw:id="7" svg:x="-5cm" svg:y="0cm"/>
          <draw:glue-point draw:id="8" svg:x="-2.376cm" svg:y="5cm"/>
          <draw:glue-point draw:id="9" svg:x="5.016cm" svg:y="-2.44cm"/>
          <text:p text:style-name="P42"><text:span text:style-name="T21">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12" draw:layer="layout" svg:x1="27.214cm" svg:y1="3.488cm" svg:x2="27.214cm" svg:y2="2cm" draw:end-shape="id110" draw:end-glue-point="5" svg:d="M27214 3488v-1488" svg:viewBox="0 0 1 1489">
          <text:p/>
        </draw:connector>
        <draw:custom-shape draw:style-name="gr116" draw:text-style-name="P74" xml:id="id111" draw:id="id111" draw:layer="layout" svg:width="3cm" svg:height="1cm" svg:x="20.714cm" svg:y="5.909cm">
          <draw:glue-point draw:id="4" svg:x="0cm" svg:y="-5cm"/>
          <draw:glue-point draw:id="5" svg:x="0cm" svg:y="5cm"/>
          <draw:glue-point draw:id="6" svg:x="5cm" svg:y="0cm"/>
          <draw:glue-point draw:id="7" svg:x="-5cm" svg:y="0cm"/>
          <text:p text:style-name="P73"><text:span text:style-name="T28">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7" draw:text-style-name="P40" draw:layer="layout" svg:x1="22.214cm" svg:y1="5.909cm" svg:x2="22.214cm" svg:y2="4.419cm" draw:start-shape="id111" draw:start-glue-point="4" svg:d="M22214 5909v-1490" svg:viewBox="0 0 1 1491">
          <text:p/>
        </draw:connector>
        <draw:frame draw:style-name="gr112" draw:text-style-name="P32" draw:layer="layout" svg:width="1.955cm" svg:height="0.662cm" svg:x="22.225cm" svg:y="5.247cm">
          <draw:text-box>
            <text:p><text:span text:style-name="T16">tracking_id</text:span></text:p>
          </draw:text-box>
        </draw:frame>
        <draw:custom-shape draw:style-name="gr109" draw:text-style-name="P34" xml:id="id112" draw:id="id112" draw:layer="layout" svg:width="3cm" svg:height="1cm" svg:x="15.75cm" svg:y="8.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8" draw:text-style-name="P40" draw:layer="layout" svg:x1="20.714cm" svg:y1="6.409cm" svg:x2="17.25cm" svg:y2="8.5cm" draw:start-shape="id111" draw:start-glue-point="7" draw:end-shape="id112" draw:end-glue-point="4" svg:d="M20714 6409h-3464v2091" svg:viewBox="0 0 3465 2092">
          <text:p/>
        </draw:connector>
        <draw:frame draw:style-name="gr110" draw:text-style-name="P32" draw:layer="layout" svg:width="1.659cm" svg:height="0.569cm" svg:x="19.186cm" svg:y="5.751cm">
          <draw:text-box>
            <text:p><text:span text:style-name="T16"><text:s text:c="4"/></text:span><text:span text:style-name="T16">list_id</text:span></text:p>
          </draw:text-box>
        </draw:frame>
        <draw:custom-shape draw:style-name="gr119" draw:text-style-name="P57" xml:id="id113" draw:id="id113" draw:layer="layout" svg:width="3cm" svg:height="1cm" svg:x="25.714cm" svg:y="5.909cm">
          <draw:glue-point draw:id="4" svg:x="0cm" svg:y="-5cm"/>
          <draw:glue-point draw:id="5" svg:x="0cm" svg:y="5cm"/>
          <draw:glue-point draw:id="6" svg:x="5cm" svg:y="0cm"/>
          <draw:glue-point draw:id="7" svg:x="-5cm" svg:y="0cm"/>
          <draw:glue-point draw:id="8" svg:x="-2.38cm" svg:y="5cm"/>
          <draw:glue-point draw:id="9" svg:x="-2.38cm" svg:y="-5cm"/>
          <draw:glue-point draw:id="10" svg:x="2.62cm" svg:y="-5cm"/>
          <draw:glue-point draw:id="11" svg:x="2.62cm" svg:y="5cm"/>
          <draw:glue-point draw:id="12" svg:x="-5cm" svg:y="-2.5cm"/>
          <draw:glue-point draw:id="13" svg:x="-5cm" svg:y="2.5cm"/>
          <draw:glue-point draw:id="14" svg:x="5cm" svg:y="-2.5cm"/>
          <draw:glue-point draw:id="15" svg:x="5cm" svg:y="2.5cm"/>
          <text:p text:style-name="P56"><text:span text:style-name="T26">REGISTER </text:span><text:span text:style-name="T23">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45" draw:layer="layout" svg:width="1.955cm" svg:height="0.662cm" svg:x="23.917cm" svg:y="5.782cm">
          <draw:text-box>
            <text:p><text:span text:style-name="T22"><text:s/></text:span><text:span text:style-name="T22">column_id</text:span></text:p>
          </draw:text-box>
        </draw:frame>
        <draw:connector draw:style-name="gr115" draw:text-style-name="P60" draw:layer="layout" svg:x1="27.214cm" svg:y1="5.909cm" svg:x2="27.214cm" svg:y2="4.488cm" draw:start-shape="id113" draw:start-glue-point="4" draw:end-shape="id114" draw:end-glue-point="5" svg:d="M27214 5909v-1421" svg:viewBox="0 0 1 1422">
          <text:p/>
        </draw:connector>
        <draw:frame draw:style-name="gr121" draw:text-style-name="P77" draw:layer="layout" svg:width="1.931cm" svg:height="0.603cm" svg:x="27.14cm" svg:y="5.381cm">
          <draw:text-box>
            <text:p text:style-name="P14"><text:span text:style-name="T22">register_id</text:span></text:p>
          </draw:text-box>
        </draw:frame>
        <draw:custom-shape draw:style-name="gr109" draw:text-style-name="P34" xml:id="id115" draw:id="id115" draw:layer="layout" svg:width="3cm" svg:height="1cm" svg:x="20.714cm" svg:y="8.5cm">
          <draw:glue-point draw:id="4" svg:x="0cm" svg:y="-5cm"/>
          <draw:glue-point draw:id="5" svg:x="0cm" svg:y="5cm"/>
          <draw:glue-point draw:id="6" svg:x="5cm" svg:y="0cm"/>
          <draw:glue-point draw:id="7" svg:x="-5cm" svg:y="0cm"/>
          <draw:glue-point draw:id="8" svg:x="-5.06cm" svg:y="-2.52cm"/>
          <draw:glue-point draw:id="9" svg:x="-5cm" svg:y="2.5cm"/>
          <draw:glue-point draw:id="10" svg:x="5cm" svg:y="2.5cm"/>
          <draw:glue-point draw:id="11" svg:x="5cm" svg:y="-2.5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20.714cm" svg:y1="9cm" svg:x2="18.75cm" svg:y2="9cm" draw:start-shape="id115" draw:start-glue-point="7" draw:end-shape="id112" draw:end-glue-point="6" svg:d="M20714 9000h-1964" svg:viewBox="0 0 1965 1">
          <text:p/>
        </draw:connector>
        <draw:frame draw:style-name="gr110" draw:text-style-name="P32" draw:layer="layout" svg:width="1.531cm" svg:height="0.569cm" svg:x="19.576cm" svg:y="8.431cm">
          <draw:text-box>
            <text:p><text:span text:style-name="T16">list_id</text:span></text:p>
          </draw:text-box>
        </draw:frame>
        <draw:custom-shape draw:style-name="gr122" draw:text-style-name="P74" xml:id="id109" draw:id="id109" draw:layer="layout" svg:width="3cm" svg:height="1cm" svg:x="20.707cm" svg:y="3.488cm">
          <draw:glue-point draw:id="4" svg:x="0cm" svg:y="-5cm"/>
          <draw:glue-point draw:id="5" svg:x="0cm" svg:y="5cm"/>
          <draw:glue-point draw:id="6" svg:x="5cm" svg:y="0cm"/>
          <draw:glue-point draw:id="7" svg:x="-5cm" svg:y="0cm"/>
          <draw:glue-point draw:id="8" svg:x="-2.483cm" svg:y="-5.01cm"/>
          <draw:glue-point draw:id="9" svg:x="2.72cm" svg:y="-4.98cm"/>
          <draw:glue-point draw:id="10" svg:x="-5cm" svg:y="2.62cm"/>
          <draw:glue-point draw:id="11" svg:x="-5cm" svg:y="-2.38cm"/>
          <text:p text:style-name="P73"><text:span text:style-name="T28">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3" draw:text-style-name="P78" draw:layer="layout" svg:x1="25.714cm" svg:y1="3.988cm" svg:x2="23.707cm" svg:y2="3.988cm" draw:start-shape="id114" draw:start-glue-point="7" draw:end-shape="id109" draw:end-glue-point="6" svg:d="M25714 3988h-2007" svg:viewBox="0 0 2008 1">
          <text:p/>
        </draw:connector>
        <draw:frame draw:style-name="gr124" draw:text-style-name="P79" draw:layer="layout" svg:width="1.874cm" svg:height="0.569cm" svg:x="25.464cm" svg:y="2.954cm">
          <draw:text-box>
            <text:p text:style-name="P14"><text:span text:style-name="T32">patient_id</text:span></text:p>
          </draw:text-box>
        </draw:frame>
        <draw:custom-shape draw:style-name="gr119" draw:text-style-name="P48" xml:id="id114" draw:id="id114" draw:layer="layout" svg:width="3cm" svg:height="1cm" svg:x="25.714cm" svg:y="3.488cm">
          <draw:glue-point draw:id="4" svg:x="0cm" svg:y="-5cm"/>
          <draw:glue-point draw:id="5" svg:x="0cm" svg:y="5cm"/>
          <draw:glue-point draw:id="6" svg:x="5cm" svg:y="0cm"/>
          <draw:glue-point draw:id="7" svg:x="-5cm" svg:y="0cm"/>
          <text:p text:style-name="P47"><text:span text:style-name="T23">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5" draw:text-style-name="P41" draw:layer="layout" svg:width="1.823cm" svg:height="0.57cm" svg:x="25.056cm" svg:y="6.924cm">
          <draw:text-box>
            <text:p><text:span text:style-name="T22">entry_id</text:span></text:p>
          </draw:text-box>
        </draw:frame>
        <draw:frame draw:style-name="gr126" draw:text-style-name="P79" draw:layer="layout" svg:width="1.874cm" svg:height="0.569cm" svg:x="24.028cm" svg:y="3.994cm">
          <draw:text-box>
            <text:p text:style-name="P14"><text:span text:style-name="T32">tracking_id</text:span></text:p>
          </draw:text-box>
        </draw:frame>
        <draw:connector draw:style-name="gr127" draw:text-style-name="P40" draw:layer="layout" draw:line-skew="-0.237cm" svg:x1="21.463cm" svg:y1="3.488cm" svg:x2="20.707cm" svg:y2="3.75cm" draw:start-shape="id109" draw:start-glue-point="8" draw:end-shape="id109" draw:end-glue-point="11" svg:d="M21463 3488v-751h-1271v1013h515" svg:viewBox="0 0 1272 1014">
          <text:p/>
        </draw:connector>
        <draw:frame draw:style-name="gr128" draw:text-style-name="P80" draw:layer="layout" svg:width="1.874cm" svg:height="0.569cm" svg:x="20.15cm" svg:y="2.75cm">
          <draw:text-box>
            <text:p text:style-name="P14"><text:span text:style-name="T33">main_id</text:span></text:p>
          </draw:text-box>
        </draw:frame>
        <draw:custom-shape draw:style-name="gr129" draw:text-style-name="P39" xml:id="id116" draw:id="id116" draw:layer="layout" svg:width="3cm" svg:height="1cm" svg:x="20.715cm" svg:y="1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22.207cm" svg:y1="3.488cm" svg:x2="22.215cm" svg:y2="2cm" draw:start-shape="id109" draw:start-glue-point="4" draw:end-shape="id116" draw:end-glue-point="5" svg:d="M22207 3488v-743h8v-745" svg:viewBox="0 0 9 1489">
          <text:p/>
        </draw:connector>
        <draw:frame draw:style-name="gr130" draw:text-style-name="P32" draw:layer="layout" svg:width="2.056cm" svg:height="0.637cm" svg:x="22.215cm" svg:y="2.851cm">
          <draw:text-box>
            <text:p><text:span text:style-name="T16">therapist_id</text:span></text:p>
          </draw:text-box>
        </draw:frame>
        <draw:connector draw:style-name="gr131" draw:text-style-name="P60" draw:layer="layout" svg:x1="25.714cm" svg:y1="6.409cm" svg:x2="23.714cm" svg:y2="6.409cm" draw:start-shape="id113" draw:end-shape="id111" draw:end-glue-point="6" svg:d="M25714 6409h-2000" svg:viewBox="0 0 2001 1">
          <text:p/>
        </draw:connector>
        <draw:custom-shape draw:style-name="gr111" draw:text-style-name="P34" xml:id="id117" draw:id="id117" draw:layer="layout" svg:width="3cm" svg:height="1cm" svg:x="20.75cm" svg:y="10.2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34" xml:id="id118" draw:id="id118" draw:layer="layout" svg:width="3cm" svg:height="1cm" svg:x="20.751cm" svg:y="1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1" draw:text-style-name="P60" draw:layer="layout" svg:x1="27.214cm" svg:y1="6.909cm" svg:x2="23.75cm" svg:y2="10.75cm" draw:start-shape="id113" draw:start-glue-point="5" draw:end-shape="id117" draw:end-glue-point="6" svg:d="M27214 6909v3841h-3464" svg:viewBox="0 0 3465 3842">
          <text:p/>
        </draw:connector>
        <draw:connector draw:style-name="gr131" draw:text-style-name="P60" draw:layer="layout" svg:x1="28cm" svg:y1="6.909cm" svg:x2="23.751cm" svg:y2="12.5cm" draw:start-shape="id113" draw:start-glue-point="11" draw:end-shape="id118" draw:end-glue-point="6" svg:d="M28000 6909v5591h-4249" svg:viewBox="0 0 4250 5592">
          <text:p/>
        </draw:connector>
        <draw:frame draw:style-name="gr125" draw:text-style-name="P41" draw:layer="layout" svg:width="1.823cm" svg:height="0.57cm" svg:x="25.757cm" svg:y="9.124cm">
          <draw:text-box>
            <text:p><text:span text:style-name="T22">mood_id</text:span></text:p>
          </draw:text-box>
        </draw:frame>
        <draw:frame draw:style-name="gr132" draw:text-style-name="P41" draw:layer="layout" svg:width="2.042cm" svg:height="0.726cm" svg:x="27.91cm" svg:y="6.89cm">
          <draw:text-box>
            <text:p><text:span text:style-name="T22">emotion_id</text:span></text:p>
          </draw:text-box>
        </draw:frame>
        <draw:custom-shape draw:style-name="gr111" draw:text-style-name="P34" xml:id="id120" draw:id="id120" draw:layer="layout" svg:width="3cm" svg:height="1cm" svg:x="0.986cm" svg:y="6.064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3" draw:text-style-name="P45" draw:layer="layout" svg:width="1.659cm" svg:height="0.569cm" svg:x="0.843cm" svg:y="7.914cm">
          <draw:text-box>
            <text:p><text:span text:style-name="T22">phase_id</text:span></text:p>
          </draw:text-box>
        </draw:frame>
        <draw:custom-shape draw:style-name="gr134" draw:text-style-name="P48" xml:id="id119" draw:id="id119" draw:layer="layout" svg:width="3cm" svg:height="1cm" svg:x="0.986cm" svg:y="8.592cm">
          <draw:glue-point draw:id="4" svg:x="0cm" svg:y="-5cm"/>
          <draw:glue-point draw:id="5" svg:x="0cm" svg:y="5cm"/>
          <draw:glue-point draw:id="6" svg:x="5cm" svg:y="0cm"/>
          <draw:glue-point draw:id="7" svg:x="-5cm" svg:y="0cm"/>
          <draw:glue-point draw:id="8" svg:x="5cm" svg:y="2.62cm"/>
          <text:p text:style-name="P47"><text:span text:style-name="T23">PHASE</text:span><text:span text:style-name="T23"><text:line-break/></text:span><text:span text:style-name="T23">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2.486cm" svg:y1="8.592cm" svg:x2="2.486cm" svg:y2="7.064cm" draw:start-shape="id119" draw:start-glue-point="4" draw:end-shape="id120" draw:end-glue-point="5" svg:d="M2486 8592v-1528" svg:viewBox="0 0 1 1529">
          <text:p/>
        </draw:connector>
        <draw:frame draw:style-name="gr135" draw:text-style-name="P45" draw:layer="layout" svg:width="1.955cm" svg:height="0.662cm" svg:x="3.882cm" svg:y="9.321cm">
          <draw:text-box>
            <text:p><text:span text:style-name="T22">tracking_id</text:span></text:p>
          </draw:text-box>
        </draw:frame>
        <draw:connector draw:style-name="gr136" draw:text-style-name="P60" draw:layer="layout" svg:x1="3.986cm" svg:y1="9.354cm" svg:x2="5.965cm" svg:y2="9.354cm" draw:start-shape="id119" draw:start-glue-point="8" draw:end-shape="id121" draw:end-glue-point="10" svg:d="M3986 9354h1979" svg:viewBox="0 0 1980 1">
          <text:p/>
        </draw:connector>
        <draw:custom-shape draw:style-name="gr129" draw:text-style-name="P34" xml:id="id122" draw:id="id122" draw:layer="layout" svg:width="3cm" svg:height="1cm" svg:x="10.972cm" svg:y="6.064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2.472cm" svg:y1="8.552cm" svg:x2="12.472cm" svg:y2="7.064cm" draw:end-shape="id122" draw:end-glue-point="5" svg:d="M12472 8552v-1488" svg:viewBox="0 0 1 1489">
          <text:p/>
        </draw:connector>
        <draw:custom-shape draw:style-name="gr137" draw:text-style-name="P72" xml:id="id123" draw:id="id123" draw:layer="layout" svg:width="3cm" svg:height="1cm" svg:x="5.972cm" svg:y="11.073cm">
          <draw:glue-point draw:id="4" svg:x="0cm" svg:y="-5cm"/>
          <draw:glue-point draw:id="5" svg:x="0cm" svg:y="5cm"/>
          <draw:glue-point draw:id="6" svg:x="5cm" svg:y="0cm"/>
          <draw:glue-point draw:id="7" svg:x="-5cm" svg:y="0cm"/>
          <draw:glue-point draw:id="8" svg:x="-2.526cm" svg:y="-5cm"/>
          <draw:glue-point draw:id="9" svg:x="-2.48cm" svg:y="5.02cm"/>
          <draw:glue-point draw:id="10" svg:x="2.71cm" svg:y="4.92cm"/>
          <text:p text:style-name="P71"><text:span text:style-name="T26">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8" draw:text-style-name="P60" draw:layer="layout" svg:x1="7.472cm" svg:y1="11.073cm" svg:x2="7.465cm" svg:y2="9.592cm" draw:start-shape="id123" draw:start-glue-point="4" draw:end-shape="id121" draw:end-glue-point="5" svg:d="M7472 11073v-740h-7v-741" svg:viewBox="0 0 8 1482">
          <text:p/>
        </draw:connector>
        <draw:frame draw:style-name="gr135" draw:text-style-name="P45" draw:layer="layout" svg:width="1.955cm" svg:height="0.662cm" svg:x="7.483cm" svg:y="10.511cm">
          <draw:text-box>
            <text:p><text:span text:style-name="T22">tracking_id</text:span></text:p>
          </draw:text-box>
        </draw:frame>
        <draw:custom-shape draw:style-name="gr139" draw:text-style-name="P43" xml:id="id124" draw:id="id124" draw:layer="layout" svg:width="3cm" svg:height="1cm" svg:x="0.986cm" svg:y="13.62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60" draw:layer="layout" svg:x1="6.728cm" svg:y1="12.073cm" svg:x2="2.486cm" svg:y2="13.623cm" draw:start-shape="id123" draw:start-glue-point="9" draw:end-shape="id124" draw:end-glue-point="4" svg:d="M6728 12073v775h-4242v775" svg:viewBox="0 0 4243 1551">
          <text:p/>
        </draw:connector>
        <draw:frame draw:style-name="gr133" draw:text-style-name="P45" draw:layer="layout" svg:width="1.659cm" svg:height="0.569cm" svg:x="5.244cm" svg:y="12.115cm">
          <draw:text-box>
            <text:p><text:span text:style-name="T22"><text:s text:c="4"/></text:span><text:span text:style-name="T22">list_id</text:span></text:p>
          </draw:text-box>
        </draw:frame>
        <draw:custom-shape draw:style-name="gr111" draw:text-style-name="P62" xml:id="id125" draw:id="id125" draw:layer="layout" svg:width="3cm" svg:height="1cm" svg:x="10.972cm" svg:y="11.073cm">
          <draw:glue-point draw:id="4" svg:x="0cm" svg:y="-5cm"/>
          <draw:glue-point draw:id="5" svg:x="0cm" svg:y="5cm"/>
          <draw:glue-point draw:id="6" svg:x="5cm" svg:y="0cm"/>
          <draw:glue-point draw:id="7" svg:x="-5cm" svg:y="0cm"/>
          <draw:glue-point draw:id="8" svg:x="-2.406cm" svg:y="5cm"/>
          <draw:glue-point draw:id="9" svg:x="2.72cm" svg:y="5.19cm"/>
          <draw:glue-point draw:id="10" svg:x="-2.406cm" svg:y="-5cm"/>
          <text:p text:style-name="P61"><text:span text:style-name="T28">REGISTER </text:span><text:span text:style-name="T17">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9" draw:text-style-name="P40" draw:layer="layout" svg:x1="10.972cm" svg:y1="11.573cm" svg:x2="8.972cm" svg:y2="11.573cm" draw:start-shape="id125" draw:start-glue-point="7" draw:end-shape="id123" draw:end-glue-point="6" svg:d="M10972 11573h-2000" svg:viewBox="0 0 2001 1">
          <text:p/>
        </draw:connector>
        <draw:frame draw:style-name="gr112" draw:text-style-name="P32" draw:layer="layout" svg:width="1.955cm" svg:height="0.662cm" svg:x="9.196cm" svg:y="10.922cm">
          <draw:text-box>
            <text:p><text:span text:style-name="T16"><text:s/></text:span><text:span text:style-name="T16">column_id</text:span></text:p>
          </draw:text-box>
        </draw:frame>
        <draw:connector draw:style-name="gr49" draw:text-style-name="P40" draw:layer="layout" svg:x1="12.472cm" svg:y1="11.073cm" svg:x2="12.472cm" svg:y2="9.592cm" draw:start-shape="id125" draw:start-glue-point="4" draw:end-shape="id126" draw:end-glue-point="5" svg:d="M12472 11073v-1481" svg:viewBox="0 0 1 1482">
          <text:p/>
        </draw:connector>
        <draw:frame draw:style-name="gr141" draw:text-style-name="P81" draw:layer="layout" svg:width="1.931cm" svg:height="0.603cm" svg:x="12.398cm" svg:y="10.545cm">
          <draw:text-box>
            <text:p text:style-name="P14"><text:span text:style-name="T16">register_id</text:span></text:p>
          </draw:text-box>
        </draw:frame>
        <draw:custom-shape draw:style-name="gr139" draw:text-style-name="P43" xml:id="id127" draw:id="id127" draw:layer="layout" svg:width="3cm" svg:height="1cm" svg:x="5.972cm" svg:y="13.623cm">
          <draw:glue-point draw:id="4" svg:x="0cm" svg:y="-5cm"/>
          <draw:glue-point draw:id="5" svg:x="0cm" svg:y="5cm"/>
          <draw:glue-point draw:id="6" svg:x="5cm" svg:y="0cm"/>
          <draw:glue-point draw:id="7" svg:x="-5cm" svg:y="0cm"/>
          <draw:glue-point draw:id="8" svg:x="-4.98cm" svg:y="-2.83cm"/>
          <draw:glue-point draw:id="9" svg:x="-5.006cm" svg:y="2.72cm"/>
          <text:p text:style-name="P42"><text:span text:style-name="T21">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2" draw:text-style-name="P53" draw:layer="layout" svg:x1="5.972cm" svg:y1="14.123cm" svg:x2="3.986cm" svg:y2="14.123cm" draw:start-shape="id127" draw:start-glue-point="7" draw:end-shape="id124" draw:end-glue-point="6" svg:d="M5972 14123h-1986" svg:viewBox="0 0 1987 1">
          <text:p/>
        </draw:connector>
        <draw:frame draw:style-name="gr143" draw:text-style-name="P37" draw:layer="layout" svg:width="1.531cm" svg:height="0.569cm" svg:x="4.734cm" svg:y="14.121cm">
          <draw:text-box>
            <text:p><text:span text:style-name="T19">list_id</text:span></text:p>
          </draw:text-box>
        </draw:frame>
        <draw:custom-shape draw:style-name="gr144" draw:text-style-name="P72" xml:id="id121" draw:id="id121" draw:layer="layout" svg:width="3cm" svg:height="1cm" svg:x="5.965cm" svg:y="8.592cm">
          <draw:glue-point draw:id="4" svg:x="0cm" svg:y="-5cm"/>
          <draw:glue-point draw:id="5" svg:x="0cm" svg:y="5cm"/>
          <draw:glue-point draw:id="6" svg:x="5cm" svg:y="0cm"/>
          <draw:glue-point draw:id="7" svg:x="-5cm" svg:y="0cm"/>
          <draw:glue-point draw:id="8" svg:x="-2.483cm" svg:y="-5.01cm"/>
          <draw:glue-point draw:id="9" svg:x="2.72cm" svg:y="-4.98cm"/>
          <draw:glue-point draw:id="10" svg:x="-5cm" svg:y="2.62cm"/>
          <draw:glue-point draw:id="11" svg:x="-2.506cm" svg:y="5cm"/>
          <draw:glue-point draw:id="12" svg:x="-5cm" svg:y="-2.38cm"/>
          <text:p text:style-name="P71"><text:span text:style-name="T26">TRAC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5" draw:text-style-name="P82" draw:layer="layout" svg:x1="8.965cm" svg:y1="9.092cm" svg:x2="10.972cm" svg:y2="9.092cm" draw:start-shape="id121" draw:start-glue-point="6" draw:end-shape="id126" draw:end-glue-point="7" svg:d="M8965 9092h2007" svg:viewBox="0 0 2008 1">
          <text:p/>
        </draw:connector>
        <draw:frame draw:style-name="gr146" draw:text-style-name="P83" draw:layer="layout" svg:width="1.874cm" svg:height="0.569cm" svg:x="10.722cm" svg:y="7.918cm">
          <draw:text-box>
            <text:p text:style-name="P14"><text:span text:style-name="T34">patient_id</text:span></text:p>
          </draw:text-box>
        </draw:frame>
        <draw:custom-shape draw:style-name="gr111" draw:text-style-name="P34" xml:id="id126" draw:id="id126" draw:layer="layout" svg:width="3cm" svg:height="1cm" svg:x="10.972cm" svg:y="8.592cm">
          <draw:glue-point draw:id="4" svg:x="0cm" svg:y="-5cm"/>
          <draw:glue-point draw:id="5" svg:x="0cm" svg:y="5cm"/>
          <draw:glue-point draw:id="6" svg:x="5cm" svg:y="0cm"/>
          <draw:glue-point draw:id="7" svg:x="-5cm" svg:y="0cm"/>
          <text:p text:style-name="P33"><text:span text:style-name="T17">REG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7" draw:text-style-name="P40" draw:layer="layout" svg:x1="11.751cm" svg:y1="12.073cm" svg:x2="8.972cm" svg:y2="14.123cm" draw:start-shape="id125" draw:start-glue-point="8" draw:end-shape="id127" draw:end-glue-point="6" svg:d="M11751 12073v2050h-2779" svg:viewBox="0 0 2780 2051">
          <text:p/>
        </draw:connector>
        <draw:frame draw:style-name="gr147" draw:text-style-name="P63" draw:layer="layout" svg:width="1.823cm" svg:height="0.57cm" svg:x="10.314cm" svg:y="11.988cm">
          <draw:text-box>
            <text:p><text:span text:style-name="T16">entry_id</text:span></text:p>
          </draw:text-box>
        </draw:frame>
        <draw:frame draw:style-name="gr148" draw:text-style-name="P83" draw:layer="layout" svg:width="1.874cm" svg:height="0.569cm" svg:x="9.25cm" svg:y="9.064cm">
          <draw:text-box>
            <text:p text:style-name="P14"><text:span text:style-name="T34">tracking_id</text:span></text:p>
          </draw:text-box>
        </draw:frame>
        <draw:connector draw:style-name="gr149" draw:text-style-name="P60" draw:layer="layout" draw:line-skew="-0.237cm -0.214cm" svg:x1="6.721cm" svg:y1="8.592cm" svg:x2="5.965cm" svg:y2="8.854cm" draw:start-shape="id121" draw:start-glue-point="8" draw:end-shape="id121" draw:end-glue-point="12" svg:d="M6721 8592v-751h-1485v1013h729" svg:viewBox="0 0 1486 1014">
          <text:p/>
        </draw:connector>
        <draw:frame draw:style-name="gr150" draw:text-style-name="P79" draw:layer="layout" svg:width="1.874cm" svg:height="0.569cm" svg:x="5.322cm" svg:y="7.819cm">
          <draw:text-box>
            <text:p text:style-name="P14"><text:span text:style-name="T32">main_id</text:span></text:p>
          </draw:text-box>
        </draw:frame>
        <draw:connector draw:style-name="gr49" draw:text-style-name="P40" draw:layer="layout" draw:line-skew="0.539cm" svg:x1="13.972cm" svg:y1="9.092cm" svg:x2="13.972cm" svg:y2="6.564cm" draw:start-shape="id126" draw:start-glue-point="6" draw:end-shape="id122" draw:end-glue-point="6" svg:d="M13972 9092h1054v-2528h-1054" svg:viewBox="0 0 1055 2529">
          <text:p/>
        </draw:connector>
        <draw:frame draw:style-name="gr151" draw:text-style-name="P83" draw:layer="layout" svg:width="1.874cm" svg:height="0.569cm" svg:x="13.902cm" svg:y="9.064cm">
          <draw:text-box>
            <text:p text:style-name="P14"><text:span text:style-name="T34">patient_id</text:span></text:p>
          </draw:text-box>
        </draw:frame>
        <draw:custom-shape draw:style-name="gr129" draw:text-style-name="P39" xml:id="id128" draw:id="id128" draw:layer="layout" svg:width="3cm" svg:height="1cm" svg:x="5.965cm" svg:y="6.026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7.465cm" svg:y1="8.592cm" svg:x2="7.465cm" svg:y2="7.026cm" draw:start-shape="id121" draw:start-glue-point="4" draw:end-shape="id128" draw:end-glue-point="5" svg:d="M7465 8592v-1566" svg:viewBox="0 0 1 1567">
          <text:p/>
        </draw:connector>
        <draw:frame draw:style-name="gr152" draw:text-style-name="P45" draw:layer="layout" svg:width="2.056cm" svg:height="0.637cm" svg:x="7.444cm" svg:y="8.015cm">
          <draw:text-box>
            <text:p><text:span text:style-name="T22">therapist_id</text:span></text:p>
          </draw:text-box>
        </draw:frame>
        <draw:custom-shape draw:style-name="gr111" draw:text-style-name="P34" xml:id="id129" draw:id="id129" draw:layer="layout" svg:width="3cm" svg:height="1cm" svg:x="0.986cm" svg:y="11.073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5" draw:text-style-name="P60" draw:layer="layout" svg:x1="2.486cm" svg:y1="9.592cm" svg:x2="2.486cm" svg:y2="11.073cm" draw:start-shape="id119" draw:start-glue-point="5" draw:end-shape="id129" draw:end-glue-point="4" svg:d="M2486 9592v1481" svg:viewBox="0 0 1 1482">
          <text:p/>
        </draw:connector>
        <draw:connector draw:style-name="gr115" draw:text-style-name="P60" draw:layer="layout" svg:x1="6.714cm" svg:y1="9.592cm" svg:x2="3.236cm" svg:y2="11.073cm" draw:start-shape="id121" draw:start-glue-point="11" draw:end-shape="id129" draw:end-glue-point="11" svg:d="M6714 9592v741h-3478v740" svg:viewBox="0 0 3479 1482">
          <text:p/>
        </draw:connector>
        <draw:connector draw:style-name="gr115" draw:text-style-name="P60" draw:layer="layout" svg:x1="5.972cm" svg:y1="11.573cm" svg:x2="3.986cm" svg:y2="11.573cm" draw:start-shape="id123" draw:start-glue-point="7" draw:end-shape="id129" draw:end-glue-point="6" svg:d="M5972 11573h-1986" svg:viewBox="0 0 1987 1">
          <text:p/>
        </draw:connector>
        <draw:frame draw:style-name="gr133" draw:text-style-name="P45" draw:layer="layout" svg:width="1.338cm" svg:height="0.569cm" svg:x="1.15cm" svg:y="9.622cm">
          <draw:text-box>
            <text:p><text:span text:style-name="T22">key_id</text:span></text:p>
          </draw:text-box>
        </draw:frame>
        <draw:frame draw:style-name="gr133" draw:text-style-name="P45" draw:layer="layout" svg:width="1.338cm" svg:height="0.569cm" svg:x="5.54cm" svg:y="9.799cm">
          <draw:text-box>
            <text:p><text:span text:style-name="T22">key_id</text:span></text:p>
          </draw:text-box>
        </draw:frame>
        <draw:frame draw:style-name="gr133" draw:text-style-name="P45" draw:layer="layout" svg:width="1.338cm" svg:height="0.569cm" svg:x="4.76cm" svg:y="10.919cm">
          <draw:text-box>
            <text:p><text:span text:style-name="T22">key_id</text:span></text:p>
          </draw:text-box>
        </draw:frame>
        <draw:custom-shape draw:style-name="gr111" draw:text-style-name="P34" xml:id="id130" draw:id="id130" draw:layer="layout" svg:width="3cm" svg:height="1cm" svg:x="6cm" svg:y="15.31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34" xml:id="id131" draw:id="id131" draw:layer="layout" svg:width="3cm" svg:height="1cm" svg:x="6cm" svg:y="17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7" draw:text-style-name="P40" draw:layer="layout" svg:x1="12.472cm" svg:y1="12.073cm" svg:x2="9cm" svg:y2="15.812cm" draw:start-shape="id125" draw:start-glue-point="5" draw:end-shape="id130" draw:end-glue-point="6" svg:d="M12472 12073v3739h-3472" svg:viewBox="0 0 3473 3740">
          <text:p/>
        </draw:connector>
        <draw:connector draw:style-name="gr127" draw:text-style-name="P40" draw:layer="layout" svg:x1="13.288cm" svg:y1="12.073cm" svg:x2="9cm" svg:y2="17.5cm" draw:start-shape="id125" draw:start-glue-point="9" draw:end-shape="id131" draw:end-glue-point="6" svg:d="M13288 12073v5427h-4288" svg:viewBox="0 0 4289 5428">
          <text:p/>
        </draw:connector>
        <draw:frame draw:style-name="gr147" draw:text-style-name="P63" draw:layer="layout" svg:width="1.823cm" svg:height="0.57cm" svg:x="11.057cm" svg:y="14.274cm">
          <draw:text-box>
            <text:p><text:span text:style-name="T16">mood_id</text:span></text:p>
          </draw:text-box>
        </draw:frame>
        <draw:frame draw:style-name="gr153" draw:text-style-name="P63" draw:layer="layout" svg:width="2.042cm" svg:height="0.726cm" svg:x="13.258cm" svg:y="11.974cm">
          <draw:text-box>
            <text:p><text:span text:style-name="T16">emotion_id</text:span></text:p>
          </draw:text-box>
        </draw:frame>
        <draw:connector draw:style-name="gr131" draw:text-style-name="P60" draw:layer="layout" svg:x1="26.5cm" svg:y1="6.909cm" svg:x2="23.714cm" svg:y2="9cm" draw:start-shape="id113" draw:start-glue-point="8" draw:end-shape="id115" draw:end-glue-point="6" svg:d="M26500 6909v2091h-2786" svg:viewBox="0 0 2787 2092">
          <text:p/>
        </draw:connector>
      </draw:page>
      <draw:page draw:name="page9" draw:style-name="dp1" draw:master-page-name="Per_20_defecte">
        <draw:frame draw:style-name="gr154" draw:text-style-name="P32" draw:layer="layout" svg:width="2.052cm" svg:height="0.887cm" svg:x="4.885cm" svg:y="3.958cm">
          <draw:text-box>
            <text:p><text:span text:style-name="T16">therapist_id</text:span></text:p>
          </draw:text-box>
        </draw:frame>
        <draw:custom-shape draw:style-name="gr44" draw:text-style-name="P34" xml:id="id134" draw:id="id134" draw:layer="layout" svg:width="3cm" svg:height="1cm" svg:x="1cm" svg:y="4.527cm">
          <draw:glue-point draw:id="4" svg:x="0cm" svg:y="-5cm"/>
          <draw:glue-point draw:id="5" svg:x="0cm" svg:y="5cm"/>
          <draw:glue-point draw:id="6" svg:x="5cm" svg:y="0cm"/>
          <draw:glue-point draw:id="7" svg:x="-5cm" svg:y="0cm"/>
          <draw:glue-point draw:id="8" svg:x="-2.583cm" svg:y="-4.99cm"/>
          <draw:glue-point draw:id="9" svg:x="2.613cm" svg:y="-4.94cm"/>
          <draw:glue-point draw:id="10" svg:x="5.056cm" svg:y="2.34cm"/>
          <draw:glue-point draw:id="11" svg:x="5cm" svg:y="-2.11cm"/>
          <draw:glue-point draw:id="12" svg:x="-2.5cm" svg:y="5cm"/>
          <draw:glue-point draw:id="13" svg:x="2.5cm" svg:y="5cm"/>
          <text:p text:style-name="P33"><text:span text:style-name="T17">TE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40" draw:layer="layout" svg:x1="6cm" svg:y1="4.816cm" svg:x2="4cm" svg:y2="2.566cm" draw:start-shape="id132" draw:start-glue-point="14" draw:end-shape="id133" draw:end-glue-point="6" svg:d="M6000 4816h-999v-2250h-1001" svg:viewBox="0 0 2001 2251">
          <text:p/>
        </draw:connector>
        <draw:frame draw:style-name="gr155" draw:text-style-name="P32" draw:layer="layout" svg:width="2.153cm" svg:height="0.654cm" svg:x="4.21cm" svg:y="5.223cm">
          <draw:text-box>
            <text:p><text:span text:style-name="T16">category_id</text:span></text:p>
          </draw:text-box>
        </draw:frame>
        <draw:custom-shape draw:style-name="gr44" draw:text-style-name="P34" xml:id="id132" draw:id="id132" draw:layer="layout" svg:width="3cm" svg:height="1cm" svg:x="6cm" svg:y="4.527cm">
          <draw:glue-point draw:id="4" svg:x="0cm" svg:y="-5cm"/>
          <draw:glue-point draw:id="5" svg:x="0cm" svg:y="5cm"/>
          <draw:glue-point draw:id="6" svg:x="5cm" svg:y="0cm"/>
          <draw:glue-point draw:id="7" svg:x="-5cm" svg:y="0cm"/>
          <draw:glue-point draw:id="8" svg:x="5.016cm" svg:y="-2.12cm"/>
          <draw:glue-point draw:id="9" svg:x="5.036cm" svg:y="2.36cm"/>
          <draw:glue-point draw:id="10" svg:x="-2.5cm" svg:y="-5cm"/>
          <draw:glue-point draw:id="11" svg:x="2.5cm" svg:y="-5cm"/>
          <draw:glue-point draw:id="12" svg:x="-2.5cm" svg:y="5cm"/>
          <draw:glue-point draw:id="13" svg:x="2.5cm" svg:y="5cm"/>
          <draw:glue-point draw:id="14" svg:x="-5cm" svg:y="-2.11cm"/>
          <draw:glue-point draw:id="15" svg:x="-4.986cm" svg:y="2.36cm"/>
          <text:p text:style-name="P33"><text:span text:style-name="T17">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40" draw:layer="layout" svg:x1="4cm" svg:y1="5.261cm" svg:x2="6.005cm" svg:y2="5.263cm" draw:start-shape="id134" draw:start-glue-point="10" draw:end-shape="id132" draw:end-glue-point="15" svg:d="M4000 5261h1001v2h1004" svg:viewBox="0 0 2006 3">
          <text:p/>
        </draw:connector>
        <draw:custom-shape draw:style-name="gr157" draw:text-style-name="P74" xml:id="id135" draw:id="id135" draw:layer="layout" svg:width="3cm" svg:height="1cm" svg:x="6cm" svg:y="6.962cm">
          <draw:glue-point draw:id="4" svg:x="0cm" svg:y="-5cm"/>
          <draw:glue-point draw:id="5" svg:x="0cm" svg:y="5cm"/>
          <draw:glue-point draw:id="6" svg:x="5cm" svg:y="0cm"/>
          <draw:glue-point draw:id="7" svg:x="-5cm" svg:y="0cm"/>
          <draw:glue-point draw:id="8" svg:x="-2.47cm" svg:y="4.99cm"/>
          <draw:glue-point draw:id="9" svg:x="2.54cm" svg:y="4.99cm"/>
          <draw:glue-point draw:id="10" svg:x="5.016cm" svg:y="-2.18cm"/>
          <draw:glue-point draw:id="11" svg:x="5.01cm" svg:y="2.32cm"/>
          <draw:glue-point draw:id="12" svg:x="-2.5cm" svg:y="-5cm"/>
          <text:p text:style-name="P73"><text:span text:style-name="T28">QUES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8" draw:text-style-name="P32" draw:layer="layout" svg:width="1.955cm" svg:height="0.662cm" svg:x="7.511cm" svg:y="6.455cm">
          <draw:text-box>
            <text:p><text:span text:style-name="T16">test_id</text:span></text:p>
          </draw:text-box>
        </draw:frame>
        <draw:custom-shape draw:style-name="gr44" draw:text-style-name="P34" xml:id="id136" draw:id="id136" draw:layer="layout" svg:width="3cm" svg:height="1cm" svg:x="1cm" svg:y="9.062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9" draw:text-style-name="P12" draw:layer="layout" svg:x1="6.759cm" svg:y1="7.961cm" svg:x2="2.5cm" svg:y2="9.062cm" draw:start-shape="id135" draw:start-glue-point="8" draw:end-shape="id136" draw:end-glue-point="4" svg:d="M6759 7961v552h-4259v549" svg:viewBox="0 0 4260 1102">
          <text:p/>
        </draw:connector>
        <draw:frame draw:style-name="gr41" draw:text-style-name="P32" draw:layer="layout" svg:width="1.659cm" svg:height="0.569cm" svg:x="5.279cm" svg:y="7.978cm">
          <draw:text-box>
            <text:p><text:span text:style-name="T16"><text:s text:c="4"/></text:span><text:span text:style-name="T16">list_id</text:span></text:p>
          </draw:text-box>
        </draw:frame>
        <draw:connector draw:style-name="gr160" draw:text-style-name="P40" draw:layer="layout" draw:line-skew="0.085cm 0.231cm" svg:x1="7.5cm" svg:y1="7.962cm" svg:x2="9cm" svg:y2="7.694cm" draw:start-shape="id135" draw:start-glue-point="5" draw:end-shape="id135" draw:end-glue-point="11" svg:d="M7500 7962v604h2250v-872h-750" svg:viewBox="0 0 2251 873">
          <text:p/>
        </draw:connector>
        <draw:frame draw:style-name="gr161" draw:text-style-name="P32" draw:layer="layout" svg:width="1.905cm" svg:height="0.577cm" svg:x="7.495cm" svg:y="7.989cm">
          <draw:text-box>
            <text:p><text:span text:style-name="T16">parent_id</text:span></text:p>
          </draw:text-box>
        </draw:frame>
        <draw:custom-shape draw:style-name="gr162" draw:text-style-name="P72" xml:id="id138" draw:id="id138" draw:layer="layout" svg:width="3cm" svg:height="1cm" svg:x="11.007cm" svg:y="6.962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1"><text:span text:style-name="T26">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137" draw:id="id137" draw:layer="layout" svg:width="3cm" svg:height="1cm" svg:x="11.007cm" svg:y="4.527cm">
          <draw:glue-point draw:id="4" svg:x="0cm" svg:y="-5cm"/>
          <draw:glue-point draw:id="5" svg:x="0cm" svg:y="5cm"/>
          <draw:glue-point draw:id="6" svg:x="5cm" svg:y="0cm"/>
          <draw:glue-point draw:id="7" svg:x="-5cm" svg:y="0cm"/>
          <draw:glue-point draw:id="8" svg:x="-2.236cm" svg:y="4.94cm"/>
          <draw:glue-point draw:id="9" svg:x="2.676cm" svg:y="5.01cm"/>
          <draw:glue-point draw:id="10" svg:x="-5cm" svg:y="-2.39cm"/>
          <draw:glue-point draw:id="11" svg:x="-4.973cm" svg:y="2.02cm"/>
          <draw:glue-point draw:id="12" svg:x="2.626cm" svg:y="-4.93cm"/>
          <draw:glue-point draw:id="13" svg:x="-2.243cm" svg:y="-5.11cm"/>
          <text:p text:style-name="P47"><text:span text:style-name="T23">PATIEN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11.007cm" svg:y1="5.027cm" svg:x2="9cm" svg:y2="5.027cm" draw:start-shape="id137" draw:start-glue-point="7" draw:end-shape="id132" draw:end-glue-point="6" svg:d="M11007 5027h-2007" svg:viewBox="0 0 2008 1">
          <text:p/>
        </draw:connector>
        <draw:frame draw:style-name="gr163" draw:text-style-name="P45" draw:layer="layout" svg:width="1.402cm" svg:height="0.662cm" svg:x="9.846cm" svg:y="5.054cm">
          <draw:text-box>
            <text:p><text:span text:style-name="T22">test_id</text:span></text:p>
          </draw:text-box>
        </draw:frame>
        <draw:connector draw:style-name="gr51" draw:text-style-name="P60" draw:layer="layout" svg:x1="12.507cm" svg:y1="6.962cm" svg:x2="12.507cm" svg:y2="5.527cm" draw:start-shape="id138" draw:end-shape="id137" draw:end-glue-point="5" svg:d="M12507 6962v-1435" svg:viewBox="0 0 1 1436">
          <text:p/>
        </draw:connector>
        <draw:frame draw:style-name="gr163" draw:text-style-name="P45" draw:layer="layout" svg:width="1.402cm" svg:height="0.662cm" svg:x="12.446cm" svg:y="6.454cm">
          <draw:text-box>
            <text:p><text:span text:style-name="T22">test_id</text:span></text:p>
          </draw:text-box>
        </draw:frame>
        <draw:connector draw:style-name="gr51" draw:text-style-name="P60" draw:layer="layout" svg:x1="11.007cm" svg:y1="7.251cm" svg:x2="9cm" svg:y2="7.244cm" draw:start-shape="id138" draw:start-glue-point="10" draw:end-shape="id135" draw:end-glue-point="10" svg:d="M11007 7251h-1003v-7h-1004" svg:viewBox="0 0 2008 8">
          <text:p/>
        </draw:connector>
        <draw:frame draw:style-name="gr164" draw:text-style-name="P45" draw:layer="layout" svg:width="1.952cm" svg:height="0.601cm" svg:x="9.24cm" svg:y="6.578cm">
          <draw:text-box>
            <text:p><text:span text:style-name="T22">question_id</text:span></text:p>
          </draw:text-box>
        </draw:frame>
        <draw:custom-shape draw:style-name="gr44" draw:text-style-name="P34" xml:id="id139" draw:id="id139" draw:layer="layout" svg:width="3cm" svg:height="1cm" svg:x="5.967cm" svg:y="12.25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5.967cm" svg:y1="12.75cm" svg:x2="2.5cm" svg:y2="10.062cm" draw:start-shape="id139" draw:start-glue-point="7" draw:end-shape="id136" draw:end-glue-point="5" svg:d="M5967 12750h-3467v-2688" svg:viewBox="0 0 3468 2689">
          <text:p/>
        </draw:connector>
        <draw:frame draw:style-name="gr41" draw:text-style-name="P32" draw:layer="layout" svg:width="1.531cm" svg:height="0.569cm" svg:x="4.729cm" svg:y="12.188cm">
          <draw:text-box>
            <text:p><text:span text:style-name="T16">list_id</text:span></text:p>
          </draw:text-box>
        </draw:frame>
        <draw:connector draw:style-name="gr165" draw:text-style-name="P60" draw:layer="layout" svg:x1="8.967cm" svg:y1="12.75cm" svg:x2="13.269cm" svg:y2="7.961cm" draw:start-shape="id139" draw:start-glue-point="6" draw:end-shape="id138" draw:end-glue-point="9" svg:d="M8967 12750h4302v-4789" svg:viewBox="0 0 4303 4790">
          <text:p/>
        </draw:connector>
        <draw:frame draw:style-name="gr166" draw:text-style-name="P45" draw:layer="layout" svg:width="1.55cm" svg:height="0.604cm" svg:x="13.2cm" svg:y="7.862cm">
          <draw:text-box>
            <text:p><text:span text:style-name="T22">entry_id</text:span></text:p>
          </draw:text-box>
        </draw:frame>
        <draw:frame draw:style-name="gr167" draw:text-style-name="P81" draw:layer="layout" svg:width="1.706cm" svg:height="0.569cm" svg:x="1.563cm" svg:y="3.7cm">
          <draw:text-box>
            <text:p text:style-name="P14"><text:span text:style-name="T16">parent_id</text:span></text:p>
          </draw:text-box>
        </draw:frame>
        <draw:connector draw:style-name="gr168" draw:text-style-name="P40" draw:layer="layout" draw:line-skew="-0.291cm" svg:x1="3.283cm" svg:y1="4.533cm" svg:x2="1.726cm" svg:y2="4.528cm" draw:start-shape="id134" draw:start-glue-point="9" draw:end-shape="id134" draw:end-glue-point="8" svg:d="M3283 4533v-815h-1557v810" svg:viewBox="0 0 1558 816">
          <text:p/>
        </draw:connector>
        <draw:connector draw:style-name="gr156" draw:text-style-name="P40" draw:layer="layout" svg:x1="7.5cm" svg:y1="5.527cm" svg:x2="7.5cm" svg:y2="6.962cm" draw:start-shape="id132" draw:start-glue-point="5" draw:end-shape="id135" draw:end-glue-point="4" svg:d="M7500 5527v1435" svg:viewBox="0 0 1 1436">
          <text:p/>
        </draw:connector>
        <draw:custom-shape draw:style-name="gr50" draw:text-style-name="P39" xml:id="id133" draw:id="id133" draw:layer="layout" svg:width="3cm" svg:height="1cm" svg:x="1cm" svg:y="2.066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xml:id="id140" draw:id="id140" draw:layer="layout" svg:width="3cm" svg:height="1cm" svg:x="6cm" svg:y="2.066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11.835cm" svg:y1="4.527cm" svg:x2="9cm" svg:y2="2.566cm" draw:start-shape="id137" draw:start-glue-point="13" draw:end-shape="id140" draw:end-glue-point="6" svg:d="M11835 4527v-1961h-2835" svg:viewBox="0 0 2836 1962">
          <text:p/>
        </draw:connector>
        <draw:custom-shape draw:style-name="gr44" draw:text-style-name="P34" xml:id="id141" draw:id="id141" draw:layer="layout" svg:width="3cm" svg:height="1cm" svg:x="5.967cm" svg:y="9.06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42" draw:id="id142" draw:layer="layout" svg:width="3cm" svg:height="1cm" svg:x="5.968cm" svg:y="10.66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5" draw:text-style-name="P60" draw:layer="layout" svg:x1="8.967cm" svg:y1="9.566cm" svg:x2="11.766cm" svg:y2="7.961cm" draw:start-shape="id141" draw:start-glue-point="6" draw:end-shape="id138" draw:end-glue-point="8" svg:d="M8967 9566h2799v-1605" svg:viewBox="0 0 2800 1606">
          <text:p/>
        </draw:connector>
        <draw:frame draw:style-name="gr78" draw:text-style-name="P45" draw:layer="layout" svg:width="2cm" svg:height="0.887cm" svg:x="10.2cm" svg:y="7.862cm">
          <draw:text-box>
            <text:p><text:span text:style-name="T22">mood_id</text:span></text:p>
          </draw:text-box>
        </draw:frame>
        <draw:connector draw:style-name="gr165" draw:text-style-name="P60" draw:layer="layout" svg:x1="8.968cm" svg:y1="11.166cm" svg:x2="12.507cm" svg:y2="7.962cm" draw:start-shape="id142" draw:start-glue-point="6" draw:end-shape="id138" draw:end-glue-point="5" svg:d="M8968 11166h3539v-3204" svg:viewBox="0 0 3540 3205">
          <text:p/>
        </draw:connector>
        <draw:frame draw:style-name="gr169" draw:text-style-name="P45" draw:layer="layout" svg:width="2cm" svg:height="0.887cm" svg:x="10.8cm" svg:y="9.763cm">
          <draw:text-box>
            <text:p><text:span text:style-name="T22">emotion_id</text:span></text:p>
          </draw:text-box>
        </draw:frame>
        <draw:custom-shape draw:style-name="gr44" draw:text-style-name="P34" xml:id="id143" draw:id="id143" draw:layer="layout" svg:width="3cm" svg:height="1cm" svg:x="1cm" svg:y="6.96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40" draw:layer="layout" svg:x1="3.25cm" svg:y1="6.962cm" svg:x2="6.75cm" svg:y2="5.527cm" draw:start-shape="id143" draw:start-glue-point="11" draw:end-shape="id132" draw:end-glue-point="12" svg:d="M3250 6962v-717h3500v-718" svg:viewBox="0 0 3501 1436">
          <text:p/>
        </draw:connector>
        <draw:frame draw:style-name="gr41" draw:text-style-name="P32" draw:layer="layout" svg:width="1.338cm" svg:height="0.569cm" svg:x="5.512cm" svg:y="5.655cm">
          <draw:text-box>
            <text:p><text:span text:style-name="T16">key_id</text:span></text:p>
          </draw:text-box>
        </draw:frame>
        <draw:connector draw:style-name="gr156" draw:text-style-name="P40" draw:layer="layout" svg:x1="4cm" svg:y1="7.462cm" svg:x2="6cm" svg:y2="7.462cm" draw:start-shape="id143" draw:start-glue-point="6" draw:end-shape="id135" draw:end-glue-point="7" svg:d="M4000 7462h2000" svg:viewBox="0 0 2001 1">
          <text:p/>
        </draw:connector>
        <draw:frame draw:style-name="gr41" draw:text-style-name="P32" draw:layer="layout" svg:width="1.338cm" svg:height="0.569cm" svg:x="4.812cm" svg:y="6.856cm">
          <draw:text-box>
            <text:p><text:span text:style-name="T16">key_id</text:span></text:p>
          </draw:text-box>
        </draw:frame>
        <draw:connector draw:style-name="gr156" draw:text-style-name="P40" draw:layer="layout" svg:x1="1.75cm" svg:y1="6.962cm" svg:x2="1.75cm" svg:y2="5.527cm" draw:start-shape="id143" draw:start-glue-point="10" draw:end-shape="id134" draw:end-glue-point="12" svg:d="M1750 6962v-1435" svg:viewBox="0 0 1 1436">
          <text:p/>
        </draw:connector>
        <draw:frame draw:style-name="gr41" draw:text-style-name="P32" draw:layer="layout" svg:width="1.338cm" svg:height="0.569cm" svg:x="1.712cm" svg:y="5.444cm">
          <draw:text-box>
            <text:p><text:span text:style-name="T16">key_id</text:span></text:p>
          </draw:text-box>
        </draw:frame>
        <draw:frame draw:style-name="gr102" draw:text-style-name="P45" draw:layer="layout" svg:width="2.052cm" svg:height="0.887cm" svg:x="19.635cm" svg:y="3.902cm">
          <draw:text-box>
            <text:p><text:span text:style-name="T22">therapist_id</text:span></text:p>
          </draw:text-box>
        </draw:frame>
        <draw:custom-shape draw:style-name="gr57" draw:text-style-name="P48" xml:id="id146" draw:id="id146" draw:layer="layout" svg:width="3cm" svg:height="1cm" svg:x="15.75cm" svg:y="4.471cm">
          <draw:glue-point draw:id="4" svg:x="0cm" svg:y="-5cm"/>
          <draw:glue-point draw:id="5" svg:x="0cm" svg:y="5cm"/>
          <draw:glue-point draw:id="6" svg:x="5cm" svg:y="0cm"/>
          <draw:glue-point draw:id="7" svg:x="-5cm" svg:y="0cm"/>
          <draw:glue-point draw:id="8" svg:x="-2.583cm" svg:y="-4.99cm"/>
          <draw:glue-point draw:id="9" svg:x="2.613cm" svg:y="-4.94cm"/>
          <draw:glue-point draw:id="10" svg:x="5.056cm" svg:y="2.34cm"/>
          <draw:glue-point draw:id="11" svg:x="5cm" svg:y="-2.11cm"/>
          <draw:glue-point draw:id="12" svg:x="-2.5cm" svg:y="5cm"/>
          <text:p text:style-name="P47"><text:span text:style-name="T23">TE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12" draw:layer="layout" svg:x1="20.75cm" svg:y1="4.76cm" svg:x2="18.75cm" svg:y2="2.51cm" draw:start-shape="id144" draw:start-glue-point="14" draw:end-shape="id145" draw:end-glue-point="6" svg:d="M20750 4760h-999v-2250h-1001" svg:viewBox="0 0 2001 2251">
          <text:p/>
        </draw:connector>
        <draw:frame draw:style-name="gr170" draw:text-style-name="P45" draw:layer="layout" svg:width="2.153cm" svg:height="0.654cm" svg:x="18.96cm" svg:y="5.167cm">
          <draw:text-box>
            <text:p><text:span text:style-name="T22">category_id</text:span></text:p>
          </draw:text-box>
        </draw:frame>
        <draw:custom-shape draw:style-name="gr57" draw:text-style-name="P48" xml:id="id144" draw:id="id144" draw:layer="layout" svg:width="3cm" svg:height="1cm" svg:x="20.75cm" svg:y="4.471cm">
          <draw:glue-point draw:id="4" svg:x="0cm" svg:y="-5cm"/>
          <draw:glue-point draw:id="5" svg:x="0cm" svg:y="5cm"/>
          <draw:glue-point draw:id="6" svg:x="5cm" svg:y="0cm"/>
          <draw:glue-point draw:id="7" svg:x="-5cm" svg:y="0cm"/>
          <draw:glue-point draw:id="8" svg:x="5.016cm" svg:y="-2.12cm"/>
          <draw:glue-point draw:id="9" svg:x="5.036cm" svg:y="2.36cm"/>
          <draw:glue-point draw:id="10" svg:x="-2.5cm" svg:y="-5cm"/>
          <draw:glue-point draw:id="11" svg:x="2.5cm" svg:y="-5cm"/>
          <draw:glue-point draw:id="12" svg:x="-2.5cm" svg:y="5cm"/>
          <draw:glue-point draw:id="13" svg:x="2.5cm" svg:y="5cm"/>
          <draw:glue-point draw:id="14" svg:x="-5cm" svg:y="-2.11cm"/>
          <draw:glue-point draw:id="15" svg:x="-4.986cm" svg:y="2.36cm"/>
          <text:p text:style-name="P47"><text:span text:style-name="T23">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2" draw:layer="layout" svg:x1="18.75cm" svg:y1="5.205cm" svg:x2="20.755cm" svg:y2="5.207cm" draw:start-shape="id146" draw:start-glue-point="10" draw:end-shape="id144" draw:end-glue-point="15" svg:d="M18750 5205h1001v2h1004" svg:viewBox="0 0 2006 3">
          <text:p/>
        </draw:connector>
        <draw:custom-shape draw:style-name="gr172" draw:text-style-name="P72" xml:id="id147" draw:id="id147" draw:layer="layout" svg:width="3cm" svg:height="1cm" svg:x="20.75cm" svg:y="6.906cm">
          <draw:glue-point draw:id="4" svg:x="0cm" svg:y="-5cm"/>
          <draw:glue-point draw:id="5" svg:x="0cm" svg:y="5cm"/>
          <draw:glue-point draw:id="6" svg:x="5cm" svg:y="0cm"/>
          <draw:glue-point draw:id="7" svg:x="-5cm" svg:y="0cm"/>
          <draw:glue-point draw:id="8" svg:x="-2.47cm" svg:y="4.99cm"/>
          <draw:glue-point draw:id="9" svg:x="2.54cm" svg:y="4.99cm"/>
          <draw:glue-point draw:id="10" svg:x="5.016cm" svg:y="-2.18cm"/>
          <draw:glue-point draw:id="11" svg:x="5.01cm" svg:y="2.32cm"/>
          <draw:glue-point draw:id="12" svg:x="-2.5cm" svg:y="-5cm"/>
          <text:p text:style-name="P71"><text:span text:style-name="T26">QUES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3" draw:text-style-name="P45" draw:layer="layout" svg:width="1.955cm" svg:height="0.662cm" svg:x="22.261cm" svg:y="6.399cm">
          <draw:text-box>
            <text:p><text:span text:style-name="T22">test_id</text:span></text:p>
          </draw:text-box>
        </draw:frame>
        <draw:custom-shape draw:style-name="gr44" draw:text-style-name="P34" xml:id="id148" draw:id="id148" draw:layer="layout" svg:width="3cm" svg:height="1cm" svg:x="15.75cm" svg:y="9.006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3" draw:text-style-name="P12" draw:layer="layout" svg:x1="21.509cm" svg:y1="7.905cm" svg:x2="17.25cm" svg:y2="9.006cm" draw:start-shape="id147" draw:start-glue-point="8" draw:end-shape="id148" draw:end-glue-point="4" svg:d="M21509 7905v552h-4259v549" svg:viewBox="0 0 4260 1102">
          <text:p/>
        </draw:connector>
        <draw:frame draw:style-name="gr41" draw:text-style-name="P45" draw:layer="layout" svg:width="1.659cm" svg:height="0.569cm" svg:x="20.029cm" svg:y="7.922cm">
          <draw:text-box>
            <text:p><text:span text:style-name="T22"><text:s text:c="4"/></text:span><text:span text:style-name="T22">list_id</text:span></text:p>
          </draw:text-box>
        </draw:frame>
        <draw:connector draw:style-name="gr174" draw:text-style-name="P12" draw:layer="layout" draw:line-skew="0.085cm 0.231cm" svg:x1="22.25cm" svg:y1="7.906cm" svg:x2="23.75cm" svg:y2="7.638cm" draw:start-shape="id147" draw:start-glue-point="5" draw:end-shape="id147" draw:end-glue-point="11" svg:d="M22250 7906v604h2250v-872h-750" svg:viewBox="0 0 2251 873">
          <text:p/>
        </draw:connector>
        <draw:frame draw:style-name="gr175" draw:text-style-name="P45" draw:layer="layout" svg:width="1.905cm" svg:height="0.577cm" svg:x="22.245cm" svg:y="7.933cm">
          <draw:text-box>
            <text:p><text:span text:style-name="T22">parent_id</text:span></text:p>
          </draw:text-box>
        </draw:frame>
        <draw:custom-shape draw:style-name="gr176" draw:text-style-name="P74" xml:id="id150" draw:id="id150" draw:layer="layout" svg:width="3cm" svg:height="1cm" svg:x="25.757cm" svg:y="6.906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3"><text:span text:style-name="T28">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49" draw:id="id149" draw:layer="layout" svg:width="3cm" svg:height="1cm" svg:x="25.757cm" svg:y="4.471cm">
          <draw:glue-point draw:id="4" svg:x="0cm" svg:y="-5cm"/>
          <draw:glue-point draw:id="5" svg:x="0cm" svg:y="5cm"/>
          <draw:glue-point draw:id="6" svg:x="5cm" svg:y="0cm"/>
          <draw:glue-point draw:id="7" svg:x="-5cm" svg:y="0cm"/>
          <draw:glue-point draw:id="8" svg:x="-2.236cm" svg:y="4.94cm"/>
          <draw:glue-point draw:id="9" svg:x="2.676cm" svg:y="5.01cm"/>
          <draw:glue-point draw:id="10" svg:x="-5cm" svg:y="-2.39cm"/>
          <draw:glue-point draw:id="11" svg:x="-4.973cm" svg:y="2.02cm"/>
          <draw:glue-point draw:id="12" svg:x="2.656cm" svg:y="-4.99cm"/>
          <draw:glue-point draw:id="13" svg:x="-2.293cm" svg:y="-4.65cm"/>
          <text:p text:style-name="P33"><text:span text:style-name="T17">PATIEN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7" draw:text-style-name="P53" draw:layer="layout" svg:x1="25.757cm" svg:y1="4.971cm" svg:x2="23.75cm" svg:y2="4.971cm" draw:start-shape="id149" draw:start-glue-point="7" draw:end-shape="id144" draw:end-glue-point="6" svg:d="M25757 4971h-2007" svg:viewBox="0 0 2008 1">
          <text:p/>
        </draw:connector>
        <draw:frame draw:style-name="gr158" draw:text-style-name="P32" draw:layer="layout" svg:width="1.402cm" svg:height="0.662cm" svg:x="24.596cm" svg:y="4.998cm">
          <draw:text-box>
            <text:p><text:span text:style-name="T16">test_id</text:span></text:p>
          </draw:text-box>
        </draw:frame>
        <draw:connector draw:style-name="gr79" draw:text-style-name="P53" draw:layer="layout" svg:x1="27.257cm" svg:y1="6.906cm" svg:x2="27.257cm" svg:y2="5.471cm" draw:start-shape="id150" draw:end-shape="id149" draw:end-glue-point="5" svg:d="M27257 6906v-1435" svg:viewBox="0 0 1 1436">
          <text:p/>
        </draw:connector>
        <draw:frame draw:style-name="gr178" draw:text-style-name="P32" draw:layer="layout" svg:width="1.402cm" svg:height="0.662cm" svg:x="27.196cm" svg:y="6.398cm">
          <draw:text-box>
            <text:p><text:span text:style-name="T16">test_id</text:span></text:p>
          </draw:text-box>
        </draw:frame>
        <draw:connector draw:style-name="gr179" draw:text-style-name="P53" draw:layer="layout" svg:x1="25.757cm" svg:y1="7.195cm" svg:x2="23.75cm" svg:y2="7.188cm" draw:start-shape="id150" draw:start-glue-point="10" draw:end-shape="id147" draw:end-glue-point="10" svg:d="M25757 7195h-1003v-7h-1004" svg:viewBox="0 0 2008 8">
          <text:p/>
        </draw:connector>
        <draw:frame draw:style-name="gr180" draw:text-style-name="P32" draw:layer="layout" svg:width="1.952cm" svg:height="0.601cm" svg:x="23.99cm" svg:y="6.522cm">
          <draw:text-box>
            <text:p><text:span text:style-name="T16">question_id</text:span></text:p>
          </draw:text-box>
        </draw:frame>
        <draw:custom-shape draw:style-name="gr44" draw:text-style-name="P34" xml:id="id151" draw:id="id151" draw:layer="layout" svg:width="3cm" svg:height="1cm" svg:x="20.717cm" svg:y="12.194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9" draw:text-style-name="P53" draw:layer="layout" svg:x1="20.717cm" svg:y1="12.694cm" svg:x2="17.25cm" svg:y2="10.006cm" draw:start-shape="id151" draw:start-glue-point="7" draw:end-shape="id148" draw:end-glue-point="5" svg:d="M20717 12694h-3467v-2688" svg:viewBox="0 0 3468 2689">
          <text:p/>
        </draw:connector>
        <draw:frame draw:style-name="gr41" draw:text-style-name="P32" draw:layer="layout" svg:width="1.531cm" svg:height="0.569cm" svg:x="19.479cm" svg:y="12.132cm">
          <draw:text-box>
            <text:p><text:span text:style-name="T16">list_id</text:span></text:p>
          </draw:text-box>
        </draw:frame>
        <draw:connector draw:style-name="gr181" draw:text-style-name="P53" draw:layer="layout" svg:x1="23.717cm" svg:y1="12.694cm" svg:x2="28.019cm" svg:y2="7.905cm" draw:start-shape="id151" draw:start-glue-point="6" draw:end-shape="id150" draw:end-glue-point="9" svg:d="M23717 12694h4302v-4789" svg:viewBox="0 0 4303 4790">
          <text:p/>
        </draw:connector>
        <draw:frame draw:style-name="gr182" draw:text-style-name="P32" draw:layer="layout" svg:width="1.55cm" svg:height="0.604cm" svg:x="27.95cm" svg:y="7.806cm">
          <draw:text-box>
            <text:p><text:span text:style-name="T16">entry_id</text:span></text:p>
          </draw:text-box>
        </draw:frame>
        <draw:frame draw:style-name="gr183" draw:text-style-name="P77" draw:layer="layout" svg:width="1.706cm" svg:height="0.569cm" svg:x="16.313cm" svg:y="3.644cm">
          <draw:text-box>
            <text:p text:style-name="P14"><text:span text:style-name="T22">parent_id</text:span></text:p>
          </draw:text-box>
        </draw:frame>
        <draw:connector draw:style-name="gr184" draw:text-style-name="P53" draw:layer="layout" draw:line-skew="-0.291cm" svg:x1="18.033cm" svg:y1="4.477cm" svg:x2="16.476cm" svg:y2="4.472cm" draw:start-shape="id146" draw:start-glue-point="9" draw:end-shape="id146" draw:end-glue-point="8" svg:d="M18033 4477v-815h-1557v810" svg:viewBox="0 0 1558 816">
          <text:p/>
        </draw:connector>
        <draw:connector draw:style-name="gr171" draw:text-style-name="P12" draw:layer="layout" svg:x1="22.25cm" svg:y1="5.471cm" svg:x2="22.25cm" svg:y2="6.906cm" draw:start-shape="id144" draw:start-glue-point="5" draw:end-shape="id147" draw:end-glue-point="4" svg:d="M22250 5471v1435" svg:viewBox="0 0 1 1436">
          <text:p/>
        </draw:connector>
        <draw:custom-shape draw:style-name="gr50" draw:text-style-name="P39" xml:id="id145" draw:id="id145" draw:layer="layout" svg:width="3cm" svg:height="1cm" svg:x="15.75cm" svg:y="2.01cm">
          <draw:glue-point draw:id="4" svg:x="0cm" svg:y="-5cm"/>
          <draw:glue-point draw:id="5" svg:x="0cm" svg:y="5cm"/>
          <draw:glue-point draw:id="6" svg:x="5cm" svg:y="0cm"/>
          <draw:glue-point draw:id="7" svg:x="-5cm" svg:y="0cm"/>
          <draw:glue-point draw:id="8" svg:x="-4.98cm" svg:y="-2.83cm"/>
          <draw:glue-point draw:id="9" svg:x="-5.006cm" svg:y="2.72cm"/>
          <text:p text:style-name="P38"><text:span text:style-name="T20">THERAP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4" xml:id="id152" draw:id="id152" draw:layer="layout" svg:width="3cm" svg:height="1cm" svg:x="20.75cm" svg:y="2.01cm">
          <draw:glue-point draw:id="4" svg:x="0cm" svg:y="-5cm"/>
          <draw:glue-point draw:id="5" svg:x="0cm" svg:y="5cm"/>
          <draw:glue-point draw:id="6" svg:x="5cm" svg:y="0cm"/>
          <draw:glue-point draw:id="7" svg:x="-5cm" svg:y="0cm"/>
          <draw:glue-point draw:id="8" svg:x="-2.376cm" svg:y="5cm"/>
          <draw:glue-point draw:id="9" svg:x="5.016cm" svg:y="-2.44cm"/>
          <text:p text:style-name="P33"><text:span text:style-name="T17">PATIENT</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7" draw:text-style-name="P53" draw:layer="layout" svg:x1="26.57cm" svg:y1="4.506cm" svg:x2="23.75cm" svg:y2="2.51cm" draw:start-shape="id149" draw:start-glue-point="13" draw:end-shape="id152" draw:end-glue-point="6" svg:d="M26570 4506v-1996h-2820" svg:viewBox="0 0 2821 1997">
          <text:p/>
        </draw:connector>
        <draw:frame draw:style-name="gr41" draw:text-style-name="P32" draw:layer="layout" svg:width="1.75cm" svg:height="0.569cm" svg:x="24.9cm" svg:y="3.898cm">
          <draw:text-box>
            <text:p><text:span text:style-name="T16">patient_id</text:span></text:p>
          </draw:text-box>
        </draw:frame>
        <draw:custom-shape draw:style-name="gr44" draw:text-style-name="P34" xml:id="id153" draw:id="id153" draw:layer="layout" svg:width="3cm" svg:height="1cm" svg:x="20.717cm" svg:y="9.0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4" xml:id="id154" draw:id="id154" draw:layer="layout" svg:width="3cm" svg:height="1cm" svg:x="20.718cm" svg:y="10.61cm">
          <draw:glue-point draw:id="4" svg:x="0cm" svg:y="-5cm"/>
          <draw:glue-point draw:id="5" svg:x="0cm" svg:y="5cm"/>
          <draw:glue-point draw:id="6" svg:x="5cm" svg:y="0cm"/>
          <draw:glue-point draw:id="7" svg:x="-5cm" svg:y="0cm"/>
          <draw:glue-point draw:id="8" svg:x="-4.98cm" svg:y="-2.83cm"/>
          <draw:glue-point draw:id="9" svg:x="-5.006cm" svg:y="2.72cm"/>
          <text:p text:style-name="P33"><text:span text:style-name="T17">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53" draw:layer="layout" svg:x1="23.717cm" svg:y1="9.51cm" svg:x2="26.516cm" svg:y2="7.905cm" draw:start-shape="id153" draw:start-glue-point="6" draw:end-shape="id150" draw:end-glue-point="8" svg:d="M23717 9510h2799v-1605" svg:viewBox="0 0 2800 1606">
          <text:p/>
        </draw:connector>
        <draw:frame draw:style-name="gr169" draw:text-style-name="P32" draw:layer="layout" svg:width="2cm" svg:height="0.887cm" svg:x="24.95cm" svg:y="7.806cm">
          <draw:text-box>
            <text:p><text:span text:style-name="T16">mood_id</text:span></text:p>
          </draw:text-box>
        </draw:frame>
        <draw:connector draw:style-name="gr181" draw:text-style-name="P53" draw:layer="layout" svg:x1="23.718cm" svg:y1="11.11cm" svg:x2="27.257cm" svg:y2="7.906cm" draw:start-shape="id154" draw:start-glue-point="6" draw:end-shape="id150" draw:end-glue-point="5" svg:d="M23718 11110h3539v-3204" svg:viewBox="0 0 3540 3205">
          <text:p/>
        </draw:connector>
        <draw:frame draw:style-name="gr169" draw:text-style-name="P32" draw:layer="layout" svg:width="2cm" svg:height="0.887cm" svg:x="25.55cm" svg:y="9.707cm">
          <draw:text-box>
            <text:p><text:span text:style-name="T16">emotion_id</text:span></text:p>
          </draw:text-box>
        </draw:frame>
        <draw:custom-shape draw:style-name="gr44" draw:text-style-name="P34" xml:id="id155" draw:id="id155" draw:layer="layout" svg:width="3cm" svg:height="1cm" svg:x="15.75cm" svg:y="6.906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draw:glue-point draw:id="12" svg:x="-2.5cm" svg:y="5cm"/>
          <draw:glue-point draw:id="13" svg:x="2.5cm" svg:y="5cm"/>
          <draw:glue-point draw:id="14" svg:x="5.023cm" svg:y="-2.82cm"/>
          <draw:glue-point draw:id="15" svg:x="5.04cm" svg:y="2.74cm"/>
          <text:p text:style-name="P33"><text:span text:style-name="T1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1" draw:text-style-name="P12" draw:layer="layout" svg:x1="18cm" svg:y1="6.906cm" svg:x2="21.5cm" svg:y2="5.471cm" draw:start-shape="id155" draw:start-glue-point="11" draw:end-shape="id144" draw:end-glue-point="12" svg:d="M18000 6906v-717h3500v-718" svg:viewBox="0 0 3501 1436">
          <text:p/>
        </draw:connector>
        <draw:frame draw:style-name="gr43" draw:text-style-name="P45" draw:layer="layout" svg:width="1.338cm" svg:height="0.569cm" svg:x="20.262cm" svg:y="5.599cm">
          <draw:text-box>
            <text:p><text:span text:style-name="T22">key_id</text:span></text:p>
          </draw:text-box>
        </draw:frame>
        <draw:connector draw:style-name="gr171" draw:text-style-name="P12" draw:layer="layout" svg:x1="18.75cm" svg:y1="7.406cm" svg:x2="20.75cm" svg:y2="7.406cm" draw:start-shape="id155" draw:start-glue-point="6" draw:end-shape="id147" draw:end-glue-point="7" svg:d="M18750 7406h2000" svg:viewBox="0 0 2001 1">
          <text:p/>
        </draw:connector>
        <draw:frame draw:style-name="gr43" draw:text-style-name="P45" draw:layer="layout" svg:width="1.338cm" svg:height="0.569cm" svg:x="19.562cm" svg:y="6.8cm">
          <draw:text-box>
            <text:p><text:span text:style-name="T22">key_id</text:span></text:p>
          </draw:text-box>
        </draw:frame>
        <draw:connector draw:style-name="gr171" draw:text-style-name="P12" draw:layer="layout" svg:x1="16.5cm" svg:y1="6.906cm" svg:x2="16.5cm" svg:y2="5.471cm" draw:start-shape="id155" draw:start-glue-point="10" draw:end-shape="id146" draw:end-glue-point="12" svg:d="M16500 6906v-1435" svg:viewBox="0 0 1 1436">
          <text:p/>
        </draw:connector>
        <draw:frame draw:style-name="gr43" draw:text-style-name="P45" draw:layer="layout" svg:width="1.338cm" svg:height="0.569cm" svg:x="16.462cm" svg:y="5.5cm">
          <draw:text-box>
            <text:p><text:span text:style-name="T22">key_id</text:span></text:p>
          </draw:text-box>
        </draw:frame>
        <draw:connector draw:style-name="gr51" draw:text-style-name="P53" draw:layer="layout" svg:x1="12.507cm" svg:y1="4.527cm" svg:x2="2.5cm" svg:y2="2.066cm" draw:start-shape="id137" draw:start-glue-point="4" draw:end-shape="id133" draw:end-glue-point="4" svg:d="M12507 4527v-2979h-10007v518" svg:viewBox="0 0 10008 2980">
          <text:p/>
        </draw:connector>
        <draw:frame draw:style-name="gr185" draw:text-style-name="P45" draw:layer="layout" svg:width="2.009cm" svg:height="0.702cm" svg:x="12.441cm" svg:y="3.956cm">
          <draw:text-box>
            <text:p><text:span text:style-name="T22">therapist_id</text:span></text:p>
          </draw:text-box>
        </draw:frame>
        <draw:frame draw:style-name="gr78" draw:text-style-name="P45" draw:layer="layout" svg:width="1.75cm" svg:height="0.887cm" svg:x="10.164cm" svg:y="3.966cm">
          <draw:text-box>
            <text:p><text:span text:style-name="T22">patient_id</text:span></text:p>
          </draw:text-box>
        </draw:frame>
        <draw:connector draw:style-name="gr79" draw:text-style-name="P53" draw:layer="layout" svg:x1="27.257cm" svg:y1="4.471cm" svg:x2="17.25cm" svg:y2="2.01cm" draw:start-shape="id149" draw:start-glue-point="4" draw:end-shape="id145" draw:end-glue-point="4" svg:d="M27257 4471v-2979h-10007v518" svg:viewBox="0 0 10008 2980">
          <text:p/>
        </draw:connector>
        <draw:frame draw:style-name="gr185" draw:text-style-name="P32" draw:layer="layout" svg:width="2.5cm" svg:height="0.702cm" svg:x="27.2cm" svg:y="3.844cm">
          <draw:text-box>
            <text:p><text:span text:style-name="T16">therapist_id</text:span></text:p>
          </draw:text-box>
        </draw:frame>
      </draw:page>
      <draw:page draw:name="page10" draw:style-name="dp1" draw:master-page-name="Per_20_defecte">
        <draw:custom-shape draw:style-name="gr186" draw:text-style-name="P74" xml:id="id156" draw:id="id156" draw:layer="layout" svg:width="3cm" svg:height="1cm" svg:x="12.068cm" svg:y="3.967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QUES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48" xml:id="id157" draw:id="id157" draw:layer="layout" svg:width="3cm" svg:height="1cm" svg:x="7.048cm" svg:y="3.967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47"><text:span text:style-name="T23">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8" draw:text-style-name="P40" draw:layer="layout" svg:x1="12.068cm" svg:y1="4.467cm" svg:x2="10.048cm" svg:y2="4.467cm" draw:start-shape="id156" draw:start-glue-point="7" draw:end-shape="id157" draw:end-glue-point="6" svg:d="M12068 4467h-2020" svg:viewBox="0 0 2021 1">
          <text:p/>
        </draw:connector>
        <draw:frame draw:style-name="gr46" draw:text-style-name="P32" draw:layer="layout" svg:width="1.659cm" svg:height="0.569cm" svg:x="10.618cm" svg:y="3.823cm">
          <draw:text-box>
            <text:p><text:span text:style-name="T16"><text:s text:c="4"/></text:span><text:span text:style-name="T16">list_id</text:span></text:p>
          </draw:text-box>
        </draw:frame>
        <draw:custom-shape draw:style-name="gr187" draw:text-style-name="P48" xml:id="id158" draw:id="id158" draw:layer="layout" svg:width="3cm" svg:height="1cm" svg:x="7.048cm" svg:y="8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47"><text:span text:style-name="T23">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1" draw:text-style-name="P60" draw:layer="layout" svg:x1="8.548cm" svg:y1="8cm" svg:x2="8.548cm" svg:y2="4.967cm" draw:start-shape="id158" draw:start-glue-point="4" draw:end-shape="id157" draw:end-glue-point="5" svg:d="M8548 8000v-3033" svg:viewBox="0 0 1 3034">
          <text:p/>
        </draw:connector>
        <draw:frame draw:style-name="gr189" draw:text-style-name="P45" draw:layer="layout" svg:width="1.531cm" svg:height="0.569cm" svg:x="7.254cm" svg:y="7.501cm">
          <draw:text-box>
            <text:p><text:span text:style-name="T22">list_id</text:span></text:p>
          </draw:text-box>
        </draw:frame>
        <draw:custom-shape draw:style-name="gr190" draw:text-style-name="P74" xml:id="id159" draw:id="id159" draw:layer="layout" svg:width="3cm" svg:height="1cm" svg:x="12.068cm" svg:y="2cm">
          <draw:glue-point draw:id="4" svg:x="0cm" svg:y="-5cm"/>
          <draw:glue-point draw:id="5" svg:x="0cm" svg:y="5cm"/>
          <draw:glue-point draw:id="6" svg:x="5cm" svg:y="0cm"/>
          <draw:glue-point draw:id="7" svg:x="-5cm" svg:y="0cm"/>
          <text:p text:style-name="P73"><text:span text:style-name="T28">TRACKING 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1" draw:text-style-name="P40" draw:layer="layout" svg:x1="12.068cm" svg:y1="2.5cm" svg:x2="8.548cm" svg:y2="3.967cm" draw:start-shape="id159" draw:start-glue-point="7" draw:end-shape="id157" draw:end-glue-point="4" svg:d="M12068 2500h-3520v1467" svg:viewBox="0 0 3521 1468">
          <text:p/>
        </draw:connector>
        <draw:frame draw:style-name="gr48" draw:text-style-name="P37" draw:layer="layout" svg:width="1.659cm" svg:height="0.569cm" svg:x="10.656cm" svg:y="2.588cm">
          <draw:text-box>
            <text:p><text:span text:style-name="T19"><text:s text:c="4"/></text:span><text:span text:style-name="T19">list_id</text:span></text:p>
          </draw:text-box>
        </draw:frame>
        <draw:custom-shape draw:style-name="gr192" draw:text-style-name="P74" xml:id="id160" draw:id="id160" draw:layer="layout" svg:width="3cm" svg:height="1cm" svg:x="2.044cm" svg:y="8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ANS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9" draw:text-style-name="P12" draw:layer="layout" svg:x1="5.044cm" svg:y1="8.5cm" svg:x2="7.048cm" svg:y2="8.5cm" draw:start-shape="id160" draw:start-glue-point="6" draw:end-shape="id158" draw:end-glue-point="7" svg:d="M5044 8500h2004" svg:viewBox="0 0 2005 1">
          <text:p/>
        </draw:connector>
        <draw:frame draw:style-name="gr48" draw:text-style-name="P37" draw:layer="layout" svg:width="1.659cm" svg:height="0.569cm" svg:x="5.014cm" svg:y="8.546cm">
          <draw:text-box>
            <text:p><text:span text:style-name="T19">option_id</text:span></text:p>
          </draw:text-box>
        </draw:frame>
        <draw:custom-shape draw:style-name="gr193" draw:text-style-name="P74" xml:id="id161" draw:id="id161" draw:layer="layout" svg:width="3cm" svg:height="1cm" svg:x="12.068cm" svg:y="8cm">
          <draw:glue-point draw:id="4" svg:x="0cm" svg:y="-5cm"/>
          <draw:glue-point draw:id="5" svg:x="0cm" svg:y="5cm"/>
          <draw:glue-point draw:id="6" svg:x="5cm" svg:y="0cm"/>
          <draw:glue-point draw:id="7" svg:x="-5cm" svg:y="0cm"/>
          <draw:glue-point draw:id="8" svg:x="-2.47cm" svg:y="4.99cm"/>
          <draw:glue-point draw:id="9" svg:x="2.54cm" svg:y="4.99cm"/>
          <text:p text:style-name="P73"><text:span text:style-name="T28">REGISTER </text:span><text:span text:style-name="T28"><text:line-break/></text:span><text:span text:style-name="T28">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4" draw:text-style-name="P12" draw:layer="layout" svg:x1="12.068cm" svg:y1="8.5cm" svg:x2="10.048cm" svg:y2="8.5cm" draw:start-shape="id161" draw:start-glue-point="7" draw:end-shape="id158" draw:end-glue-point="6" svg:d="M12068 8500h-2020" svg:viewBox="0 0 2021 1">
          <text:p/>
        </draw:connector>
        <draw:frame draw:style-name="gr46" draw:text-style-name="P32" draw:layer="layout" svg:width="1.659cm" svg:height="0.569cm" svg:x="10.499cm" svg:y="8.532cm">
          <draw:text-box>
            <text:p><text:span text:style-name="T16">option_id</text:span></text:p>
          </draw:text-box>
        </draw:frame>
        <draw:custom-shape draw:style-name="gr195" draw:text-style-name="P85" xml:id="id162" draw:id="id162" draw:layer="layout" svg:width="3cm" svg:height="1cm" svg:x="12.068cm" svg:y="5.938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draw:glue-point draw:id="12" svg:x="5.02cm" svg:y="-2.37cm"/>
          <draw:glue-point draw:id="13" svg:x="5.063cm" svg:y="2.85cm"/>
          <text:p text:style-name="P84"><text:span text:style-name="T35">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text-style-name="P60" draw:layer="layout" svg:x1="9.391cm" svg:y1="4.967cm" svg:x2="12.074cm" svg:y2="6.197cm" draw:start-shape="id157" draw:start-glue-point="12" draw:end-shape="id162" draw:end-glue-point="10" svg:d="M9391 4967v1230h2683" svg:viewBox="0 0 2684 1231">
          <text:p/>
        </draw:connector>
        <draw:connector draw:style-name="gr197" draw:text-style-name="P60" draw:layer="layout" svg:x1="9.41cm" svg:y1="8.026cm" svg:x2="12.083cm" svg:y2="6.718cm" draw:start-shape="id158" draw:start-glue-point="12" draw:end-shape="id162" draw:end-glue-point="11" svg:d="M9410 8026v-1308h2673" svg:viewBox="0 0 2674 1309">
          <text:p/>
        </draw:connector>
        <draw:frame draw:style-name="gr189" draw:text-style-name="P45" draw:layer="layout" svg:width="1.531cm" svg:height="0.569cm" svg:x="9.355cm" svg:y="4.902cm">
          <draw:text-box>
            <text:p><text:span text:style-name="T22">key_id</text:span></text:p>
          </draw:text-box>
        </draw:frame>
        <draw:frame draw:style-name="gr198" draw:text-style-name="P77" draw:layer="layout" svg:width="1.706cm" svg:height="0.569cm" svg:x="1.225cm" svg:y="4.888cm">
          <draw:text-box>
            <text:p text:style-name="P14"><text:span text:style-name="T22">parent_id</text:span></text:p>
          </draw:text-box>
        </draw:frame>
        <draw:connector draw:style-name="gr199" draw:text-style-name="P40" draw:layer="layout" svg:x1="13.568cm" svg:y1="4.967cm" svg:x2="13.568cm" svg:y2="5.938cm" draw:start-shape="id156" draw:start-glue-point="5" draw:end-shape="id162" draw:end-glue-point="4" svg:d="M13568 4967v971" svg:viewBox="0 0 1 972">
          <text:p/>
        </draw:connector>
        <draw:frame draw:style-name="gr46" draw:text-style-name="P32" draw:layer="layout" svg:width="1.531cm" svg:height="0.569cm" svg:x="13.568cm" svg:y="5.384cm">
          <draw:text-box>
            <text:p><text:span text:style-name="T16">key_id</text:span></text:p>
          </draw:text-box>
        </draw:frame>
        <draw:connector draw:style-name="gr200" draw:text-style-name="P40" draw:layer="layout" draw:line-skew="0.413cm" svg:x1="15.068cm" svg:y1="2.5cm" svg:x2="15.068cm" svg:y2="6.201cm" draw:start-shape="id159" draw:start-glue-point="6" draw:end-shape="id162" draw:end-glue-point="12" svg:d="M15068 2500h932v3701h-932" svg:viewBox="0 0 933 3702">
          <text:p/>
        </draw:connector>
        <draw:frame draw:style-name="gr46" draw:text-style-name="P32" draw:layer="layout" svg:width="1.531cm" svg:height="0.569cm" svg:x="14.969cm" svg:y="1.875cm">
          <draw:text-box>
            <text:p><text:span text:style-name="T16">key_id</text:span></text:p>
          </draw:text-box>
        </draw:frame>
        <draw:custom-shape draw:style-name="gr57" draw:text-style-name="P87" xml:id="id163" draw:id="id163" draw:layer="layout" svg:width="3cm" svg:height="1cm" svg:x="14cm" svg:y="11.972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86"><text:span text:style-name="T36">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87" xml:id="id165" draw:id="id165" draw:layer="layout" svg:width="3cm" svg:height="1cm" svg:x="24cm" svg:y="11.972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86"><text:span text:style-name="T36">LOC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76" xml:id="id164" draw:id="id164" draw:layer="layout" svg:width="3cm" svg:height="1cm" svg:x="19cm" svg:y="11.972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text:p text:style-name="P75"><text:span text:style-name="T31">TRANS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2" draw:text-style-name="P60" draw:layer="layout" svg:x1="17cm" svg:y1="12.472cm" svg:x2="19cm" svg:y2="12.472cm" draw:start-shape="id163" draw:start-glue-point="6" draw:end-shape="id164" draw:end-glue-point="7" svg:d="M17000 12472h2000" svg:viewBox="0 0 2001 1">
          <text:p/>
        </draw:connector>
        <draw:connector draw:style-name="gr203" draw:text-style-name="P60" draw:layer="layout" svg:x1="24cm" svg:y1="12.472cm" svg:x2="22cm" svg:y2="12.472cm" draw:start-shape="id165" draw:start-glue-point="7" draw:end-shape="id164" draw:end-glue-point="6" svg:d="M24000 12472h-2000" svg:viewBox="0 0 2001 1">
          <text:p/>
        </draw:connector>
        <draw:frame draw:style-name="gr56" draw:text-style-name="P45" draw:layer="layout" svg:width="1.531cm" svg:height="0.569cm" svg:x="17.669cm" svg:y="12.531cm">
          <draw:text-box>
            <text:p><text:span text:style-name="T22">key_id</text:span></text:p>
          </draw:text-box>
        </draw:frame>
        <draw:frame draw:style-name="gr56" draw:text-style-name="P45" draw:layer="layout" svg:width="1.808cm" svg:height="0.569cm" svg:x="21.892cm" svg:y="12.531cm">
          <draw:text-box>
            <text:p><text:span text:style-name="T22">locale_id</text:span></text:p>
          </draw:text-box>
        </draw:frame>
        <draw:custom-shape draw:style-name="gr187" draw:text-style-name="P48" xml:id="id166" draw:id="id166" draw:layer="layout" svg:width="3cm" svg:height="1cm" svg:x="2.044cm" svg:y="3.967cm">
          <draw:glue-point draw:id="4" svg:x="0cm" svg:y="-5cm"/>
          <draw:glue-point draw:id="5" svg:x="0cm" svg:y="5cm"/>
          <draw:glue-point draw:id="6" svg:x="5cm" svg:y="0cm"/>
          <draw:glue-point draw:id="7" svg:x="-5cm" svg:y="0cm"/>
          <draw:glue-point draw:id="8" svg:x="-4.98cm" svg:y="-2.83cm"/>
          <draw:glue-point draw:id="9" svg:x="-5.006cm" svg:y="2.72cm"/>
          <draw:glue-point draw:id="10" svg:x="-2.46cm" svg:y="-4.99cm"/>
          <draw:glue-point draw:id="11" svg:x="2.733cm" svg:y="-5.02cm"/>
          <draw:glue-point draw:id="12" svg:x="2.813cm" svg:y="5.19cm"/>
          <draw:glue-point draw:id="13" svg:x="-2.496cm" svg:y="5cm"/>
          <text:p text:style-name="P47"><text:span text:style-name="T23">LIST CATEG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4" draw:text-style-name="P12" draw:layer="layout" svg:x1="7.048cm" svg:y1="4.467cm" svg:x2="5.044cm" svg:y2="4.467cm" draw:start-shape="id157" draw:start-glue-point="7" draw:end-shape="id166" draw:end-glue-point="6" svg:d="M7048 4467h-2004" svg:viewBox="0 0 2005 1">
          <text:p/>
        </draw:connector>
        <draw:connector draw:style-name="gr184" draw:text-style-name="P53" draw:layer="layout" draw:line-skew="0.264cm" svg:x1="4.387cm" svg:y1="4.967cm" svg:x2="2.796cm" svg:y2="4.967cm" draw:start-shape="id166" draw:start-glue-point="12" draw:end-shape="id166" draw:end-glue-point="13" svg:d="M4387 4967v783h-1591v-783" svg:viewBox="0 0 1592 784">
          <text:p/>
        </draw:connector>
        <draw:frame draw:style-name="gr102" draw:text-style-name="P37" draw:layer="layout" svg:width="2.075cm" svg:height="0.887cm" svg:x="5.241cm" svg:y="3.547cm">
          <draw:text-box>
            <text:p><text:span text:style-name="T19"><text:s text:c="2"/></text:span><text:span text:style-name="T19">category_id</text:span></text:p>
          </draw:text-box>
        </draw:frame>
        <draw:connector draw:style-name="gr205" draw:text-style-name="P53" draw:layer="layout" draw:line-skew="0.913cm -1.199cm" svg:x1="15.068cm" svg:y1="6.723cm" svg:x2="3.544cm" svg:y2="3.967cm" draw:start-shape="id162" draw:start-glue-point="13" draw:end-shape="id166" draw:end-glue-point="4" svg:d="M15068 6723h1432v-4473h-12956v1717" svg:viewBox="0 0 12957 4474">
          <text:p/>
        </draw:connector>
        <draw:frame draw:style-name="gr46" draw:text-style-name="P45" draw:layer="layout" svg:width="1.531cm" svg:height="0.569cm" svg:x="3.578cm" svg:y="3.405cm">
          <draw:text-box>
            <text:p><text:span text:style-name="T22">key_id</text:span></text:p>
          </draw:text-box>
        </draw:frame>
        <draw:frame draw:style-name="gr46" draw:text-style-name="P45" draw:layer="layout" svg:width="1.531cm" svg:height="0.569cm" svg:x="9.356cm" svg:y="7.463cm">
          <draw:text-box>
            <text:p><text:span text:style-name="T22">key_id</text:span></text:p>
          </draw:text-box>
        </draw:frame>
        <draw:custom-shape draw:style-name="gr57" draw:text-style-name="P48" xml:id="id167" draw:id="id167" draw:layer="layout" svg:width="3cm" svg:height="1cm" svg:x="0.75cm" svg:y="1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text:p text:style-name="P47"><text:span text:style-name="T23">MO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8" xml:id="id169" draw:id="id169" draw:layer="layout" svg:width="3cm" svg:height="1cm" svg:x="6.75cm" svg:y="12cm">
          <draw:glue-point draw:id="4" svg:x="0cm" svg:y="-5cm"/>
          <draw:glue-point draw:id="5" svg:x="0cm" svg:y="5cm"/>
          <draw:glue-point draw:id="6" svg:x="5cm" svg:y="0cm"/>
          <draw:glue-point draw:id="7" svg:x="-5cm" svg:y="0cm"/>
          <draw:glue-point draw:id="8" svg:x="-4.98cm" svg:y="-2.83cm"/>
          <draw:glue-point draw:id="9" svg:x="-5.006cm" svg:y="2.72cm"/>
          <draw:glue-point draw:id="10" svg:x="-2.5cm" svg:y="5cm"/>
          <draw:glue-point draw:id="11" svg:x="2.5cm" svg:y="5cm"/>
          <text:p text:style-name="P47"><text:span text:style-name="T23">EMO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89" xml:id="id168" draw:id="id168" draw:layer="layout" svg:width="3cm" svg:height="1cm" svg:x="3.75cm" svg:y="10.5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88"><text:span text:style-name="T37">TEXT KE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text-style-name="P60" draw:layer="layout" svg:x1="2.25cm" svg:y1="12cm" svg:x2="3.75cm" svg:y2="11cm" draw:start-shape="id167" draw:start-glue-point="4" draw:end-shape="id168" draw:end-glue-point="7" svg:d="M2250 12000v-1000h1500" svg:viewBox="0 0 1501 1001">
          <text:p/>
        </draw:connector>
        <draw:connector draw:style-name="gr196" draw:text-style-name="P60" draw:layer="layout" svg:x1="8.25cm" svg:y1="12cm" svg:x2="6.75cm" svg:y2="11cm" draw:start-shape="id169" draw:start-glue-point="4" draw:end-shape="id168" draw:end-glue-point="6" svg:d="M8250 12000v-1000h-1500" svg:viewBox="0 0 1501 1001">
          <text:p/>
        </draw:connector>
        <draw:custom-shape draw:style-name="gr206" draw:text-style-name="P74" xml:id="id170" draw:id="id170" draw:layer="layout" svg:width="3cm" svg:height="1cm" svg:x="3.768cm" svg:y="14cm">
          <draw:glue-point draw:id="4" svg:x="0cm" svg:y="-5cm"/>
          <draw:glue-point draw:id="5" svg:x="0cm" svg:y="5cm"/>
          <draw:glue-point draw:id="6" svg:x="5cm" svg:y="0cm"/>
          <draw:glue-point draw:id="7" svg:x="-5cm" svg:y="0cm"/>
          <draw:glue-point draw:id="8" svg:x="-2.47cm" svg:y="4.99cm"/>
          <draw:glue-point draw:id="9" svg:x="2.54cm" svg:y="4.99cm"/>
          <draw:glue-point draw:id="10" svg:x="-5.04cm" svg:y="-2.11cm"/>
          <draw:glue-point draw:id="11" svg:x="-4.98cm" svg:y="2.38cm"/>
          <text:p text:style-name="P73"><text:span text:style-name="T28">ANS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40" draw:layer="layout" svg:x1="7.5cm" svg:y1="13cm" svg:x2="6.768cm" svg:y2="14.5cm" draw:start-shape="id169" draw:start-glue-point="10" draw:end-shape="id170" draw:end-glue-point="6" svg:d="M7500 13000v1500h-732" svg:viewBox="0 0 733 1501">
          <text:p/>
        </draw:connector>
        <draw:connector draw:style-name="gr181" draw:text-style-name="P40" draw:layer="layout" svg:x1="3cm" svg:y1="13cm" svg:x2="3.768cm" svg:y2="14.5cm" draw:start-shape="id167" draw:start-glue-point="10" draw:end-shape="id170" draw:end-glue-point="7" svg:d="M3000 13000v1500h768" svg:viewBox="0 0 769 1501">
          <text:p/>
        </draw:connector>
        <draw:frame draw:style-name="gr46" draw:text-style-name="P45" draw:layer="layout" svg:width="1.531cm" svg:height="0.569cm" svg:x="2.316cm" svg:y="11.357cm">
          <draw:text-box>
            <text:p><text:span text:style-name="T22">key_id</text:span></text:p>
          </draw:text-box>
        </draw:frame>
        <draw:frame draw:style-name="gr46" draw:text-style-name="P45" draw:layer="layout" svg:width="1.531cm" svg:height="0.569cm" svg:x="6.917cm" svg:y="11.358cm">
          <draw:text-box>
            <text:p><text:span text:style-name="T22">key_id</text:span></text:p>
          </draw:text-box>
        </draw:frame>
        <draw:frame draw:style-name="gr207" draw:text-style-name="P32" draw:layer="layout" svg:width="1.75cm" svg:height="0.669cm" svg:x="2.9cm" svg:y="13.481cm">
          <draw:text-box>
            <text:p><text:span text:style-name="T16">mood_id</text:span></text:p>
          </draw:text-box>
        </draw:frame>
        <draw:frame draw:style-name="gr46" draw:text-style-name="P32" draw:layer="layout" svg:width="2.05cm" svg:height="0.569cm" svg:x="5.7cm" svg:y="13.482cm">
          <draw:text-box>
            <text:p><text:span text:style-name="T16">emotion_id</text:span></text:p>
          </draw:text-box>
        </draw:frame>
        <draw:custom-shape draw:style-name="gr103" draw:text-style-name="P62" xml:id="id171" draw:id="id171" draw:layer="layout" svg:width="3cm" svg:height="1cm" svg:x="3.75cm" svg:y="15.3cm">
          <draw:glue-point draw:id="4" svg:x="0cm" svg:y="-5cm"/>
          <draw:glue-point draw:id="5" svg:x="0cm" svg:y="5cm"/>
          <draw:glue-point draw:id="6" svg:x="5cm" svg:y="0cm"/>
          <draw:glue-point draw:id="7" svg:x="-5cm" svg:y="0cm"/>
          <draw:glue-point draw:id="8" svg:x="-2.38cm" svg:y="5cm"/>
          <draw:glue-point draw:id="9" svg:x="-2.38cm" svg:y="-5cm"/>
          <draw:glue-point draw:id="10" svg:x="2.62cm" svg:y="-5cm"/>
          <draw:glue-point draw:id="11" svg:x="2.62cm" svg:y="5cm"/>
          <draw:glue-point draw:id="12" svg:x="-5cm" svg:y="-2.5cm"/>
          <draw:glue-point draw:id="13" svg:x="-5cm" svg:y="2.5cm"/>
          <draw:glue-point draw:id="14" svg:x="5cm" svg:y="-2.5cm"/>
          <draw:glue-point draw:id="15" svg:x="5cm" svg:y="2.5cm"/>
          <text:p text:style-name="P61"><text:span text:style-name="T28">REGISTER </text:span><text:span text:style-name="T17">COLUM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1" draw:text-style-name="P40" draw:layer="layout" svg:x1="2.25cm" svg:y1="13cm" svg:x2="3.75cm" svg:y2="15.8cm" draw:start-shape="id167" draw:start-glue-point="5" draw:end-shape="id171" draw:end-glue-point="7" svg:d="M2250 13000v2800h1500" svg:viewBox="0 0 1501 2801">
          <text:p/>
        </draw:connector>
        <draw:connector draw:style-name="gr181" draw:text-style-name="P40" draw:layer="layout" svg:x1="8.25cm" svg:y1="13cm" svg:x2="6.75cm" svg:y2="15.8cm" draw:start-shape="id169" draw:start-glue-point="5" draw:end-shape="id171" draw:end-glue-point="6" svg:d="M8250 13000v2800h-1500" svg:viewBox="0 0 1501 2801">
          <text:p/>
        </draw:connector>
        <draw:frame draw:style-name="gr207" draw:text-style-name="P32" draw:layer="layout" svg:width="1.75cm" svg:height="0.669cm" svg:x="2.3cm" svg:y="15.182cm">
          <draw:text-box>
            <text:p><text:span text:style-name="T16">mood_id</text:span></text:p>
          </draw:text-box>
        </draw:frame>
        <draw:frame draw:style-name="gr46" draw:text-style-name="P32" draw:layer="layout" svg:width="2.05cm" svg:height="0.569cm" svg:x="6.6cm" svg:y="15.183cm">
          <draw:text-box>
            <text:p><text:span text:style-name="T16">emotion_id</text:span></text:p>
          </draw:text-box>
        </draw:frame>
        <draw:connector draw:style-name="gr184" draw:text-style-name="P53" draw:layer="layout" draw:line-skew="0.231cm 0.231cm" svg:x1="9.75cm" svg:y1="12.5cm" svg:x2="9cm" svg:y2="13cm" draw:start-shape="id169" draw:start-glue-point="6" draw:end-shape="id169" draw:end-glue-point="11" svg:d="M9750 12500h750v1250h-1500v-750" svg:viewBox="0 0 1501 1251">
          <text:p/>
        </draw:connector>
        <draw:frame draw:style-name="gr46" draw:text-style-name="P45" draw:layer="layout" svg:width="1.932cm" svg:height="0.569cm" svg:x="8.818cm" svg:y="13.759cm">
          <draw:text-box>
            <text:p><text:span text:style-name="T22">parent_id</text:span></text:p>
          </draw:text-box>
        </draw:frame>
      </draw:page>
      <draw:page draw:name="page11" draw:style-name="dp1" draw:master-page-name="Per_20_defecte">
        <draw:connector draw:style-name="gr208" draw:text-style-name="P60" draw:layer="layout" svg:x1="15.956cm" svg:y1="19.073cm" svg:x2="13.766cm" svg:y2="19.074cm" draw:start-shape="id172" draw:start-glue-point="7" draw:end-shape="id173" draw:end-glue-point="6" svg:d="M15956 19073h-1095v1h-1095" svg:viewBox="0 0 2191 2">
          <text:p/>
        </draw:connector>
        <draw:connector draw:style-name="gr209" draw:text-style-name="P60" draw:layer="layout" svg:x1="17.36cm" svg:y1="18.664cm" svg:x2="16.361cm" svg:y2="17.222cm" draw:start-shape="id172" draw:start-glue-point="4" draw:end-shape="id174" draw:end-glue-point="6" svg:d="M17360 18664v-1442h-999" svg:viewBox="0 0 1000 1443">
          <text:p/>
        </draw:connector>
        <draw:connector draw:style-name="gr209" draw:text-style-name="P60" draw:layer="layout" svg:x1="12.361cm" svg:y1="18.664cm" svg:x2="13.361cm" svg:y2="17.222cm" draw:start-shape="id173" draw:start-glue-point="4" draw:end-shape="id174" draw:end-glue-point="7" svg:d="M12361 18664v-1442h1000" svg:viewBox="0 0 1001 1443">
          <text:p/>
        </draw:connector>
        <draw:custom-shape draw:style-name="gr210" draw:text-style-name="P91" xml:id="id176" draw:id="id176" draw:layer="layout" svg:width="2.81cm" svg:height="0.82cm" svg:x="1cm" svg:y="15.792cm">
          <draw:glue-point draw:id="4" svg:x="0cm" svg:y="-5cm"/>
          <draw:glue-point draw:id="5" svg:x="0cm" svg:y="5cm"/>
          <draw:glue-point draw:id="6" svg:x="5cm" svg:y="0cm"/>
          <draw:glue-point draw:id="7" svg:x="-5cm" svg:y="0cm"/>
          <text:p text:style-name="P90"><text:span text:style-name="T38">DE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91" xml:id="id175" draw:id="id175" draw:layer="layout" svg:width="2.81cm" svg:height="0.82cm" svg:x="1cm" svg:y="18.279cm">
          <draw:glue-point draw:id="4" svg:x="0cm" svg:y="-5cm"/>
          <draw:glue-point draw:id="5" svg:x="0cm" svg:y="5cm"/>
          <draw:glue-point draw:id="6" svg:x="5cm" svg:y="0cm"/>
          <draw:glue-point draw:id="7" svg:x="-5cm" svg:y="0cm"/>
          <text:p text:style-name="P90"><text:span text:style-name="T38">FCM HIS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1" draw:text-style-name="P30" draw:layer="layout" draw:type="line" svg:x1="2.405cm" svg:y1="18.279cm" svg:x2="2.405cm" svg:y2="16.612cm" draw:start-shape="id175" draw:start-glue-point="4" draw:end-shape="id176" draw:end-glue-point="5" svg:d="M2405 18279v-1667" svg:viewBox="0 0 1 1668">
          <text:p/>
        </draw:connector>
        <draw:connector draw:style-name="gr212" draw:text-style-name="P12" draw:layer="layout" svg:x1="2.405cm" svg:y1="9.863cm" svg:x2="2.405cm" svg:y2="11.034cm" draw:start-shape="id177" draw:start-glue-point="5" draw:end-shape="id178" draw:end-glue-point="4" svg:d="M2405 9863v1171" svg:viewBox="0 0 1 1172">
          <text:p/>
        </draw:connector>
        <draw:connector draw:style-name="gr212" draw:text-style-name="P12" draw:layer="layout" draw:line-skew="-0.134cm" svg:x1="5.667cm" svg:y1="11.034cm" svg:x2="2.405cm" svg:y2="11.034cm" draw:start-shape="id179" draw:start-glue-point="4" draw:end-shape="id178" draw:end-glue-point="4" svg:d="M5667 11034v-654h-3262v654" svg:viewBox="0 0 3263 655">
          <text:p/>
        </draw:connector>
        <draw:connector draw:style-name="gr212" draw:text-style-name="P12" draw:layer="layout" draw:line-skew="-0.062cm" svg:x1="5.667cm" svg:y1="9.863cm" svg:x2="2.405cm" svg:y2="11.034cm" draw:start-shape="id180" draw:start-glue-point="5" draw:end-shape="id178" draw:end-glue-point="4" svg:d="M5667 9863v525h-3262v646" svg:viewBox="0 0 3263 1172">
          <text:p/>
        </draw:connector>
        <draw:custom-shape draw:style-name="gr213" draw:text-style-name="P91" xml:id="id177" draw:id="id177" draw:layer="layout" svg:width="2.81cm" svg:height="0.82cm" svg:x="1cm" svg:y="9.043cm">
          <draw:glue-point draw:id="4" svg:x="0cm" svg:y="-5cm"/>
          <draw:glue-point draw:id="5" svg:x="0cm" svg:y="5cm"/>
          <draw:glue-point draw:id="6" svg:x="5cm" svg:y="0cm"/>
          <draw:glue-point draw:id="7" svg:x="-5cm" svg:y="0cm"/>
          <text:p text:style-name="P90"><text:span text:style-name="T38">ADM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93" xml:id="id179" draw:id="id179" draw:layer="layout" svg:width="2.81cm" svg:height="0.82cm" svg:x="4.262cm" svg:y="11.034cm">
          <draw:glue-point draw:id="4" svg:x="0cm" svg:y="-5cm"/>
          <draw:glue-point draw:id="5" svg:x="0cm" svg:y="5cm"/>
          <draw:glue-point draw:id="6" svg:x="5cm" svg:y="0cm"/>
          <draw:glue-point draw:id="7" svg:x="-5cm" svg:y="0cm"/>
          <draw:glue-point draw:id="8" svg:x="2.58cm" svg:y="-4.939cm"/>
          <draw:glue-point draw:id="9" svg:x="5cm" svg:y="3.243cm"/>
          <text:p text:style-name="P92"><text:span text:style-name="T38">PAT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93" xml:id="id180" draw:id="id180" draw:layer="layout" svg:width="2.81cm" svg:height="0.82cm" svg:x="4.262cm" svg:y="9.043cm">
          <draw:glue-point draw:id="4" svg:x="0cm" svg:y="-5cm"/>
          <draw:glue-point draw:id="5" svg:x="0cm" svg:y="5cm"/>
          <draw:glue-point draw:id="6" svg:x="5cm" svg:y="0cm"/>
          <draw:glue-point draw:id="7" svg:x="-5cm" svg:y="0cm"/>
          <draw:glue-point draw:id="8" svg:x="2.608cm" svg:y="5.024cm"/>
          <draw:glue-point draw:id="9" svg:x="5.021cm" svg:y="-3.109cm"/>
          <text:p text:style-name="P92"><text:span text:style-name="T38">THERAPI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95" xml:id="id181" draw:id="id181" draw:layer="layout" svg:width="2.81cm" svg:height="0.82cm" svg:x="7.498cm" svg:y="10.039cm">
          <draw:glue-point draw:id="4" svg:x="0cm" svg:y="-5cm"/>
          <draw:glue-point draw:id="5" svg:x="0cm" svg:y="5cm"/>
          <draw:glue-point draw:id="6" svg:x="5cm" svg:y="0cm"/>
          <draw:glue-point draw:id="7" svg:x="-5cm" svg:y="0cm"/>
          <text:p text:style-name="P94"><text:span text:style-name="T39">VIS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6" draw:text-style-name="P53" draw:layer="layout" svg:x1="8.903cm" svg:y1="10.039cm" svg:x2="7.072cm" svg:y2="9.453cm" draw:start-shape="id181" draw:start-glue-point="4" draw:end-shape="id180" draw:end-glue-point="6" svg:d="M8903 10039v-586h-1831" svg:viewBox="0 0 1832 587">
          <text:p/>
        </draw:connector>
        <draw:connector draw:style-name="gr216" draw:text-style-name="P53" draw:layer="layout" svg:x1="8.903cm" svg:y1="10.859cm" svg:x2="7.072cm" svg:y2="11.444cm" draw:start-shape="id181" draw:start-glue-point="5" draw:end-shape="id179" draw:end-glue-point="6" svg:d="M8903 10859v585h-1831" svg:viewBox="0 0 1832 586">
          <text:p/>
        </draw:connector>
        <draw:connector draw:style-name="gr217" draw:text-style-name="P30" draw:layer="layout" draw:type="line" svg:x1="6.391cm" svg:y1="11.04cm" svg:x2="6.399cm" svg:y2="9.863cm" draw:start-shape="id179" draw:start-glue-point="8" draw:end-shape="id180" draw:end-glue-point="8" svg:d="M6391 11040l8-1177" svg:viewBox="0 0 9 1178">
          <text:p/>
        </draw:connector>
        <draw:custom-shape draw:style-name="gr218" draw:text-style-name="P97" draw:layer="layout" svg:width="0.49cm" svg:height="0.49cm" svg:x="11.082cm" svg:y="18.248cm">
          <text:p text:style-name="P96"><text:span text:style-name="T6">L</text:span></text:p>
          <draw:enhanced-geometry svg:viewBox="0 0 21600 21600" draw:type="rectangle" draw:enhanced-path="M 0 0 L 21600 0 21600 21600 0 21600 0 0 Z N"/>
        </draw:custom-shape>
        <draw:custom-shape draw:style-name="gr218" draw:text-style-name="P97" draw:layer="layout" svg:width="0.49cm" svg:height="0.49cm" svg:x="16.082cm" svg:y="18.248cm">
          <text:p text:style-name="P96"><text:span text:style-name="T6">E</text:span></text:p>
          <draw:enhanced-geometry svg:viewBox="0 0 21600 21600" draw:type="rectangle" draw:enhanced-path="M 0 0 L 21600 0 21600 21600 0 21600 0 0 Z N"/>
        </draw:custom-shape>
        <draw:custom-shape draw:style-name="gr219" draw:text-style-name="P50" xml:id="id172" draw:id="id172" draw:layer="layout" svg:width="2.809cm" svg:height="0.818cm" svg:x="15.956cm" svg:y="18.664cm">
          <draw:glue-point draw:id="4" svg:x="0cm" svg:y="-5cm"/>
          <draw:glue-point draw:id="5" svg:x="0cm" svg:y="5cm"/>
          <draw:glue-point draw:id="6" svg:x="5cm" svg:y="0cm"/>
          <draw:glue-point draw:id="7" svg:x="-5cm" svg:y="0cm"/>
          <draw:glue-point draw:id="8" svg:x="-4.98cm" svg:y="-2.83cm"/>
          <draw:glue-point draw:id="9" svg:x="-5.006cm" svg:y="2.72cm"/>
          <draw:glue-point draw:id="10" svg:x="2.586cm" svg:y="5.19cm"/>
          <draw:glue-point draw:id="11" svg:x="-2.61cm" svg:y="5.19cm"/>
          <draw:glue-point draw:id="12" svg:x="2.876cm" svg:y="-4.74cm"/>
          <text:p text:style-name="P49"><text:span text:style-name="T24">OPTION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50" xml:id="id173" draw:id="id173" draw:layer="layout" svg:width="2.81cm" svg:height="0.82cm" svg:x="10.956cm" svg:y="18.664cm">
          <draw:glue-point draw:id="4" svg:x="0cm" svg:y="-5cm"/>
          <draw:glue-point draw:id="5" svg:x="0cm" svg:y="5cm"/>
          <draw:glue-point draw:id="6" svg:x="5cm" svg:y="0cm"/>
          <draw:glue-point draw:id="7" svg:x="-5cm" svg:y="0cm"/>
          <draw:glue-point draw:id="8" svg:x="-4.98cm" svg:y="-2.83cm"/>
          <draw:glue-point draw:id="9" svg:x="-5.006cm" svg:y="2.72cm"/>
          <draw:glue-point draw:id="10" svg:x="-2.216cm" svg:y="-5.02cm"/>
          <draw:glue-point draw:id="11" svg:x="2.733cm" svg:y="-5.02cm"/>
          <draw:glue-point draw:id="12" svg:x="2.813cm" svg:y="5.19cm"/>
          <text:p text:style-name="P49"><text:span text:style-name="T24">OPTION 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99" draw:layer="layout" svg:width="0.491cm" svg:height="0.491cm" svg:x="13.499cm" svg:y="16.396cm">
          <text:p text:style-name="P98"><text:span text:style-name="T40">Ç</text:span></text:p>
          <draw:enhanced-geometry svg:viewBox="0 0 21600 21600" draw:type="rectangle" draw:enhanced-path="M 0 0 L 21600 0 21600 21600 0 21600 0 0 Z N"/>
        </draw:custom-shape>
        <draw:custom-shape draw:style-name="gr222" draw:text-style-name="P76" xml:id="id174" draw:id="id174" draw:layer="layout" svg:width="3cm" svg:height="0.82cm" svg:x="13.361cm" svg:y="16.812cm">
          <draw:glue-point draw:id="4" svg:x="0cm" svg:y="-5cm"/>
          <draw:glue-point draw:id="5" svg:x="0cm" svg:y="5cm"/>
          <draw:glue-point draw:id="6" svg:x="5cm" svg:y="0cm"/>
          <draw:glue-point draw:id="7" svg:x="-5cm" svg:y="0cm"/>
          <draw:glue-point draw:id="8" svg:x="-2.47cm" svg:y="4.99cm"/>
          <draw:glue-point draw:id="9" svg:x="2.54cm" svg:y="4.99cm"/>
          <draw:glue-point draw:id="10" svg:x="-4.983cm" svg:y="-2.41cm"/>
          <draw:glue-point draw:id="11" svg:x="-4.953cm" svg:y="2.8cm"/>
          <text:p text:style-name="P75"><text:span text:style-name="T31">LOC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3" draw:id="id183" draw:layer="layout" svg:width="2.81cm" svg:height="0.82cm" svg:x="14.974cm" svg:y="8.011cm">
          <draw:glue-point draw:id="4" svg:x="0cm" svg:y="-5cm"/>
          <draw:glue-point draw:id="5" svg:x="0cm" svg:y="5cm"/>
          <draw:glue-point draw:id="6" svg:x="5cm" svg:y="0cm"/>
          <draw:glue-point draw:id="7" svg:x="-5cm" svg:y="0cm"/>
          <text:p text:style-name="P90"><text:span text:style-name="T38">DSM_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2" draw:id="id182" draw:layer="layout" svg:width="2.81cm" svg:height="0.82cm" svg:x="14.974cm" svg:y="10.003cm">
          <draw:glue-point draw:id="4" svg:x="0cm" svg:y="-5cm"/>
          <draw:glue-point draw:id="5" svg:x="0cm" svg:y="5cm"/>
          <draw:glue-point draw:id="6" svg:x="5cm" svg:y="0cm"/>
          <draw:glue-point draw:id="7" svg:x="-5cm" svg:y="0cm"/>
          <text:p text:style-name="P90"><text:span text:style-name="T38">DISE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7" draw:id="id187" draw:layer="layout" svg:width="2.81cm" svg:height="0.82cm" svg:x="14.974cm" svg:y="11.993cm">
          <draw:glue-point draw:id="4" svg:x="0cm" svg:y="-5cm"/>
          <draw:glue-point draw:id="5" svg:x="0cm" svg:y="5cm"/>
          <draw:glue-point draw:id="6" svg:x="5cm" svg:y="0cm"/>
          <draw:glue-point draw:id="7" svg:x="-5cm" svg:y="0cm"/>
          <draw:glue-point draw:id="8" svg:x="-4.98cm" svg:y="-2.83cm"/>
          <draw:glue-point draw:id="9" svg:x="-5.006cm" svg:y="2.72cm"/>
          <draw:glue-point draw:id="10" svg:x="4.985cm" svg:y="-2.658cm"/>
          <draw:glue-point draw:id="11" svg:x="5.003cm" svg:y="2.743cm"/>
          <text:p text:style-name="P90"><text:span text:style-name="T38">PH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1" xml:id="id186" draw:id="id186" draw:layer="layout" svg:width="2.81cm" svg:height="0.82cm" svg:x="14.974cm" svg:y="14.011cm">
          <draw:glue-point draw:id="4" svg:x="0cm" svg:y="-5cm"/>
          <draw:glue-point draw:id="5" svg:x="0cm" svg:y="5cm"/>
          <draw:glue-point draw:id="6" svg:x="5cm" svg:y="0cm"/>
          <draw:glue-point draw:id="7" svg:x="-5cm" svg:y="0cm"/>
          <text:p text:style-name="P90"><text:span text:style-name="T38">GO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30" draw:layer="layout" draw:type="line" svg:x1="16.379cm" svg:y1="10.003cm" svg:x2="16.379cm" svg:y2="8.831cm" draw:start-shape="id182" draw:start-glue-point="4" draw:end-shape="id183" draw:end-glue-point="5" svg:d="M16379 10003v-1172" svg:viewBox="0 0 1 1173">
          <text:p/>
        </draw:connector>
        <draw:connector draw:style-name="gr224" draw:text-style-name="P44" draw:layer="layout" draw:type="line" svg:x1="12.372cm" svg:y1="11.993cm" svg:x2="12.372cm" svg:y2="10.823cm" draw:start-shape="id184" draw:start-glue-point="4" draw:end-shape="id185" draw:end-glue-point="5" svg:d="M12372 11993v-1170" svg:viewBox="0 0 1 1171">
          <text:p/>
        </draw:connector>
        <draw:connector draw:style-name="gr225" draw:text-style-name="P30" draw:layer="layout" draw:type="line" svg:x1="16.379cm" svg:y1="14.011cm" svg:x2="16.379cm" svg:y2="12.813cm" draw:start-shape="id186" draw:start-glue-point="4" draw:end-shape="id187" draw:end-glue-point="5" svg:d="M16379 14011v-1198" svg:viewBox="0 0 1 1199">
          <text:p/>
        </draw:connector>
        <draw:custom-shape draw:style-name="gr223" draw:text-style-name="P95" xml:id="id185" draw:id="id185" draw:layer="layout" svg:width="2.81cm" svg:height="0.82cm" svg:x="10.967cm" svg:y="10.003cm">
          <draw:glue-point draw:id="4" svg:x="0cm" svg:y="-5cm"/>
          <draw:glue-point draw:id="5" svg:x="0cm" svg:y="5cm"/>
          <draw:glue-point draw:id="6" svg:x="5cm" svg:y="0cm"/>
          <draw:glue-point draw:id="7" svg:x="-5cm" svg:y="0cm"/>
          <draw:glue-point draw:id="8" svg:x="-2.291cm" svg:y="4.963cm"/>
          <draw:glue-point draw:id="9" svg:x="-2.352cm" svg:y="-5.036cm"/>
          <text:p text:style-name="P94"><text:span text:style-name="T39">DIAGNOSI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5" xml:id="id184" draw:id="id184" draw:layer="layout" svg:width="2.81cm" svg:height="0.82cm" svg:x="10.967cm" svg:y="11.993cm">
          <draw:glue-point draw:id="4" svg:x="0cm" svg:y="-5cm"/>
          <draw:glue-point draw:id="5" svg:x="0cm" svg:y="5cm"/>
          <draw:glue-point draw:id="6" svg:x="5cm" svg:y="0cm"/>
          <draw:glue-point draw:id="7" svg:x="-5cm" svg:y="0cm"/>
          <draw:glue-point draw:id="8" svg:x="-2.313cm" svg:y="-4.939cm"/>
          <text:p text:style-name="P94"><text:span text:style-name="T39">DIAGNOSIS PH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101" xml:id="id188" draw:id="id188" draw:layer="layout" svg:width="2.81cm" svg:height="0.82cm" svg:x="10.967cm" svg:y="14.011cm">
          <draw:glue-point draw:id="4" svg:x="0cm" svg:y="-5cm"/>
          <draw:glue-point draw:id="5" svg:x="0cm" svg:y="5cm"/>
          <draw:glue-point draw:id="6" svg:x="5cm" svg:y="0cm"/>
          <draw:glue-point draw:id="7" svg:x="-5cm" svg:y="0cm"/>
          <draw:glue-point draw:id="8" svg:x="-2.448cm" svg:y="4.829cm"/>
          <draw:glue-point draw:id="9" svg:x="-2.508cm" svg:y="-5.06cm"/>
          <draw:glue-point draw:id="10" svg:x="2.288cm" svg:y="-4.853cm"/>
          <draw:glue-point draw:id="11" svg:x="2.227cm" svg:y="5.036cm"/>
          <text:p text:style-name="P100"><text:span text:style-name="T41">ACHIEVE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5" draw:text-style-name="P44" draw:layer="layout" draw:type="line" svg:x1="13.777cm" svg:y1="10.413cm" svg:x2="14.974cm" svg:y2="10.413cm" draw:start-shape="id185" draw:start-glue-point="6" draw:end-shape="id182" draw:end-glue-point="7" svg:d="M13777 10413h1197" svg:viewBox="0 0 1198 1">
          <text:p/>
        </draw:connector>
        <draw:connector draw:style-name="gr224" draw:text-style-name="P44" draw:layer="layout" draw:type="line" svg:x1="12.372cm" svg:y1="14.011cm" svg:x2="12.372cm" svg:y2="12.813cm" draw:start-shape="id188" draw:start-glue-point="4" draw:end-shape="id184" draw:end-glue-point="5" svg:d="M12372 14011v-1198" svg:viewBox="0 0 1 1199">
          <text:p/>
        </draw:connector>
        <draw:connector draw:style-name="gr225" draw:text-style-name="P44" draw:layer="layout" draw:type="line" svg:x1="13.777cm" svg:y1="12.403cm" svg:x2="14.974cm" svg:y2="12.403cm" draw:start-shape="id184" draw:start-glue-point="6" draw:end-shape="id187" draw:end-glue-point="7" svg:d="M13777 12403h1197" svg:viewBox="0 0 1198 1">
          <text:p/>
        </draw:connector>
        <draw:connector draw:style-name="gr225" draw:text-style-name="P30" draw:layer="layout" draw:type="line" svg:x1="13.777cm" svg:y1="14.421cm" svg:x2="14.974cm" svg:y2="14.421cm" draw:start-shape="id188" draw:start-glue-point="6" draw:end-shape="id186" draw:end-glue-point="7" svg:d="M13777 14421h1197" svg:viewBox="0 0 1198 1">
          <text:p/>
        </draw:connector>
        <draw:connector draw:style-name="gr42" draw:text-style-name="P30" draw:layer="layout" draw:type="line" svg:x1="16.379cm" svg:y1="11.993cm" svg:x2="16.379cm" svg:y2="10.823cm" draw:start-shape="id187" draw:start-glue-point="4" draw:end-shape="id182" draw:end-glue-point="5" svg:d="M16379 11993v-1170" svg:viewBox="0 0 1 1171">
          <text:p/>
        </draw:connector>
        <draw:custom-shape draw:style-name="gr223" draw:text-style-name="P95" xml:id="id190" draw:id="id190" draw:layer="layout" svg:width="2.81cm" svg:height="0.82cm" svg:x="18.443cm" svg:y="10.705cm">
          <draw:glue-point draw:id="4" svg:x="0cm" svg:y="-5cm"/>
          <draw:glue-point draw:id="5" svg:x="0cm" svg:y="5cm"/>
          <draw:glue-point draw:id="6" svg:x="5cm" svg:y="0cm"/>
          <draw:glue-point draw:id="7" svg:x="-5cm" svg:y="0cm"/>
          <text:p text:style-name="P94"><text:span text:style-name="T39">PHASE</text:span><text:span text:style-name="T39"><text:line-break/></text:span><text:span text:style-name="T39">RE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95" xml:id="id189" draw:id="id189" draw:layer="layout" svg:width="2.81cm" svg:height="0.82cm" svg:x="18.763cm" svg:y="13.37cm">
          <draw:glue-point draw:id="4" svg:x="0cm" svg:y="-5cm"/>
          <draw:glue-point draw:id="5" svg:x="0cm" svg:y="5cm"/>
          <draw:glue-point draw:id="6" svg:x="5cm" svg:y="0cm"/>
          <draw:glue-point draw:id="7" svg:x="-5cm" svg:y="0cm"/>
          <text:p text:style-name="P94"><text:span text:style-name="T39">PHASE</text:span><text:span text:style-name="T39"><text:line-break/></text:span><text:span text:style-name="T39">TRACK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6" draw:text-style-name="P12" draw:layer="layout" svg:x1="20.168cm" svg:y1="13.37cm" svg:x2="17.784cm" svg:y2="12.627cm" draw:start-shape="id189" draw:start-glue-point="4" draw:end-shape="id187" draw:end-glue-point="11" svg:d="M20168 13370v-743h-2384" svg:viewBox="0 0 2385 744">
          <text:p/>
        </draw:connector>
        <draw:connector draw:style-name="gr226" draw:text-style-name="P12" draw:layer="layout" svg:x1="19.848cm" svg:y1="11.525cm" svg:x2="17.779cm" svg:y2="12.186cm" draw:start-shape="id190" draw:start-glue-point="5" draw:end-shape="id187" draw:end-glue-point="10" svg:d="M19848 11525v661h-2069" svg:viewBox="0 0 2070 662">
          <text:p/>
        </draw:connector>
        <draw:custom-shape draw:style-name="gr227" draw:text-style-name="P103" xml:id="id178" draw:id="id178" draw:layer="layout" svg:width="2.81cm" svg:height="0.82cm" svg:x="1cm" svg:y="11.034cm">
          <draw:glue-point draw:id="4" svg:x="0cm" svg:y="-5cm"/>
          <draw:glue-point draw:id="5" svg:x="0cm" svg:y="5cm"/>
          <draw:glue-point draw:id="6" svg:x="5cm" svg:y="0cm"/>
          <draw:glue-point draw:id="7" svg:x="-5cm" svg:y="0cm"/>
          <text:p text:style-name="P102"><text:span text:style-name="T42">U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8" draw:text-style-name="P60" draw:layer="layout" draw:line-skew="-0.291cm" svg:x1="1cm" svg:y1="11.444cm" svg:x2="1cm" svg:y2="16.202cm" draw:start-shape="id178" draw:start-glue-point="7" draw:end-shape="id176" draw:end-glue-point="7" svg:d="M1000 11444h-811v4758h811" svg:viewBox="0 0 812 4759">
          <text:p/>
        </draw:connector>
        <draw:connector draw:style-name="gr216" draw:text-style-name="P53" draw:layer="layout" svg:x1="11.729cm" svg:y1="10.819cm" svg:x2="7.072cm" svg:y2="11.709cm" draw:start-shape="id185" draw:start-glue-point="8" draw:end-shape="id179" draw:end-glue-point="9" svg:d="M11729 10819v890h-4657" svg:viewBox="0 0 4658 891">
          <text:p/>
        </draw:connector>
        <draw:connector draw:style-name="gr216" draw:text-style-name="P53" draw:layer="layout" svg:x1="11.712cm" svg:y1="10.003cm" svg:x2="7.072cm" svg:y2="9.199cm" draw:start-shape="id185" draw:start-glue-point="9" draw:end-shape="id180" draw:end-glue-point="9" svg:d="M11712 10003v-804h-4640" svg:viewBox="0 0 4641 805">
          <text:p/>
        </draw:connector>
        <draw:connector draw:style-name="gr229" draw:text-style-name="P53" draw:layer="layout" draw:line-skew="0.24cm" svg:x1="12.997cm" svg:y1="14.831cm" svg:x2="11.685cm" svg:y2="14.816cm" draw:start-shape="id188" draw:start-glue-point="11" draw:end-shape="id188" draw:end-glue-point="8" svg:d="M12997 14831v759h-1312v-774" svg:viewBox="0 0 1313 775">
          <text:p text:style-name="P6"><text:span text:style-name="T43"><text:s/></text:span><text:span text:style-name="T43"><text:tab/></text:span></text:p>
        </draw:connector>
      </draw:page>
      <draw:page draw:name="page12" draw:style-name="dp1" draw:master-page-name="Per_20_defecte">
        <draw:custom-shape draw:style-name="gr230" draw:text-style-name="P105" draw:layer="layout" svg:width="11.95cm" svg:height="7cm" svg:x="16.75cm" svg:y="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04"><text:span text:style-name="T4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1" draw:text-style-name="P107" draw:layer="layout" svg:width="12cm" svg:height="7cm" svg:x="1cm" svg:y="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06"><text:span text:style-name="T45">App Mòb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2" draw:text-style-name="P108" draw:layer="layout" svg:width="11.75cm" svg:height="9cm" svg:x="9cm" svg:y="4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04"><text:span text:style-name="T44">Integra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5" draw:layer="layout" svg:width="3cm" svg:height="2.25cm" svg:x="1.5cm" svg:y="6.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MariaDB SQL scrip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5" draw:layer="layout" svg:width="3cm" svg:height="2.25cm" svg:x="1.501cm" svg:y="9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MariaDB SQL <text:line-break/>stat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 draw:text-style-name="P25" draw:layer="layout" svg:width="3cm" svg:height="4.75cm" svg:x="5.463cm" svg:y="6.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Dart</text:p>
          <text:p text:style-name="P24">Entity</text:p>
          <text:p text:style-name="P24">Models</text:p>
          <text:p text:style-name="P2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 draw:text-style-name="P25" draw:layer="layout" svg:width="3cm" svg:height="4.75cm" svg:x="9.425cm" svg:y="6.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Dart</text:p>
          <text:p text:style-name="P24">gRPC</text:p>
          <text:p text:style-name="P24">Generated files</text:p>
          <text:p text:style-name="P2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 draw:text-style-name="P25" draw:layer="layout" svg:width="3cm" svg:height="4.75cm" svg:x="13.35cm" svg:y="6.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gRPC</text:p>
          <text:p text:style-name="P24">Source</text:p>
          <text:p text:style-name="P24">files</text:p>
          <text:p text:style-name="P2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 draw:text-style-name="P25" draw:layer="layout" svg:width="3cm" svg:height="4.75cm" svg:x="17.329cm" svg:y="6.501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Go</text:p>
          <text:p text:style-name="P24">gRPC</text:p>
          <text:p text:style-name="P24">Generated files</text:p>
          <text:p text:style-name="P2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 draw:text-style-name="P25" draw:layer="layout" svg:width="3cm" svg:height="4.75cm" svg:x="21.308cm" svg:y="6.501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Go</text:p>
          <text:p text:style-name="P24">Entity</text:p>
          <text:p text:style-name="P24">Models</text:p>
          <text:p text:style-name="P2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5" draw:layer="layout" svg:width="3cm" svg:height="2.25cm" svg:x="25.249cm" svg:y="6.501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SQLite<text:line-break/>scrip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3" draw:text-style-name="P25" draw:layer="layout" svg:width="3cm" svg:height="2.25cm" svg:x="25.25cm" svg:y="9.001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24">SQLite<text:line-break/>stat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6" draw:text-style-name="P109" draw:layer="layout" svg:x1="4.5cm" svg:y1="7.625cm" svg:x2="5.463cm" svg:y2="7.625cm">
          <text:p/>
        </draw:line>
        <draw:line draw:style-name="gr236" draw:text-style-name="P109" draw:layer="layout" svg:x1="4.5cm" svg:y1="10.125cm" svg:x2="5.463cm" svg:y2="10.125cm">
          <text:p/>
        </draw:line>
        <draw:line draw:style-name="gr236" draw:text-style-name="P109" draw:layer="layout" svg:x1="8.463cm" svg:y1="8.875cm" svg:x2="9.426cm" svg:y2="8.875cm">
          <text:p/>
        </draw:line>
        <draw:line draw:style-name="gr237" draw:text-style-name="P109" draw:layer="layout" svg:x1="12.387cm" svg:y1="8.875cm" svg:x2="13.35cm" svg:y2="8.875cm">
          <text:p/>
        </draw:line>
        <draw:line draw:style-name="gr237" draw:text-style-name="P109" draw:layer="layout" svg:x1="16.366cm" svg:y1="8.875cm" svg:x2="17.329cm" svg:y2="8.875cm">
          <text:p/>
        </draw:line>
        <draw:line draw:style-name="gr237" draw:text-style-name="P109" draw:layer="layout" svg:x1="20.345cm" svg:y1="8.875cm" svg:x2="21.308cm" svg:y2="8.875cm">
          <text:p/>
        </draw:line>
        <draw:line draw:style-name="gr237" draw:text-style-name="P109" draw:layer="layout" svg:x1="24.308cm" svg:y1="7.625cm" svg:x2="25.271cm" svg:y2="7.625cm">
          <text:p/>
        </draw:line>
        <draw:line draw:style-name="gr237" draw:text-style-name="P109" draw:layer="layout" svg:x1="24.287cm" svg:y1="10.125cm" svg:x2="25.25cm" svg:y2="10.125cm">
          <text:p/>
        </draw:line>
      </draw:page>
      <draw:page draw:name="page13" draw:style-name="dp1" draw:master-page-name="Per_20_defecte">
        <draw:custom-shape draw:style-name="gr238" draw:text-style-name="P111" draw:layer="layout" svg:width="7.5cm" svg:height="9.25cm" draw:transform="rotate (1.5707963267949) translate (1.75cm 19cm)">
          <draw:glue-point draw:id="4" svg:x="-5cm" svg:y="0cm"/>
          <draw:glue-point draw:id="5" svg:x="5cm" svg:y="0cm"/>
          <draw:glue-point draw:id="6" svg:x="0cm" svg:y="-5cm"/>
          <draw:glue-point draw:id="7" svg:x="0cm" svg:y="5cm"/>
          <draw:glue-point draw:id="8" svg:x="-2.83cm" svg:y="4.977cm"/>
          <draw:glue-point draw:id="9" svg:x="2.72cm" svg:y="5cm"/>
          <draw:glue-point draw:id="10" svg:x="-5cm" svg:y="2.6cm"/>
          <draw:glue-point draw:id="11" svg:x="5cm" svg:y="2.6cm"/>
          <draw:glue-point draw:id="12" svg:x="-5cm" svg:y="-2.4cm"/>
          <draw:glue-point draw:id="13" svg:x="5cm" svg:y="-2.4cm"/>
          <draw:glue-point draw:id="14" svg:x="-2.89cm" svg:y="-5cm"/>
          <draw:glue-point draw:id="15" svg:x="2.74cm" svg:y="-5cm"/>
          <text:p text:style-name="P110"><text:span text:style-name="T44"><text:s text:c="10"/></text:span><text:span text:style-name="T4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13" draw:layer="layout" svg:width="7.5cm" svg:height="9.25cm" draw:transform="rotate (1.5707963267949) translate (1.75cm 9cm)">
          <draw:glue-point draw:id="4" svg:x="-5cm" svg:y="0cm"/>
          <draw:glue-point draw:id="5" svg:x="5cm" svg:y="0cm"/>
          <draw:glue-point draw:id="6" svg:x="0cm" svg:y="-5cm"/>
          <draw:glue-point draw:id="7" svg:x="0cm" svg:y="5cm"/>
          <draw:glue-point draw:id="8" svg:x="-2.83cm" svg:y="4.98cm"/>
          <draw:glue-point draw:id="9" svg:x="2.72cm" svg:y="5cm"/>
          <draw:glue-point draw:id="10" svg:x="-5cm" svg:y="2.6cm"/>
          <draw:glue-point draw:id="11" svg:x="5cm" svg:y="2.6cm"/>
          <draw:glue-point draw:id="12" svg:x="-5cm" svg:y="-2.4cm"/>
          <draw:glue-point draw:id="13" svg:x="5cm" svg:y="-2.4cm"/>
          <draw:glue-point draw:id="14" svg:x="-2.89cm" svg:y="-5cm"/>
          <draw:glue-point draw:id="15" svg:x="2.74cm" svg:y="-5cm"/>
          <text:p text:style-name="P112"><text:span text:style-name="T45">App Mòbil <text:s text:c="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108" draw:layer="layout" svg:width="7.5cm" svg:height="10.75cm" draw:transform="rotate (1.5707963267949) translate (1cm 14cm)">
          <draw:glue-point draw:id="4" svg:x="-5cm" svg:y="0cm"/>
          <draw:glue-point draw:id="5" svg:x="5cm" svg:y="0cm"/>
          <draw:glue-point draw:id="6" svg:x="0cm" svg:y="-5cm"/>
          <draw:glue-point draw:id="7" svg:x="0cm" svg:y="5cm"/>
          <draw:glue-point draw:id="8" svg:x="-2.83cm" svg:y="4.977cm"/>
          <draw:glue-point draw:id="9" svg:x="2.72cm" svg:y="5cm"/>
          <draw:glue-point draw:id="10" svg:x="-5cm" svg:y="2.6cm"/>
          <draw:glue-point draw:id="11" svg:x="5cm" svg:y="2.6cm"/>
          <draw:glue-point draw:id="12" svg:x="-5cm" svg:y="-2.4cm"/>
          <draw:glue-point draw:id="13" svg:x="5cm" svg:y="-2.4cm"/>
          <draw:glue-point draw:id="14" svg:x="-2.89cm" svg:y="-5cm"/>
          <draw:glue-point draw:id="15" svg:x="2.74cm" svg:y="-5cm"/>
          <text:p text:style-name="P104"><text:span text:style-name="T44">Integraci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15" draw:layer="layout" svg:width="3.5cm" svg:height="1.481cm" svg:x="3.03cm" svg:y="17.019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MariaDB SQL scrip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15" draw:layer="layout" svg:width="3.5cm" svg:height="1.5cm" svg:x="6.53cm" svg:y="17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MariaDB SQL <text:line-break/>stat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15" draw:layer="layout" svg:width="6.94cm" svg:height="1.5cm" draw:transform="skewX (0.0300196631343025) translate (3.075cm 4.5cm)">
          <draw:glue-point draw:id="4" svg:x="0.042cm" svg:y="-5cm"/>
          <draw:glue-point draw:id="5" svg:x="-0.042cm" svg:y="5cm"/>
          <draw:glue-point draw:id="6" svg:x="4.957cm" svg:y="0cm"/>
          <draw:glue-point draw:id="7" svg:x="-4.957cm" svg:y="0cm"/>
          <draw:glue-point draw:id="8" svg:x="-4.913cm" svg:y="-2.825cm"/>
          <draw:glue-point draw:id="9" svg:x="-4.98cm" svg:y="2.716cm"/>
          <draw:glue-point draw:id="10" svg:x="-2.535cm" svg:y="-5cm"/>
          <draw:glue-point draw:id="11" svg:x="-2.62cm" svg:y="5cm"/>
          <draw:glue-point draw:id="12" svg:x="2.422cm" svg:y="-5cm"/>
          <draw:glue-point draw:id="13" svg:x="2.336cm" svg:y="5cm"/>
          <draw:glue-point draw:id="14" svg:x="4.982cm" svg:y="-2.887cm"/>
          <draw:glue-point draw:id="15" svg:x="4.933cm" svg:y="2.737cm"/>
          <text:p text:style-name="P114">Dart Entity</text:p>
          <text:p text:style-name="P114">Mode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15" draw:layer="layout" svg:width="7.03cm" svg:height="1.5cm" svg:x="3.03cm" svg:y="7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Dart gRPC</text:p>
          <text:p text:style-name="P114">Generated fi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15" draw:layer="layout" svg:width="7.03cm" svg:height="1.5cm" svg:x="3cm" svg:y="9.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GRPC Source</text:p>
          <text:p text:style-name="P114">fi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15" draw:layer="layout" svg:width="7.03cm" svg:height="1.499cm" svg:x="3cm" svg:y="12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Go gRPC</text:p>
          <text:p text:style-name="P114">Generated fi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15" draw:layer="layout" svg:width="7.03cm" svg:height="1.5cm" svg:x="3cm" svg:y="14.5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Go Entity</text:p>
          <text:p text:style-name="P114">Mode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15" draw:layer="layout" svg:width="3.5cm" svg:height="1.481cm" svg:x="3.03cm" svg:y="2.019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SQLite<text:line-break/>scrip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15" draw:layer="layout" svg:width="3.5cm" svg:height="1.5cm" svg:x="6.53cm" svg:y="2cm">
          <draw:glue-point draw:id="4" svg:x="0cm" svg:y="-5cm"/>
          <draw:glue-point draw:id="5" svg:x="0cm" svg:y="5cm"/>
          <draw:glue-point draw:id="6" svg:x="5cm" svg:y="0cm"/>
          <draw:glue-point draw:id="7" svg:x="-5cm" svg:y="0cm"/>
          <draw:glue-point draw:id="8" svg:x="-4.98cm" svg:y="-2.83cm"/>
          <draw:glue-point draw:id="9" svg:x="-5.006cm" svg:y="2.72cm"/>
          <draw:glue-point draw:id="10" svg:x="-2.6cm" svg:y="-5cm"/>
          <draw:glue-point draw:id="11" svg:x="-2.6cm" svg:y="5cm"/>
          <draw:glue-point draw:id="12" svg:x="2.4cm" svg:y="-5cm"/>
          <draw:glue-point draw:id="13" svg:x="2.4cm" svg:y="5cm"/>
          <draw:glue-point draw:id="14" svg:x="5.05cm" svg:y="-2.89cm"/>
          <draw:glue-point draw:id="15" svg:x="5.05cm" svg:y="2.74cm"/>
          <text:p text:style-name="P114">SQLite<text:line-break/>stat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6" draw:text-style-name="P116" draw:layer="layout" svg:x1="4.78cm" svg:y1="3.5cm" svg:x2="4.78cm" svg:y2="4.5cm">
          <text:p/>
        </draw:line>
        <draw:line draw:style-name="gr236" draw:text-style-name="P116" draw:layer="layout" svg:x1="8.28cm" svg:y1="3.5cm" svg:x2="8.28cm" svg:y2="4.5cm">
          <text:p/>
        </draw:line>
        <draw:line draw:style-name="gr236" draw:text-style-name="P116" draw:layer="layout" svg:x1="6.522cm" svg:y1="6cm" svg:x2="6.522cm" svg:y2="7cm">
          <text:p/>
        </draw:line>
        <draw:line draw:style-name="gr236" draw:text-style-name="P116" draw:layer="layout" svg:x1="6.522cm" svg:y1="8.5cm" svg:x2="6.522cm" svg:y2="9.5cm">
          <text:p/>
        </draw:line>
        <draw:line draw:style-name="gr236" draw:text-style-name="P116" draw:layer="layout" svg:x1="6.522cm" svg:y1="11cm" svg:x2="6.522cm" svg:y2="12cm">
          <text:p/>
        </draw:line>
        <draw:line draw:style-name="gr236" draw:text-style-name="P116" draw:layer="layout" svg:x1="6.522cm" svg:y1="13.5cm" svg:x2="6.522cm" svg:y2="14.5cm">
          <text:p/>
        </draw:line>
        <draw:line draw:style-name="gr236" draw:text-style-name="P116" draw:layer="layout" svg:x1="4.78cm" svg:y1="16cm" svg:x2="4.78cm" svg:y2="17cm">
          <text:p/>
        </draw:line>
        <draw:line draw:style-name="gr236" draw:text-style-name="P116" draw:layer="layout" svg:x1="8.28cm" svg:y1="16cm" svg:x2="8.28cm" svg:y2="17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swiss" style:font-pitch="variable"/>
    <style:font-face style:name="Tahoma" svg:font-family="Tahoma" style:font-family-generic="system" style:font-pitch="variable"/>
    <style:font-face style:name="Tahoma1" svg:font-family="Tahoma" style:font-pitch="variable" style:font-charset="x-symbol"/>
    <style:font-face style:name="Tahoma2" svg:font-family="Tahoma" style:font-family-generic="swiss" style:font-pitch="variable"/>
    <style:font-face style:name="Tahoma3" svg:font-family="Tahoma" style:font-family-generic="system" style:font-pitch="variable" style:font-charset="x-symbol"/>
  </office:font-face-decls>
  <office:styles>
    <draw:gradient draw:name="Emplena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Emplenat_20_blau" draw:display-name="Emplena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Emplenat_20_groc" draw:display-name="Emplenat groc"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Emplenat_20_verd" draw:display-name="Emplenat ver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Emplenat_20_vermell" draw:display-name="Emplenat vermell"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oncave" svg:viewBox="0 0 1131 1580" svg:d="M1013 1491l118 89-567-1580-564 1580 114-85 136-68 148-46 161-17 161 13 153 46z"/>
    <draw:marker draw:name="Extrems_20_de_20_fletxa_20_100" draw:display-name="Extrems de fletxa 10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01" draw:display-name="Extrems de fletxa 10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02" draw:display-name="Extrems de fletxa 102" svg:viewBox="0 0 20 20" svg:d="M0 20l10-20 10 20z"/>
    <draw:marker draw:name="Extrems_20_de_20_fletxa_20_103" draw:display-name="Extrems de fletxa 103" svg:viewBox="0 0 20 20" svg:d="M0 20l10-20 10 20z"/>
    <draw:marker draw:name="Extrems_20_de_20_fletxa_20_13" draw:display-name="Extrems de fletxa 13" svg:viewBox="0 0 1131 754" svg:d="M566 0l-566 754 114-85 136-68 148-46 161-17 161 13 153 46 140 68 118 89z"/>
    <draw:marker draw:name="Extrems_20_de_20_fletxa_20_14" draw:display-name="Extrems de fletxa 14" svg:viewBox="0 0 3000 3200" svg:d="M1500 3200h1500v-200h-3000v200zM1500 3000l1500-2789v-211h-114l-1286 2392v-2392h-200v2392l-1286-2392h-114v211z"/>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1" draw:display-name="Extrems de fletxa 2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ems_20_de_20_fletxa_20_22" draw:display-name="Extrems de fletxa 22" svg:viewBox="0 0 1131 1580" svg:d="M1013 1491l118 89-567-1580-564 1580 114-85 136-68 148-46 161-17 161 13 153 46z"/>
    <draw:marker draw:name="Extrems_20_de_20_fletxa_20_25" draw:display-name="Extrems de fletxa 25" svg:viewBox="0 0 38 40" svg:d="M19 40h1v-40h-2v40zM20 40h-20v-2h20zM18 40h20v-2h-20z"/>
    <draw:marker draw:name="Extrems_20_de_20_fletxa_20_27" draw:display-name="Extrems de fletxa 2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3" draw:display-name="Extrems de fletxa 3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 draw:display-name="Extrems de fletxa 4"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48" draw:display-name="Extrems de fletxa 48" svg:viewBox="0 0 38 40" svg:d="M19 40h1v-40h-2v40zM20 40h-20v-2h20zM18 40h20v-2h-20z"/>
    <draw:marker draw:name="Extrems_20_de_20_fletxa_20_49" draw:display-name="Extrems de fletxa 4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 draw:display-name="Extrems de fletxa 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0" draw:display-name="Extrems de fletxa 5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1" draw:display-name="Extrems de fletxa 51"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2" draw:display-name="Extrems de fletxa 52"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3" draw:display-name="Extrems de fletxa 5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56" draw:display-name="Extrems de fletxa 5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57" draw:display-name="Extrems de fletxa 57" svg:viewBox="0 0 38 40" svg:d="M19 40h1v-40h-2v40zM20 40h-20v-2h20zM18 40h20v-2h-20z"/>
    <draw:marker draw:name="Extrems_20_de_20_fletxa_20_62" draw:display-name="Extrems de fletxa 6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3" draw:display-name="Extrems de fletxa 63" svg:viewBox="0 0 38 40" svg:d="M19 40h1v-40h-2v40zM20 40h-20v-2h20zM18 40h20v-2h-20z"/>
    <draw:marker draw:name="Extrems_20_de_20_fletxa_20_64" draw:display-name="Extrems de fletxa 6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65" draw:display-name="Extrems de fletxa 65" svg:viewBox="0 0 38 40" svg:d="M19 40h1v-40h-2v40zM20 40h-20v-2h20zM18 40h20v-2h-20z"/>
    <draw:marker draw:name="Extrems_20_de_20_fletxa_20_70" draw:display-name="Extrems de fletxa 7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1" draw:display-name="Extrems de fletxa 71" svg:viewBox="0 0 38 40" svg:d="M19 40h1v-40h-2v40zM20 40h-20v-2h20zM18 40h20v-2h-20z"/>
    <draw:marker draw:name="Extrems_20_de_20_fletxa_20_72" draw:display-name="Extrems de fletxa 7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3" draw:display-name="Extrems de fletxa 73" svg:viewBox="0 0 38 40" svg:d="M19 40h1v-40h-2v40zM20 40h-20v-2h20zM18 40h20v-2h-20z"/>
    <draw:marker draw:name="Extrems_20_de_20_fletxa_20_74" draw:display-name="Extrems de fletxa 74" svg:viewBox="0 0 38 40" svg:d="M19 40h1v-40h-2v40zM20 40h-20v-2h20zM18 40h20v-2h-20z"/>
    <draw:marker draw:name="Extrems_20_de_20_fletxa_20_75" draw:display-name="Extrems de fletxa 75"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6" draw:display-name="Extrems de fletxa 7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7" draw:display-name="Extrems de fletxa 7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2" draw:display-name="Extrems de fletxa 82"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3" draw:display-name="Extrems de fletxa 83" svg:viewBox="0 0 38 40" svg:d="M19 40h1v-40h-2v40zM20 40h-20v-2h20zM18 40h20v-2h-20z"/>
    <draw:marker draw:name="Extrems_20_de_20_fletxa_20_84" draw:display-name="Extrems de fletxa 8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5" draw:display-name="Extrems de fletxa 85" svg:viewBox="0 0 38 40" svg:d="M19 40h1v-40h-2v40zM20 40h-20v-2h20zM18 40h20v-2h-20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88" draw:display-name="Extrems de fletxa 8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89" draw:display-name="Extrems de fletxa 8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 draw:display-name="Extrems de fletxa 9" svg:viewBox="0 0 20 13" svg:d="M0 13l10-13 10 13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ca" fo:country="E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Emplenat"/>
    </style:style>
    <style:style style:name="Filled_20_Blue" style:display-name="Filled Blue" style:family="graphic" style:parent-style-name="Filled">
      <style:graphic-properties draw:fill-gradient-name="Emplenat_20_blau"/>
      <style:text-properties fo:color="#ffffff" loext:opacity="100%"/>
    </style:style>
    <style:style style:name="Filled_20_Green" style:display-name="Filled Green" style:family="graphic" style:parent-style-name="Filled">
      <style:graphic-properties draw:fill-gradient-name="Emplenat_20_verd"/>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Emplenat_20_vermell"/>
      <style:text-properties fo:color="#ffffff" loext:opacity="100%"/>
    </style:style>
    <style:style style:name="Filled_20_Yellow" style:display-name="Filled Yellow" style:family="graphic" style:parent-style-name="Filled">
      <style:graphic-properties draw:fill-gradient-name="Emplenat_20_groc"/>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style:font-name="Arial" fo:font-family="Arial" style:font-family-generic="swiss" style:font-pitch="variable" fo:font-size="12pt" fo:language="ca" fo:country="ES" style:letter-kerning="true" style:font-name-asian="Segoe UI1" style:font-family-asian="'Segoe UI'"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Heading_20_1" style:display-name="Heading 1" style:family="graphic">
      <style:paragraph-properties fo:margin-top="0cm" fo:margin-bottom="0.265cm" fo:text-align="justify" style:text-autospace="none"/>
      <style:text-properties style:font-name="Liberation Sans2"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Encapçalament" style:family="graphic">
      <style:paragraph-properties fo:margin-top="0.746cm" fo:margin-bottom="0.374cm" fo:text-align="justify"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265cm" fo:margin-bottom="0.265cm" fo:text-align="justify" style:text-autospace="none"/>
      <style:text-properties style:font-name="Liberation Sans2"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Heading_20_3" style:display-name="Heading 3" style:family="graphic">
      <style:paragraph-properties fo:margin-top="0.265cm" fo:margin-bottom="0cm" fo:text-align="justify" style:text-autospace="none"/>
      <style:text-properties style:font-name="Liberation Sans2"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2"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178cm" fo:margin-bottom="0.178cm" fo:text-align="justify" style:text-autospace="none"/>
      <style:text-properties style:font-name="Liberation Sans2" fo:font-family="'Liberation Sans', Arial" style:font-family-generic="swiss" style:font-pitch="variable" fo:font-size="12pt" fo:font-style="italic" fo:font-weight="bold" style:font-name-asian="Microsoft YaHei1" style:font-family-asian="'Microsoft YaHei'" style:font-pitch-asian="variable" style:font-size-asian="12pt" style:font-style-asian="italic" style:font-weight-asian="bold" style:font-name-complex="Liberation Sans2" style:font-family-complex="'Liberation Sans', Arial" style:font-family-generic-complex="swiss" style:font-pitch-complex="variable" style:font-size-complex="12pt" style:font-style-complex="italic" style:font-weight-complex="bold"/>
    </style:style>
    <style:style style:name="Pic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llaç_20_de_20_l_27_índex" style:display-name="Enllaç de l'índex"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ncapçalament_20_de_20_la_20_taula" style:display-name="Encapçalament de la taula" style:family="graphic">
      <style:paragraph-properties fo:text-align="center" style:text-autospace="none"/>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Contingut_20_de_20_la_20_taula" style:display-name="Contingut de la taula" style:family="graphic">
      <style:paragraph-properties fo:text-align="justify" style:text-autospace="non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3" style:display-name="TOC 3" style:family="graphic">
      <style:paragraph-properties fo:margin-left="1.764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Índex" style:family="graphic">
      <style:paragraph-properties fo:text-align="justify" style:text-autospace="non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Subtitle" style:family="graphic">
      <style:paragraph-properties fo:margin-top="0.187cm" fo:margin-bottom="0.374cm" fo:text-align="end" style:text-autospace="none"/>
      <style:text-properties style:font-name="Liberation Sans2" fo:font-family="'Liberation Sans', Arial" style:font-family-generic="swiss" style:font-pitch="variable" fo:font-size="18pt" style:font-name-asian="Microsoft YaHei1" style:font-family-asian="'Microsoft YaHei'" style:font-pitch-asian="variable" style:font-name-complex="Liberation Sans2" style:font-family-complex="'Liberation Sans', Arial" style:font-family-generic-complex="swiss" style:font-pitch-complex="variable" style:font-size-complex="18pt"/>
    </style:style>
    <style:style style:name="Title" style:family="graphic">
      <style:paragraph-properties fo:margin-top="0.746cm" fo:margin-bottom="0.374cm" fo:text-align="end" style:text-autospace="none"/>
      <style:text-properties style:font-name="Liberation Sans2" fo:font-family="'Liberation Sans', Arial" style:font-family-generic="swiss" style:font-pitch="variable" fo:font-size="28pt" fo:font-weight="bold" style:font-name-asian="Microsoft YaHei1" style:font-family-asian="'Microsoft YaHei'" style:font-pitch-asian="variable" style:font-name-complex="Liberation Sans2" style:font-family-complex="'Liberation Sans', Arial" style:font-family-generic-complex="swiss" style:font-pitch-complex="variable" style:font-size-complex="28pt" style:font-weight-complex="bold"/>
    </style:style>
    <style:style style:name="TOC_20_2" style:display-name="TOC 2" style:family="graphic">
      <style:paragraph-properties fo:margin-left="0.88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1" style:display-name="TOC 1" style:family="graphic">
      <style:paragraph-properties fo:margin-left="0cm" fo:margin-right="0cm" fo:text-align="justify" fo:text-indent="0cm" style:text-autospace="none" loext:tab-stop-distance="0cm">
        <style:tab-stops>
          <style:tab-stop style:position="29.98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pçalera_20_i_20_peu" style:display-name="Capçalera i peu"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er" style:family="graphic">
      <style:paragraph-properties fo:text-align="justify" style:text-autospace="none" loext:tab-stop-distance="0cm">
        <style:tab-stops>
          <style:tab-stop style:position="14.993cm" style:type="center"/>
          <style:tab-stop style:position="29.986cm"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OC_20_Heading" style:display-name="TOC Heading" style:family="graphic">
      <style:paragraph-properties fo:margin-left="0cm" fo:margin-right="0cm" fo:margin-top="0.746cm" fo:margin-bottom="0.374cm" fo:text-align="justify" fo:text-indent="0cm" style:text-autospace="none"/>
      <style:text-properties style:font-name="Liberation Sans2"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align="justify" fo:text-indent="0cm" style:text-autospace="none"/>
      <style:text-properties style:font-name="Liberation Sans2"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Caption" style:family="graphic">
      <style:paragraph-properties fo:margin-top="0.374cm" fo:margin-bottom="0.374cm" fo:text-align="justify" style:text-autospace="none"/>
      <style:text-properties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style:style>
    <style:style style:name="List" style:family="graphic">
      <style:paragraph-properties fo:margin-top="0cm" fo:margin-bottom="0.436cm" fo:line-height="115%" fo:text-align="justify"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Body_20_Text" style:display-name="Body Text" style:family="graphic">
      <style:paragraph-properties fo:margin-top="0cm" fo:margin-bottom="0.436cm" fo:line-height="115%" fo:text-align="justify" style:text-autospace="none"/>
      <style:text-properties style:font-name="Arial" fo:font-family="Arial" style:font-family-generic="swiss" style:font-pitch="variable" style:font-name-complex="Arial" style:font-family-complex="Arial" style:font-family-generic-complex="swiss" style:font-pitch-complex="variabl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13T16:34:00.657000000</meta:creation-date>
    <meta:generator>LibreOffice/7.6.6.3$Windows_X86_64 LibreOffice_project/d97b2716a9a4a2ce1391dee1765565ea469b0ae7</meta:generator>
    <dc:date>2024-09-04T18:49:23.024000000</dc:date>
    <meta:editing-duration>P2DT18H38M14S</meta:editing-duration>
    <meta:editing-cycles>175</meta:editing-cycles>
    <meta:document-statistic meta:object-count="647"/>
  </office:meta>
</office:document-meta>
</file>